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est_input">
        <table:table-row>
          <table:table-cell table:style-name="pd1" office:value-type="string" office:string-value="Instance">
            <text:p>Instance</text:p>
          </table:table-cell>
          <table:table-cell table:style-name="pd1" office:value-type="string" office:string-value="Nantes">
            <text:p>Nantes</text:p>
          </table:table-cell>
          <table:table-cell table:style-name="pd1" office:value-type="string" office:string-value="poland_warszawa_2022_bemowo.pb">
            <text:p>poland_warszawa_2022_bemowo.pb</text:p>
          </table:table-cell>
          <table:table-cell table:style-name="pd1" office:value-type="string" office:string-value="poland_warszawa_2022_mokotow.pb">
            <text:p>poland_warszawa_2022_mokotow.pb</text:p>
          </table:table-cell>
          <table:table-cell table:style-name="pd1" office:value-type="string" office:string-value="poland_warszawa_2022_wilanow.pb">
            <text:p>poland_warszawa_2022_wilanow.pb</text:p>
          </table:table-cell>
          <table:table-cell table:style-name="pd1" office:value-type="string" office:string-value="poland_warszawa_2022_ursynow.pb">
            <text:p>poland_warszawa_2022_ursynow.pb</text:p>
          </table:table-cell>
          <table:table-cell table:style-name="pd1" office:value-type="string" office:string-value="poland_warszawa_2022_praga-poludnie.pb">
            <text:p>poland_warszawa_2022_praga-poludnie.pb</text:p>
          </table:table-cell>
          <table:table-cell table:style-name="pd1" office:value-type="string" office:string-value="poland_warszawa_2022_bielany.pb">
            <text:p>poland_warszawa_2022_bielany.pb</text:p>
          </table:table-cell>
          <table:table-cell table:style-name="pd1" office:value-type="string" office:string-value="poland_warszawa_2022_zoliborz.pb">
            <text:p>poland_warszawa_2022_zoliborz.pb</text:p>
          </table:table-cell>
          <table:table-cell table:style-name="pd1" office:value-type="string" office:string-value="poland_warszawa_2022_bialoleka.pb">
            <text:p>poland_warszawa_2022_bialoleka.pb</text:p>
          </table:table-cell>
          <table:table-cell table:style-name="pd1" office:value-type="string" office:string-value="poland_warszawa_2022_ochota.pb">
            <text:p>poland_warszawa_2022_ochota.pb</text:p>
          </table:table-cell>
          <table:table-cell table:style-name="pd1" office:value-type="string" office:string-value="poland_warszawa_2022_rembertow.pb">
            <text:p>poland_warszawa_2022_rembertow.pb</text:p>
          </table:table-cell>
          <table:table-cell table:style-name="pd1" office:value-type="string" office:string-value="poland_warszawa_2022_ursus.pb">
            <text:p>poland_warszawa_2022_ursus.pb</text:p>
          </table:table-cell>
          <table:table-cell table:style-name="pd1" office:value-type="string" office:string-value="poland_warszawa_2022_wola.pb">
            <text:p>poland_warszawa_2022_wola.pb</text:p>
          </table:table-cell>
          <table:table-cell table:style-name="pd1" office:value-type="string" office:string-value="poland_warszawa_2022_.pb">
            <text:p>poland_warszawa_2022_.pb</text:p>
          </table:table-cell>
          <table:table-cell table:style-name="pd1" office:value-type="string" office:string-value="poland_warszawa_2022_srodmiescie.pb">
            <text:p>poland_warszawa_2022_srodmiescie.pb</text:p>
          </table:table-cell>
          <table:table-cell table:style-name="pd1" office:value-type="string" office:string-value="poland_warszawa_2022_wawer.pb">
            <text:p>poland_warszawa_2022_wawer.pb</text:p>
          </table:table-cell>
          <table:table-cell table:style-name="pd1" office:value-type="string" office:string-value="poland_warszawa_2022_targowek.pb">
            <text:p>poland_warszawa_2022_targowek.pb</text:p>
          </table:table-cell>
          <table:table-cell table:style-name="pd1" office:value-type="string" office:string-value="poland_warszawa_2022_wlochy.pb">
            <text:p>poland_warszawa_2022_wlochy.pb</text:p>
          </table:table-cell>
          <table:table-cell table:style-name="pd1" office:value-type="string" office:string-value="poland_warszawa_2022_wesola.pb">
            <text:p>poland_warszawa_2022_wesola.pb</text:p>
          </table:table-cell>
          <table:table-cell table:style-name="pd1" office:value-type="string" office:string-value="poland_warszawa_2022_praga-polnoc.pb">
            <text:p>poland_warszawa_2022_praga-polnoc.pb</text:p>
          </table:table-cell>
          <table:table-cell table:style-name="pd1" office:value-type="string" office:string-value="poland_warszawa_2023_bielany.pb">
            <text:p>poland_warszawa_2023_bielany.pb</text:p>
          </table:table-cell>
          <table:table-cell table:style-name="pd1" office:value-type="string" office:string-value="poland_warszawa_2023_rembertow.pb">
            <text:p>poland_warszawa_2023_rembertow.pb</text:p>
          </table:table-cell>
          <table:table-cell table:style-name="pd1" office:value-type="string" office:string-value="poland_warszawa_2023_praga-polnoc.pb">
            <text:p>poland_warszawa_2023_praga-polnoc.pb</text:p>
          </table:table-cell>
          <table:table-cell table:style-name="pd1" office:value-type="string" office:string-value="poland_warszawa_2023_bialoleka.pb">
            <text:p>poland_warszawa_2023_bialoleka.pb</text:p>
          </table:table-cell>
          <table:table-cell table:style-name="pd1" office:value-type="string" office:string-value="poland_warszawa_2023_wlochy.pb">
            <text:p>poland_warszawa_2023_wlochy.pb</text:p>
          </table:table-cell>
          <table:table-cell table:style-name="pd1" office:value-type="string" office:string-value="poland_warszawa_2023_bemowo.pb">
            <text:p>poland_warszawa_2023_bemowo.pb</text:p>
          </table:table-cell>
          <table:table-cell table:style-name="pd1" office:value-type="string" office:string-value="poland_warszawa_2023_wola.pb">
            <text:p>poland_warszawa_2023_wola.pb</text:p>
          </table:table-cell>
          <table:table-cell table:style-name="pd1" office:value-type="string" office:string-value="poland_warszawa_2023_zoliborz.pb">
            <text:p>poland_warszawa_2023_zoliborz.pb</text:p>
          </table:table-cell>
          <table:table-cell table:style-name="pd1" office:value-type="string" office:string-value="poland_warszawa_2023_.pb">
            <text:p>poland_warszawa_2023_.pb</text:p>
          </table:table-cell>
          <table:table-cell table:style-name="pd1" office:value-type="string" office:string-value="poland_warszawa_2023_wilanow.pb">
            <text:p>poland_warszawa_2023_wilanow.pb</text:p>
          </table:table-cell>
          <table:table-cell table:style-name="pd1" office:value-type="string" office:string-value="poland_warszawa_2023_ursus.pb">
            <text:p>poland_warszawa_2023_ursus.pb</text:p>
          </table:table-cell>
          <table:table-cell table:style-name="pd1" office:value-type="string" office:string-value="poland_warszawa_2023_praga-poludnie.pb">
            <text:p>poland_warszawa_2023_praga-poludnie.pb</text:p>
          </table:table-cell>
          <table:table-cell table:style-name="pd1" office:value-type="string" office:string-value="poland_warszawa_2023_wesola.pb">
            <text:p>poland_warszawa_2023_wesola.pb</text:p>
          </table:table-cell>
          <table:table-cell table:style-name="pd1" office:value-type="string" office:string-value="poland_warszawa_2023_ursynow.pb">
            <text:p>poland_warszawa_2023_ursynow.pb</text:p>
          </table:table-cell>
          <table:table-cell table:style-name="pd1" office:value-type="string" office:string-value="poland_warszawa_2023_targowek.pb">
            <text:p>poland_warszawa_2023_targowek.pb</text:p>
          </table:table-cell>
          <table:table-cell table:style-name="pd1" office:value-type="string" office:string-value="poland_warszawa_2023_srodmiescie.pb">
            <text:p>poland_warszawa_2023_srodmiescie.pb</text:p>
          </table:table-cell>
          <table:table-cell table:style-name="pd1" office:value-type="string" office:string-value="poland_warszawa_2023_wawer.pb">
            <text:p>poland_warszawa_2023_wawer.pb</text:p>
          </table:table-cell>
          <table:table-cell table:style-name="pd1" office:value-type="string" office:string-value="poland_warszawa_2023_mokotow.pb">
            <text:p>poland_warszawa_2023_mokotow.pb</text:p>
          </table:table-cell>
          <table:table-cell table:style-name="pd1" office:value-type="string" office:string-value="poland_warszawa_2023_ochota.pb">
            <text:p>poland_warszawa_2023_ochota.pb</text:p>
          </table:table-cell>
          <table:table-cell table:style-name="pd1" office:value-type="string" office:string-value="poland_warszawa_2019_praga-polnoc.pb">
            <text:p>poland_warszawa_2019_praga-polnoc.pb</text:p>
          </table:table-cell>
          <table:table-cell table:style-name="pd1" office:value-type="string" office:string-value="poland_warszawa_2019_marysin-wawerski-poludniowy.pb">
            <text:p>poland_warszawa_2019_marysin-wawerski-poludniowy.pb</text:p>
          </table:table-cell>
          <table:table-cell table:style-name="pd1" office:value-type="string" office:string-value="poland_warszawa_2019_przywisle.pb">
            <text:p>poland_warszawa_2019_przywisle.pb</text:p>
          </table:table-cell>
          <table:table-cell table:style-name="pd1" office:value-type="string" office:string-value="poland_warszawa_2019_ursynow.pb">
            <text:p>poland_warszawa_2019_ursynow.pb</text:p>
          </table:table-cell>
          <table:table-cell table:style-name="pd1" office:value-type="string" office:string-value="poland_warszawa_2019_obszar-1-zoliborz-centralny.pb">
            <text:p>poland_warszawa_2019_obszar-1-zoliborz-centralny.pb</text:p>
          </table:table-cell>
          <table:table-cell table:style-name="pd1" office:value-type="string" office:string-value="poland_warszawa_2019_stary-mokotow.pb">
            <text:p>poland_warszawa_2019_stary-mokotow.pb</text:p>
          </table:table-cell>
          <table:table-cell table:style-name="pd1" office:value-type="string" office:string-value="poland_warszawa_2019_rembertow.pb">
            <text:p>poland_warszawa_2019_rembertow.pb</text:p>
          </table:table-cell>
          <table:table-cell table:style-name="pd1" office:value-type="string" office:string-value="poland_warszawa_2019_srodmiescie.pb">
            <text:p>poland_warszawa_2019_srodmiescie.pb</text:p>
          </table:table-cell>
          <table:table-cell table:style-name="pd1" office:value-type="string" office:string-value="poland_warszawa_2019_targowek-fabryczny-elsnerow-i-utrata.pb">
            <text:p>poland_warszawa_2019_targowek-fabryczny-elsnerow-i-utrata.pb</text:p>
          </table:table-cell>
          <table:table-cell table:style-name="pd1" office:value-type="string" office:string-value="poland_warszawa_2019_stara-ochota.pb">
            <text:p>poland_warszawa_2019_stara-ochota.pb</text:p>
          </table:table-cell>
          <table:table-cell table:style-name="pd1" office:value-type="string" office:string-value="poland_warszawa_2019_zielony-ursynow.pb">
            <text:p>poland_warszawa_2019_zielony-ursynow.pb</text:p>
          </table:table-cell>
          <table:table-cell table:style-name="pd1" office:value-type="string" office:string-value="poland_warszawa_2019_radiowo-wolka-weglowa-placowka-huta.pb">
            <text:p>poland_warszawa_2019_radiowo-wolka-weglowa-placowka-huta.pb</text:p>
          </table:table-cell>
          <table:table-cell table:style-name="pd1" office:value-type="string" office:string-value="poland_warszawa_2019_obszar-1-tarchomin-nowodwory-kepa-tarchominska.pb">
            <text:p>poland_warszawa_2019_obszar-1-tarchomin-nowodwory-kepa-tarchominska.pb</text:p>
          </table:table-cell>
          <table:table-cell table:style-name="pd1" office:value-type="string" office:string-value="poland_warszawa_2019_kamionek.pb">
            <text:p>poland_warszawa_2019_kamionek.pb</text:p>
          </table:table-cell>
          <table:table-cell table:style-name="pd1" office:value-type="string" office:string-value="poland_warszawa_2019_miedzylesie.pb">
            <text:p>poland_warszawa_2019_miedzylesie.pb</text:p>
          </table:table-cell>
          <table:table-cell table:style-name="pd1" office:value-type="string" office:string-value="poland_warszawa_2019_muranow.pb">
            <text:p>poland_warszawa_2019_muranow.pb</text:p>
          </table:table-cell>
          <table:table-cell table:style-name="pd1" office:value-type="string" office:string-value="poland_warszawa_2019_ursus-polnocny.pb">
            <text:p>poland_warszawa_2019_ursus-polnocny.pb</text:p>
          </table:table-cell>
          <table:table-cell table:style-name="pd1" office:value-type="string" office:string-value="poland_warszawa_2019_sluzew.pb">
            <text:p>poland_warszawa_2019_sluzew.pb</text:p>
          </table:table-cell>
          <table:table-cell table:style-name="pd1" office:value-type="string" office:string-value="poland_warszawa_2019_piaski.pb">
            <text:p>poland_warszawa_2019_piaski.pb</text:p>
          </table:table-cell>
          <table:table-cell table:style-name="pd1" office:value-type="string" office:string-value="poland_warszawa_2019_wierzbno-wygledow.pb">
            <text:p>poland_warszawa_2019_wierzbno-wygledow.pb</text:p>
          </table:table-cell>
          <table:table-cell table:style-name="pd1" office:value-type="string" office:string-value="poland_warszawa_2019_grochow-poludniowy.pb">
            <text:p>poland_warszawa_2019_grochow-poludniowy.pb</text:p>
          </table:table-cell>
          <table:table-cell table:style-name="pd1" office:value-type="string" office:string-value="poland_warszawa_2019_aleksandrow.pb">
            <text:p>poland_warszawa_2019_aleksandrow.pb</text:p>
          </table:table-cell>
          <table:table-cell table:style-name="pd1" office:value-type="string" office:string-value="poland_warszawa_2019_przyczolek-grochowski.pb">
            <text:p>poland_warszawa_2019_przyczolek-grochowski.pb</text:p>
          </table:table-cell>
          <table:table-cell table:style-name="pd1" office:value-type="string" office:string-value="poland_warszawa_2019_obszar-3-kobialka-augustow-brzeziny-grodzisk-lewandow.pb">
            <text:p>poland_warszawa_2019_obszar-3-kobialka-augustow-brzeziny-grodzisk-lewandow.pb</text:p>
          </table:table-cell>
          <table:table-cell table:style-name="pd1" office:value-type="string" office:string-value="poland_warszawa_2019_saska-kepa.pb">
            <text:p>poland_warszawa_2019_saska-kepa.pb</text:p>
          </table:table-cell>
          <table:table-cell table:style-name="pd1" office:value-type="string" office:string-value="poland_warszawa_2019_chomiczowka.pb">
            <text:p>poland_warszawa_2019_chomiczowka.pb</text:p>
          </table:table-cell>
          <table:table-cell table:style-name="pd1" office:value-type="string" office:string-value="poland_warszawa_2019_zerzen.pb">
            <text:p>poland_warszawa_2019_zerzen.pb</text:p>
          </table:table-cell>
          <table:table-cell table:style-name="pd1" office:value-type="string" office:string-value="poland_warszawa_2019_grochow-polnocny.pb">
            <text:p>poland_warszawa_2019_grochow-polnocny.pb</text:p>
          </table:table-cell>
          <table:table-cell table:style-name="pd1" office:value-type="string" office:string-value="poland_warszawa_2019_miasto-ogrod-sadyba.pb">
            <text:p>poland_warszawa_2019_miasto-ogrod-sadyba.pb</text:p>
          </table:table-cell>
          <table:table-cell table:style-name="pd1" office:value-type="string" office:string-value="poland_warszawa_2019_miedzeszyn.pb">
            <text:p>poland_warszawa_2019_miedzeszyn.pb</text:p>
          </table:table-cell>
          <table:table-cell table:style-name="pd1" office:value-type="string" office:string-value="poland_warszawa_2019_obszar-ii-stara-praga-ze-szmulowizna-z-michalowem.pb">
            <text:p>poland_warszawa_2019_obszar-ii-stara-praga-ze-szmulowizna-z-michalowem.pb</text:p>
          </table:table-cell>
          <table:table-cell table:style-name="pd1" office:value-type="string" office:string-value="poland_warszawa_2019_wola.pb">
            <text:p>poland_warszawa_2019_wola.pb</text:p>
          </table:table-cell>
          <table:table-cell table:style-name="pd1" office:value-type="string" office:string-value="poland_warszawa_2019_boernerowo-fort-radiowo-gorce-groty.pb">
            <text:p>poland_warszawa_2019_boernerowo-fort-radiowo-gorce-groty.pb</text:p>
          </table:table-cell>
          <table:table-cell table:style-name="pd1" office:value-type="string" office:string-value="poland_warszawa_2019_brodno.pb">
            <text:p>poland_warszawa_2019_brodno.pb</text:p>
          </table:table-cell>
          <table:table-cell table:style-name="pd1" office:value-type="string" office:string-value="poland_warszawa_2019_subunit-wlochy.pb">
            <text:p>poland_warszawa_2019_subunit-wlochy.pb</text:p>
          </table:table-cell>
          <table:table-cell table:style-name="pd1" office:value-type="string" office:string-value="poland_warszawa_2019_obszar-4-piekielko-zeran-annopol.pb">
            <text:p>poland_warszawa_2019_obszar-4-piekielko-zeran-annopol.pb</text:p>
          </table:table-cell>
          <table:table-cell table:style-name="pd1" office:value-type="string" office:string-value="poland_warszawa_2019_obszar-3-marymont-potok-zoliborz-dziennikarski.pb">
            <text:p>poland_warszawa_2019_obszar-3-marymont-potok-zoliborz-dziennikarski.pb</text:p>
          </table:table-cell>
          <table:table-cell table:style-name="pd1" office:value-type="string" office:string-value="poland_warszawa_2019_bemowo.pb">
            <text:p>poland_warszawa_2019_bemowo.pb</text:p>
          </table:table-cell>
          <table:table-cell table:style-name="pd1" office:value-type="string" office:string-value="poland_warszawa_2019_srodmiescie-poludniowe.pb">
            <text:p>poland_warszawa_2019_srodmiescie-poludniowe.pb</text:p>
          </table:table-cell>
          <table:table-cell table:style-name="pd1" office:value-type="string" office:string-value="poland_warszawa_2019_chrzanow-jelonki-poludniowe-jelonki-polnocne.pb">
            <text:p>poland_warszawa_2019_chrzanow-jelonki-poludniowe-jelonki-polnocne.pb</text:p>
          </table:table-cell>
          <table:table-cell table:style-name="pd1" office:value-type="string" office:string-value="poland_warszawa_2019_zacisze.pb">
            <text:p>poland_warszawa_2019_zacisze.pb</text:p>
          </table:table-cell>
          <table:table-cell table:style-name="pd1" office:value-type="string" office:string-value="poland_warszawa_2019_ursynow-poludniowy.pb">
            <text:p>poland_warszawa_2019_ursynow-poludniowy.pb</text:p>
          </table:table-cell>
          <table:table-cell table:style-name="pd1" office:value-type="string" office:string-value="poland_warszawa_2019_stare-bielany.pb">
            <text:p>poland_warszawa_2019_stare-bielany.pb</text:p>
          </table:table-cell>
          <table:table-cell table:style-name="pd1" office:value-type="string" office:string-value="poland_warszawa_2019_radosc.pb">
            <text:p>poland_warszawa_2019_radosc.pb</text:p>
          </table:table-cell>
          <table:table-cell table:style-name="pd1" office:value-type="string" office:string-value="poland_warszawa_2019_brodno-podgrodzie.pb">
            <text:p>poland_warszawa_2019_brodno-podgrodzie.pb</text:p>
          </table:table-cell>
          <table:table-cell table:style-name="pd1" office:value-type="string" office:string-value="poland_warszawa_2019_sielce.pb">
            <text:p>poland_warszawa_2019_sielce.pb</text:p>
          </table:table-cell>
          <table:table-cell table:style-name="pd1" office:value-type="string" office:string-value="poland_warszawa_2019_wawrzyszew.pb">
            <text:p>poland_warszawa_2019_wawrzyszew.pb</text:p>
          </table:table-cell>
          <table:table-cell table:style-name="pd1" office:value-type="string" office:string-value="poland_warszawa_2019_praga-poludnie.pb">
            <text:p>poland_warszawa_2019_praga-poludnie.pb</text:p>
          </table:table-cell>
          <table:table-cell table:style-name="pd1" office:value-type="string" office:string-value="poland_warszawa_2019_targowek.pb">
            <text:p>poland_warszawa_2019_targowek.pb</text:p>
          </table:table-cell>
          <table:table-cell table:style-name="pd1" office:value-type="string" office:string-value="poland_warszawa_2019_sluzewiec.pb">
            <text:p>poland_warszawa_2019_sluzewiec.pb</text:p>
          </table:table-cell>
          <table:table-cell table:style-name="pd1" office:value-type="string" office:string-value="poland_warszawa_2019_rejon-poludniowy.pb">
            <text:p>poland_warszawa_2019_rejon-poludniowy.pb</text:p>
          </table:table-cell>
          <table:table-cell table:style-name="pd1" office:value-type="string" office:string-value="poland_warszawa_2019_rejon-polnocno-wschodni.pb">
            <text:p>poland_warszawa_2019_rejon-polnocno-wschodni.pb</text:p>
          </table:table-cell>
          <table:table-cell table:style-name="pd1" office:value-type="string" office:string-value="poland_warszawa_2019_sadyba-stegny.pb">
            <text:p>poland_warszawa_2019_sadyba-stegny.pb</text:p>
          </table:table-cell>
          <table:table-cell table:style-name="pd1" office:value-type="string" office:string-value="poland_warszawa_2019_obszar-ii-wilanow-niski-wschodni-zawady-powsinek-kepa-zawadowska.pb">
            <text:p>poland_warszawa_2019_obszar-ii-wilanow-niski-wschodni-zawady-powsinek-kepa-zawadowska.pb</text:p>
          </table:table-cell>
          <table:table-cell table:style-name="pd1" office:value-type="string" office:string-value="poland_warszawa_2019_szczesliwice.pb">
            <text:p>poland_warszawa_2019_szczesliwice.pb</text:p>
          </table:table-cell>
          <table:table-cell table:style-name="pd1" office:value-type="string" office:string-value="poland_warszawa_2019_obszar-2-sady-zoliborskie-zatrasie-rudawka.pb">
            <text:p>poland_warszawa_2019_obszar-2-sady-zoliborskie-zatrasie-rudawka.pb</text:p>
          </table:table-cell>
          <table:table-cell table:style-name="pd1" office:value-type="string" office:string-value="poland_warszawa_2019_ochota.pb">
            <text:p>poland_warszawa_2019_ochota.pb</text:p>
          </table:table-cell>
          <table:table-cell table:style-name="pd1" office:value-type="string" office:string-value="poland_warszawa_2019_ursus-poludniowy.pb">
            <text:p>poland_warszawa_2019_ursus-poludniowy.pb</text:p>
          </table:table-cell>
          <table:table-cell table:style-name="pd1" office:value-type="string" office:string-value="poland_warszawa_2019_bemowo-lotnisko-fort-bema.pb">
            <text:p>poland_warszawa_2019_bemowo-lotnisko-fort-bema.pb</text:p>
          </table:table-cell>
          <table:table-cell table:style-name="pd1" office:value-type="string" office:string-value="poland_warszawa_2019_ursynow-polnocny.pb">
            <text:p>poland_warszawa_2019_ursynow-polnocny.pb</text:p>
          </table:table-cell>
          <table:table-cell table:style-name="pd1" office:value-type="string" office:string-value="poland_warszawa_2019_nadwisle.pb">
            <text:p>poland_warszawa_2019_nadwisle.pb</text:p>
          </table:table-cell>
          <table:table-cell table:style-name="pd1" office:value-type="string" office:string-value="poland_warszawa_2019_targowek-mieszkaniowy.pb">
            <text:p>poland_warszawa_2019_targowek-mieszkaniowy.pb</text:p>
          </table:table-cell>
          <table:table-cell table:style-name="pd1" office:value-type="string" office:string-value="poland_warszawa_2019_anin.pb">
            <text:p>poland_warszawa_2019_anin.pb</text:p>
          </table:table-cell>
          <table:table-cell table:style-name="pd1" office:value-type="string" office:string-value="poland_warszawa_2019_slodowiec.pb">
            <text:p>poland_warszawa_2019_slodowiec.pb</text:p>
          </table:table-cell>
          <table:table-cell table:style-name="pd1" office:value-type="string" office:string-value="poland_warszawa_2019_stare-miasto.pb">
            <text:p>poland_warszawa_2019_stare-miasto.pb</text:p>
          </table:table-cell>
          <table:table-cell table:style-name="pd1" office:value-type="string" office:string-value="poland_warszawa_2019_obszar-iii-powsin-kepa-latoszkowa-zamosc-latoszki.pb">
            <text:p>poland_warszawa_2019_obszar-iii-powsin-kepa-latoszkowa-zamosc-latoszki.pb</text:p>
          </table:table-cell>
          <table:table-cell table:style-name="pd1" office:value-type="string" office:string-value="poland_warszawa_2019_obszar-4-zoliborz-poludniowy.pb">
            <text:p>poland_warszawa_2019_obszar-4-zoliborz-poludniowy.pb</text:p>
          </table:table-cell>
          <table:table-cell table:style-name="pd1" office:value-type="string" office:string-value="poland_warszawa_2019_siekierki-augustowka.pb">
            <text:p>poland_warszawa_2019_siekierki-augustowka.pb</text:p>
          </table:table-cell>
          <table:table-cell table:style-name="pd1" office:value-type="string" office:string-value="poland_warszawa_2019_rakowiec.pb">
            <text:p>poland_warszawa_2019_rakowiec.pb</text:p>
          </table:table-cell>
          <table:table-cell table:style-name="pd1" office:value-type="string" office:string-value="poland_warszawa_2019_subunit-wawer.pb">
            <text:p>poland_warszawa_2019_subunit-wawer.pb</text:p>
          </table:table-cell>
          <table:table-cell table:style-name="pd1" office:value-type="string" office:string-value="poland_warszawa_2019_ruda-marymont-las-bielanski.pb">
            <text:p>poland_warszawa_2019_ruda-marymont-las-bielanski.pb</text:p>
          </table:table-cell>
          <table:table-cell table:style-name="pd1" office:value-type="string" office:string-value="poland_warszawa_2019_bielany.pb">
            <text:p>poland_warszawa_2019_bielany.pb</text:p>
          </table:table-cell>
          <table:table-cell table:style-name="pd1" office:value-type="string" office:string-value="poland_warszawa_2019_obszar-5-powazki.pb">
            <text:p>poland_warszawa_2019_obszar-5-powazki.pb</text:p>
          </table:table-cell>
          <table:table-cell table:style-name="pd1" office:value-type="string" office:string-value="poland_warszawa_2019_wesola.pb">
            <text:p>poland_warszawa_2019_wesola.pb</text:p>
          </table:table-cell>
          <table:table-cell table:style-name="pd1" office:value-type="string" office:string-value="poland_warszawa_2019_las.pb">
            <text:p>poland_warszawa_2019_las.pb</text:p>
          </table:table-cell>
          <table:table-cell table:style-name="pd1" office:value-type="string" office:string-value="poland_warszawa_2019_srodmiescie-polnocne.pb">
            <text:p>poland_warszawa_2019_srodmiescie-polnocne.pb</text:p>
          </table:table-cell>
          <table:table-cell table:style-name="pd1" office:value-type="string" office:string-value="poland_warszawa_2019_rejon-polnocno-zachodni.pb">
            <text:p>poland_warszawa_2019_rejon-polnocno-zachodni.pb</text:p>
          </table:table-cell>
          <table:table-cell table:style-name="pd1" office:value-type="string" office:string-value="poland_warszawa_2019_obszar-i-nowa-praga-z-pelcowizna.pb">
            <text:p>poland_warszawa_2019_obszar-i-nowa-praga-z-pelcowizna.pb</text:p>
          </table:table-cell>
          <table:table-cell table:style-name="pd1" office:value-type="string" office:string-value="poland_warszawa_2019_obszar-i-wilanow-wysoki-wilanow-niski-zachodni.pb">
            <text:p>poland_warszawa_2019_obszar-i-wilanow-wysoki-wilanow-niski-zachodni.pb</text:p>
          </table:table-cell>
          <table:table-cell table:style-name="pd1" office:value-type="string" office:string-value="poland_warszawa_2019_wrzeciono-mlociny.pb">
            <text:p>poland_warszawa_2019_wrzeciono-mlociny.pb</text:p>
          </table:table-cell>
          <table:table-cell table:style-name="pd1" office:value-type="string" office:string-value="poland_warszawa_2019_grochow-centrum.pb">
            <text:p>poland_warszawa_2019_grochow-centrum.pb</text:p>
          </table:table-cell>
          <table:table-cell table:style-name="pd1" office:value-type="string" office:string-value="poland_warszawa_2019_okecie.pb">
            <text:p>poland_warszawa_2019_okecie.pb</text:p>
          </table:table-cell>
          <table:table-cell table:style-name="pd1" office:value-type="string" office:string-value="poland_warszawa_2019_falenica.pb">
            <text:p>poland_warszawa_2019_falenica.pb</text:p>
          </table:table-cell>
          <table:table-cell table:style-name="pd1" office:value-type="string" office:string-value="poland_warszawa_2019_grochow-kinowa.pb">
            <text:p>poland_warszawa_2019_grochow-kinowa.pb</text:p>
          </table:table-cell>
          <table:table-cell table:style-name="pd1" office:value-type="string" office:string-value="poland_warszawa_2019_wawer.pb">
            <text:p>poland_warszawa_2019_wawer.pb</text:p>
          </table:table-cell>
          <table:table-cell table:style-name="pd1" office:value-type="string" office:string-value="poland_warszawa_2019_marysin-wawerski-polnocny.pb">
            <text:p>poland_warszawa_2019_marysin-wawerski-polnocny.pb</text:p>
          </table:table-cell>
          <table:table-cell table:style-name="pd1" office:value-type="string" office:string-value="poland_warszawa_2019_goclaw.pb">
            <text:p>poland_warszawa_2019_goclaw.pb</text:p>
          </table:table-cell>
          <table:table-cell table:style-name="pd1" office:value-type="string" office:string-value="poland_warszawa_2019_sadul.pb">
            <text:p>poland_warszawa_2019_sadul.pb</text:p>
          </table:table-cell>
          <table:table-cell table:style-name="pd1" office:value-type="string" office:string-value="poland_warszawa_2019_obszar-2-choszczowka-bialoleka-dworska-dabrowka-szlachecka-henrykow-szamocin.pb">
            <text:p>poland_warszawa_2019_obszar-2-choszczowka-bialoleka-dworska-dabrowka-szlachecka-henrykow-szamocin.pb</text:p>
          </table:table-cell>
          <table:table-cell table:style-name="pd1" office:value-type="string" office:string-value="poland_warszawa_2019_obszar-iv-wilanow-zachodni-osiedle-arbuzowa.pb">
            <text:p>poland_warszawa_2019_obszar-iv-wilanow-zachodni-osiedle-arbuzowa.pb</text:p>
          </table:table-cell>
          <table:table-cell table:style-name="pd1" office:value-type="string" office:string-value="poland_warszawa_2021_bielany.pb">
            <text:p>poland_warszawa_2021_bielany.pb</text:p>
          </table:table-cell>
          <table:table-cell table:style-name="pd1" office:value-type="string" office:string-value="poland_warszawa_2017_nowe-wlochy.pb">
            <text:p>poland_warszawa_2017_nowe-wlochy.pb</text:p>
          </table:table-cell>
          <table:table-cell table:style-name="pd1" office:value-type="string" office:string-value="poland_warszawa_2017_sady-zoliborskie-zatrasie.pb">
            <text:p>poland_warszawa_2017_sady-zoliborskie-zatrasie.pb</text:p>
          </table:table-cell>
          <table:table-cell table:style-name="pd1" office:value-type="string" office:string-value="poland_warszawa_2017_anin.pb">
            <text:p>poland_warszawa_2017_anin.pb</text:p>
          </table:table-cell>
          <table:table-cell table:style-name="pd1" office:value-type="string" office:string-value="poland_warszawa_2017_rejon-e.pb">
            <text:p>poland_warszawa_2017_rejon-e.pb</text:p>
          </table:table-cell>
          <table:table-cell table:style-name="pd1" office:value-type="string" office:string-value="poland_warszawa_2017_rejon-b.pb">
            <text:p>poland_warszawa_2017_rejon-b.pb</text:p>
          </table:table-cell>
          <table:table-cell table:style-name="pd1" office:value-type="string" office:string-value="poland_warszawa_2017_aleksandrow.pb">
            <text:p>poland_warszawa_2017_aleksandrow.pb</text:p>
          </table:table-cell>
          <table:table-cell table:style-name="pd1" office:value-type="string" office:string-value="poland_warszawa_2017_ursus-polnocny.pb">
            <text:p>poland_warszawa_2017_ursus-polnocny.pb</text:p>
          </table:table-cell>
          <table:table-cell table:style-name="pd1" office:value-type="string" office:string-value="poland_warszawa_2017_srodmiescie.pb">
            <text:p>poland_warszawa_2017_srodmiescie.pb</text:p>
          </table:table-cell>
          <table:table-cell table:style-name="pd1" office:value-type="string" office:string-value="poland_warszawa_2017_grochow-kinowa.pb">
            <text:p>poland_warszawa_2017_grochow-kinowa.pb</text:p>
          </table:table-cell>
          <table:table-cell table:style-name="pd1" office:value-type="string" office:string-value="poland_warszawa_2017_nowa-praga-z-pelcowizna.pb">
            <text:p>poland_warszawa_2017_nowa-praga-z-pelcowizna.pb</text:p>
          </table:table-cell>
          <table:table-cell table:style-name="pd1" office:value-type="string" office:string-value="poland_warszawa_2017_wawer.pb">
            <text:p>poland_warszawa_2017_wawer.pb</text:p>
          </table:table-cell>
          <table:table-cell table:style-name="pd1" office:value-type="string" office:string-value="poland_warszawa_2017_grochow-poludniowy.pb">
            <text:p>poland_warszawa_2017_grochow-poludniowy.pb</text:p>
          </table:table-cell>
          <table:table-cell table:style-name="pd1" office:value-type="string" office:string-value="poland_warszawa_2017_boernerowo-fort-radiowo-groty-gorce.pb">
            <text:p>poland_warszawa_2017_boernerowo-fort-radiowo-groty-gorce.pb</text:p>
          </table:table-cell>
          <table:table-cell table:style-name="pd1" office:value-type="string" office:string-value="poland_warszawa_2017_praga-poludnie.pb">
            <text:p>poland_warszawa_2017_praga-poludnie.pb</text:p>
          </table:table-cell>
          <table:table-cell table:style-name="pd1" office:value-type="string" office:string-value="poland_warszawa_2017_wilanow-obszar-i.pb">
            <text:p>poland_warszawa_2017_wilanow-obszar-i.pb</text:p>
          </table:table-cell>
          <table:table-cell table:style-name="pd1" office:value-type="string" office:string-value="poland_warszawa_2017_wawrzyszew.pb">
            <text:p>poland_warszawa_2017_wawrzyszew.pb</text:p>
          </table:table-cell>
          <table:table-cell table:style-name="pd1" office:value-type="string" office:string-value="poland_warszawa_2017_wysokie-okecie.pb">
            <text:p>poland_warszawa_2017_wysokie-okecie.pb</text:p>
          </table:table-cell>
          <table:table-cell table:style-name="pd1" office:value-type="string" office:string-value="poland_warszawa_2017_ursynow-wysoki-polnocny.pb">
            <text:p>poland_warszawa_2017_ursynow-wysoki-polnocny.pb</text:p>
          </table:table-cell>
          <table:table-cell table:style-name="pd1" office:value-type="string" office:string-value="poland_warszawa_2017_nadwisle.pb">
            <text:p>poland_warszawa_2017_nadwisle.pb</text:p>
          </table:table-cell>
          <table:table-cell table:style-name="pd1" office:value-type="string" office:string-value="poland_warszawa_2017_rejon-a.pb">
            <text:p>poland_warszawa_2017_rejon-a.pb</text:p>
          </table:table-cell>
          <table:table-cell table:style-name="pd1" office:value-type="string" office:string-value="poland_warszawa_2017_miedzylesie.pb">
            <text:p>poland_warszawa_2017_miedzylesie.pb</text:p>
          </table:table-cell>
          <table:table-cell table:style-name="pd1" office:value-type="string" office:string-value="poland_warszawa_2017_targowek-fabryczny-elsnerow-i-utrata.pb">
            <text:p>poland_warszawa_2017_targowek-fabryczny-elsnerow-i-utrata.pb</text:p>
          </table:table-cell>
          <table:table-cell table:style-name="pd1" office:value-type="string" office:string-value="poland_warszawa_2017_choszczowka-dabrowka-szlachecka-bialoleka-dworska-henrykow-szamocin.pb">
            <text:p>poland_warszawa_2017_choszczowka-dabrowka-szlachecka-bialoleka-dworska-henrykow-szamocin.pb</text:p>
          </table:table-cell>
          <table:table-cell table:style-name="pd1" office:value-type="string" office:string-value="poland_warszawa_2017_falenica.pb">
            <text:p>poland_warszawa_2017_falenica.pb</text:p>
          </table:table-cell>
          <table:table-cell table:style-name="pd1" office:value-type="string" office:string-value="poland_warszawa_2017_stare-wlochy.pb">
            <text:p>poland_warszawa_2017_stare-wlochy.pb</text:p>
          </table:table-cell>
          <table:table-cell table:style-name="pd1" office:value-type="string" office:string-value="poland_warszawa_2017_marysin-poludniowy.pb">
            <text:p>poland_warszawa_2017_marysin-poludniowy.pb</text:p>
          </table:table-cell>
          <table:table-cell table:style-name="pd1" office:value-type="string" office:string-value="poland_warszawa_2017_subunit-wawer.pb">
            <text:p>poland_warszawa_2017_subunit-wawer.pb</text:p>
          </table:table-cell>
          <table:table-cell table:style-name="pd1" office:value-type="string" office:string-value="poland_warszawa_2017_marymont-potok-zoliborz-dziennikarski.pb">
            <text:p>poland_warszawa_2017_marymont-potok-zoliborz-dziennikarski.pb</text:p>
          </table:table-cell>
          <table:table-cell table:style-name="pd1" office:value-type="string" office:string-value="poland_warszawa_2017_ochota.pb">
            <text:p>poland_warszawa_2017_ochota.pb</text:p>
          </table:table-cell>
          <table:table-cell table:style-name="pd1" office:value-type="string" office:string-value="poland_warszawa_2017_rakowiec.pb">
            <text:p>poland_warszawa_2017_rakowiec.pb</text:p>
          </table:table-cell>
          <table:table-cell table:style-name="pd1" office:value-type="string" office:string-value="poland_warszawa_2017_zacisze.pb">
            <text:p>poland_warszawa_2017_zacisze.pb</text:p>
          </table:table-cell>
          <table:table-cell table:style-name="pd1" office:value-type="string" office:string-value="poland_warszawa_2017_bielany.pb">
            <text:p>poland_warszawa_2017_bielany.pb</text:p>
          </table:table-cell>
          <table:table-cell table:style-name="pd1" office:value-type="string" office:string-value="poland_warszawa_2017_zielona-grzybowa.pb">
            <text:p>poland_warszawa_2017_zielona-grzybowa.pb</text:p>
          </table:table-cell>
          <table:table-cell table:style-name="pd1" office:value-type="string" office:string-value="poland_warszawa_2017_kobialka-augustow-brzeziny-grodzisk-lewandow-annopol-zeran.pb">
            <text:p>poland_warszawa_2017_kobialka-augustow-brzeziny-grodzisk-lewandow-annopol-zeran.pb</text:p>
          </table:table-cell>
          <table:table-cell table:style-name="pd1" office:value-type="string" office:string-value="poland_warszawa_2017_grochow-centrum.pb">
            <text:p>poland_warszawa_2017_grochow-centrum.pb</text:p>
          </table:table-cell>
          <table:table-cell table:style-name="pd1" office:value-type="string" office:string-value="poland_warszawa_2017_mlynow.pb">
            <text:p>poland_warszawa_2017_mlynow.pb</text:p>
          </table:table-cell>
          <table:table-cell table:style-name="pd1" office:value-type="string" office:string-value="poland_warszawa_2017_bemowo.pb">
            <text:p>poland_warszawa_2017_bemowo.pb</text:p>
          </table:table-cell>
          <table:table-cell table:style-name="pd1" office:value-type="string" office:string-value="poland_warszawa_2017_praga-polnoc.pb">
            <text:p>poland_warszawa_2017_praga-polnoc.pb</text:p>
          </table:table-cell>
          <table:table-cell table:style-name="pd1" office:value-type="string" office:string-value="poland_warszawa_2017_stara-ochota.pb">
            <text:p>poland_warszawa_2017_stara-ochota.pb</text:p>
          </table:table-cell>
          <table:table-cell table:style-name="pd1" office:value-type="string" office:string-value="poland_warszawa_2017_wrzeciono-mlociny.pb">
            <text:p>poland_warszawa_2017_wrzeciono-mlociny.pb</text:p>
          </table:table-cell>
          <table:table-cell table:style-name="pd1" office:value-type="string" office:string-value="poland_warszawa_2017_las.pb">
            <text:p>poland_warszawa_2017_las.pb</text:p>
          </table:table-cell>
          <table:table-cell table:style-name="pd1" office:value-type="string" office:string-value="poland_warszawa_2017_kolo.pb">
            <text:p>poland_warszawa_2017_kolo.pb</text:p>
          </table:table-cell>
          <table:table-cell table:style-name="pd1" office:value-type="string" office:string-value="poland_warszawa_2017_lotnisko-bemowo-lotnisko-fort-bema.pb">
            <text:p>poland_warszawa_2017_lotnisko-bemowo-lotnisko-fort-bema.pb</text:p>
          </table:table-cell>
          <table:table-cell table:style-name="pd1" office:value-type="string" office:string-value="poland_warszawa_2017_centrum-wola-grzybowska-groszowka.pb">
            <text:p>poland_warszawa_2017_centrum-wola-grzybowska-groszowka.pb</text:p>
          </table:table-cell>
          <table:table-cell table:style-name="pd1" office:value-type="string" office:string-value="poland_warszawa_2017_zoliborz-centralny.pb">
            <text:p>poland_warszawa_2017_zoliborz-centralny.pb</text:p>
          </table:table-cell>
          <table:table-cell table:style-name="pd1" office:value-type="string" office:string-value="poland_warszawa_2017_radosc.pb">
            <text:p>poland_warszawa_2017_radosc.pb</text:p>
          </table:table-cell>
          <table:table-cell table:style-name="pd1" office:value-type="string" office:string-value="poland_warszawa_2017_saska-kepa.pb">
            <text:p>poland_warszawa_2017_saska-kepa.pb</text:p>
          </table:table-cell>
          <table:table-cell table:style-name="pd1" office:value-type="string" office:string-value="poland_warszawa_2017_szczesliwice.pb">
            <text:p>poland_warszawa_2017_szczesliwice.pb</text:p>
          </table:table-cell>
          <table:table-cell table:style-name="pd1" office:value-type="string" office:string-value="poland_warszawa_2017_grochow-polnocny.pb">
            <text:p>poland_warszawa_2017_grochow-polnocny.pb</text:p>
          </table:table-cell>
          <table:table-cell table:style-name="pd1" office:value-type="string" office:string-value="poland_warszawa_2017_zerzen.pb">
            <text:p>poland_warszawa_2017_zerzen.pb</text:p>
          </table:table-cell>
          <table:table-cell table:style-name="pd1" office:value-type="string" office:string-value="poland_warszawa_2017_miedzeszyn.pb">
            <text:p>poland_warszawa_2017_miedzeszyn.pb</text:p>
          </table:table-cell>
          <table:table-cell table:style-name="pd1" office:value-type="string" office:string-value="poland_warszawa_2017_rejon-f.pb">
            <text:p>poland_warszawa_2017_rejon-f.pb</text:p>
          </table:table-cell>
          <table:table-cell table:style-name="pd1" office:value-type="string" office:string-value="poland_warszawa_2017_ruda-marymont-las-bielanski.pb">
            <text:p>poland_warszawa_2017_ruda-marymont-las-bielanski.pb</text:p>
          </table:table-cell>
          <table:table-cell table:style-name="pd1" office:value-type="string" office:string-value="poland_warszawa_2017_sadul.pb">
            <text:p>poland_warszawa_2017_sadul.pb</text:p>
          </table:table-cell>
          <table:table-cell table:style-name="pd1" office:value-type="string" office:string-value="poland_warszawa_2017_tarchomin-nowodwory-piekielko.pb">
            <text:p>poland_warszawa_2017_tarchomin-nowodwory-piekielko.pb</text:p>
          </table:table-cell>
          <table:table-cell table:style-name="pd1" office:value-type="string" office:string-value="poland_warszawa_2017_niskie-okecie.pb">
            <text:p>poland_warszawa_2017_niskie-okecie.pb</text:p>
          </table:table-cell>
          <table:table-cell table:style-name="pd1" office:value-type="string" office:string-value="poland_warszawa_2017_ulrychow-odolany.pb">
            <text:p>poland_warszawa_2017_ulrychow-odolany.pb</text:p>
          </table:table-cell>
          <table:table-cell table:style-name="pd1" office:value-type="string" office:string-value="poland_warszawa_2017_ursynow.pb">
            <text:p>poland_warszawa_2017_ursynow.pb</text:p>
          </table:table-cell>
          <table:table-cell table:style-name="pd1" office:value-type="string" office:string-value="poland_warszawa_2017_plac-wojska-polskiego.pb">
            <text:p>poland_warszawa_2017_plac-wojska-polskiego.pb</text:p>
          </table:table-cell>
          <table:table-cell table:style-name="pd1" office:value-type="string" office:string-value="poland_warszawa_2017_wars.pb">
            <text:p>poland_warszawa_2017_wars.pb</text:p>
          </table:table-cell>
          <table:table-cell table:style-name="pd1" office:value-type="string" office:string-value="poland_warszawa_2017_kamionek.pb">
            <text:p>poland_warszawa_2017_kamionek.pb</text:p>
          </table:table-cell>
          <table:table-cell table:style-name="pd1" office:value-type="string" office:string-value="poland_warszawa_2017_marysin-polnocny.pb">
            <text:p>poland_warszawa_2017_marysin-polnocny.pb</text:p>
          </table:table-cell>
          <table:table-cell table:style-name="pd1" office:value-type="string" office:string-value="poland_warszawa_2017_stara-praga-i-szmulowizna-z-michalowem.pb">
            <text:p>poland_warszawa_2017_stara-praga-i-szmulowizna-z-michalowem.pb</text:p>
          </table:table-cell>
          <table:table-cell table:style-name="pd1" office:value-type="string" office:string-value="poland_warszawa_2017_brodno-podgrodzie.pb">
            <text:p>poland_warszawa_2017_brodno-podgrodzie.pb</text:p>
          </table:table-cell>
          <table:table-cell table:style-name="pd1" office:value-type="string" office:string-value="poland_warszawa_2017_nowolipki-powazki.pb">
            <text:p>poland_warszawa_2017_nowolipki-powazki.pb</text:p>
          </table:table-cell>
          <table:table-cell table:style-name="pd1" office:value-type="string" office:string-value="poland_warszawa_2017_targowek-mieszkaniowy.pb">
            <text:p>poland_warszawa_2017_targowek-mieszkaniowy.pb</text:p>
          </table:table-cell>
          <table:table-cell table:style-name="pd1" office:value-type="string" office:string-value="poland_warszawa_2017_sawa.pb">
            <text:p>poland_warszawa_2017_sawa.pb</text:p>
          </table:table-cell>
          <table:table-cell table:style-name="pd1" office:value-type="string" office:string-value="poland_warszawa_2017_czyste-mirow.pb">
            <text:p>poland_warszawa_2017_czyste-mirow.pb</text:p>
          </table:table-cell>
          <table:table-cell table:style-name="pd1" office:value-type="string" office:string-value="poland_warszawa_2017_radiowo-wolka-weglowa-placowka-huta.pb">
            <text:p>poland_warszawa_2017_radiowo-wolka-weglowa-placowka-huta.pb</text:p>
          </table:table-cell>
          <table:table-cell table:style-name="pd1" office:value-type="string" office:string-value="poland_warszawa_2017_piaski.pb">
            <text:p>poland_warszawa_2017_piaski.pb</text:p>
          </table:table-cell>
          <table:table-cell table:style-name="pd1" office:value-type="string" office:string-value="poland_warszawa_2017_goclaw.pb">
            <text:p>poland_warszawa_2017_goclaw.pb</text:p>
          </table:table-cell>
          <table:table-cell table:style-name="pd1" office:value-type="string" office:string-value="poland_warszawa_2017_stara-milosna.pb">
            <text:p>poland_warszawa_2017_stara-milosna.pb</text:p>
          </table:table-cell>
          <table:table-cell table:style-name="pd1" office:value-type="string" office:string-value="poland_warszawa_2017_brodno.pb">
            <text:p>poland_warszawa_2017_brodno.pb</text:p>
          </table:table-cell>
          <table:table-cell table:style-name="pd1" office:value-type="string" office:string-value="poland_warszawa_2017_rejon-d.pb">
            <text:p>poland_warszawa_2017_rejon-d.pb</text:p>
          </table:table-cell>
          <table:table-cell table:style-name="pd1" office:value-type="string" office:string-value="poland_warszawa_2017_ursynow-wysoki-poludniowy.pb">
            <text:p>poland_warszawa_2017_ursynow-wysoki-poludniowy.pb</text:p>
          </table:table-cell>
          <table:table-cell table:style-name="pd1" office:value-type="string" office:string-value="poland_warszawa_2017_chomiczowka.pb">
            <text:p>poland_warszawa_2017_chomiczowka.pb</text:p>
          </table:table-cell>
          <table:table-cell table:style-name="pd1" office:value-type="string" office:string-value="poland_warszawa_2017_zielony-ursynow.pb">
            <text:p>poland_warszawa_2017_zielony-ursynow.pb</text:p>
          </table:table-cell>
          <table:table-cell table:style-name="pd1" office:value-type="string" office:string-value="poland_warszawa_2017_rejon-c.pb">
            <text:p>poland_warszawa_2017_rejon-c.pb</text:p>
          </table:table-cell>
          <table:table-cell table:style-name="pd1" office:value-type="string" office:string-value="poland_warszawa_2017_rembertow.pb">
            <text:p>poland_warszawa_2017_rembertow.pb</text:p>
          </table:table-cell>
          <table:table-cell table:style-name="pd1" office:value-type="string" office:string-value="poland_warszawa_2017_slodowiec.pb">
            <text:p>poland_warszawa_2017_slodowiec.pb</text:p>
          </table:table-cell>
          <table:table-cell table:style-name="pd1" office:value-type="string" office:string-value="poland_warszawa_2017_stare-bielany.pb">
            <text:p>poland_warszawa_2017_stare-bielany.pb</text:p>
          </table:table-cell>
          <table:table-cell table:style-name="pd1" office:value-type="string" office:string-value="poland_warszawa_2017_ursus-poludniowy.pb">
            <text:p>poland_warszawa_2017_ursus-poludniowy.pb</text:p>
          </table:table-cell>
          <table:table-cell table:style-name="pd1" office:value-type="string" office:string-value="poland_warszawa_2017_chrzanow-jelonki-polnocne-jelonki-poludniowe.pb">
            <text:p>poland_warszawa_2017_chrzanow-jelonki-polnocne-jelonki-poludniowe.pb</text:p>
          </table:table-cell>
          <table:table-cell table:style-name="pd1" office:value-type="string" office:string-value="poland_warszawa_2017_przyczolek-grochowski.pb">
            <text:p>poland_warszawa_2017_przyczolek-grochowski.pb</text:p>
          </table:table-cell>
          <table:table-cell table:style-name="pd1" office:value-type="string" office:string-value="poland_warszawa_2017_wilanow-obszar-ii.pb">
            <text:p>poland_warszawa_2017_wilanow-obszar-ii.pb</text:p>
          </table:table-cell>
          <table:table-cell table:style-name="pd1" office:value-type="string" office:string-value="poland_warszawa_2017_zoliborz-poludniowy-powazki.pb">
            <text:p>poland_warszawa_2017_zoliborz-poludniowy-powazki.pb</text:p>
          </table:table-cell>
          <table:table-cell table:style-name="pd1" office:value-type="string" office:string-value="poland_warszawa_2020_praga-polnoc.pb">
            <text:p>poland_warszawa_2020_praga-polnoc.pb</text:p>
          </table:table-cell>
          <table:table-cell table:style-name="pd1" office:value-type="string" office:string-value="poland_warszawa_2020_bialoleka.pb">
            <text:p>poland_warszawa_2020_bialoleka.pb</text:p>
          </table:table-cell>
          <table:table-cell table:style-name="pd1" office:value-type="string" office:string-value="poland_warszawa_2020_wawer.pb">
            <text:p>poland_warszawa_2020_wawer.pb</text:p>
          </table:table-cell>
          <table:table-cell table:style-name="pd1" office:value-type="string" office:string-value="poland_warszawa_2020_praga-poludnie.pb">
            <text:p>poland_warszawa_2020_praga-poludnie.pb</text:p>
          </table:table-cell>
          <table:table-cell table:style-name="pd1" office:value-type="string" office:string-value="poland_warszawa_2020_bielany.pb">
            <text:p>poland_warszawa_2020_bielany.pb</text:p>
          </table:table-cell>
          <table:table-cell table:style-name="pd1" office:value-type="string" office:string-value="poland_warszawa_2020_wesola.pb">
            <text:p>poland_warszawa_2020_wesola.pb</text:p>
          </table:table-cell>
          <table:table-cell table:style-name="pd1" office:value-type="string" office:string-value="poland_warszawa_2020_zoliborz.pb">
            <text:p>poland_warszawa_2020_zoliborz.pb</text:p>
          </table:table-cell>
          <table:table-cell table:style-name="pd1" office:value-type="string" office:string-value="poland_warszawa_2020_wlochy.pb">
            <text:p>poland_warszawa_2020_wlochy.pb</text:p>
          </table:table-cell>
          <table:table-cell table:style-name="pd1" office:value-type="string" office:string-value="poland_warszawa_2020_ursynow.pb">
            <text:p>poland_warszawa_2020_ursynow.pb</text:p>
          </table:table-cell>
          <table:table-cell table:style-name="pd1" office:value-type="string" office:string-value="poland_warszawa_2020_ochota.pb">
            <text:p>poland_warszawa_2020_ochota.pb</text:p>
          </table:table-cell>
          <table:table-cell table:style-name="pd1" office:value-type="string" office:string-value="poland_warszawa_2020_.pb">
            <text:p>poland_warszawa_2020_.pb</text:p>
          </table:table-cell>
          <table:table-cell table:style-name="pd1" office:value-type="string" office:string-value="poland_warszawa_2020_mokotow.pb">
            <text:p>poland_warszawa_2020_mokotow.pb</text:p>
          </table:table-cell>
          <table:table-cell table:style-name="pd1" office:value-type="string" office:string-value="poland_warszawa_2020_bemowo.pb">
            <text:p>poland_warszawa_2020_bemowo.pb</text:p>
          </table:table-cell>
          <table:table-cell table:style-name="pd1" office:value-type="string" office:string-value="poland_warszawa_2020_wola.pb">
            <text:p>poland_warszawa_2020_wola.pb</text:p>
          </table:table-cell>
          <table:table-cell table:style-name="pd1" office:value-type="string" office:string-value="poland_warszawa_2020_srodmiescie.pb">
            <text:p>poland_warszawa_2020_srodmiescie.pb</text:p>
          </table:table-cell>
          <table:table-cell table:style-name="pd1" office:value-type="string" office:string-value="poland_warszawa_2020_rembertow.pb">
            <text:p>poland_warszawa_2020_rembertow.pb</text:p>
          </table:table-cell>
          <table:table-cell table:style-name="pd1" office:value-type="string" office:string-value="poland_warszawa_2020_targowek.pb">
            <text:p>poland_warszawa_2020_targowek.pb</text:p>
          </table:table-cell>
          <table:table-cell table:style-name="pd1" office:value-type="string" office:string-value="poland_warszawa_2020_ursus.pb">
            <text:p>poland_warszawa_2020_ursus.pb</text:p>
          </table:table-cell>
          <table:table-cell table:style-name="pd1" office:value-type="string" office:string-value="poland_warszawa_2020_wilanow.pb">
            <text:p>poland_warszawa_2020_wilanow.pb</text:p>
          </table:table-cell>
          <table:table-cell table:style-name="pd1" office:value-type="string" office:string-value="poland_warszawa_2024_praga-polnoc.pb">
            <text:p>poland_warszawa_2024_praga-polnoc.pb</text:p>
          </table:table-cell>
          <table:table-cell table:style-name="pd1" office:value-type="string" office:string-value="poland_warszawa_2024_zoliborz.pb">
            <text:p>poland_warszawa_2024_zoliborz.pb</text:p>
          </table:table-cell>
          <table:table-cell table:style-name="pd1" office:value-type="string" office:string-value="poland_warszawa_2024_mokotow.pb">
            <text:p>poland_warszawa_2024_mokotow.pb</text:p>
          </table:table-cell>
          <table:table-cell table:style-name="pd1" office:value-type="string" office:string-value="poland_warszawa_2024_wilanow.pb">
            <text:p>poland_warszawa_2024_wilanow.pb</text:p>
          </table:table-cell>
          <table:table-cell table:style-name="pd1" office:value-type="string" office:string-value="poland_warszawa_2024_bielany.pb">
            <text:p>poland_warszawa_2024_bielany.pb</text:p>
          </table:table-cell>
          <table:table-cell table:style-name="pd1" office:value-type="string" office:string-value="poland_warszawa_2024_rembertow.pb">
            <text:p>poland_warszawa_2024_rembertow.pb</text:p>
          </table:table-cell>
          <table:table-cell table:style-name="pd1" office:value-type="string" office:string-value="poland_warszawa_2024_ochota.pb">
            <text:p>poland_warszawa_2024_ochota.pb</text:p>
          </table:table-cell>
          <table:table-cell table:style-name="pd1" office:value-type="string" office:string-value="poland_warszawa_2024_srodmiescie.pb">
            <text:p>poland_warszawa_2024_srodmiescie.pb</text:p>
          </table:table-cell>
          <table:table-cell table:style-name="pd1" office:value-type="string" office:string-value="poland_warszawa_2024_targowek.pb">
            <text:p>poland_warszawa_2024_targowek.pb</text:p>
          </table:table-cell>
          <table:table-cell table:style-name="pd1" office:value-type="string" office:string-value="poland_warszawa_2024_bialoleka.pb">
            <text:p>poland_warszawa_2024_bialoleka.pb</text:p>
          </table:table-cell>
          <table:table-cell table:style-name="pd1" office:value-type="string" office:string-value="poland_warszawa_2024_wawer.pb">
            <text:p>poland_warszawa_2024_wawer.pb</text:p>
          </table:table-cell>
          <table:table-cell table:style-name="pd1" office:value-type="string" office:string-value="poland_warszawa_2024_wesola.pb">
            <text:p>poland_warszawa_2024_wesola.pb</text:p>
          </table:table-cell>
          <table:table-cell table:style-name="pd1" office:value-type="string" office:string-value="poland_warszawa_2024_wlochy.pb">
            <text:p>poland_warszawa_2024_wlochy.pb</text:p>
          </table:table-cell>
          <table:table-cell table:style-name="pd1" office:value-type="string" office:string-value="poland_warszawa_2024_ursus.pb">
            <text:p>poland_warszawa_2024_ursus.pb</text:p>
          </table:table-cell>
          <table:table-cell table:style-name="pd1" office:value-type="string" office:string-value="poland_warszawa_2024_ursynow.pb">
            <text:p>poland_warszawa_2024_ursynow.pb</text:p>
          </table:table-cell>
          <table:table-cell table:style-name="pd1" office:value-type="string" office:string-value="poland_warszawa_2024_.pb">
            <text:p>poland_warszawa_2024_.pb</text:p>
          </table:table-cell>
          <table:table-cell table:style-name="pd1" office:value-type="string" office:string-value="poland_warszawa_2024_praga-poludnie.pb">
            <text:p>poland_warszawa_2024_praga-poludnie.pb</text:p>
          </table:table-cell>
          <table:table-cell table:style-name="pd1" office:value-type="string" office:string-value="poland_warszawa_2024_wola.pb">
            <text:p>poland_warszawa_2024_wola.pb</text:p>
          </table:table-cell>
          <table:table-cell table:style-name="pd1" office:value-type="string" office:string-value="poland_warszawa_2024_bemowo.pb">
            <text:p>poland_warszawa_2024_bemowo.pb</text:p>
          </table:table-cell>
          <table:table-cell table:style-name="pd1" office:value-type="string" office:string-value="poland_warszawa_2021_wilanow.pb">
            <text:p>poland_warszawa_2021_wilanow.pb</text:p>
          </table:table-cell>
          <table:table-cell table:style-name="pd1" office:value-type="string" office:string-value="poland_warszawa_2021_ursus.pb">
            <text:p>poland_warszawa_2021_ursus.pb</text:p>
          </table:table-cell>
          <table:table-cell table:style-name="pd1" office:value-type="string" office:string-value="poland_warszawa_2021_rembertow.pb">
            <text:p>poland_warszawa_2021_rembertow.pb</text:p>
          </table:table-cell>
          <table:table-cell table:style-name="pd1" office:value-type="string" office:string-value="poland_warszawa_2021_praga-poludnie.pb">
            <text:p>poland_warszawa_2021_praga-poludnie.pb</text:p>
          </table:table-cell>
          <table:table-cell table:style-name="pd1" office:value-type="string" office:string-value="poland_warszawa_2021_wesola.pb">
            <text:p>poland_warszawa_2021_wesola.pb</text:p>
          </table:table-cell>
          <table:table-cell table:style-name="pd1" office:value-type="string" office:string-value="poland_warszawa_2021_ochota.pb">
            <text:p>poland_warszawa_2021_ochota.pb</text:p>
          </table:table-cell>
          <table:table-cell table:style-name="pd1" office:value-type="string" office:string-value="poland_warszawa_2021_wawer.pb">
            <text:p>poland_warszawa_2021_wawer.pb</text:p>
          </table:table-cell>
          <table:table-cell table:style-name="pd1" office:value-type="string" office:string-value="poland_warszawa_2021_ursynow.pb">
            <text:p>poland_warszawa_2021_ursynow.pb</text:p>
          </table:table-cell>
          <table:table-cell table:style-name="pd1" office:value-type="string" office:string-value="poland_warszawa_2021_zoliborz.pb">
            <text:p>poland_warszawa_2021_zoliborz.pb</text:p>
          </table:table-cell>
          <table:table-cell table:style-name="pd1" office:value-type="string" office:string-value="poland_warszawa_2021_mokotow.pb">
            <text:p>poland_warszawa_2021_mokotow.pb</text:p>
          </table:table-cell>
          <table:table-cell table:style-name="pd1" office:value-type="string" office:string-value="poland_warszawa_2021_praga-polnoc.pb">
            <text:p>poland_warszawa_2021_praga-polnoc.pb</text:p>
          </table:table-cell>
          <table:table-cell table:style-name="pd1" office:value-type="string" office:string-value="poland_warszawa_2021_bemowo.pb">
            <text:p>poland_warszawa_2021_bemowo.pb</text:p>
          </table:table-cell>
          <table:table-cell table:style-name="pd1" office:value-type="string" office:string-value="poland_warszawa_2021_bialoleka.pb">
            <text:p>poland_warszawa_2021_bialoleka.pb</text:p>
          </table:table-cell>
          <table:table-cell table:style-name="pd1" office:value-type="string" office:string-value="poland_warszawa_2021_wlochy.pb">
            <text:p>poland_warszawa_2021_wlochy.pb</text:p>
          </table:table-cell>
          <table:table-cell table:style-name="pd1" office:value-type="string" office:string-value="poland_warszawa_2021_targowek.pb">
            <text:p>poland_warszawa_2021_targowek.pb</text:p>
          </table:table-cell>
          <table:table-cell table:style-name="pd1" office:value-type="string" office:string-value="poland_warszawa_2021_wola.pb">
            <text:p>poland_warszawa_2021_wola.pb</text:p>
          </table:table-cell>
          <table:table-cell table:style-name="pd1" office:value-type="string" office:string-value="poland_warszawa_2021_srodmiescie.pb">
            <text:p>poland_warszawa_2021_srodmiescie.pb</text:p>
          </table:table-cell>
          <table:table-cell table:style-name="pd1" office:value-type="string" office:string-value="poland_poznan_2023_13-jezyce-sw-lazarz.pb">
            <text:p>poland_poznan_2023_13-jezyce-sw-lazarz.pb</text:p>
          </table:table-cell>
          <table:table-cell table:style-name="pd1" office:value-type="string" office:string-value="poland_poznan_2023_5-grunwald-polnoc-grunwald-poludnie-stary-grunwald.pb">
            <text:p>poland_poznan_2023_5-grunwald-polnoc-grunwald-poludnie-stary-grunwald.pb</text:p>
          </table:table-cell>
          <table:table-cell table:style-name="pd1" office:value-type="string" office:string-value="poland_poznan_2023_11-fabianowo-kotowo-gorczyn-junikowo-kwiatowe-lawica.pb">
            <text:p>poland_poznan_2023_11-fabianowo-kotowo-gorczyn-junikowo-kwiatowe-lawica.pb</text:p>
          </table:table-cell>
          <table:table-cell table:style-name="pd1" office:value-type="string" office:string-value="poland_poznan_2023_4-gluszyna-krzesiny-pokrzywno-garaszewo-staroleka-minikowo-szczepankowo-splawie-krzesinki.pb">
            <text:p>poland_poznan_2023_4-gluszyna-krzesiny-pokrzywno-garaszewo-staroleka-minikowo-szczepankowo-splawie-krzesinki.pb</text:p>
          </table:table-cell>
          <table:table-cell table:style-name="pd1" office:value-type="string" office:string-value="poland_poznan_2023_8-chartowo-rataje-zegrze.pb">
            <text:p>poland_poznan_2023_8-chartowo-rataje-zegrze.pb</text:p>
          </table:table-cell>
          <table:table-cell table:style-name="pd1" office:value-type="string" office:string-value="poland_poznan_2023_2-kiekrz-krzyzowniki-smochowice-podolany-strzeszyn.pb">
            <text:p>poland_poznan_2023_2-kiekrz-krzyzowniki-smochowice-podolany-strzeszyn.pb</text:p>
          </table:table-cell>
          <table:table-cell table:style-name="pd1" office:value-type="string" office:string-value="poland_poznan_2023_9-stare-miasto.pb">
            <text:p>poland_poznan_2023_9-stare-miasto.pb</text:p>
          </table:table-cell>
          <table:table-cell table:style-name="pd1" office:value-type="string" office:string-value="poland_poznan_2023_10-swierczewo-wilda-zielony-debiec.pb">
            <text:p>poland_poznan_2023_10-swierczewo-wilda-zielony-debiec.pb</text:p>
          </table:table-cell>
          <table:table-cell table:style-name="pd1" office:value-type="string" office:string-value="poland_wroclaw_2018_.pb">
            <text:p>poland_wroclaw_2018_.pb</text:p>
          </table:table-cell>
          <table:table-cell table:style-name="pd1" office:value-type="string" office:string-value="poland_wroclaw_2016_.pb">
            <text:p>poland_wroclaw_2016_.pb</text:p>
          </table:table-cell>
          <table:table-cell table:style-name="pd1" office:value-type="string" office:string-value="poland_warszawa_2018_ursynow-wysoki-poludniowy.pb">
            <text:p>poland_warszawa_2018_ursynow-wysoki-poludniowy.pb</text:p>
          </table:table-cell>
          <table:table-cell table:style-name="pd1" office:value-type="string" office:string-value="poland_warszawa_2018_wilanow-obszar-i.pb">
            <text:p>poland_warszawa_2018_wilanow-obszar-i.pb</text:p>
          </table:table-cell>
          <table:table-cell table:style-name="pd1" office:value-type="string" office:string-value="poland_warszawa_2018_rejon-4.pb">
            <text:p>poland_warszawa_2018_rejon-4.pb</text:p>
          </table:table-cell>
          <table:table-cell table:style-name="pd1" office:value-type="string" office:string-value="poland_warszawa_2018_ursus-poludniowy.pb">
            <text:p>poland_warszawa_2018_ursus-poludniowy.pb</text:p>
          </table:table-cell>
          <table:table-cell table:style-name="pd1" office:value-type="string" office:string-value="poland_warszawa_2018_przyczolek-grochowski.pb">
            <text:p>poland_warszawa_2018_przyczolek-grochowski.pb</text:p>
          </table:table-cell>
          <table:table-cell table:style-name="pd1" office:value-type="string" office:string-value="poland_warszawa_2018_subunit-wawer.pb">
            <text:p>poland_warszawa_2018_subunit-wawer.pb</text:p>
          </table:table-cell>
          <table:table-cell table:style-name="pd1" office:value-type="string" office:string-value="poland_warszawa_2018_zacisze.pb">
            <text:p>poland_warszawa_2018_zacisze.pb</text:p>
          </table:table-cell>
          <table:table-cell table:style-name="pd1" office:value-type="string" office:string-value="poland_warszawa_2018_sadul.pb">
            <text:p>poland_warszawa_2018_sadul.pb</text:p>
          </table:table-cell>
          <table:table-cell table:style-name="pd1" office:value-type="string" office:string-value="poland_warszawa_2018_obszar-ii-stara-praga-ze-szmulowizna-z-michalowem.pb">
            <text:p>poland_warszawa_2018_obszar-ii-stara-praga-ze-szmulowizna-z-michalowem.pb</text:p>
          </table:table-cell>
          <table:table-cell table:style-name="pd1" office:value-type="string" office:string-value="poland_warszawa_2018_grochow-poludniowy.pb">
            <text:p>poland_warszawa_2018_grochow-poludniowy.pb</text:p>
          </table:table-cell>
          <table:table-cell table:style-name="pd1" office:value-type="string" office:string-value="poland_warszawa_2018_srodmiescie-polnocne.pb">
            <text:p>poland_warszawa_2018_srodmiescie-polnocne.pb</text:p>
          </table:table-cell>
          <table:table-cell table:style-name="pd1" office:value-type="string" office:string-value="poland_warszawa_2018_nadwisle.pb">
            <text:p>poland_warszawa_2018_nadwisle.pb</text:p>
          </table:table-cell>
          <table:table-cell table:style-name="pd1" office:value-type="string" office:string-value="poland_warszawa_2018_targowek.pb">
            <text:p>poland_warszawa_2018_targowek.pb</text:p>
          </table:table-cell>
          <table:table-cell table:style-name="pd1" office:value-type="string" office:string-value="poland_warszawa_2018_rejon-8.pb">
            <text:p>poland_warszawa_2018_rejon-8.pb</text:p>
          </table:table-cell>
          <table:table-cell table:style-name="pd1" office:value-type="string" office:string-value="poland_warszawa_2018_rakowiec.pb">
            <text:p>poland_warszawa_2018_rakowiec.pb</text:p>
          </table:table-cell>
          <table:table-cell table:style-name="pd1" office:value-type="string" office:string-value="poland_warszawa_2018_wilanow-obszar-ii.pb">
            <text:p>poland_warszawa_2018_wilanow-obszar-ii.pb</text:p>
          </table:table-cell>
          <table:table-cell table:style-name="pd1" office:value-type="string" office:string-value="poland_warszawa_2018_rejon-6.pb">
            <text:p>poland_warszawa_2018_rejon-6.pb</text:p>
          </table:table-cell>
          <table:table-cell table:style-name="pd1" office:value-type="string" office:string-value="poland_warszawa_2018_grochow-kinowa.pb">
            <text:p>poland_warszawa_2018_grochow-kinowa.pb</text:p>
          </table:table-cell>
          <table:table-cell table:style-name="pd1" office:value-type="string" office:string-value="poland_warszawa_2018_srodmiescie-poludniowe.pb">
            <text:p>poland_warszawa_2018_srodmiescie-poludniowe.pb</text:p>
          </table:table-cell>
          <table:table-cell table:style-name="pd1" office:value-type="string" office:string-value="poland_warszawa_2018_miedzylesie.pb">
            <text:p>poland_warszawa_2018_miedzylesie.pb</text:p>
          </table:table-cell>
          <table:table-cell table:style-name="pd1" office:value-type="string" office:string-value="poland_warszawa_2018_marysin-wawerski-poludniowy.pb">
            <text:p>poland_warszawa_2018_marysin-wawerski-poludniowy.pb</text:p>
          </table:table-cell>
          <table:table-cell table:style-name="pd1" office:value-type="string" office:string-value="poland_warszawa_2018_rejon-3.pb">
            <text:p>poland_warszawa_2018_rejon-3.pb</text:p>
          </table:table-cell>
          <table:table-cell table:style-name="pd1" office:value-type="string" office:string-value="poland_warszawa_2018_praga-poludnie.pb">
            <text:p>poland_warszawa_2018_praga-poludnie.pb</text:p>
          </table:table-cell>
          <table:table-cell table:style-name="pd1" office:value-type="string" office:string-value="poland_warszawa_2018_stara-ochota.pb">
            <text:p>poland_warszawa_2018_stara-ochota.pb</text:p>
          </table:table-cell>
          <table:table-cell table:style-name="pd1" office:value-type="string" office:string-value="poland_warszawa_2018_targowek-mieszkaniowy.pb">
            <text:p>poland_warszawa_2018_targowek-mieszkaniowy.pb</text:p>
          </table:table-cell>
          <table:table-cell table:style-name="pd1" office:value-type="string" office:string-value="poland_warszawa_2018_boernerowo-fort-radiowo-groty-gorce.pb">
            <text:p>poland_warszawa_2018_boernerowo-fort-radiowo-groty-gorce.pb</text:p>
          </table:table-cell>
          <table:table-cell table:style-name="pd1" office:value-type="string" office:string-value="poland_warszawa_2018_stare-bielany.pb">
            <text:p>poland_warszawa_2018_stare-bielany.pb</text:p>
          </table:table-cell>
          <table:table-cell table:style-name="pd1" office:value-type="string" office:string-value="poland_warszawa_2018_stare-wlochy.pb">
            <text:p>poland_warszawa_2018_stare-wlochy.pb</text:p>
          </table:table-cell>
          <table:table-cell table:style-name="pd1" office:value-type="string" office:string-value="poland_warszawa_2018_marysin-wawerski-polnocny.pb">
            <text:p>poland_warszawa_2018_marysin-wawerski-polnocny.pb</text:p>
          </table:table-cell>
          <table:table-cell table:style-name="pd1" office:value-type="string" office:string-value="poland_warszawa_2018_nowolipki-powazki.pb">
            <text:p>poland_warszawa_2018_nowolipki-powazki.pb</text:p>
          </table:table-cell>
          <table:table-cell table:style-name="pd1" office:value-type="string" office:string-value="poland_warszawa_2018_bialoleka-obszar-1.pb">
            <text:p>poland_warszawa_2018_bialoleka-obszar-1.pb</text:p>
          </table:table-cell>
          <table:table-cell table:style-name="pd1" office:value-type="string" office:string-value="poland_warszawa_2018_wysokie-okecie.pb">
            <text:p>poland_warszawa_2018_wysokie-okecie.pb</text:p>
          </table:table-cell>
          <table:table-cell table:style-name="pd1" office:value-type="string" office:string-value="poland_warszawa_2018_grochow-polnocny.pb">
            <text:p>poland_warszawa_2018_grochow-polnocny.pb</text:p>
          </table:table-cell>
          <table:table-cell table:style-name="pd1" office:value-type="string" office:string-value="poland_warszawa_2018_bialoleka.pb">
            <text:p>poland_warszawa_2018_bialoleka.pb</text:p>
          </table:table-cell>
          <table:table-cell table:style-name="pd1" office:value-type="string" office:string-value="poland_warszawa_2018_czyste-mirow.pb">
            <text:p>poland_warszawa_2018_czyste-mirow.pb</text:p>
          </table:table-cell>
          <table:table-cell table:style-name="pd1" office:value-type="string" office:string-value="poland_warszawa_2018_slodowiec.pb">
            <text:p>poland_warszawa_2018_slodowiec.pb</text:p>
          </table:table-cell>
          <table:table-cell table:style-name="pd1" office:value-type="string" office:string-value="poland_warszawa_2018_anin.pb">
            <text:p>poland_warszawa_2018_anin.pb</text:p>
          </table:table-cell>
          <table:table-cell table:style-name="pd1" office:value-type="string" office:string-value="poland_warszawa_2018_obszar-2-sady-zoliborskie-zatrasie.pb">
            <text:p>poland_warszawa_2018_obszar-2-sady-zoliborskie-zatrasie.pb</text:p>
          </table:table-cell>
          <table:table-cell table:style-name="pd1" office:value-type="string" office:string-value="poland_warszawa_2018_targowek-fabryczny-elsnerow-i-utrata.pb">
            <text:p>poland_warszawa_2018_targowek-fabryczny-elsnerow-i-utrata.pb</text:p>
          </table:table-cell>
          <table:table-cell table:style-name="pd1" office:value-type="string" office:string-value="poland_warszawa_2018_chomiczowka.pb">
            <text:p>poland_warszawa_2018_chomiczowka.pb</text:p>
          </table:table-cell>
          <table:table-cell table:style-name="pd1" office:value-type="string" office:string-value="poland_warszawa_2018_rejon-5.pb">
            <text:p>poland_warszawa_2018_rejon-5.pb</text:p>
          </table:table-cell>
          <table:table-cell table:style-name="pd1" office:value-type="string" office:string-value="poland_warszawa_2018_ursus-polnocny.pb">
            <text:p>poland_warszawa_2018_ursus-polnocny.pb</text:p>
          </table:table-cell>
          <table:table-cell table:style-name="pd1" office:value-type="string" office:string-value="poland_warszawa_2018_szczesliwice.pb">
            <text:p>poland_warszawa_2018_szczesliwice.pb</text:p>
          </table:table-cell>
          <table:table-cell table:style-name="pd1" office:value-type="string" office:string-value="poland_warszawa_2018_wilanow.pb">
            <text:p>poland_warszawa_2018_wilanow.pb</text:p>
          </table:table-cell>
          <table:table-cell table:style-name="pd1" office:value-type="string" office:string-value="poland_warszawa_2018_ulrychow-odolany.pb">
            <text:p>poland_warszawa_2018_ulrychow-odolany.pb</text:p>
          </table:table-cell>
          <table:table-cell table:style-name="pd1" office:value-type="string" office:string-value="poland_warszawa_2018_grochow-centrum.pb">
            <text:p>poland_warszawa_2018_grochow-centrum.pb</text:p>
          </table:table-cell>
          <table:table-cell table:style-name="pd1" office:value-type="string" office:string-value="poland_warszawa_2018_obszar-i-nowa-praga-z-pelcowizna.pb">
            <text:p>poland_warszawa_2018_obszar-i-nowa-praga-z-pelcowizna.pb</text:p>
          </table:table-cell>
          <table:table-cell table:style-name="pd1" office:value-type="string" office:string-value="poland_warszawa_2018_pole-mokotowskie.pb">
            <text:p>poland_warszawa_2018_pole-mokotowskie.pb</text:p>
          </table:table-cell>
          <table:table-cell table:style-name="pd1" office:value-type="string" office:string-value="poland_warszawa_2018_falenica.pb">
            <text:p>poland_warszawa_2018_falenica.pb</text:p>
          </table:table-cell>
          <table:table-cell table:style-name="pd1" office:value-type="string" office:string-value="poland_warszawa_2018_radosc.pb">
            <text:p>poland_warszawa_2018_radosc.pb</text:p>
          </table:table-cell>
          <table:table-cell table:style-name="pd1" office:value-type="string" office:string-value="poland_warszawa_2018_zerzen.pb">
            <text:p>poland_warszawa_2018_zerzen.pb</text:p>
          </table:table-cell>
          <table:table-cell table:style-name="pd1" office:value-type="string" office:string-value="poland_warszawa_2018_obszar-2-stara-milosna.pb">
            <text:p>poland_warszawa_2018_obszar-2-stara-milosna.pb</text:p>
          </table:table-cell>
          <table:table-cell table:style-name="pd1" office:value-type="string" office:string-value="poland_warszawa_2018_wawrzyszew.pb">
            <text:p>poland_warszawa_2018_wawrzyszew.pb</text:p>
          </table:table-cell>
          <table:table-cell table:style-name="pd1" office:value-type="string" office:string-value="poland_warszawa_2018_las.pb">
            <text:p>poland_warszawa_2018_las.pb</text:p>
          </table:table-cell>
          <table:table-cell table:style-name="pd1" office:value-type="string" office:string-value="poland_warszawa_2018_radiowo-wolka-weglowa-placowka-huta.pb">
            <text:p>poland_warszawa_2018_radiowo-wolka-weglowa-placowka-huta.pb</text:p>
          </table:table-cell>
          <table:table-cell table:style-name="pd1" office:value-type="string" office:string-value="poland_warszawa_2018_rembertow.pb">
            <text:p>poland_warszawa_2018_rembertow.pb</text:p>
          </table:table-cell>
          <table:table-cell table:style-name="pd1" office:value-type="string" office:string-value="poland_warszawa_2018_obszar-4-zoliborz-poludniowy-powazki.pb">
            <text:p>poland_warszawa_2018_obszar-4-zoliborz-poludniowy-powazki.pb</text:p>
          </table:table-cell>
          <table:table-cell table:style-name="pd1" office:value-type="string" office:string-value="poland_warszawa_2018_ursynow-wysoki-polnocny.pb">
            <text:p>poland_warszawa_2018_ursynow-wysoki-polnocny.pb</text:p>
          </table:table-cell>
          <table:table-cell table:style-name="pd1" office:value-type="string" office:string-value="poland_warszawa_2018_obszar-1-zoliborz-centralny.pb">
            <text:p>poland_warszawa_2018_obszar-1-zoliborz-centralny.pb</text:p>
          </table:table-cell>
          <table:table-cell table:style-name="pd1" office:value-type="string" office:string-value="poland_warszawa_2018_zielony-ursynow.pb">
            <text:p>poland_warszawa_2018_zielony-ursynow.pb</text:p>
          </table:table-cell>
          <table:table-cell table:style-name="pd1" office:value-type="string" office:string-value="poland_warszawa_2018_stare-miasto.pb">
            <text:p>poland_warszawa_2018_stare-miasto.pb</text:p>
          </table:table-cell>
          <table:table-cell table:style-name="pd1" office:value-type="string" office:string-value="poland_warszawa_2018_nowe-wlochy.pb">
            <text:p>poland_warszawa_2018_nowe-wlochy.pb</text:p>
          </table:table-cell>
          <table:table-cell table:style-name="pd1" office:value-type="string" office:string-value="poland_warszawa_2018_niskie-okecie.pb">
            <text:p>poland_warszawa_2018_niskie-okecie.pb</text:p>
          </table:table-cell>
          <table:table-cell table:style-name="pd1" office:value-type="string" office:string-value="poland_warszawa_2018_rejon-9.pb">
            <text:p>poland_warszawa_2018_rejon-9.pb</text:p>
          </table:table-cell>
          <table:table-cell table:style-name="pd1" office:value-type="string" office:string-value="poland_warszawa_2018_saska-kepa.pb">
            <text:p>poland_warszawa_2018_saska-kepa.pb</text:p>
          </table:table-cell>
          <table:table-cell table:style-name="pd1" office:value-type="string" office:string-value="poland_warszawa_2018_brodno-podgrodzie.pb">
            <text:p>poland_warszawa_2018_brodno-podgrodzie.pb</text:p>
          </table:table-cell>
          <table:table-cell table:style-name="pd1" office:value-type="string" office:string-value="poland_warszawa_2018_bielany.pb">
            <text:p>poland_warszawa_2018_bielany.pb</text:p>
          </table:table-cell>
          <table:table-cell table:style-name="pd1" office:value-type="string" office:string-value="poland_warszawa_2018_muranow.pb">
            <text:p>poland_warszawa_2018_muranow.pb</text:p>
          </table:table-cell>
          <table:table-cell table:style-name="pd1" office:value-type="string" office:string-value="poland_warszawa_2018_bialoleka-obszar-2.pb">
            <text:p>poland_warszawa_2018_bialoleka-obszar-2.pb</text:p>
          </table:table-cell>
          <table:table-cell table:style-name="pd1" office:value-type="string" office:string-value="poland_warszawa_2018_goclaw.pb">
            <text:p>poland_warszawa_2018_goclaw.pb</text:p>
          </table:table-cell>
          <table:table-cell table:style-name="pd1" office:value-type="string" office:string-value="poland_warszawa_2018_mlynow.pb">
            <text:p>poland_warszawa_2018_mlynow.pb</text:p>
          </table:table-cell>
          <table:table-cell table:style-name="pd1" office:value-type="string" office:string-value="poland_warszawa_2018_obszar-3-marymont-potok-zoliborz-dziennikarski.pb">
            <text:p>poland_warszawa_2018_obszar-3-marymont-potok-zoliborz-dziennikarski.pb</text:p>
          </table:table-cell>
          <table:table-cell table:style-name="pd1" office:value-type="string" office:string-value="poland_warszawa_2018_kamionek.pb">
            <text:p>poland_warszawa_2018_kamionek.pb</text:p>
          </table:table-cell>
          <table:table-cell table:style-name="pd1" office:value-type="string" office:string-value="poland_warszawa_2018_rejon-1.pb">
            <text:p>poland_warszawa_2018_rejon-1.pb</text:p>
          </table:table-cell>
          <table:table-cell table:style-name="pd1" office:value-type="string" office:string-value="poland_warszawa_2018_obszar-1-plac-wojska-polskiego-wola-grzybowska-centrum-groszowka-grzybowa-zielona.pb">
            <text:p>poland_warszawa_2018_obszar-1-plac-wojska-polskiego-wola-grzybowska-centrum-groszowka-grzybowa-zielona.pb</text:p>
          </table:table-cell>
          <table:table-cell table:style-name="pd1" office:value-type="string" office:string-value="poland_warszawa_2018_bialoleka-obszar-3.pb">
            <text:p>poland_warszawa_2018_bialoleka-obszar-3.pb</text:p>
          </table:table-cell>
          <table:table-cell table:style-name="pd1" office:value-type="string" office:string-value="poland_warszawa_2018_chrzanow-jelonki-polnocne-jelonki-poludniowe.pb">
            <text:p>poland_warszawa_2018_chrzanow-jelonki-polnocne-jelonki-poludniowe.pb</text:p>
          </table:table-cell>
          <table:table-cell table:style-name="pd1" office:value-type="string" office:string-value="poland_warszawa_2018_rejon-2.pb">
            <text:p>poland_warszawa_2018_rejon-2.pb</text:p>
          </table:table-cell>
          <table:table-cell table:style-name="pd1" office:value-type="string" office:string-value="poland_warszawa_2018_rejon-7.pb">
            <text:p>poland_warszawa_2018_rejon-7.pb</text:p>
          </table:table-cell>
          <table:table-cell table:style-name="pd1" office:value-type="string" office:string-value="poland_warszawa_2018_przywisle.pb">
            <text:p>poland_warszawa_2018_przywisle.pb</text:p>
          </table:table-cell>
          <table:table-cell table:style-name="pd1" office:value-type="string" office:string-value="poland_warszawa_2018_kolo.pb">
            <text:p>poland_warszawa_2018_kolo.pb</text:p>
          </table:table-cell>
          <table:table-cell table:style-name="pd1" office:value-type="string" office:string-value="poland_warszawa_2018_wawer.pb">
            <text:p>poland_warszawa_2018_wawer.pb</text:p>
          </table:table-cell>
          <table:table-cell table:style-name="pd1" office:value-type="string" office:string-value="poland_warszawa_2018_miedzeszyn.pb">
            <text:p>poland_warszawa_2018_miedzeszyn.pb</text:p>
          </table:table-cell>
          <table:table-cell table:style-name="pd1" office:value-type="string" office:string-value="poland_warszawa_2018_srodmiescie.pb">
            <text:p>poland_warszawa_2018_srodmiescie.pb</text:p>
          </table:table-cell>
          <table:table-cell table:style-name="pd1" office:value-type="string" office:string-value="poland_warszawa_2018_ruda-marymont-las-bielanski.pb">
            <text:p>poland_warszawa_2018_ruda-marymont-las-bielanski.pb</text:p>
          </table:table-cell>
          <table:table-cell table:style-name="pd1" office:value-type="string" office:string-value="poland_warszawa_2018_wola.pb">
            <text:p>poland_warszawa_2018_wola.pb</text:p>
          </table:table-cell>
          <table:table-cell table:style-name="pd1" office:value-type="string" office:string-value="poland_warszawa_2018_piaski.pb">
            <text:p>poland_warszawa_2018_piaski.pb</text:p>
          </table:table-cell>
          <table:table-cell table:style-name="pd1" office:value-type="string" office:string-value="poland_warszawa_2018_wrzeciono-mlociny.pb">
            <text:p>poland_warszawa_2018_wrzeciono-mlociny.pb</text:p>
          </table:table-cell>
          <table:table-cell table:style-name="pd1" office:value-type="string" office:string-value="poland_warszawa_2018_lotnisko-bemowo-lotnisko-fort-bema.pb">
            <text:p>poland_warszawa_2018_lotnisko-bemowo-lotnisko-fort-bema.pb</text:p>
          </table:table-cell>
          <table:table-cell table:style-name="pd1" office:value-type="string" office:string-value="poland_warszawa_2018_aleksandrow.pb">
            <text:p>poland_warszawa_2018_aleksandrow.pb</text:p>
          </table:table-cell>
          <table:table-cell table:style-name="pd1" office:value-type="string" office:string-value="poland_warszawa_2018_praga-polnoc.pb">
            <text:p>poland_warszawa_2018_praga-polnoc.pb</text:p>
          </table:table-cell>
          <table:table-cell table:style-name="pd1" office:value-type="string" office:string-value="poland_warszawa_2018_brodno.pb">
            <text:p>poland_warszawa_2018_brodno.pb</text:p>
          </table:table-cell>
        </table:table-row>
        <table:table-row>
          <table:table-cell office:value-type="string" office:string-value="nb_voters">
            <text:p>nb_voters</text:p>
          </table:table-cell>
          <table:table-cell office:value-type="float" office:value="5.0">
            <text:p>5.0</text:p>
          </table:table-cell>
          <table:table-cell office:value-type="float" office:value="4940">
            <text:p>4940</text:p>
          </table:table-cell>
          <table:table-cell office:value-type="float" office:value="11039">
            <text:p>11039</text:p>
          </table:table-cell>
          <table:table-cell office:value-type="float" office:value="2400">
            <text:p>2400</text:p>
          </table:table-cell>
          <table:table-cell office:value-type="float" office:value="6672">
            <text:p>6672</text:p>
          </table:table-cell>
          <table:table-cell office:value-type="float" office:value="10424">
            <text:p>10424</text:p>
          </table:table-cell>
          <table:table-cell office:value-type="float" office:value="6603">
            <text:p>6603</text:p>
          </table:table-cell>
          <table:table-cell office:value-type="float" office:value="2718">
            <text:p>2718</text:p>
          </table:table-cell>
          <table:table-cell office:value-type="float" office:value="7405">
            <text:p>7405</text:p>
          </table:table-cell>
          <table:table-cell office:value-type="float" office:value="4930">
            <text:p>4930</text:p>
          </table:table-cell>
          <table:table-cell office:value-type="float" office:value="1288">
            <text:p>1288</text:p>
          </table:table-cell>
          <table:table-cell office:value-type="float" office:value="3628">
            <text:p>3628</text:p>
          </table:table-cell>
          <table:table-cell office:value-type="float" office:value="9256">
            <text:p>9256</text:p>
          </table:table-cell>
          <table:table-cell office:value-type="float" office:value="81234">
            <text:p>81234</text:p>
          </table:table-cell>
          <table:table-cell office:value-type="float" office:value="3880">
            <text:p>3880</text:p>
          </table:table-cell>
          <table:table-cell office:value-type="float" office:value="5045">
            <text:p>5045</text:p>
          </table:table-cell>
          <table:table-cell office:value-type="float" office:value="4940">
            <text:p>4940</text:p>
          </table:table-cell>
          <table:table-cell office:value-type="float" office:value="2468">
            <text:p>2468</text:p>
          </table:table-cell>
          <table:table-cell office:value-type="float" office:value="1320">
            <text:p>1320</text:p>
          </table:table-cell>
          <table:table-cell office:value-type="float" office:value="2614">
            <text:p>2614</text:p>
          </table:table-cell>
          <table:table-cell office:value-type="float" office:value="4956">
            <text:p>4956</text:p>
          </table:table-cell>
          <table:table-cell office:value-type="float" office:value="1172">
            <text:p>1172</text:p>
          </table:table-cell>
          <table:table-cell office:value-type="float" office:value="2818">
            <text:p>2818</text:p>
          </table:table-cell>
          <table:table-cell office:value-type="float" office:value="9173">
            <text:p>9173</text:p>
          </table:table-cell>
          <table:table-cell office:value-type="float" office:value="2220">
            <text:p>2220</text:p>
          </table:table-cell>
          <table:table-cell office:value-type="float" office:value="5180">
            <text:p>5180</text:p>
          </table:table-cell>
          <table:table-cell office:value-type="float" office:value="6760">
            <text:p>6760</text:p>
          </table:table-cell>
          <table:table-cell office:value-type="float" office:value="2506">
            <text:p>2506</text:p>
          </table:table-cell>
          <table:table-cell office:value-type="float" office:value="78904">
            <text:p>78904</text:p>
          </table:table-cell>
          <table:table-cell office:value-type="float" office:value="2358">
            <text:p>2358</text:p>
          </table:table-cell>
          <table:table-cell office:value-type="float" office:value="4519">
            <text:p>4519</text:p>
          </table:table-cell>
          <table:table-cell office:value-type="float" office:value="8922">
            <text:p>8922</text:p>
          </table:table-cell>
          <table:table-cell office:value-type="float" office:value="1181">
            <text:p>1181</text:p>
          </table:table-cell>
          <table:table-cell office:value-type="float" office:value="6260">
            <text:p>6260</text:p>
          </table:table-cell>
          <table:table-cell office:value-type="float" office:value="4680">
            <text:p>4680</text:p>
          </table:table-cell>
          <table:table-cell office:value-type="float" office:value="3883">
            <text:p>3883</text:p>
          </table:table-cell>
          <table:table-cell office:value-type="float" office:value="5091">
            <text:p>5091</text:p>
          </table:table-cell>
          <table:table-cell office:value-type="float" office:value="11067">
            <text:p>11067</text:p>
          </table:table-cell>
          <table:table-cell office:value-type="float" office:value="4392">
            <text:p>4392</text:p>
          </table:table-cell>
          <table:table-cell office:value-type="float" office:value="1929">
            <text:p>1929</text:p>
          </table:table-cell>
          <table:table-cell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float" office:value="7683">
            <text:p>7683</text:p>
          </table:table-cell>
          <table:table-cell office:value-type="float" office:value="756">
            <text:p>756</text:p>
          </table:table-cell>
          <table:table-cell office:value-type="float" office:value="5318">
            <text:p>5318</text:p>
          </table:table-cell>
          <table:table-cell office:value-type="float" office:value="740">
            <text:p>740</text:p>
          </table:table-cell>
          <table:table-cell office:value-type="float" office:value="2458">
            <text:p>2458</text:p>
          </table:table-cell>
          <table:table-cell office:value-type="float" office:value="344">
            <text:p>344</text:p>
          </table:table-cell>
          <table:table-cell office:value-type="float" office:value="631">
            <text:p>631</text:p>
          </table:table-cell>
          <table:table-cell office:value-type="float" office:value="1506">
            <text:p>1506</text:p>
          </table:table-cell>
          <table:table-cell office:value-type="float" office:value="142">
            <text:p>142</text:p>
          </table:table-cell>
          <table:table-cell office:value-type="float" office:value="3976">
            <text:p>3976</text:p>
          </table:table-cell>
          <table:table-cell office:value-type="float" office:value="669">
            <text:p>669</text:p>
          </table:table-cell>
          <table:table-cell office:value-type="float" office:value="466">
            <text:p>466</text:p>
          </table:table-cell>
          <table:table-cell office:value-type="float" office:value="182">
            <text:p>182</text:p>
          </table:table-cell>
          <table:table-cell office:value-type="float" office:value="1534">
            <text:p>1534</text:p>
          </table:table-cell>
          <table:table-cell office:value-type="float" office:value="663">
            <text:p>663</text:p>
          </table:table-cell>
          <table:table-cell office:value-type="float" office:value="558">
            <text:p>558</text:p>
          </table:table-cell>
          <table:table-cell office:value-type="float" office:value="3005">
            <text:p>3005</text:p>
          </table:table-cell>
          <table:table-cell office:value-type="float" office:value="2106">
            <text:p>2106</text:p>
          </table:table-cell>
          <table:table-cell office:value-type="float" office:value="529">
            <text:p>529</text:p>
          </table:table-cell>
          <table:table-cell office:value-type="float" office:value="274">
            <text:p>274</text:p>
          </table:table-cell>
          <table:table-cell office:value-type="float" office:value="2494">
            <text:p>2494</text:p>
          </table:table-cell>
          <table:table-cell office:value-type="float" office:value="1308">
            <text:p>1308</text:p>
          </table:table-cell>
          <table:table-cell office:value-type="float" office:value="1175">
            <text:p>1175</text:p>
          </table:table-cell>
          <table:table-cell office:value-type="float" office:value="331">
            <text:p>331</text:p>
          </table:table-cell>
          <table:table-cell office:value-type="float" office:value="642">
            <text:p>642</text:p>
          </table:table-cell>
          <table:table-cell office:value-type="float" office:value="1063">
            <text:p>1063</text:p>
          </table:table-cell>
          <table:table-cell office:value-type="float" office:value="295">
            <text:p>295</text:p>
          </table:table-cell>
          <table:table-cell office:value-type="float" office:value="1123">
            <text:p>1123</text:p>
          </table:table-cell>
          <table:table-cell office:value-type="float" office:value="4076">
            <text:p>4076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 office:value-type="float" office:value="1667">
            <text:p>1667</text:p>
          </table:table-cell>
          <table:table-cell office:value-type="float" office:value="748">
            <text:p>748</text:p>
          </table:table-cell>
          <table:table-cell office:value-type="float" office:value="606">
            <text:p>606</text:p>
          </table:table-cell>
          <table:table-cell office:value-type="float" office:value="2696">
            <text:p>2696</text:p>
          </table:table-cell>
          <table:table-cell office:value-type="float" office:value="934">
            <text:p>934</text:p>
          </table:table-cell>
          <table:table-cell office:value-type="float" office:value="1588">
            <text:p>1588</text:p>
          </table:table-cell>
          <table:table-cell office:value-type="float" office:value="454">
            <text:p>454</text:p>
          </table:table-cell>
          <table:table-cell office:value-type="float" office:value="3990">
            <text:p>3990</text:p>
          </table:table-cell>
          <table:table-cell office:value-type="float" office:value="847">
            <text:p>847</text:p>
          </table:table-cell>
          <table:table-cell office:value-type="float" office:value="185">
            <text:p>185</text:p>
          </table:table-cell>
          <table:table-cell office:value-type="float" office:value="494">
            <text:p>494</text:p>
          </table:table-cell>
          <table:table-cell office:value-type="float" office:value="1439">
            <text:p>1439</text:p>
          </table:table-cell>
          <table:table-cell office:value-type="float" office:value="1837">
            <text:p>1837</text:p>
          </table:table-cell>
          <table:table-cell office:value-type="float" office:value="7343">
            <text:p>7343</text:p>
          </table:table-cell>
          <table:table-cell office:value-type="float" office:value="2701">
            <text:p>2701</text:p>
          </table:table-cell>
          <table:table-cell office:value-type="float" office:value="1006">
            <text:p>1006</text:p>
          </table:table-cell>
          <table:table-cell office:value-type="float" office:value="929">
            <text:p>929</text:p>
          </table:table-cell>
          <table:table-cell office:value-type="float" office:value="2680">
            <text:p>2680</text:p>
          </table:table-cell>
          <table:table-cell office:value-type="float" office:value="2207">
            <text:p>2207</text:p>
          </table:table-cell>
          <table:table-cell office:value-type="float" office:value="512">
            <text:p>512</text:p>
          </table:table-cell>
          <table:table-cell office:value-type="float" office:value="1552">
            <text:p>1552</text:p>
          </table:table-cell>
          <table:table-cell office:value-type="float" office:value="752">
            <text:p>752</text:p>
          </table:table-cell>
          <table:table-cell office:value-type="float" office:value="2751">
            <text:p>2751</text:p>
          </table:table-cell>
          <table:table-cell office:value-type="float" office:value="1887">
            <text:p>1887</text:p>
          </table:table-cell>
          <table:table-cell office:value-type="float" office:value="606">
            <text:p>606</text:p>
          </table:table-cell>
          <table:table-cell office:value-type="float" office:value="3779">
            <text:p>3779</text:p>
          </table:table-cell>
          <table:table-cell office:value-type="float" office:value="205">
            <text:p>205</text:p>
          </table:table-cell>
          <table:table-cell office:value-type="float" office:value="623">
            <text:p>623</text:p>
          </table:table-cell>
          <table:table-cell office:value-type="float" office:value="457">
            <text:p>457</text:p>
          </table:table-cell>
          <table:table-cell office:value-type="float" office:value="447">
            <text:p>447</text:p>
          </table:table-cell>
          <table:table-cell office:value-type="float" office:value="413">
            <text:p>413</text:p>
          </table:table-cell>
          <table:table-cell office:value-type="float" office:value="154">
            <text:p>154</text:p>
          </table:table-cell>
          <table:table-cell office:value-type="float" office:value="439">
            <text:p>439</text:p>
          </table:table-cell>
          <table:table-cell office:value-type="float" office:value="687">
            <text:p>687</text:p>
          </table:table-cell>
          <table:table-cell office:value-type="float" office:value="1357">
            <text:p>1357</text:p>
          </table:table-cell>
          <table:table-cell office:value-type="float" office:value="287">
            <text:p>287</text:p>
          </table:table-cell>
          <table:table-cell office:value-type="float" office:value="718">
            <text:p>718</text:p>
          </table:table-cell>
          <table:table-cell office:value-type="float" office:value="6134">
            <text:p>6134</text:p>
          </table:table-cell>
          <table:table-cell office:value-type="float" office:value="364">
            <text:p>364</text:p>
          </table:table-cell>
          <table:table-cell office:value-type="float" office:value="1578">
            <text:p>1578</text:p>
          </table:table-cell>
          <table:table-cell office:value-type="float" office:value="127">
            <text:p>127</text:p>
          </table:table-cell>
          <table:table-cell office:value-type="float" office:value="396">
            <text:p>396</text:p>
          </table:table-cell>
          <table:table-cell office:value-type="float" office:value="1485">
            <text:p>1485</text:p>
          </table:table-cell>
          <table:table-cell office:value-type="float" office:value="1134">
            <text:p>1134</text:p>
          </table:table-cell>
          <table:table-cell office:value-type="float" office:value="242">
            <text:p>242</text:p>
          </table:table-cell>
          <table:table-cell office:value-type="float" office:value="1560">
            <text:p>1560</text:p>
          </table:table-cell>
          <table:table-cell office:value-type="float" office:value="598">
            <text:p>598</text:p>
          </table:table-cell>
          <table:table-cell office:value-type="float" office:value="791">
            <text:p>791</text:p>
          </table:table-cell>
          <table:table-cell office:value-type="float" office:value="652">
            <text:p>652</text:p>
          </table:table-cell>
          <table:table-cell office:value-type="float" office:value="491">
            <text:p>491</text:p>
          </table:table-cell>
          <table:table-cell office:value-type="float" office:value="3495">
            <text:p>3495</text:p>
          </table:table-cell>
          <table:table-cell office:value-type="float" office:value="421">
            <text:p>421</text:p>
          </table:table-cell>
          <table:table-cell office:value-type="float" office:value="2706">
            <text:p>2706</text:p>
          </table:table-cell>
          <table:table-cell office:value-type="float" office:value="110">
            <text:p>110</text:p>
          </table:table-cell>
          <table:table-cell office:value-type="float" office:value="1773">
            <text:p>1773</text:p>
          </table:table-cell>
          <table:table-cell office:value-type="float" office:value="1622">
            <text:p>1622</text:p>
          </table:table-cell>
          <table:table-cell office:value-type="float" office:value="8172">
            <text:p>8172</text:p>
          </table:table-cell>
          <table:table-cell office:value-type="float" office:value="923">
            <text:p>923</text:p>
          </table:table-cell>
          <table:table-cell office:value-type="float" office:value="1135">
            <text:p>1135</text:p>
          </table:table-cell>
          <table:table-cell office:value-type="float" office:value="510">
            <text:p>510</text:p>
          </table:table-cell>
          <table:table-cell office:value-type="float" office:value="654">
            <text:p>654</text:p>
          </table:table-cell>
          <table:table-cell office:value-type="float" office:value="4377">
            <text:p>4377</text:p>
          </table:table-cell>
          <table:table-cell office:value-type="float" office:value="422">
            <text:p>422</text:p>
          </table:table-cell>
          <table:table-cell office:value-type="float" office:value="1158">
            <text:p>1158</text:p>
          </table:table-cell>
          <table:table-cell office:value-type="float" office:value="5765">
            <text:p>5765</text:p>
          </table:table-cell>
          <table:table-cell office:value-type="float" office:value="713">
            <text:p>713</text:p>
          </table:table-cell>
          <table:table-cell office:value-type="float" office:value="1105">
            <text:p>1105</text:p>
          </table:table-cell>
          <table:table-cell office:value-type="float" office:value="3604">
            <text:p>3604</text:p>
          </table:table-cell>
          <table:table-cell office:value-type="float" office:value="1684">
            <text:p>1684</text:p>
          </table:table-cell>
          <table:table-cell office:value-type="float" office:value="647">
            <text:p>647</text:p>
          </table:table-cell>
          <table:table-cell office:value-type="float" office:value="7565">
            <text:p>7565</text:p>
          </table:table-cell>
          <table:table-cell office:value-type="float" office:value="1669">
            <text:p>1669</text:p>
          </table:table-cell>
          <table:table-cell office:value-type="float" office:value="2238">
            <text:p>2238</text:p>
          </table:table-cell>
          <table:table-cell office:value-type="float" office:value="729">
            <text:p>729</text:p>
          </table:table-cell>
          <table:table-cell office:value-type="float" office:value="4313">
            <text:p>4313</text:p>
          </table:table-cell>
          <table:table-cell office:value-type="float" office:value="108">
            <text:p>108</text:p>
          </table:table-cell>
          <table:table-cell office:value-type="float" office:value="2064">
            <text:p>2064</text:p>
          </table:table-cell>
          <table:table-cell office:value-type="float" office:value="465">
            <text:p>465</text:p>
          </table:table-cell>
          <table:table-cell office:value-type="float" office:value="377">
            <text:p>377</text:p>
          </table:table-cell>
          <table:table-cell office:value-type="float" office:value="1572">
            <text:p>1572</text:p>
          </table:table-cell>
          <table:table-cell office:value-type="float" office:value="494">
            <text:p>494</text:p>
          </table:table-cell>
          <table:table-cell office:value-type="float" office:value="851">
            <text:p>851</text:p>
          </table:table-cell>
          <table:table-cell office:value-type="float" office:value="265">
            <text:p>265</text:p>
          </table:table-cell>
          <table:table-cell office:value-type="float" office:value="373">
            <text:p>373</text:p>
          </table:table-cell>
          <table:table-cell office:value-type="float" office:value="587">
            <text:p>587</text:p>
          </table:table-cell>
          <table:table-cell office:value-type="float" office:value="3112">
            <text:p>3112</text:p>
          </table:table-cell>
          <table:table-cell office:value-type="float" office:value="1012">
            <text:p>1012</text:p>
          </table:table-cell>
          <table:table-cell office:value-type="float" office:value="1107">
            <text:p>1107</text:p>
          </table:table-cell>
          <table:table-cell office:value-type="float" office:value="7477">
            <text:p>7477</text:p>
          </table:table-cell>
          <table:table-cell office:value-type="float" office:value="268">
            <text:p>268</text:p>
          </table:table-cell>
          <table:table-cell office:value-type="float" office:value="2333">
            <text:p>2333</text:p>
          </table:table-cell>
          <table:table-cell office:value-type="float" office:value="826">
            <text:p>826</text:p>
          </table:table-cell>
          <table:table-cell office:value-type="float" office:value="1438">
            <text:p>1438</text:p>
          </table:table-cell>
          <table:table-cell office:value-type="float" office:value="4197">
            <text:p>4197</text:p>
          </table:table-cell>
          <table:table-cell office:value-type="float" office:value="1978">
            <text:p>1978</text:p>
          </table:table-cell>
          <table:table-cell office:value-type="float" office:value="1265">
            <text:p>1265</text:p>
          </table:table-cell>
          <table:table-cell office:value-type="float" office:value="1735">
            <text:p>1735</text:p>
          </table:table-cell>
          <table:table-cell office:value-type="float" office:value="135">
            <text:p>135</text:p>
          </table:table-cell>
          <table:table-cell office:value-type="float" office:value="1006">
            <text:p>1006</text:p>
          </table:table-cell>
          <table:table-cell office:value-type="float" office:value="1386">
            <text:p>1386</text:p>
          </table:table-cell>
          <table:table-cell office:value-type="float" office:value="580">
            <text:p>580</text:p>
          </table:table-cell>
          <table:table-cell office:value-type="float" office:value="1119">
            <text:p>1119</text:p>
          </table:table-cell>
          <table:table-cell office:value-type="float" office:value="258">
            <text:p>258</text:p>
          </table:table-cell>
          <table:table-cell office:value-type="float" office:value="1470">
            <text:p>1470</text:p>
          </table:table-cell>
          <table:table-cell office:value-type="float" office:value="1326">
            <text:p>1326</text:p>
          </table:table-cell>
          <table:table-cell office:value-type="float" office:value="1375">
            <text:p>1375</text:p>
          </table:table-cell>
          <table:table-cell office:value-type="float" office:value="327">
            <text:p>327</text:p>
          </table:table-cell>
          <table:table-cell office:value-type="float" office:value="545">
            <text:p>545</text:p>
          </table:table-cell>
          <table:table-cell office:value-type="float" office:value="3203">
            <text:p>3203</text:p>
          </table:table-cell>
          <table:table-cell office:value-type="float" office:value="1147">
            <text:p>1147</text:p>
          </table:table-cell>
          <table:table-cell office:value-type="float" office:value="120">
            <text:p>120</text:p>
          </table:table-cell>
          <table:table-cell office:value-type="float" office:value="4849">
            <text:p>4849</text:p>
          </table:table-cell>
          <table:table-cell office:value-type="float" office:value="440">
            <text:p>440</text:p>
          </table:table-cell>
          <table:table-cell office:value-type="float" office:value="2784">
            <text:p>2784</text:p>
          </table:table-cell>
          <table:table-cell office:value-type="float" office:value="7493">
            <text:p>7493</text:p>
          </table:table-cell>
          <table:table-cell office:value-type="float" office:value="27">
            <text:p>27</text:p>
          </table:table-cell>
          <table:table-cell office:value-type="float" office:value="1751">
            <text:p>1751</text:p>
          </table:table-cell>
          <table:table-cell office:value-type="float" office:value="927">
            <text:p>927</text:p>
          </table:table-cell>
          <table:table-cell office:value-type="float" office:value="397">
            <text:p>397</text:p>
          </table:table-cell>
          <table:table-cell office:value-type="float" office:value="967">
            <text:p>967</text:p>
          </table:table-cell>
          <table:table-cell office:value-type="float" office:value="793">
            <text:p>793</text:p>
          </table:table-cell>
          <table:table-cell office:value-type="float" office:value="2850">
            <text:p>2850</text:p>
          </table:table-cell>
          <table:table-cell office:value-type="float" office:value="765">
            <text:p>765</text:p>
          </table:table-cell>
          <table:table-cell office:value-type="float" office:value="2370">
            <text:p>2370</text:p>
          </table:table-cell>
          <table:table-cell office:value-type="float" office:value="1326">
            <text:p>1326</text:p>
          </table:table-cell>
          <table:table-cell office:value-type="float" office:value="228">
            <text:p>228</text:p>
          </table:table-cell>
          <table:table-cell office:value-type="float" office:value="577">
            <text:p>577</text:p>
          </table:table-cell>
          <table:table-cell office:value-type="float" office:value="2093">
            <text:p>2093</text:p>
          </table:table-cell>
          <table:table-cell office:value-type="float" office:value="1078">
            <text:p>1078</text:p>
          </table:table-cell>
          <table:table-cell office:value-type="float" office:value="3507">
            <text:p>3507</text:p>
          </table:table-cell>
          <table:table-cell office:value-type="float" office:value="4480">
            <text:p>4480</text:p>
          </table:table-cell>
          <table:table-cell office:value-type="float" office:value="3258">
            <text:p>3258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3371">
            <text:p>3371</text:p>
          </table:table-cell>
          <table:table-cell office:value-type="float" office:value="1774">
            <text:p>1774</text:p>
          </table:table-cell>
          <table:table-cell office:value-type="float" office:value="674">
            <text:p>674</text:p>
          </table:table-cell>
          <table:table-cell office:value-type="float" office:value="1335">
            <text:p>1335</text:p>
          </table:table-cell>
          <table:table-cell office:value-type="float" office:value="1987">
            <text:p>1987</text:p>
          </table:table-cell>
          <table:table-cell office:value-type="float" office:value="2215">
            <text:p>2215</text:p>
          </table:table-cell>
          <table:table-cell office:value-type="float" office:value="176">
            <text:p>176</text:p>
          </table:table-cell>
          <table:table-cell office:value-type="float" office:value="777">
            <text:p>777</text:p>
          </table:table-cell>
          <table:table-cell office:value-type="float" office:value="1733">
            <text:p>1733</text:p>
          </table:table-cell>
          <table:table-cell office:value-type="float" office:value="2948">
            <text:p>2948</text:p>
          </table:table-cell>
          <table:table-cell office:value-type="float" office:value="10756">
            <text:p>10756</text:p>
          </table:table-cell>
          <table:table-cell office:value-type="float" office:value="5452">
            <text:p>5452</text:p>
          </table:table-cell>
          <table:table-cell office:value-type="float" office:value="14897">
            <text:p>14897</text:p>
          </table:table-cell>
          <table:table-cell office:value-type="float" office:value="8003">
            <text:p>8003</text:p>
          </table:table-cell>
          <table:table-cell office:value-type="float" office:value="1505">
            <text:p>1505</text:p>
          </table:table-cell>
          <table:table-cell office:value-type="float" office:value="3522">
            <text:p>3522</text:p>
          </table:table-cell>
          <table:table-cell office:value-type="float" office:value="2374">
            <text:p>2374</text:p>
          </table:table-cell>
          <table:table-cell office:value-type="float" office:value="10105">
            <text:p>10105</text:p>
          </table:table-cell>
          <table:table-cell office:value-type="float" office:value="5115">
            <text:p>5115</text:p>
          </table:table-cell>
          <table:table-cell office:value-type="float" office:value="86721">
            <text:p>86721</text:p>
          </table:table-cell>
          <table:table-cell office:value-type="float" office:value="12021">
            <text:p>12021</text:p>
          </table:table-cell>
          <table:table-cell office:value-type="float" office:value="5458">
            <text:p>5458</text:p>
          </table:table-cell>
          <table:table-cell office:value-type="float" office:value="6848">
            <text:p>6848</text:p>
          </table:table-cell>
          <table:table-cell office:value-type="float" office:value="3197">
            <text:p>3197</text:p>
          </table:table-cell>
          <table:table-cell office:value-type="float" office:value="1515">
            <text:p>1515</text:p>
          </table:table-cell>
          <table:table-cell office:value-type="float" office:value="5438">
            <text:p>5438</text:p>
          </table:table-cell>
          <table:table-cell office:value-type="float" office:value="3187">
            <text:p>3187</text:p>
          </table:table-cell>
          <table:table-cell office:value-type="float" office:value="2600">
            <text:p>2600</text:p>
          </table:table-cell>
          <table:table-cell office:value-type="float" office:value="2601">
            <text:p>2601</text:p>
          </table:table-cell>
          <table:table-cell office:value-type="float" office:value="2845">
            <text:p>2845</text:p>
          </table:table-cell>
          <table:table-cell office:value-type="float" office:value="9442">
            <text:p>9442</text:p>
          </table:table-cell>
          <table:table-cell office:value-type="float" office:value="1837">
            <text:p>1837</text:p>
          </table:table-cell>
          <table:table-cell office:value-type="float" office:value="5501">
            <text:p>5501</text:p>
          </table:table-cell>
          <table:table-cell office:value-type="float" office:value="1374">
            <text:p>1374</text:p>
          </table:table-cell>
          <table:table-cell office:value-type="float" office:value="4038">
            <text:p>4038</text:p>
          </table:table-cell>
          <table:table-cell office:value-type="float" office:value="4044">
            <text:p>4044</text:p>
          </table:table-cell>
          <table:table-cell office:value-type="float" office:value="4510">
            <text:p>4510</text:p>
          </table:table-cell>
          <table:table-cell office:value-type="float" office:value="8422">
            <text:p>8422</text:p>
          </table:table-cell>
          <table:table-cell office:value-type="float" office:value="4761">
            <text:p>4761</text:p>
          </table:table-cell>
          <table:table-cell office:value-type="float" office:value="1009">
            <text:p>1009</text:p>
          </table:table-cell>
          <table:table-cell office:value-type="float" office:value="1754">
            <text:p>1754</text:p>
          </table:table-cell>
          <table:table-cell office:value-type="float" office:value="4235">
            <text:p>4235</text:p>
          </table:table-cell>
          <table:table-cell office:value-type="float" office:value="5870">
            <text:p>5870</text:p>
          </table:table-cell>
          <table:table-cell office:value-type="float" office:value="75255">
            <text:p>75255</text:p>
          </table:table-cell>
          <table:table-cell office:value-type="float" office:value="8244">
            <text:p>8244</text:p>
          </table:table-cell>
          <table:table-cell office:value-type="float" office:value="5689">
            <text:p>5689</text:p>
          </table:table-cell>
          <table:table-cell office:value-type="float" office:value="5951">
            <text:p>5951</text:p>
          </table:table-cell>
          <table:table-cell office:value-type="float" office:value="3007">
            <text:p>3007</text:p>
          </table:table-cell>
          <table:table-cell office:value-type="float" office:value="4255">
            <text:p>4255</text:p>
          </table:table-cell>
          <table:table-cell office:value-type="float" office:value="1811">
            <text:p>1811</text:p>
          </table:table-cell>
          <table:table-cell office:value-type="float" office:value="10568">
            <text:p>10568</text:p>
          </table:table-cell>
          <table:table-cell office:value-type="float" office:value="1487">
            <text:p>1487</text:p>
          </table:table-cell>
          <table:table-cell office:value-type="float" office:value="5552">
            <text:p>5552</text:p>
          </table:table-cell>
          <table:table-cell office:value-type="float" office:value="4662">
            <text:p>4662</text:p>
          </table:table-cell>
          <table:table-cell office:value-type="float" office:value="9338">
            <text:p>9338</text:p>
          </table:table-cell>
          <table:table-cell office:value-type="float" office:value="4697">
            <text:p>4697</text:p>
          </table:table-cell>
          <table:table-cell office:value-type="float" office:value="12933">
            <text:p>12933</text:p>
          </table:table-cell>
          <table:table-cell office:value-type="float" office:value="3007">
            <text:p>3007</text:p>
          </table:table-cell>
          <table:table-cell office:value-type="float" office:value="5867">
            <text:p>5867</text:p>
          </table:table-cell>
          <table:table-cell office:value-type="float" office:value="11063">
            <text:p>11063</text:p>
          </table:table-cell>
          <table:table-cell office:value-type="float" office:value="3079">
            <text:p>3079</text:p>
          </table:table-cell>
          <table:table-cell office:value-type="float" office:value="5495">
            <text:p>5495</text:p>
          </table:table-cell>
          <table:table-cell office:value-type="float" office:value="8647">
            <text:p>8647</text:p>
          </table:table-cell>
          <table:table-cell office:value-type="float" office:value="4092">
            <text:p>4092</text:p>
          </table:table-cell>
          <table:table-cell office:value-type="float" office:value="11402">
            <text:p>11402</text:p>
          </table:table-cell>
          <table:table-cell office:value-type="float" office:value="19257">
            <text:p>19257</text:p>
          </table:table-cell>
          <table:table-cell office:value-type="float" office:value="10857">
            <text:p>10857</text:p>
          </table:table-cell>
          <table:table-cell office:value-type="float" office:value="12546">
            <text:p>12546</text:p>
          </table:table-cell>
          <table:table-cell office:value-type="float" office:value="16243">
            <text:p>16243</text:p>
          </table:table-cell>
          <table:table-cell office:value-type="float" office:value="9552">
            <text:p>9552</text:p>
          </table:table-cell>
          <table:table-cell office:value-type="float" office:value="6119">
            <text:p>6119</text:p>
          </table:table-cell>
          <table:table-cell office:value-type="float" office:value="10923">
            <text:p>10923</text:p>
          </table:table-cell>
          <table:table-cell office:value-type="float" office:value="53801">
            <text:p>53801</text:p>
          </table:table-cell>
          <table:table-cell office:value-type="float" office:value="67103">
            <text:p>67103</text:p>
          </table:table-cell>
          <table:table-cell office:value-type="float" office:value="4392">
            <text:p>4392</text:p>
          </table:table-cell>
          <table:table-cell office:value-type="float" office:value="1664">
            <text:p>1664</text:p>
          </table:table-cell>
          <table:table-cell office:value-type="float" office:value="1058">
            <text:p>1058</text:p>
          </table:table-cell>
          <table:table-cell office:value-type="float" office:value="2242">
            <text:p>2242</text:p>
          </table:table-cell>
          <table:table-cell office:value-type="float" office:value="94">
            <text:p>94</text:p>
          </table:table-cell>
          <table:table-cell office:value-type="float" office:value="301">
            <text:p>301</text:p>
          </table:table-cell>
          <table:table-cell office:value-type="float" office:value="780">
            <text:p>780</text:p>
          </table:table-cell>
          <table:table-cell office:value-type="float" office:value="91">
            <text:p>91</text:p>
          </table:table-cell>
          <table:table-cell office:value-type="float" office:value="1507">
            <text:p>1507</text:p>
          </table:table-cell>
          <table:table-cell office:value-type="float" office:value="2260">
            <text:p>2260</text:p>
          </table:table-cell>
          <table:table-cell office:value-type="float" office:value="477">
            <text:p>477</text:p>
          </table:table-cell>
          <table:table-cell office:value-type="float" office:value="157">
            <text:p>157</text:p>
          </table:table-cell>
          <table:table-cell office:value-type="float" office:value="4091">
            <text:p>4091</text:p>
          </table:table-cell>
          <table:table-cell office:value-type="float" office:value="2119">
            <text:p>2119</text:p>
          </table:table-cell>
          <table:table-cell office:value-type="float" office:value="1364">
            <text:p>1364</text:p>
          </table:table-cell>
          <table:table-cell office:value-type="float" office:value="901">
            <text:p>901</text:p>
          </table:table-cell>
          <table:table-cell office:value-type="float" office:value="2736">
            <text:p>2736</text:p>
          </table:table-cell>
          <table:table-cell office:value-type="float" office:value="826">
            <text:p>826</text:p>
          </table:table-cell>
          <table:table-cell office:value-type="float" office:value="1391">
            <text:p>1391</text:p>
          </table:table-cell>
          <table:table-cell office:value-type="float" office:value="446">
            <text:p>446</text:p>
          </table:table-cell>
          <table:table-cell office:value-type="float" office:value="506">
            <text:p>506</text:p>
          </table:table-cell>
          <table:table-cell office:value-type="float" office:value="1601">
            <text:p>1601</text:p>
          </table:table-cell>
          <table:table-cell office:value-type="float" office:value="8699">
            <text:p>8699</text:p>
          </table:table-cell>
          <table:table-cell office:value-type="float" office:value="1717">
            <text:p>1717</text:p>
          </table:table-cell>
          <table:table-cell office:value-type="float" office:value="652">
            <text:p>652</text:p>
          </table:table-cell>
          <table:table-cell office:value-type="float" office:value="1147">
            <text:p>1147</text:p>
          </table:table-cell>
          <table:table-cell office:value-type="float" office:value="1205">
            <text:p>1205</text:p>
          </table:table-cell>
          <table:table-cell office:value-type="float" office:value="1253">
            <text:p>1253</text:p>
          </table:table-cell>
          <table:table-cell office:value-type="float" office:value="300">
            <text:p>300</text:p>
          </table:table-cell>
          <table:table-cell office:value-type="float" office:value="1672">
            <text:p>1672</text:p>
          </table:table-cell>
          <table:table-cell office:value-type="float" office:value="5220">
            <text:p>5220</text:p>
          </table:table-cell>
          <table:table-cell office:value-type="float" office:value="426">
            <text:p>426</text:p>
          </table:table-cell>
          <table:table-cell office:value-type="float" office:value="936">
            <text:p>936</text:p>
          </table:table-cell>
          <table:table-cell office:value-type="float" office:value="8274">
            <text:p>8274</text:p>
          </table:table-cell>
          <table:table-cell office:value-type="float" office:value="586">
            <text:p>586</text:p>
          </table:table-cell>
          <table:table-cell office:value-type="float" office:value="716">
            <text:p>716</text:p>
          </table:table-cell>
          <table:table-cell office:value-type="float" office:value="585">
            <text:p>585</text:p>
          </table:table-cell>
          <table:table-cell office:value-type="float" office:value="1518">
            <text:p>1518</text:p>
          </table:table-cell>
          <table:table-cell office:value-type="float" office:value="605">
            <text:p>605</text:p>
          </table:table-cell>
          <table:table-cell office:value-type="float" office:value="1541">
            <text:p>1541</text:p>
          </table:table-cell>
          <table:table-cell office:value-type="float" office:value="1286">
            <text:p>1286</text:p>
          </table:table-cell>
          <table:table-cell office:value-type="float" office:value="1551">
            <text:p>1551</text:p>
          </table:table-cell>
          <table:table-cell office:value-type="float" office:value="2082">
            <text:p>2082</text:p>
          </table:table-cell>
          <table:table-cell office:value-type="float" office:value="2413">
            <text:p>2413</text:p>
          </table:table-cell>
          <table:table-cell office:value-type="float" office:value="2777">
            <text:p>2777</text:p>
          </table:table-cell>
          <table:table-cell office:value-type="float" office:value="976">
            <text:p>976</text:p>
          </table:table-cell>
          <table:table-cell office:value-type="float" office:value="2149">
            <text:p>2149</text:p>
          </table:table-cell>
          <table:table-cell office:value-type="float" office:value="8">
            <text:p>8</text:p>
          </table:table-cell>
          <table:table-cell office:value-type="float" office:value="498">
            <text:p>498</text:p>
          </table:table-cell>
          <table:table-cell office:value-type="float" office:value="792">
            <text:p>792</text:p>
          </table:table-cell>
          <table:table-cell office:value-type="float" office:value="678">
            <text:p>678</text:p>
          </table:table-cell>
          <table:table-cell office:value-type="float" office:value="856">
            <text:p>856</text:p>
          </table:table-cell>
          <table:table-cell office:value-type="float" office:value="1866">
            <text:p>1866</text:p>
          </table:table-cell>
          <table:table-cell office:value-type="float" office:value="388">
            <text:p>388</text:p>
          </table:table-cell>
          <table:table-cell office:value-type="float" office:value="149">
            <text:p>149</text:p>
          </table:table-cell>
          <table:table-cell office:value-type="float" office:value="1517">
            <text:p>1517</text:p>
          </table:table-cell>
          <table:table-cell office:value-type="float" office:value="3482">
            <text:p>3482</text:p>
          </table:table-cell>
          <table:table-cell office:value-type="float" office:value="5201">
            <text:p>5201</text:p>
          </table:table-cell>
          <table:table-cell office:value-type="float" office:value="1131">
            <text:p>1131</text:p>
          </table:table-cell>
          <table:table-cell office:value-type="float" office:value="1533">
            <text:p>1533</text:p>
          </table:table-cell>
          <table:table-cell office:value-type="float" office:value="302">
            <text:p>302</text:p>
          </table:table-cell>
          <table:table-cell office:value-type="float" office:value="1067">
            <text:p>1067</text:p>
          </table:table-cell>
          <table:table-cell office:value-type="float" office:value="229">
            <text:p>229</text:p>
          </table:table-cell>
          <table:table-cell office:value-type="float" office:value="1069">
            <text:p>1069</text:p>
          </table:table-cell>
          <table:table-cell office:value-type="float" office:value="1472">
            <text:p>1472</text:p>
          </table:table-cell>
          <table:table-cell office:value-type="float" office:value="2006">
            <text:p>2006</text:p>
          </table:table-cell>
          <table:table-cell office:value-type="float" office:value="8171">
            <text:p>8171</text:p>
          </table:table-cell>
          <table:table-cell office:value-type="float" office:value="882">
            <text:p>882</text:p>
          </table:table-cell>
          <table:table-cell office:value-type="float" office:value="2438">
            <text:p>2438</text:p>
          </table:table-cell>
          <table:table-cell office:value-type="float" office:value="2827">
            <text:p>2827</text:p>
          </table:table-cell>
          <table:table-cell office:value-type="float" office:value="2136">
            <text:p>2136</text:p>
          </table:table-cell>
          <table:table-cell office:value-type="float" office:value="861">
            <text:p>861</text:p>
          </table:table-cell>
          <table:table-cell office:value-type="float" office:value="1225">
            <text:p>1225</text:p>
          </table:table-cell>
          <table:table-cell office:value-type="float" office:value="1484">
            <text:p>1484</text:p>
          </table:table-cell>
          <table:table-cell office:value-type="float" office:value="1061">
            <text:p>1061</text:p>
          </table:table-cell>
          <table:table-cell office:value-type="float" office:value="2176">
            <text:p>2176</text:p>
          </table:table-cell>
          <table:table-cell office:value-type="float" office:value="2632">
            <text:p>2632</text:p>
          </table:table-cell>
          <table:table-cell office:value-type="float" office:value="3995">
            <text:p>3995</text:p>
          </table:table-cell>
          <table:table-cell office:value-type="float" office:value="955">
            <text:p>955</text:p>
          </table:table-cell>
          <table:table-cell office:value-type="float" office:value="824">
            <text:p>824</text:p>
          </table:table-cell>
          <table:table-cell office:value-type="float" office:value="609">
            <text:p>609</text:p>
          </table:table-cell>
          <table:table-cell office:value-type="float" office:value="4641">
            <text:p>4641</text:p>
          </table:table-cell>
          <table:table-cell office:value-type="float" office:value="454">
            <text:p>454</text:p>
          </table:table-cell>
          <table:table-cell office:value-type="float" office:value="3819">
            <text:p>3819</text:p>
          </table:table-cell>
          <table:table-cell office:value-type="float" office:value="1746">
            <text:p>1746</text:p>
          </table:table-cell>
          <table:table-cell office:value-type="float" office:value="5544">
            <text:p>5544</text:p>
          </table:table-cell>
          <table:table-cell office:value-type="float" office:value="823">
            <text:p>823</text:p>
          </table:table-cell>
          <table:table-cell office:value-type="float" office:value="1356">
            <text:p>1356</text:p>
          </table:table-cell>
          <table:table-cell office:value-type="float" office:value="1448">
            <text:p>1448</text:p>
          </table:table-cell>
          <table:table-cell office:value-type="float" office:value="475">
            <text:p>475</text:p>
          </table:table-cell>
          <table:table-cell office:value-type="float" office:value="3157">
            <text:p>3157</text:p>
          </table:table-cell>
          <table:table-cell office:value-type="float" office:value="1779">
            <text:p>1779</text:p>
          </table:table-cell>
        </table:table-row>
        <table:table-row>
          <table:table-cell office:value-type="string" office:string-value="nb_projects">
            <text:p>nb_projects</text:p>
          </table:table-cell>
          <table:table-cell office:value-type="float" office:value="8.0">
            <text:p>8.0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138">
            <text:p>138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13">
            <text:p>113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121">
            <text:p>121</text:p>
          </table:table-cell>
          <table:table-cell office:value-type="float" office:value="51">
            <text:p>5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 office:string-value="budget">
            <text:p>budget</text:p>
          </table:table-cell>
          <table:table-cell office:value-type="float" office:value="100.0">
            <text:p>100.0</text:p>
          </table:table-cell>
          <table:table-cell office:value-type="string" office:string-value="4491605">
            <text:p>4491605</text:p>
          </table:table-cell>
          <table:table-cell office:value-type="string" office:string-value="8047458">
            <text:p>8047458</text:p>
          </table:table-cell>
          <table:table-cell office:value-type="string" office:string-value="1403626">
            <text:p>1403626</text:p>
          </table:table-cell>
          <table:table-cell office:value-type="string" office:string-value="5614506">
            <text:p>5614506</text:p>
          </table:table-cell>
          <table:table-cell office:value-type="string" office:string-value="6643832">
            <text:p>6643832</text:p>
          </table:table-cell>
          <table:table-cell office:value-type="string" office:string-value="4865905">
            <text:p>4865905</text:p>
          </table:table-cell>
          <table:table-cell office:value-type="string" office:string-value="1871502">
            <text:p>1871502</text:p>
          </table:table-cell>
          <table:table-cell office:value-type="string" office:string-value="4398029">
            <text:p>4398029</text:p>
          </table:table-cell>
          <table:table-cell office:value-type="string" office:string-value="3087978">
            <text:p>3087978</text:p>
          </table:table-cell>
          <table:table-cell office:value-type="string" office:string-value="935751">
            <text:p>935751</text:p>
          </table:table-cell>
          <table:table-cell office:value-type="string" office:string-value="2245802">
            <text:p>2245802</text:p>
          </table:table-cell>
          <table:table-cell office:value-type="string" office:string-value="5240205">
            <text:p>5240205</text:p>
          </table:table-cell>
          <table:table-cell office:value-type="string" office:string-value="28072528">
            <text:p>28072528</text:p>
          </table:table-cell>
          <table:table-cell office:value-type="string" office:string-value="4304454">
            <text:p>4304454</text:p>
          </table:table-cell>
          <table:table-cell office:value-type="string" office:string-value="2807253">
            <text:p>2807253</text:p>
          </table:table-cell>
          <table:table-cell office:value-type="string" office:string-value="4585180">
            <text:p>4585180</text:p>
          </table:table-cell>
          <table:table-cell office:value-type="string" office:string-value="1590777">
            <text:p>1590777</text:p>
          </table:table-cell>
          <table:table-cell office:value-type="string" office:string-value="935751">
            <text:p>935751</text:p>
          </table:table-cell>
          <table:table-cell office:value-type="string" office:string-value="2432952">
            <text:p>2432952</text:p>
          </table:table-cell>
          <table:table-cell office:value-type="string" office:string-value="5258802">
            <text:p>5258802</text:p>
          </table:table-cell>
          <table:table-cell office:value-type="string" office:string-value="1011308">
            <text:p>1011308</text:p>
          </table:table-cell>
          <table:table-cell office:value-type="string" office:string-value="2629401">
            <text:p>2629401</text:p>
          </table:table-cell>
          <table:table-cell office:value-type="string" office:string-value="4753148">
            <text:p>4753148</text:p>
          </table:table-cell>
          <table:table-cell office:value-type="string" office:string-value="1719224">
            <text:p>1719224</text:p>
          </table:table-cell>
          <table:table-cell office:value-type="string" office:string-value="4854279">
            <text:p>4854279</text:p>
          </table:table-cell>
          <table:table-cell office:value-type="string" office:string-value="5663326">
            <text:p>5663326</text:p>
          </table:table-cell>
          <table:table-cell office:value-type="string" office:string-value="2022616">
            <text:p>2022616</text:p>
          </table:table-cell>
          <table:table-cell office:value-type="string" office:string-value="30339246">
            <text:p>30339246</text:p>
          </table:table-cell>
          <table:table-cell office:value-type="string" office:string-value="1516962">
            <text:p>1516962</text:p>
          </table:table-cell>
          <table:table-cell office:value-type="string" office:string-value="2427140">
            <text:p>2427140</text:p>
          </table:table-cell>
          <table:table-cell office:value-type="string" office:string-value="7180288">
            <text:p>7180288</text:p>
          </table:table-cell>
          <table:table-cell office:value-type="string" office:string-value="1011308">
            <text:p>1011308</text:p>
          </table:table-cell>
          <table:table-cell office:value-type="string" office:string-value="6067849">
            <text:p>6067849</text:p>
          </table:table-cell>
          <table:table-cell office:value-type="string" office:string-value="4955410">
            <text:p>4955410</text:p>
          </table:table-cell>
          <table:table-cell office:value-type="string" office:string-value="4652017">
            <text:p>4652017</text:p>
          </table:table-cell>
          <table:table-cell office:value-type="string" office:string-value="3033924">
            <text:p>3033924</text:p>
          </table:table-cell>
          <table:table-cell office:value-type="string" office:string-value="8697250">
            <text:p>8697250</text:p>
          </table:table-cell>
          <table:table-cell office:value-type="string" office:string-value="3337317">
            <text:p>3337317</text:p>
          </table:table-cell>
          <table:table-cell office:value-type="string" office:string-value="1000000">
            <text:p>1000000</text:p>
          </table:table-cell>
          <table:table-cell office:value-type="string" office:string-value="27100">
            <text:p>27100</text:p>
          </table:table-cell>
          <table:table-cell office:value-type="string" office:string-value="1120000">
            <text:p>1120000</text:p>
          </table:table-cell>
          <table:table-cell office:value-type="string" office:string-value="2000000">
            <text:p>2000000</text:p>
          </table:table-cell>
          <table:table-cell office:value-type="string" office:string-value="527500">
            <text:p>527500</text:p>
          </table:table-cell>
          <table:table-cell office:value-type="string" office:string-value="1039053">
            <text:p>1039053</text:p>
          </table:table-cell>
          <table:table-cell office:value-type="string" office:string-value="700000">
            <text:p>700000</text:p>
          </table:table-cell>
          <table:table-cell office:value-type="string" office:string-value="825000">
            <text:p>825000</text:p>
          </table:table-cell>
          <table:table-cell office:value-type="string" office:string-value="400000">
            <text:p>400000</text:p>
          </table:table-cell>
          <table:table-cell office:value-type="string" office:string-value="373927">
            <text:p>373927</text:p>
          </table:table-cell>
          <table:table-cell office:value-type="string" office:string-value="1200000">
            <text:p>1200000</text:p>
          </table:table-cell>
          <table:table-cell office:value-type="string" office:string-value="200000">
            <text:p>200000</text:p>
          </table:table-cell>
          <table:table-cell office:value-type="string" office:string-value="1000000">
            <text:p>1000000</text:p>
          </table:table-cell>
          <table:table-cell office:value-type="string" office:string-value="6444791/20">
            <text:p>6444791/20</text:p>
          </table:table-cell>
          <table:table-cell office:value-type="string" office:string-value="179370">
            <text:p>179370</text:p>
          </table:table-cell>
          <table:table-cell office:value-type="string" office:string-value="920000">
            <text:p>920000</text:p>
          </table:table-cell>
          <table:table-cell office:value-type="string" office:string-value="850000">
            <text:p>850000</text:p>
          </table:table-cell>
          <table:table-cell office:value-type="string" office:string-value="670085">
            <text:p>670085</text:p>
          </table:table-cell>
          <table:table-cell office:value-type="string" office:string-value="900000">
            <text:p>900000</text:p>
          </table:table-cell>
          <table:table-cell office:value-type="string" office:string-value="1005065">
            <text:p>1005065</text:p>
          </table:table-cell>
          <table:table-cell office:value-type="string" office:string-value="80482879/100">
            <text:p>80482879/100</text:p>
          </table:table-cell>
          <table:table-cell office:value-type="string" office:string-value="125362">
            <text:p>125362</text:p>
          </table:table-cell>
          <table:table-cell office:value-type="string" office:string-value="11433991/100">
            <text:p>11433991/100</text:p>
          </table:table-cell>
          <table:table-cell office:value-type="string" office:string-value="1226744">
            <text:p>1226744</text:p>
          </table:table-cell>
          <table:table-cell office:value-type="string" office:string-value="75732773/100">
            <text:p>75732773/100</text:p>
          </table:table-cell>
          <table:table-cell office:value-type="string" office:string-value="1200000">
            <text:p>1200000</text:p>
          </table:table-cell>
          <table:table-cell office:value-type="string" office:string-value="181561">
            <text:p>181561</text:p>
          </table:table-cell>
          <table:table-cell office:value-type="string" office:string-value="381500">
            <text:p>381500</text:p>
          </table:table-cell>
          <table:table-cell office:value-type="string" office:string-value="462911">
            <text:p>462911</text:p>
          </table:table-cell>
          <table:table-cell office:value-type="string" office:string-value="137672">
            <text:p>137672</text:p>
          </table:table-cell>
          <table:table-cell office:value-type="string" office:string-value="1000000">
            <text:p>1000000</text:p>
          </table:table-cell>
          <table:table-cell office:value-type="string" office:string-value="400000">
            <text:p>400000</text:p>
          </table:table-cell>
          <table:table-cell office:value-type="string" office:string-value="766000">
            <text:p>766000</text:p>
          </table:table-cell>
          <table:table-cell office:value-type="string" office:string-value="400000">
            <text:p>400000</text:p>
          </table:table-cell>
          <table:table-cell office:value-type="string" office:string-value="1100000">
            <text:p>1100000</text:p>
          </table:table-cell>
          <table:table-cell office:value-type="string" office:string-value="546512">
            <text:p>546512</text:p>
          </table:table-cell>
          <table:table-cell office:value-type="string" office:string-value="527500">
            <text:p>527500</text:p>
          </table:table-cell>
          <table:table-cell office:value-type="string" office:string-value="588000">
            <text:p>588000</text:p>
          </table:table-cell>
          <table:table-cell office:value-type="string" office:string-value="1320000">
            <text:p>1320000</text:p>
          </table:table-cell>
          <table:table-cell office:value-type="string" office:string-value="1323000">
            <text:p>1323000</text:p>
          </table:table-cell>
          <table:table-cell office:value-type="string" office:string-value="400000">
            <text:p>400000</text:p>
          </table:table-cell>
          <table:table-cell office:value-type="string" office:string-value="1500000">
            <text:p>1500000</text:p>
          </table:table-cell>
          <table:table-cell office:value-type="string" office:string-value="800000">
            <text:p>800000</text:p>
          </table:table-cell>
          <table:table-cell office:value-type="string" office:string-value="151250">
            <text:p>151250</text:p>
          </table:table-cell>
          <table:table-cell office:value-type="string" office:string-value="400000">
            <text:p>400000</text:p>
          </table:table-cell>
          <table:table-cell office:value-type="string" office:string-value="827476">
            <text:p>827476</text:p>
          </table:table-cell>
          <table:table-cell office:value-type="string" office:string-value="700000">
            <text:p>700000</text:p>
          </table:table-cell>
          <table:table-cell office:value-type="string" office:string-value="46050603/50">
            <text:p>46050603/50</text:p>
          </table:table-cell>
          <table:table-cell office:value-type="string" office:string-value="1130000">
            <text:p>1130000</text:p>
          </table:table-cell>
          <table:table-cell office:value-type="string" office:string-value="686996">
            <text:p>686996</text:p>
          </table:table-cell>
          <table:table-cell office:value-type="string" office:string-value="1700000">
            <text:p>1700000</text:p>
          </table:table-cell>
          <table:table-cell office:value-type="string" office:string-value="1700000">
            <text:p>1700000</text:p>
          </table:table-cell>
          <table:table-cell office:value-type="string" office:string-value="898387">
            <text:p>898387</text:p>
          </table:table-cell>
          <table:table-cell office:value-type="string" office:string-value="600000">
            <text:p>600000</text:p>
          </table:table-cell>
          <table:table-cell office:value-type="string" office:string-value="1056186">
            <text:p>1056186</text:p>
          </table:table-cell>
          <table:table-cell office:value-type="string" office:string-value="527500">
            <text:p>527500</text:p>
          </table:table-cell>
          <table:table-cell office:value-type="string" office:string-value="550560">
            <text:p>550560</text:p>
          </table:table-cell>
          <table:table-cell office:value-type="string" office:string-value="850000">
            <text:p>850000</text:p>
          </table:table-cell>
          <table:table-cell office:value-type="string" office:string-value="1233000">
            <text:p>1233000</text:p>
          </table:table-cell>
          <table:table-cell office:value-type="string" office:string-value="1800000">
            <text:p>1800000</text:p>
          </table:table-cell>
          <table:table-cell office:value-type="string" office:string-value="135502">
            <text:p>135502</text:p>
          </table:table-cell>
          <table:table-cell office:value-type="string" office:string-value="400000">
            <text:p>400000</text:p>
          </table:table-cell>
          <table:table-cell office:value-type="string" office:string-value="152813">
            <text:p>152813</text:p>
          </table:table-cell>
          <table:table-cell office:value-type="string" office:string-value="462000">
            <text:p>462000</text:p>
          </table:table-cell>
          <table:table-cell office:value-type="string" office:string-value="920000">
            <text:p>920000</text:p>
          </table:table-cell>
          <table:table-cell office:value-type="string" office:string-value="220000">
            <text:p>220000</text:p>
          </table:table-cell>
          <table:table-cell office:value-type="string" office:string-value="263750">
            <text:p>263750</text:p>
          </table:table-cell>
          <table:table-cell office:value-type="string" office:string-value="310027">
            <text:p>310027</text:p>
          </table:table-cell>
          <table:table-cell office:value-type="string" office:string-value="736557">
            <text:p>736557</text:p>
          </table:table-cell>
          <table:table-cell office:value-type="string" office:string-value="136447">
            <text:p>136447</text:p>
          </table:table-cell>
          <table:table-cell office:value-type="string" office:string-value="550000">
            <text:p>550000</text:p>
          </table:table-cell>
          <table:table-cell office:value-type="string" office:string-value="1415000">
            <text:p>1415000</text:p>
          </table:table-cell>
          <table:table-cell office:value-type="string" office:string-value="263750">
            <text:p>263750</text:p>
          </table:table-cell>
          <table:table-cell office:value-type="string" office:string-value="730000">
            <text:p>730000</text:p>
          </table:table-cell>
          <table:table-cell office:value-type="string" office:string-value="120905">
            <text:p>120905</text:p>
          </table:table-cell>
          <table:table-cell office:value-type="string" office:string-value="1120000">
            <text:p>1120000</text:p>
          </table:table-cell>
          <table:table-cell office:value-type="string" office:string-value="1700000">
            <text:p>1700000</text:p>
          </table:table-cell>
          <table:table-cell office:value-type="string" office:string-value="1000000">
            <text:p>1000000</text:p>
          </table:table-cell>
          <table:table-cell office:value-type="string" office:string-value="459000">
            <text:p>459000</text:p>
          </table:table-cell>
          <table:table-cell office:value-type="string" office:string-value="1300000">
            <text:p>1300000</text:p>
          </table:table-cell>
          <table:table-cell office:value-type="string" office:string-value="18831737/50">
            <text:p>18831737/50</text:p>
          </table:table-cell>
          <table:table-cell office:value-type="string" office:string-value="900000">
            <text:p>900000</text:p>
          </table:table-cell>
          <table:table-cell office:value-type="string" office:string-value="187723">
            <text:p>187723</text:p>
          </table:table-cell>
          <table:table-cell office:value-type="string" office:string-value="4443537/20">
            <text:p>4443537/20</text:p>
          </table:table-cell>
          <table:table-cell office:value-type="string" office:string-value="394076">
            <text:p>394076</text:p>
          </table:table-cell>
          <table:table-cell office:value-type="string" office:string-value="161719">
            <text:p>161719</text:p>
          </table:table-cell>
          <table:table-cell office:value-type="string" office:string-value="101994037/100">
            <text:p>101994037/100</text:p>
          </table:table-cell>
          <table:table-cell office:value-type="string" office:string-value="123500">
            <text:p>123500</text:p>
          </table:table-cell>
          <table:table-cell office:value-type="string" office:string-value="1226744">
            <text:p>1226744</text:p>
          </table:table-cell>
          <table:table-cell office:value-type="string" office:string-value="721000">
            <text:p>721000</text:p>
          </table:table-cell>
          <table:table-cell office:value-type="string" office:string-value="4321791">
            <text:p>4321791</text:p>
          </table:table-cell>
          <table:table-cell office:value-type="string" office:string-value="336250">
            <text:p>336250</text:p>
          </table:table-cell>
          <table:table-cell office:value-type="string" office:string-value="475000">
            <text:p>475000</text:p>
          </table:table-cell>
          <table:table-cell office:value-type="string" office:string-value="122468">
            <text:p>122468</text:p>
          </table:table-cell>
          <table:table-cell office:value-type="string" office:string-value="374200">
            <text:p>374200</text:p>
          </table:table-cell>
          <table:table-cell office:value-type="string" office:string-value="1045538">
            <text:p>1045538</text:p>
          </table:table-cell>
          <table:table-cell office:value-type="string" office:string-value="110411">
            <text:p>110411</text:p>
          </table:table-cell>
          <table:table-cell office:value-type="string" office:string-value="763500">
            <text:p>763500</text:p>
          </table:table-cell>
          <table:table-cell office:value-type="string" office:string-value="3200000">
            <text:p>3200000</text:p>
          </table:table-cell>
          <table:table-cell office:value-type="string" office:string-value="21682941/100">
            <text:p>21682941/100</text:p>
          </table:table-cell>
          <table:table-cell office:value-type="string" office:string-value="1000000">
            <text:p>1000000</text:p>
          </table:table-cell>
          <table:table-cell office:value-type="string" office:string-value="426483">
            <text:p>426483</text:p>
          </table:table-cell>
          <table:table-cell office:value-type="string" office:string-value="77631403/100">
            <text:p>77631403/100</text:p>
          </table:table-cell>
          <table:table-cell office:value-type="string" office:string-value="400000">
            <text:p>400000</text:p>
          </table:table-cell>
          <table:table-cell office:value-type="string" office:string-value="2234147/5">
            <text:p>2234147/5</text:p>
          </table:table-cell>
          <table:table-cell office:value-type="string" office:string-value="600000">
            <text:p>600000</text:p>
          </table:table-cell>
          <table:table-cell office:value-type="string" office:string-value="700000">
            <text:p>700000</text:p>
          </table:table-cell>
          <table:table-cell office:value-type="string" office:string-value="336250">
            <text:p>336250</text:p>
          </table:table-cell>
          <table:table-cell office:value-type="string" office:string-value="1700000">
            <text:p>1700000</text:p>
          </table:table-cell>
          <table:table-cell office:value-type="string" office:string-value="98600">
            <text:p>98600</text:p>
          </table:table-cell>
          <table:table-cell office:value-type="string" office:string-value="1048158">
            <text:p>1048158</text:p>
          </table:table-cell>
          <table:table-cell office:value-type="string" office:string-value="133458">
            <text:p>133458</text:p>
          </table:table-cell>
          <table:table-cell office:value-type="string" office:string-value="625320">
            <text:p>625320</text:p>
          </table:table-cell>
          <table:table-cell office:value-type="string" office:string-value="1000000">
            <text:p>1000000</text:p>
          </table:table-cell>
          <table:table-cell office:value-type="string" office:string-value="136165">
            <text:p>136165</text:p>
          </table:table-cell>
          <table:table-cell office:value-type="string" office:string-value="336250">
            <text:p>336250</text:p>
          </table:table-cell>
          <table:table-cell office:value-type="string" office:string-value="128824">
            <text:p>128824</text:p>
          </table:table-cell>
          <table:table-cell office:value-type="string" office:string-value="115208">
            <text:p>115208</text:p>
          </table:table-cell>
          <table:table-cell office:value-type="string" office:string-value="475000">
            <text:p>475000</text:p>
          </table:table-cell>
          <table:table-cell office:value-type="string" office:string-value="505000">
            <text:p>505000</text:p>
          </table:table-cell>
          <table:table-cell office:value-type="string" office:string-value="600000">
            <text:p>600000</text:p>
          </table:table-cell>
          <table:table-cell office:value-type="string" office:string-value="625320">
            <text:p>625320</text:p>
          </table:table-cell>
          <table:table-cell office:value-type="string" office:string-value="1227000">
            <text:p>1227000</text:p>
          </table:table-cell>
          <table:table-cell office:value-type="string" office:string-value="148884">
            <text:p>148884</text:p>
          </table:table-cell>
          <table:table-cell office:value-type="string" office:string-value="1000000">
            <text:p>1000000</text:p>
          </table:table-cell>
          <table:table-cell office:value-type="string" office:string-value="9093372/25">
            <text:p>9093372/25</text:p>
          </table:table-cell>
          <table:table-cell office:value-type="string" office:string-value="1330900">
            <text:p>1330900</text:p>
          </table:table-cell>
          <table:table-cell office:value-type="string" office:string-value="725000">
            <text:p>725000</text:p>
          </table:table-cell>
          <table:table-cell office:value-type="string" office:string-value="743000">
            <text:p>743000</text:p>
          </table:table-cell>
          <table:table-cell office:value-type="string" office:string-value="600000">
            <text:p>600000</text:p>
          </table:table-cell>
          <table:table-cell office:value-type="string" office:string-value="1300000">
            <text:p>1300000</text:p>
          </table:table-cell>
          <table:table-cell office:value-type="string" office:string-value="113800">
            <text:p>113800</text:p>
          </table:table-cell>
          <table:table-cell office:value-type="string" office:string-value="827525">
            <text:p>827525</text:p>
          </table:table-cell>
          <table:table-cell office:value-type="string" office:string-value="760000">
            <text:p>760000</text:p>
          </table:table-cell>
          <table:table-cell office:value-type="string" office:string-value="143007">
            <text:p>143007</text:p>
          </table:table-cell>
          <table:table-cell office:value-type="string" office:string-value="475000">
            <text:p>475000</text:p>
          </table:table-cell>
          <table:table-cell office:value-type="string" office:string-value="130502">
            <text:p>130502</text:p>
          </table:table-cell>
          <table:table-cell office:value-type="string" office:string-value="14815861/20">
            <text:p>14815861/20</text:p>
          </table:table-cell>
          <table:table-cell office:value-type="string" office:string-value="800000">
            <text:p>800000</text:p>
          </table:table-cell>
          <table:table-cell office:value-type="string" office:string-value="13592891/25">
            <text:p>13592891/25</text:p>
          </table:table-cell>
          <table:table-cell office:value-type="string" office:string-value="132036">
            <text:p>132036</text:p>
          </table:table-cell>
          <table:table-cell office:value-type="string" office:string-value="117063">
            <text:p>117063</text:p>
          </table:table-cell>
          <table:table-cell office:value-type="string" office:string-value="862148">
            <text:p>862148</text:p>
          </table:table-cell>
          <table:table-cell office:value-type="string" office:string-value="550000">
            <text:p>550000</text:p>
          </table:table-cell>
          <table:table-cell office:value-type="string" office:string-value="110180">
            <text:p>110180</text:p>
          </table:table-cell>
          <table:table-cell office:value-type="string" office:string-value="1000000">
            <text:p>1000000</text:p>
          </table:table-cell>
          <table:table-cell office:value-type="string" office:string-value="336250">
            <text:p>336250</text:p>
          </table:table-cell>
          <table:table-cell office:value-type="string" office:string-value="1058150">
            <text:p>1058150</text:p>
          </table:table-cell>
          <table:table-cell office:value-type="string" office:string-value="1900000">
            <text:p>1900000</text:p>
          </table:table-cell>
          <table:table-cell office:value-type="string" office:string-value="51195">
            <text:p>51195</text:p>
          </table:table-cell>
          <table:table-cell office:value-type="string" office:string-value="1500000">
            <text:p>1500000</text:p>
          </table:table-cell>
          <table:table-cell office:value-type="string" office:string-value="6165977/20">
            <text:p>6165977/20</text:p>
          </table:table-cell>
          <table:table-cell office:value-type="string" office:string-value="124802">
            <text:p>124802</text:p>
          </table:table-cell>
          <table:table-cell office:value-type="string" office:string-value="1000000">
            <text:p>1000000</text:p>
          </table:table-cell>
          <table:table-cell office:value-type="string" office:string-value="625320">
            <text:p>625320</text:p>
          </table:table-cell>
          <table:table-cell office:value-type="string" office:string-value="886525">
            <text:p>886525</text:p>
          </table:table-cell>
          <table:table-cell office:value-type="string" office:string-value="625320">
            <text:p>625320</text:p>
          </table:table-cell>
          <table:table-cell office:value-type="string" office:string-value="1500000">
            <text:p>1500000</text:p>
          </table:table-cell>
          <table:table-cell office:value-type="string" office:string-value="1096900">
            <text:p>1096900</text:p>
          </table:table-cell>
          <table:table-cell office:value-type="string" office:string-value="200000">
            <text:p>200000</text:p>
          </table:table-cell>
          <table:table-cell office:value-type="string" office:string-value="900000">
            <text:p>900000</text:p>
          </table:table-cell>
          <table:table-cell office:value-type="string" office:string-value="48462269/50">
            <text:p>48462269/50</text:p>
          </table:table-cell>
          <table:table-cell office:value-type="string" office:string-value="309914">
            <text:p>309914</text:p>
          </table:table-cell>
          <table:table-cell office:value-type="string" office:string-value="625320">
            <text:p>625320</text:p>
          </table:table-cell>
          <table:table-cell office:value-type="string" office:string-value="1152321">
            <text:p>1152321</text:p>
          </table:table-cell>
          <table:table-cell office:value-type="string" office:string-value="1500000">
            <text:p>1500000</text:p>
          </table:table-cell>
          <table:table-cell office:value-type="string" office:string-value="1200000">
            <text:p>1200000</text:p>
          </table:table-cell>
          <table:table-cell office:value-type="string" office:string-value="1100000">
            <text:p>1100000</text:p>
          </table:table-cell>
          <table:table-cell office:value-type="string" office:string-value="1117635">
            <text:p>1117635</text:p>
          </table:table-cell>
          <table:table-cell office:value-type="string" office:string-value="694000">
            <text:p>694000</text:p>
          </table:table-cell>
          <table:table-cell office:value-type="string" office:string-value="650000">
            <text:p>650000</text:p>
          </table:table-cell>
          <table:table-cell office:value-type="string" office:string-value="800000">
            <text:p>800000</text:p>
          </table:table-cell>
          <table:table-cell office:value-type="string" office:string-value="763500">
            <text:p>763500</text:p>
          </table:table-cell>
          <table:table-cell office:value-type="string" office:string-value="815000">
            <text:p>815000</text:p>
          </table:table-cell>
          <table:table-cell office:value-type="string" office:string-value="2563334/25">
            <text:p>2563334/25</text:p>
          </table:table-cell>
          <table:table-cell office:value-type="string" office:string-value="600000">
            <text:p>600000</text:p>
          </table:table-cell>
          <table:table-cell office:value-type="string" office:string-value="475000">
            <text:p>475000</text:p>
          </table:table-cell>
          <table:table-cell office:value-type="string" office:string-value="2160895">
            <text:p>2160895</text:p>
          </table:table-cell>
          <table:table-cell office:value-type="string" office:string-value="3906234">
            <text:p>3906234</text:p>
          </table:table-cell>
          <table:table-cell office:value-type="string" office:string-value="2493341">
            <text:p>2493341</text:p>
          </table:table-cell>
          <table:table-cell office:value-type="string" office:string-value="5900907">
            <text:p>5900907</text:p>
          </table:table-cell>
          <table:table-cell office:value-type="string" office:string-value="4321791">
            <text:p>4321791</text:p>
          </table:table-cell>
          <table:table-cell office:value-type="string" office:string-value="831114">
            <text:p>831114</text:p>
          </table:table-cell>
          <table:table-cell office:value-type="string" office:string-value="1662227">
            <text:p>1662227</text:p>
          </table:table-cell>
          <table:table-cell office:value-type="string" office:string-value="1412893">
            <text:p>1412893</text:p>
          </table:table-cell>
          <table:table-cell office:value-type="string" office:string-value="4986682">
            <text:p>4986682</text:p>
          </table:table-cell>
          <table:table-cell office:value-type="string" office:string-value="2742675">
            <text:p>2742675</text:p>
          </table:table-cell>
          <table:table-cell office:value-type="string" office:string-value="24933409">
            <text:p>24933409</text:p>
          </table:table-cell>
          <table:table-cell office:value-type="string" office:string-value="7147577">
            <text:p>7147577</text:p>
          </table:table-cell>
          <table:table-cell office:value-type="string" office:string-value="3989345">
            <text:p>3989345</text:p>
          </table:table-cell>
          <table:table-cell office:value-type="string" office:string-value="4654236">
            <text:p>4654236</text:p>
          </table:table-cell>
          <table:table-cell office:value-type="string" office:string-value="3823123">
            <text:p>3823123</text:p>
          </table:table-cell>
          <table:table-cell office:value-type="string" office:string-value="831114">
            <text:p>831114</text:p>
          </table:table-cell>
          <table:table-cell office:value-type="string" office:string-value="4072457">
            <text:p>4072457</text:p>
          </table:table-cell>
          <table:table-cell office:value-type="string" office:string-value="1994673">
            <text:p>1994673</text:p>
          </table:table-cell>
          <table:table-cell office:value-type="string" office:string-value="1246670">
            <text:p>1246670</text:p>
          </table:table-cell>
          <table:table-cell office:value-type="string" office:string-value="2637105">
            <text:p>2637105</text:p>
          </table:table-cell>
          <table:table-cell office:value-type="string" office:string-value="2028543">
            <text:p>2028543</text:p>
          </table:table-cell>
          <table:table-cell office:value-type="string" office:string-value="8722733">
            <text:p>8722733</text:p>
          </table:table-cell>
          <table:table-cell office:value-type="string" office:string-value="1521407">
            <text:p>1521407</text:p>
          </table:table-cell>
          <table:table-cell office:value-type="string" office:string-value="5274211">
            <text:p>5274211</text:p>
          </table:table-cell>
          <table:table-cell office:value-type="string" office:string-value="1014271">
            <text:p>1014271</text:p>
          </table:table-cell>
          <table:table-cell office:value-type="string" office:string-value="3347095">
            <text:p>3347095</text:p>
          </table:table-cell>
          <table:table-cell office:value-type="string" office:string-value="4665648">
            <text:p>4665648</text:p>
          </table:table-cell>
          <table:table-cell office:value-type="string" office:string-value="4969929">
            <text:p>4969929</text:p>
          </table:table-cell>
          <table:table-cell office:value-type="string" office:string-value="4767075">
            <text:p>4767075</text:p>
          </table:table-cell>
          <table:table-cell office:value-type="string" office:string-value="3042814">
            <text:p>3042814</text:p>
          </table:table-cell>
          <table:table-cell office:value-type="string" office:string-value="1014271">
            <text:p>1014271</text:p>
          </table:table-cell>
          <table:table-cell office:value-type="string" office:string-value="1724261">
            <text:p>1724261</text:p>
          </table:table-cell>
          <table:table-cell office:value-type="string" office:string-value="2434251">
            <text:p>2434251</text:p>
          </table:table-cell>
          <table:table-cell office:value-type="string" office:string-value="6085628">
            <text:p>6085628</text:p>
          </table:table-cell>
          <table:table-cell office:value-type="string" office:string-value="30428140">
            <text:p>30428140</text:p>
          </table:table-cell>
          <table:table-cell office:value-type="string" office:string-value="7201326">
            <text:p>7201326</text:p>
          </table:table-cell>
          <table:table-cell office:value-type="string" office:string-value="5679919">
            <text:p>5679919</text:p>
          </table:table-cell>
          <table:table-cell office:value-type="string" office:string-value="4868502">
            <text:p>4868502</text:p>
          </table:table-cell>
          <table:table-cell office:value-type="string" office:string-value="1246670">
            <text:p>1246670</text:p>
          </table:table-cell>
          <table:table-cell office:value-type="string" office:string-value="1994673">
            <text:p>1994673</text:p>
          </table:table-cell>
          <table:table-cell office:value-type="string" office:string-value="831114">
            <text:p>831114</text:p>
          </table:table-cell>
          <table:table-cell office:value-type="string" office:string-value="5900907">
            <text:p>5900907</text:p>
          </table:table-cell>
          <table:table-cell office:value-type="string" office:string-value="831114">
            <text:p>831114</text:p>
          </table:table-cell>
          <table:table-cell office:value-type="string" office:string-value="2742675">
            <text:p>2742675</text:p>
          </table:table-cell>
          <table:table-cell office:value-type="string" office:string-value="2493341">
            <text:p>2493341</text:p>
          </table:table-cell>
          <table:table-cell office:value-type="string" office:string-value="4986682">
            <text:p>4986682</text:p>
          </table:table-cell>
          <table:table-cell office:value-type="string" office:string-value="1662227">
            <text:p>1662227</text:p>
          </table:table-cell>
          <table:table-cell office:value-type="string" office:string-value="7147577">
            <text:p>7147577</text:p>
          </table:table-cell>
          <table:table-cell office:value-type="string" office:string-value="2160895">
            <text:p>2160895</text:p>
          </table:table-cell>
          <table:table-cell office:value-type="string" office:string-value="3989345">
            <text:p>3989345</text:p>
          </table:table-cell>
          <table:table-cell office:value-type="string" office:string-value="3906234">
            <text:p>3906234</text:p>
          </table:table-cell>
          <table:table-cell office:value-type="string" office:string-value="1412893">
            <text:p>1412893</text:p>
          </table:table-cell>
          <table:table-cell office:value-type="string" office:string-value="4072457">
            <text:p>4072457</text:p>
          </table:table-cell>
          <table:table-cell office:value-type="string" office:string-value="4654236">
            <text:p>4654236</text:p>
          </table:table-cell>
          <table:table-cell office:value-type="string" office:string-value="3823123">
            <text:p>3823123</text:p>
          </table:table-cell>
          <table:table-cell office:value-type="string" office:string-value="1310000">
            <text:p>1310000</text:p>
          </table:table-cell>
          <table:table-cell office:value-type="string" office:string-value="1050000">
            <text:p>1050000</text:p>
          </table:table-cell>
          <table:table-cell office:value-type="string" office:string-value="1820000">
            <text:p>1820000</text:p>
          </table:table-cell>
          <table:table-cell office:value-type="string" office:string-value="2030000">
            <text:p>2030000</text:p>
          </table:table-cell>
          <table:table-cell office:value-type="string" office:string-value="2030000">
            <text:p>2030000</text:p>
          </table:table-cell>
          <table:table-cell office:value-type="string" office:string-value="1760000">
            <text:p>1760000</text:p>
          </table:table-cell>
          <table:table-cell office:value-type="string" office:string-value="800000">
            <text:p>800000</text:p>
          </table:table-cell>
          <table:table-cell office:value-type="string" office:string-value="1640000">
            <text:p>1640000</text:p>
          </table:table-cell>
          <table:table-cell office:value-type="string" office:string-value="4000000">
            <text:p>4000000</text:p>
          </table:table-cell>
          <table:table-cell office:value-type="string" office:string-value="4500000">
            <text:p>4500000</text:p>
          </table:table-cell>
          <table:table-cell office:value-type="string" office:string-value="2100000">
            <text:p>2100000</text:p>
          </table:table-cell>
          <table:table-cell office:value-type="string" office:string-value="600000">
            <text:p>600000</text:p>
          </table:table-cell>
          <table:table-cell office:value-type="string" office:string-value="280330">
            <text:p>280330</text:p>
          </table:table-cell>
          <table:table-cell office:value-type="string" office:string-value="1655677/2">
            <text:p>1655677/2</text:p>
          </table:table-cell>
          <table:table-cell office:value-type="string" office:string-value="2654141/25">
            <text:p>2654141/25</text:p>
          </table:table-cell>
          <table:table-cell office:value-type="string" office:string-value="125794">
            <text:p>125794</text:p>
          </table:table-cell>
          <table:table-cell office:value-type="string" office:string-value="521100">
            <text:p>521100</text:p>
          </table:table-cell>
          <table:table-cell office:value-type="string" office:string-value="116735">
            <text:p>116735</text:p>
          </table:table-cell>
          <table:table-cell office:value-type="string" office:string-value="1000000">
            <text:p>1000000</text:p>
          </table:table-cell>
          <table:table-cell office:value-type="string" office:string-value="19250988/25">
            <text:p>19250988/25</text:p>
          </table:table-cell>
          <table:table-cell office:value-type="string" office:string-value="1120000">
            <text:p>1120000</text:p>
          </table:table-cell>
          <table:table-cell office:value-type="string" office:string-value="124744">
            <text:p>124744</text:p>
          </table:table-cell>
          <table:table-cell office:value-type="string" office:string-value="583109">
            <text:p>583109</text:p>
          </table:table-cell>
          <table:table-cell office:value-type="string" office:string-value="850340">
            <text:p>850340</text:p>
          </table:table-cell>
          <table:table-cell office:value-type="string" office:string-value="820000">
            <text:p>820000</text:p>
          </table:table-cell>
          <table:table-cell office:value-type="string" office:string-value="600000">
            <text:p>600000</text:p>
          </table:table-cell>
          <table:table-cell office:value-type="string" office:string-value="881160">
            <text:p>881160</text:p>
          </table:table-cell>
          <table:table-cell office:value-type="string" office:string-value="1071932/5">
            <text:p>1071932/5</text:p>
          </table:table-cell>
          <table:table-cell office:value-type="string" office:string-value="1846775">
            <text:p>1846775</text:p>
          </table:table-cell>
          <table:table-cell office:value-type="string" office:string-value="156239">
            <text:p>156239</text:p>
          </table:table-cell>
          <table:table-cell office:value-type="string" office:string-value="148188">
            <text:p>148188</text:p>
          </table:table-cell>
          <table:table-cell office:value-type="string" office:string-value="791850">
            <text:p>791850</text:p>
          </table:table-cell>
          <table:table-cell office:value-type="string" office:string-value="18719316/25">
            <text:p>18719316/25</text:p>
          </table:table-cell>
          <table:table-cell office:value-type="string" office:string-value="710000">
            <text:p>710000</text:p>
          </table:table-cell>
          <table:table-cell office:value-type="string" office:string-value="521100">
            <text:p>521100</text:p>
          </table:table-cell>
          <table:table-cell office:value-type="string" office:string-value="616000">
            <text:p>616000</text:p>
          </table:table-cell>
          <table:table-cell office:value-type="string" office:string-value="800000">
            <text:p>800000</text:p>
          </table:table-cell>
          <table:table-cell office:value-type="string" office:string-value="372500">
            <text:p>372500</text:p>
          </table:table-cell>
          <table:table-cell office:value-type="string" office:string-value="141968">
            <text:p>141968</text:p>
          </table:table-cell>
          <table:table-cell office:value-type="string" office:string-value="805637">
            <text:p>805637</text:p>
          </table:table-cell>
          <table:table-cell office:value-type="string" office:string-value="1000000">
            <text:p>1000000</text:p>
          </table:table-cell>
          <table:table-cell office:value-type="string" office:string-value="372500">
            <text:p>372500</text:p>
          </table:table-cell>
          <table:table-cell office:value-type="string" office:string-value="54105709/100">
            <text:p>54105709/100</text:p>
          </table:table-cell>
          <table:table-cell office:value-type="string" office:string-value="1000000">
            <text:p>1000000</text:p>
          </table:table-cell>
          <table:table-cell office:value-type="string" office:string-value="1011464">
            <text:p>1011464</text:p>
          </table:table-cell>
          <table:table-cell office:value-type="string" office:string-value="650000">
            <text:p>650000</text:p>
          </table:table-cell>
          <table:table-cell office:value-type="string" office:string-value="136877">
            <text:p>136877</text:p>
          </table:table-cell>
          <table:table-cell office:value-type="string" office:string-value="487500">
            <text:p>487500</text:p>
          </table:table-cell>
          <table:table-cell office:value-type="string" office:string-value="521100">
            <text:p>521100</text:p>
          </table:table-cell>
          <table:table-cell office:value-type="string" office:string-value="1200000">
            <text:p>1200000</text:p>
          </table:table-cell>
          <table:table-cell office:value-type="string" office:string-value="553670">
            <text:p>553670</text:p>
          </table:table-cell>
          <table:table-cell office:value-type="string" office:string-value="1655677/2">
            <text:p>1655677/2</text:p>
          </table:table-cell>
          <table:table-cell office:value-type="string" office:string-value="1070000">
            <text:p>1070000</text:p>
          </table:table-cell>
          <table:table-cell office:value-type="string" office:string-value="300000">
            <text:p>300000</text:p>
          </table:table-cell>
          <table:table-cell office:value-type="string" office:string-value="1037382">
            <text:p>1037382</text:p>
          </table:table-cell>
          <table:table-cell office:value-type="string" office:string-value="1808389/5">
            <text:p>1808389/5</text:p>
          </table:table-cell>
          <table:table-cell office:value-type="string" office:string-value="1000000">
            <text:p>1000000</text:p>
          </table:table-cell>
          <table:table-cell office:value-type="string" office:string-value="21064">
            <text:p>21064</text:p>
          </table:table-cell>
          <table:table-cell office:value-type="string" office:string-value="162175">
            <text:p>162175</text:p>
          </table:table-cell>
          <table:table-cell office:value-type="string" office:string-value="162345">
            <text:p>162345</text:p>
          </table:table-cell>
          <table:table-cell office:value-type="string" office:string-value="156573">
            <text:p>156573</text:p>
          </table:table-cell>
          <table:table-cell office:value-type="string" office:string-value="327724">
            <text:p>327724</text:p>
          </table:table-cell>
          <table:table-cell office:value-type="string" office:string-value="700000">
            <text:p>700000</text:p>
          </table:table-cell>
          <table:table-cell office:value-type="string" office:string-value="123927">
            <text:p>123927</text:p>
          </table:table-cell>
          <table:table-cell office:value-type="string" office:string-value="200000">
            <text:p>200000</text:p>
          </table:table-cell>
          <table:table-cell office:value-type="string" office:string-value="700000">
            <text:p>700000</text:p>
          </table:table-cell>
          <table:table-cell office:value-type="string" office:string-value="487500">
            <text:p>487500</text:p>
          </table:table-cell>
          <table:table-cell office:value-type="string" office:string-value="2700000">
            <text:p>2700000</text:p>
          </table:table-cell>
          <table:table-cell office:value-type="string" office:string-value="487500">
            <text:p>487500</text:p>
          </table:table-cell>
          <table:table-cell office:value-type="string" office:string-value="1500000">
            <text:p>1500000</text:p>
          </table:table-cell>
          <table:table-cell office:value-type="string" office:string-value="920000">
            <text:p>920000</text:p>
          </table:table-cell>
          <table:table-cell office:value-type="string" office:string-value="372500">
            <text:p>372500</text:p>
          </table:table-cell>
          <table:table-cell office:value-type="string" office:string-value="372500">
            <text:p>372500</text:p>
          </table:table-cell>
          <table:table-cell office:value-type="string" office:string-value="459900">
            <text:p>459900</text:p>
          </table:table-cell>
          <table:table-cell office:value-type="string" office:string-value="2942465/4">
            <text:p>2942465/4</text:p>
          </table:table-cell>
          <table:table-cell office:value-type="string" office:string-value="521100">
            <text:p>521100</text:p>
          </table:table-cell>
          <table:table-cell office:value-type="string" office:string-value="1535183">
            <text:p>1535183</text:p>
          </table:table-cell>
          <table:table-cell office:value-type="string" office:string-value="920000">
            <text:p>920000</text:p>
          </table:table-cell>
          <table:table-cell office:value-type="string" office:string-value="1000000">
            <text:p>1000000</text:p>
          </table:table-cell>
          <table:table-cell office:value-type="string" office:string-value="24316976/25">
            <text:p>24316976/25</text:p>
          </table:table-cell>
          <table:table-cell office:value-type="string" office:string-value="1091081">
            <text:p>1091081</text:p>
          </table:table-cell>
          <table:table-cell office:value-type="string" office:string-value="487500">
            <text:p>487500</text:p>
          </table:table-cell>
          <table:table-cell office:value-type="string" office:string-value="15407563/50">
            <text:p>15407563/50</text:p>
          </table:table-cell>
          <table:table-cell office:value-type="string" office:string-value="406430">
            <text:p>406430</text:p>
          </table:table-cell>
          <table:table-cell office:value-type="string" office:string-value="354466">
            <text:p>354466</text:p>
          </table:table-cell>
          <table:table-cell office:value-type="string" office:string-value="1000000">
            <text:p>1000000</text:p>
          </table:table-cell>
          <table:table-cell office:value-type="string" office:string-value="1108000">
            <text:p>1108000</text:p>
          </table:table-cell>
          <table:table-cell office:value-type="string" office:string-value="936760">
            <text:p>936760</text:p>
          </table:table-cell>
          <table:table-cell office:value-type="string" office:string-value="639560">
            <text:p>639560</text:p>
          </table:table-cell>
          <table:table-cell office:value-type="string" office:string-value="1120000">
            <text:p>1120000</text:p>
          </table:table-cell>
          <table:table-cell office:value-type="string" office:string-value="754436">
            <text:p>754436</text:p>
          </table:table-cell>
          <table:table-cell office:value-type="string" office:string-value="450087">
            <text:p>450087</text:p>
          </table:table-cell>
          <table:table-cell office:value-type="string" office:string-value="126341">
            <text:p>126341</text:p>
          </table:table-cell>
          <table:table-cell office:value-type="string" office:string-value="900000">
            <text:p>900000</text:p>
          </table:table-cell>
          <table:table-cell office:value-type="string" office:string-value="550000">
            <text:p>550000</text:p>
          </table:table-cell>
          <table:table-cell office:value-type="string" office:string-value="500000">
            <text:p>500000</text:p>
          </table:table-cell>
          <table:table-cell office:value-type="string" office:string-value="900000">
            <text:p>900000</text:p>
          </table:table-cell>
          <table:table-cell office:value-type="string" office:string-value="1300000">
            <text:p>1300000</text:p>
          </table:table-cell>
          <table:table-cell office:value-type="string" office:string-value="1026000">
            <text:p>1026000</text:p>
          </table:table-cell>
          <table:table-cell office:value-type="string" office:string-value="117431">
            <text:p>117431</text:p>
          </table:table-cell>
          <table:table-cell office:value-type="string" office:string-value="1000000">
            <text:p>1000000</text:p>
          </table:table-cell>
          <table:table-cell office:value-type="string" office:string-value="521100">
            <text:p>521100</text:p>
          </table:table-cell>
        </table:table-row>
        <table:table-row>
          <table:table-cell office:value-type="string" office:string-value="avg_sat">
            <text:p>avg_sat</text:p>
          </table:table-cell>
          <table:table-cell office:value-type="float" office:value="4.0">
            <text:p>4.0</text:p>
          </table:table-cell>
          <table:table-cell office:value-type="float" office:value="1132967.5117408906">
            <text:p>1132967.5117408906</text:p>
          </table:table-cell>
          <table:table-cell office:value-type="float" office:value="1091228.3993115318">
            <text:p>1091228.3993115318</text:p>
          </table:table-cell>
          <table:table-cell office:value-type="float" office:value="440526.11666666664">
            <text:p>440526.11666666664</text:p>
          </table:table-cell>
          <table:table-cell office:value-type="float" office:value="1080181.2634892084">
            <text:p>1080181.2634892084</text:p>
          </table:table-cell>
          <table:table-cell office:value-type="float" office:value="1150949.4483883346">
            <text:p>1150949.4483883346</text:p>
          </table:table-cell>
          <table:table-cell office:value-type="float" office:value="827314.985006815">
            <text:p>827314.985006815</text:p>
          </table:table-cell>
          <table:table-cell office:value-type="float" office:value="429181.5673289183">
            <text:p>429181.5673289183</text:p>
          </table:table-cell>
          <table:table-cell office:value-type="float" office:value="770098.5431465226">
            <text:p>770098.5431465226</text:p>
          </table:table-cell>
          <table:table-cell office:value-type="float" office:value="773295.1912778905">
            <text:p>773295.1912778905</text:p>
          </table:table-cell>
          <table:table-cell office:value-type="float" office:value="256322.91925465837">
            <text:p>256322.91925465837</text:p>
          </table:table-cell>
          <table:table-cell office:value-type="float" office:value="405902.71444321936">
            <text:p>405902.71444321936</text:p>
          </table:table-cell>
          <table:table-cell office:value-type="float" office:value="958723.4442523768">
            <text:p>958723.4442523768</text:p>
          </table:table-cell>
          <table:table-cell office:value-type="float" office:value="4771706.229965285">
            <text:p>4771706.229965285</text:p>
          </table:table-cell>
          <table:table-cell office:value-type="float" office:value="835226.5850515463">
            <text:p>835226.5850515463</text:p>
          </table:table-cell>
          <table:table-cell office:value-type="float" office:value="301514.7441030723">
            <text:p>301514.7441030723</text:p>
          </table:table-cell>
          <table:table-cell office:value-type="float" office:value="582364.1072874493">
            <text:p>582364.1072874493</text:p>
          </table:table-cell>
          <table:table-cell office:value-type="float" office:value="380084.402350081">
            <text:p>380084.402350081</text:p>
          </table:table-cell>
          <table:table-cell office:value-type="float" office:value="203409.66666666666">
            <text:p>203409.66666666666</text:p>
          </table:table-cell>
          <table:table-cell office:value-type="float" office:value="487251.8745218056">
            <text:p>487251.8745218056</text:p>
          </table:table-cell>
          <table:table-cell office:value-type="float" office:value="864354.424535916">
            <text:p>864354.424535916</text:p>
          </table:table-cell>
          <table:table-cell office:value-type="float" office:value="306916.1988054607">
            <text:p>306916.1988054607</text:p>
          </table:table-cell>
          <table:table-cell office:value-type="float" office:value="487268.52377572743">
            <text:p>487268.52377572743</text:p>
          </table:table-cell>
          <table:table-cell office:value-type="float" office:value="784844.2788618772">
            <text:p>784844.2788618772</text:p>
          </table:table-cell>
          <table:table-cell office:value-type="float" office:value="454334.7648648648">
            <text:p>454334.7648648648</text:p>
          </table:table-cell>
          <table:table-cell office:value-type="float" office:value="850236.8515444015">
            <text:p>850236.8515444015</text:p>
          </table:table-cell>
          <table:table-cell office:value-type="float" office:value="1145531.4553254438">
            <text:p>1145531.4553254438</text:p>
          </table:table-cell>
          <table:table-cell office:value-type="float" office:value="483066.56025538704">
            <text:p>483066.56025538704</text:p>
          </table:table-cell>
          <table:table-cell office:value-type="float" office:value="6267465.140588563">
            <text:p>6267465.140588563</text:p>
          </table:table-cell>
          <table:table-cell office:value-type="float" office:value="472967.3693808312">
            <text:p>472967.3693808312</text:p>
          </table:table-cell>
          <table:table-cell office:value-type="float" office:value="361283.0064173489">
            <text:p>361283.0064173489</text:p>
          </table:table-cell>
          <table:table-cell office:value-type="float" office:value="1382651.7549876708">
            <text:p>1382651.7549876708</text:p>
          </table:table-cell>
          <table:table-cell office:value-type="float" office:value="270663.8399661304">
            <text:p>270663.8399661304</text:p>
          </table:table-cell>
          <table:table-cell office:value-type="float" office:value="1981572.326677316">
            <text:p>1981572.326677316</text:p>
          </table:table-cell>
          <table:table-cell office:value-type="float" office:value="646720.3254273504">
            <text:p>646720.3254273504</text:p>
          </table:table-cell>
          <table:table-cell office:value-type="float" office:value="968189.6577388616">
            <text:p>968189.6577388616</text:p>
          </table:table-cell>
          <table:table-cell office:value-type="float" office:value="443598.2812806914">
            <text:p>443598.2812806914</text:p>
          </table:table-cell>
          <table:table-cell office:value-type="float" office:value="1274067.8562392697">
            <text:p>1274067.8562392697</text:p>
          </table:table-cell>
          <table:table-cell office:value-type="float" office:value="900333.5086520946">
            <text:p>900333.5086520946</text:p>
          </table:table-cell>
          <table:table-cell office:value-type="float" office:value="332409.7770865733">
            <text:p>332409.7770865733</text:p>
          </table:table-cell>
          <table:table-cell office:value-type="float" office:value="15294.117647058823">
            <text:p>15294.117647058823</text:p>
          </table:table-cell>
          <table:table-cell office:value-type="float" office:value="473313.786407767">
            <text:p>473313.786407767</text:p>
          </table:table-cell>
          <table:table-cell office:value-type="float" office:value="421913.1495509566">
            <text:p>421913.1495509566</text:p>
          </table:table-cell>
          <table:table-cell office:value-type="float" office:value="149746.39153439153">
            <text:p>149746.39153439153</text:p>
          </table:table-cell>
          <table:table-cell office:value-type="float" office:value="59465.700639338094">
            <text:p>59465.700639338094</text:p>
          </table:table-cell>
          <table:table-cell office:value-type="float" office:value="275741.6216216216">
            <text:p>275741.6216216216</text:p>
          </table:table-cell>
          <table:table-cell office:value-type="float" office:value="90519.56875508543">
            <text:p>90519.56875508543</text:p>
          </table:table-cell>
          <table:table-cell office:value-type="float" office:value="187530.9011627907">
            <text:p>187530.9011627907</text:p>
          </table:table-cell>
          <table:table-cell office:value-type="float" office:value="177932.59429477018">
            <text:p>177932.59429477018</text:p>
          </table:table-cell>
          <table:table-cell office:value-type="float" office:value="175559.16334661352">
            <text:p>175559.16334661352</text:p>
          </table:table-cell>
          <table:table-cell office:value-type="float" office:value="200000.0">
            <text:p>200000.0</text:p>
          </table:table-cell>
          <table:table-cell office:value-type="float" office:value="188507.21177062372">
            <text:p>188507.21177062372</text:p>
          </table:table-cell>
          <table:table-cell office:value-type="float" office:value="19442.89985052317">
            <text:p>19442.89985052317</text:p>
          </table:table-cell>
          <table:table-cell office:value-type="float" office:value="47219.69527896995">
            <text:p>47219.69527896995</text:p>
          </table:table-cell>
          <table:table-cell office:value-type="float" office:value="94378.57142857142">
            <text:p>94378.57142857142</text:p>
          </table:table-cell>
          <table:table-cell office:value-type="float" office:value="203695.92307692306">
            <text:p>203695.92307692306</text:p>
          </table:table-cell>
          <table:table-cell office:value-type="float" office:value="206089.1402714932">
            <text:p>206089.1402714932</text:p>
          </table:table-cell>
          <table:table-cell office:value-type="float" office:value="206380.84229390678">
            <text:p>206380.84229390678</text:p>
          </table:table-cell>
          <table:table-cell office:value-type="float" office:value="231933.71613976703">
            <text:p>231933.71613976703</text:p>
          </table:table-cell>
          <table:table-cell office:value-type="float" office:value="123964.83855650522">
            <text:p>123964.83855650522</text:p>
          </table:table-cell>
          <table:table-cell office:value-type="float" office:value="17752.3629489603">
            <text:p>17752.3629489603</text:p>
          </table:table-cell>
          <table:table-cell office:value-type="float" office:value="0.0">
            <text:p/>
          </table:table-cell>
          <table:table-cell office:value-type="float" office:value="174267.36808340016">
            <text:p>174267.36808340016</text:p>
          </table:table-cell>
          <table:table-cell office:value-type="float" office:value="230513.92584097857">
            <text:p>230513.92584097857</text:p>
          </table:table-cell>
          <table:table-cell office:value-type="float" office:value="352559.18468085106">
            <text:p>352559.18468085106</text:p>
          </table:table-cell>
          <table:table-cell office:value-type="float" office:value="89462.94561933534">
            <text:p>89462.94561933534</text:p>
          </table:table-cell>
          <table:table-cell office:value-type="float" office:value="241694.70404984424">
            <text:p>241694.70404984424</text:p>
          </table:table-cell>
          <table:table-cell office:value-type="float" office:value="43126.04891815616">
            <text:p>43126.04891815616</text:p>
          </table:table-cell>
          <table:table-cell office:value-type="float" office:value="14298.779661016948">
            <text:p>14298.779661016948</text:p>
          </table:table-cell>
          <table:table-cell office:value-type="float" office:value="150441.78450578806">
            <text:p>150441.78450578806</text:p>
          </table:table-cell>
          <table:table-cell office:value-type="float" office:value="94259.29833169773">
            <text:p>94259.29833169773</text:p>
          </table:table-cell>
          <table:table-cell office:value-type="float" office:value="306921.24610591895">
            <text:p>306921.24610591895</text:p>
          </table:table-cell>
          <table:table-cell office:value-type="float" office:value="80727.78086419753">
            <text:p>80727.78086419753</text:p>
          </table:table-cell>
          <table:table-cell office:value-type="float" office:value="320353.63227354526">
            <text:p>320353.63227354526</text:p>
          </table:table-cell>
          <table:table-cell office:value-type="float" office:value="362347.3689839572">
            <text:p>362347.3689839572</text:p>
          </table:table-cell>
          <table:table-cell office:value-type="float" office:value="92749.49834983498">
            <text:p>92749.49834983498</text:p>
          </table:table-cell>
          <table:table-cell office:value-type="float" office:value="173614.84347181008">
            <text:p>173614.84347181008</text:p>
          </table:table-cell>
          <table:table-cell office:value-type="float" office:value="169546.14561027836">
            <text:p>169546.14561027836</text:p>
          </table:table-cell>
          <table:table-cell office:value-type="float" office:value="593058.9420654911">
            <text:p>593058.9420654911</text:p>
          </table:table-cell>
          <table:table-cell office:value-type="float" office:value="150752.40088105726">
            <text:p>150752.40088105726</text:p>
          </table:table-cell>
          <table:table-cell office:value-type="float" office:value="260035.464160401">
            <text:p>260035.464160401</text:p>
          </table:table-cell>
          <table:table-cell office:value-type="float" office:value="179435.37662337662">
            <text:p>179435.37662337662</text:p>
          </table:table-cell>
          <table:table-cell office:value-type="float" office:value="70572.97297297296">
            <text:p>70572.97297297296</text:p>
          </table:table-cell>
          <table:table-cell office:value-type="float" office:value="64122.93724696356">
            <text:p>64122.93724696356</text:p>
          </table:table-cell>
          <table:table-cell office:value-type="float" office:value="97749.29812369701">
            <text:p>97749.29812369701</text:p>
          </table:table-cell>
          <table:table-cell office:value-type="float" office:value="143309.41535111592">
            <text:p>143309.41535111592</text:p>
          </table:table-cell>
          <table:table-cell office:value-type="float" office:value="154004.45594443686">
            <text:p>154004.45594443686</text:p>
          </table:table-cell>
          <table:table-cell office:value-type="float" office:value="310535.5372084413">
            <text:p>310535.5372084413</text:p>
          </table:table-cell>
          <table:table-cell office:value-type="float" office:value="131150.92047713717">
            <text:p>131150.92047713717</text:p>
          </table:table-cell>
          <table:table-cell office:value-type="float" office:value="795271.1517761033">
            <text:p>795271.1517761033</text:p>
          </table:table-cell>
          <table:table-cell office:value-type="float" office:value="189483.4134328358">
            <text:p>189483.4134328358</text:p>
          </table:table-cell>
          <table:table-cell office:value-type="float" office:value="142476.96420480288">
            <text:p>142476.96420480288</text:p>
          </table:table-cell>
          <table:table-cell office:value-type="float" office:value="130394.3359375">
            <text:p>130394.3359375</text:p>
          </table:table-cell>
          <table:table-cell office:value-type="float" office:value="400640.6443298969">
            <text:p>400640.6443298969</text:p>
          </table:table-cell>
          <table:table-cell office:value-type="float" office:value="87679.52127659574">
            <text:p>87679.52127659574</text:p>
          </table:table-cell>
          <table:table-cell office:value-type="float" office:value="172263.20974191203">
            <text:p>172263.20974191203</text:p>
          </table:table-cell>
          <table:table-cell office:value-type="float" office:value="177248.4228934817">
            <text:p>177248.4228934817</text:p>
          </table:table-cell>
          <table:table-cell office:value-type="float" office:value="603715.511551155">
            <text:p>603715.511551155</text:p>
          </table:table-cell>
          <table:table-cell office:value-type="float" office:value="320214.63350092614">
            <text:p>320214.63350092614</text:p>
          </table:table-cell>
          <table:table-cell office:value-type="float" office:value="45656.024390243896">
            <text:p>45656.024390243896</text:p>
          </table:table-cell>
          <table:table-cell office:value-type="float" office:value="94221.62439807382">
            <text:p>94221.62439807382</text:p>
          </table:table-cell>
          <table:table-cell office:value-type="float" office:value="42492.341356673955">
            <text:p>42492.341356673955</text:p>
          </table:table-cell>
          <table:table-cell office:value-type="float" office:value="206406.18344519014">
            <text:p>206406.18344519014</text:p>
          </table:table-cell>
          <table:table-cell office:value-type="float" office:value="126094.47941888619">
            <text:p>126094.47941888619</text:p>
          </table:table-cell>
          <table:table-cell office:value-type="float" office:value="66523.05194805194">
            <text:p>66523.05194805194</text:p>
          </table:table-cell>
          <table:table-cell office:value-type="float" office:value="55546.92482915717">
            <text:p>55546.92482915717</text:p>
          </table:table-cell>
          <table:table-cell office:value-type="float" office:value="153315.70596797668">
            <text:p>153315.70596797668</text:p>
          </table:table-cell>
          <table:table-cell office:value-type="float" office:value="150070.72070744287">
            <text:p>150070.72070744287</text:p>
          </table:table-cell>
          <table:table-cell office:value-type="float" office:value="39025.609756097554">
            <text:p>39025.609756097554</text:p>
          </table:table-cell>
          <table:table-cell office:value-type="float" office:value="126853.3704735376">
            <text:p>126853.3704735376</text:p>
          </table:table-cell>
          <table:table-cell office:value-type="float" office:value="221457.2616563417">
            <text:p>221457.2616563417</text:p>
          </table:table-cell>
          <table:table-cell office:value-type="float" office:value="97392.52747252746">
            <text:p>97392.52747252746</text:p>
          </table:table-cell>
          <table:table-cell office:value-type="float" office:value="63789.83396704689">
            <text:p>63789.83396704689</text:p>
          </table:table-cell>
          <table:table-cell office:value-type="float" office:value="63588.07086614173">
            <text:p>63588.07086614173</text:p>
          </table:table-cell>
          <table:table-cell office:value-type="float" office:value="324709.0909090909">
            <text:p>324709.0909090909</text:p>
          </table:table-cell>
          <table:table-cell office:value-type="float" office:value="389466.94276094274">
            <text:p>389466.94276094274</text:p>
          </table:table-cell>
          <table:table-cell office:value-type="float" office:value="282959.71781305113">
            <text:p>282959.71781305113</text:p>
          </table:table-cell>
          <table:table-cell office:value-type="float" office:value="250561.98347107437">
            <text:p>250561.98347107437</text:p>
          </table:table-cell>
          <table:table-cell office:value-type="float" office:value="129329.22371794871">
            <text:p>129329.22371794871</text:p>
          </table:table-cell>
          <table:table-cell office:value-type="float" office:value="57884.197324414716">
            <text:p>57884.197324414716</text:p>
          </table:table-cell>
          <table:table-cell office:value-type="float" office:value="198298.57142857142">
            <text:p>198298.57142857142</text:p>
          </table:table-cell>
          <table:table-cell office:value-type="float" office:value="52733.128834355826">
            <text:p>52733.128834355826</text:p>
          </table:table-cell>
          <table:table-cell office:value-type="float" office:value="26208.26883910387">
            <text:p>26208.26883910387</text:p>
          </table:table-cell>
          <table:table-cell office:value-type="float" office:value="33356.79542203147">
            <text:p>33356.79542203147</text:p>
          </table:table-cell>
          <table:table-cell office:value-type="float" office:value="27722.802850356293">
            <text:p>27722.802850356293</text:p>
          </table:table-cell>
          <table:table-cell office:value-type="float" office:value="242132.2431633407">
            <text:p>242132.2431633407</text:p>
          </table:table-cell>
          <table:table-cell office:value-type="float" office:value="77272.72727272726">
            <text:p>77272.72727272726</text:p>
          </table:table-cell>
          <table:table-cell office:value-type="float" office:value="175629.66723068245">
            <text:p>175629.66723068245</text:p>
          </table:table-cell>
          <table:table-cell office:value-type="float" office:value="322762.33045622683">
            <text:p>322762.33045622683</text:p>
          </table:table-cell>
          <table:table-cell office:value-type="float" office:value="568680.5177435144">
            <text:p>568680.5177435144</text:p>
          </table:table-cell>
          <table:table-cell office:value-type="float" office:value="72542.56554712892">
            <text:p>72542.56554712892</text:p>
          </table:table-cell>
          <table:table-cell office:value-type="float" office:value="69403.29515418502">
            <text:p>69403.29515418502</text:p>
          </table:table-cell>
          <table:table-cell office:value-type="float" office:value="9410.196078431372">
            <text:p>9410.196078431372</text:p>
          </table:table-cell>
          <table:table-cell office:value-type="float" office:value="103693.45565749235">
            <text:p>103693.45565749235</text:p>
          </table:table-cell>
          <table:table-cell office:value-type="float" office:value="68761.66141192598">
            <text:p>68761.66141192598</text:p>
          </table:table-cell>
          <table:table-cell office:value-type="float" office:value="10546.91943127962">
            <text:p>10546.91943127962</text:p>
          </table:table-cell>
          <table:table-cell office:value-type="float" office:value="170040.32815198618">
            <text:p>170040.32815198618</text:p>
          </table:table-cell>
          <table:table-cell office:value-type="float" office:value="434998.8586296617">
            <text:p>434998.8586296617</text:p>
          </table:table-cell>
          <table:table-cell office:value-type="float" office:value="41912.318373071525">
            <text:p>41912.318373071525</text:p>
          </table:table-cell>
          <table:table-cell office:value-type="float" office:value="186116.47058823527">
            <text:p>186116.47058823527</text:p>
          </table:table-cell>
          <table:table-cell office:value-type="float" office:value="42953.20199778024">
            <text:p>42953.20199778024</text:p>
          </table:table-cell>
          <table:table-cell office:value-type="float" office:value="135524.71793349166">
            <text:p>135524.71793349166</text:p>
          </table:table-cell>
          <table:table-cell office:value-type="float" office:value="85200.30911901081">
            <text:p>85200.30911901081</text:p>
          </table:table-cell>
          <table:table-cell office:value-type="float" office:value="33083.92676801057">
            <text:p>33083.92676801057</text:p>
          </table:table-cell>
          <table:table-cell office:value-type="float" office:value="86146.99940083882">
            <text:p>86146.99940083882</text:p>
          </table:table-cell>
          <table:table-cell office:value-type="float" office:value="205579.78552278818">
            <text:p>205579.78552278818</text:p>
          </table:table-cell>
          <table:table-cell office:value-type="float" office:value="39981.94787379972">
            <text:p>39981.94787379972</text:p>
          </table:table-cell>
          <table:table-cell office:value-type="float" office:value="290204.623232089">
            <text:p>290204.623232089</text:p>
          </table:table-cell>
          <table:table-cell office:value-type="float" office:value="50423.148148148146">
            <text:p>50423.148148148146</text:p>
          </table:table-cell>
          <table:table-cell office:value-type="float" office:value="125263.32751937983">
            <text:p>125263.32751937983</text:p>
          </table:table-cell>
          <table:table-cell office:value-type="float" office:value="36730.107526881715">
            <text:p>36730.107526881715</text:p>
          </table:table-cell>
          <table:table-cell office:value-type="float" office:value="389843.48806366045">
            <text:p>389843.48806366045</text:p>
          </table:table-cell>
          <table:table-cell office:value-type="float" office:value="172402.11832061067">
            <text:p>172402.11832061067</text:p>
          </table:table-cell>
          <table:table-cell office:value-type="float" office:value="33988.562753036436">
            <text:p>33988.562753036436</text:p>
          </table:table-cell>
          <table:table-cell office:value-type="float" office:value="88820.15041128083">
            <text:p>88820.15041128083</text:p>
          </table:table-cell>
          <table:table-cell office:value-type="float" office:value="16843.018867924526">
            <text:p>16843.018867924526</text:p>
          </table:table-cell>
          <table:table-cell office:value-type="float" office:value="4759.785522788204">
            <text:p>4759.785522788204</text:p>
          </table:table-cell>
          <table:table-cell office:value-type="float" office:value="172647.70017035774">
            <text:p>172647.70017035774</text:p>
          </table:table-cell>
          <table:table-cell office:value-type="float" office:value="55867.62757069409">
            <text:p>55867.62757069409</text:p>
          </table:table-cell>
          <table:table-cell office:value-type="float" office:value="47655.87944664031">
            <text:p>47655.87944664031</text:p>
          </table:table-cell>
          <table:table-cell office:value-type="float" office:value="152866.064137308">
            <text:p>152866.064137308</text:p>
          </table:table-cell>
          <table:table-cell office:value-type="float" office:value="132006.54594088538">
            <text:p>132006.54594088538</text:p>
          </table:table-cell>
          <table:table-cell office:value-type="float" office:value="47212.68656716418">
            <text:p>47212.68656716418</text:p>
          </table:table-cell>
          <table:table-cell office:value-type="float" office:value="248829.89369909986">
            <text:p>248829.89369909986</text:p>
          </table:table-cell>
          <table:table-cell office:value-type="float" office:value="30167.070217917673">
            <text:p>30167.070217917673</text:p>
          </table:table-cell>
          <table:table-cell office:value-type="float" office:value="193885.18776077885">
            <text:p>193885.18776077885</text:p>
          </table:table-cell>
          <table:table-cell office:value-type="float" office:value="90776.66809625922">
            <text:p>90776.66809625922</text:p>
          </table:table-cell>
          <table:table-cell office:value-type="float" office:value="147855.53134479272">
            <text:p>147855.53134479272</text:p>
          </table:table-cell>
          <table:table-cell office:value-type="float" office:value="91996.04743083003">
            <text:p>91996.04743083003</text:p>
          </table:table-cell>
          <table:table-cell office:value-type="float" office:value="196561.4501440922">
            <text:p>196561.4501440922</text:p>
          </table:table-cell>
          <table:table-cell office:value-type="float" office:value="72537.77777777777">
            <text:p>72537.77777777777</text:p>
          </table:table-cell>
          <table:table-cell office:value-type="float" office:value="107533.40656063617">
            <text:p>107533.40656063617</text:p>
          </table:table-cell>
          <table:table-cell office:value-type="float" office:value="127268.05772005771">
            <text:p>127268.05772005771</text:p>
          </table:table-cell>
          <table:table-cell office:value-type="float" office:value="14352.5">
            <text:p>14352.5</text:p>
          </table:table-cell>
          <table:table-cell office:value-type="float" office:value="118616.53261840928">
            <text:p>118616.53261840928</text:p>
          </table:table-cell>
          <table:table-cell office:value-type="float" office:value="70455.41085271318">
            <text:p>70455.41085271318</text:p>
          </table:table-cell>
          <table:table-cell office:value-type="float" office:value="84892.31020408163">
            <text:p>84892.31020408163</text:p>
          </table:table-cell>
          <table:table-cell office:value-type="float" office:value="171765.7511312217">
            <text:p>171765.7511312217</text:p>
          </table:table-cell>
          <table:table-cell office:value-type="float" office:value="99316.93527272726">
            <text:p>99316.93527272726</text:p>
          </table:table-cell>
          <table:table-cell office:value-type="float" office:value="0.0">
            <text:p/>
          </table:table-cell>
          <table:table-cell office:value-type="float" office:value="4876.40366972477">
            <text:p>4876.40366972477</text:p>
          </table:table-cell>
          <table:table-cell office:value-type="float" office:value="36229.12675616609">
            <text:p>36229.12675616609</text:p>
          </table:table-cell>
          <table:table-cell office:value-type="float" office:value="38996.96163905841">
            <text:p>38996.96163905841</text:p>
          </table:table-cell>
          <table:table-cell office:value-type="float" office:value="48690.0">
            <text:p>48690.0</text:p>
          </table:table-cell>
          <table:table-cell office:value-type="float" office:value="147161.1260053619">
            <text:p>147161.1260053619</text:p>
          </table:table-cell>
          <table:table-cell office:value-type="float" office:value="66098.38636363635">
            <text:p>66098.38636363635</text:p>
          </table:table-cell>
          <table:table-cell office:value-type="float" office:value="162635.9554597701">
            <text:p>162635.9554597701</text:p>
          </table:table-cell>
          <table:table-cell office:value-type="float" office:value="349981.46576805017">
            <text:p>349981.46576805017</text:p>
          </table:table-cell>
          <table:table-cell office:value-type="float" office:value="13035.925925925925">
            <text:p>13035.925925925925</text:p>
          </table:table-cell>
          <table:table-cell office:value-type="float" office:value="336855.4940034266">
            <text:p>336855.4940034266</text:p>
          </table:table-cell>
          <table:table-cell office:value-type="float" office:value="103556.63430420711">
            <text:p>103556.63430420711</text:p>
          </table:table-cell>
          <table:table-cell office:value-type="float" office:value="38098.23677581864">
            <text:p>38098.23677581864</text:p>
          </table:table-cell>
          <table:table-cell office:value-type="float" office:value="129865.9120992761">
            <text:p>129865.9120992761</text:p>
          </table:table-cell>
          <table:table-cell office:value-type="float" office:value="114895.0819672131">
            <text:p>114895.0819672131</text:p>
          </table:table-cell>
          <table:table-cell office:value-type="float" office:value="43946.821052631574">
            <text:p>43946.821052631574</text:p>
          </table:table-cell>
          <table:table-cell office:value-type="float" office:value="227997.922875817">
            <text:p>227997.922875817</text:p>
          </table:table-cell>
          <table:table-cell office:value-type="float" office:value="180916.94472573837">
            <text:p>180916.94472573837</text:p>
          </table:table-cell>
          <table:table-cell office:value-type="float" office:value="86231.82503770739">
            <text:p>86231.82503770739</text:p>
          </table:table-cell>
          <table:table-cell office:value-type="float" office:value="0.0">
            <text:p/>
          </table:table-cell>
          <table:table-cell office:value-type="float" office:value="320426.178509532">
            <text:p>320426.178509532</text:p>
          </table:table-cell>
          <table:table-cell office:value-type="float" office:value="239494.70855231723">
            <text:p>239494.70855231723</text:p>
          </table:table-cell>
          <table:table-cell office:value-type="float" office:value="56003.385899814464">
            <text:p>56003.385899814464</text:p>
          </table:table-cell>
          <table:table-cell office:value-type="float" office:value="37350.89535215283">
            <text:p>37350.89535215283</text:p>
          </table:table-cell>
          <table:table-cell office:value-type="float" office:value="133190.70535714284">
            <text:p>133190.70535714284</text:p>
          </table:table-cell>
          <table:table-cell office:value-type="float" office:value="426328.56353591155">
            <text:p>426328.56353591155</text:p>
          </table:table-cell>
          <table:table-cell office:value-type="float" office:value="398006.47579529736">
            <text:p>398006.47579529736</text:p>
          </table:table-cell>
          <table:table-cell office:value-type="float" office:value="287366.89098250336">
            <text:p>287366.89098250336</text:p>
          </table:table-cell>
          <table:table-cell office:value-type="float" office:value="98464.82052803322">
            <text:p>98464.82052803322</text:p>
          </table:table-cell>
          <table:table-cell office:value-type="float" office:value="81632.40417136413">
            <text:p>81632.40417136413</text:p>
          </table:table-cell>
          <table:table-cell office:value-type="float" office:value="147009.56973293767">
            <text:p>147009.56973293767</text:p>
          </table:table-cell>
          <table:table-cell office:value-type="float" office:value="94154.15730337078">
            <text:p>94154.15730337078</text:p>
          </table:table-cell>
          <table:table-cell office:value-type="float" office:value="95105.00452944136">
            <text:p>95105.00452944136</text:p>
          </table:table-cell>
          <table:table-cell office:value-type="float" office:value="35908.79142212189">
            <text:p>35908.79142212189</text:p>
          </table:table-cell>
          <table:table-cell office:value-type="float" office:value="7409.090909090909">
            <text:p>7409.090909090909</text:p>
          </table:table-cell>
          <table:table-cell office:value-type="float" office:value="40889.35521235521">
            <text:p>40889.35521235521</text:p>
          </table:table-cell>
          <table:table-cell office:value-type="float" office:value="241548.36122331215">
            <text:p>241548.36122331215</text:p>
          </table:table-cell>
          <table:table-cell office:value-type="float" office:value="419469.2957937585">
            <text:p>419469.2957937585</text:p>
          </table:table-cell>
          <table:table-cell office:value-type="float" office:value="433860.27147638524">
            <text:p>433860.27147638524</text:p>
          </table:table-cell>
          <table:table-cell office:value-type="float" office:value="241306.3664710198">
            <text:p>241306.3664710198</text:p>
          </table:table-cell>
          <table:table-cell office:value-type="float" office:value="682527.3817547157">
            <text:p>682527.3817547157</text:p>
          </table:table-cell>
          <table:table-cell office:value-type="float" office:value="498687.75534174684">
            <text:p>498687.75534174684</text:p>
          </table:table-cell>
          <table:table-cell office:value-type="float" office:value="249036.85049833887">
            <text:p>249036.85049833887</text:p>
          </table:table-cell>
          <table:table-cell office:value-type="float" office:value="424784.74219193636">
            <text:p>424784.74219193636</text:p>
          </table:table-cell>
          <table:table-cell office:value-type="float" office:value="391628.18028643634">
            <text:p>391628.18028643634</text:p>
          </table:table-cell>
          <table:table-cell office:value-type="float" office:value="677306.356853043">
            <text:p>677306.356853043</text:p>
          </table:table-cell>
          <table:table-cell office:value-type="float" office:value="428141.1284457478">
            <text:p>428141.1284457478</text:p>
          </table:table-cell>
          <table:table-cell office:value-type="float" office:value="4482399.510003343">
            <text:p>4482399.510003343</text:p>
          </table:table-cell>
          <table:table-cell office:value-type="float" office:value="670440.5009566591">
            <text:p>670440.5009566591</text:p>
          </table:table-cell>
          <table:table-cell office:value-type="float" office:value="1105483.388603884">
            <text:p>1105483.388603884</text:p>
          </table:table-cell>
          <table:table-cell office:value-type="float" office:value="580371.3466705607">
            <text:p>580371.3466705607</text:p>
          </table:table-cell>
          <table:table-cell office:value-type="float" office:value="740084.6934626212">
            <text:p>740084.6934626212</text:p>
          </table:table-cell>
          <table:table-cell office:value-type="float" office:value="202060.22442244223">
            <text:p>202060.22442244223</text:p>
          </table:table-cell>
          <table:table-cell office:value-type="float" office:value="869422.1239426259">
            <text:p>869422.1239426259</text:p>
          </table:table-cell>
          <table:table-cell office:value-type="float" office:value="358447.4342641983">
            <text:p>358447.4342641983</text:p>
          </table:table-cell>
          <table:table-cell office:value-type="float" office:value="367378.1369230769">
            <text:p>367378.1369230769</text:p>
          </table:table-cell>
          <table:table-cell office:value-type="float" office:value="793297.293348712">
            <text:p>793297.293348712</text:p>
          </table:table-cell>
          <table:table-cell office:value-type="float" office:value="604449.7472759226">
            <text:p>604449.7472759226</text:p>
          </table:table-cell>
          <table:table-cell office:value-type="float" office:value="1511857.0735013767">
            <text:p>1511857.0735013767</text:p>
          </table:table-cell>
          <table:table-cell office:value-type="float" office:value="579345.8356015242">
            <text:p>579345.8356015242</text:p>
          </table:table-cell>
          <table:table-cell office:value-type="float" office:value="1071636.4024722776">
            <text:p>1071636.4024722776</text:p>
          </table:table-cell>
          <table:table-cell office:value-type="float" office:value="250784.23580786024">
            <text:p>250784.23580786024</text:p>
          </table:table-cell>
          <table:table-cell office:value-type="float" office:value="889699.9876176325">
            <text:p>889699.9876176325</text:p>
          </table:table-cell>
          <table:table-cell office:value-type="float" office:value="897092.6364985163">
            <text:p>897092.6364985163</text:p>
          </table:table-cell>
          <table:table-cell office:value-type="float" office:value="826500.5840354767">
            <text:p>826500.5840354767</text:p>
          </table:table-cell>
          <table:table-cell office:value-type="float" office:value="875917.043457611">
            <text:p>875917.043457611</text:p>
          </table:table-cell>
          <table:table-cell office:value-type="float" office:value="291729.8229363579">
            <text:p>291729.8229363579</text:p>
          </table:table-cell>
          <table:table-cell office:value-type="float" office:value="292799.532210109">
            <text:p>292799.532210109</text:p>
          </table:table-cell>
          <table:table-cell office:value-type="float" office:value="525710.4618015963">
            <text:p>525710.4618015963</text:p>
          </table:table-cell>
          <table:table-cell office:value-type="float" office:value="669415.1959858323">
            <text:p>669415.1959858323</text:p>
          </table:table-cell>
          <table:table-cell office:value-type="float" office:value="1601774.6270868822">
            <text:p>1601774.6270868822</text:p>
          </table:table-cell>
          <table:table-cell office:value-type="float" office:value="5944702.570619892">
            <text:p>5944702.570619892</text:p>
          </table:table-cell>
          <table:table-cell office:value-type="float" office:value="1951872.7937894226">
            <text:p>1951872.7937894226</text:p>
          </table:table-cell>
          <table:table-cell office:value-type="float" office:value="1499919.3591140797">
            <text:p>1499919.3591140797</text:p>
          </table:table-cell>
          <table:table-cell office:value-type="float" office:value="1077945.828936313">
            <text:p>1077945.828936313</text:p>
          </table:table-cell>
          <table:table-cell office:value-type="float" office:value="434358.56368473556">
            <text:p>434358.56368473556</text:p>
          </table:table-cell>
          <table:table-cell office:value-type="float" office:value="445068.2904817861">
            <text:p>445068.2904817861</text:p>
          </table:table-cell>
          <table:table-cell office:value-type="float" office:value="197527.22252898948">
            <text:p>197527.22252898948</text:p>
          </table:table-cell>
          <table:table-cell office:value-type="float" office:value="1321074.3532361847">
            <text:p>1321074.3532361847</text:p>
          </table:table-cell>
          <table:table-cell office:value-type="float" office:value="174406.9858776059">
            <text:p>174406.9858776059</text:p>
          </table:table-cell>
          <table:table-cell office:value-type="float" office:value="425512.4153458213">
            <text:p>425512.4153458213</text:p>
          </table:table-cell>
          <table:table-cell office:value-type="float" office:value="328170.6327756327">
            <text:p>328170.6327756327</text:p>
          </table:table-cell>
          <table:table-cell office:value-type="float" office:value="888216.3799528807">
            <text:p>888216.3799528807</text:p>
          </table:table-cell>
          <table:table-cell office:value-type="float" office:value="334510.97509048326">
            <text:p>334510.97509048326</text:p>
          </table:table-cell>
          <table:table-cell office:value-type="float" office:value="1122579.297997371">
            <text:p>1122579.297997371</text:p>
          </table:table-cell>
          <table:table-cell office:value-type="float" office:value="577601.1486531426">
            <text:p>577601.1486531426</text:p>
          </table:table-cell>
          <table:table-cell office:value-type="float" office:value="1277348.4175899096">
            <text:p>1277348.4175899096</text:p>
          </table:table-cell>
          <table:table-cell office:value-type="float" office:value="537513.0434782609">
            <text:p>537513.0434782609</text:p>
          </table:table-cell>
          <table:table-cell office:value-type="float" office:value="334786.0129912309">
            <text:p>334786.0129912309</text:p>
          </table:table-cell>
          <table:table-cell office:value-type="float" office:value="656316.4622383985">
            <text:p>656316.4622383985</text:p>
          </table:table-cell>
          <table:table-cell office:value-type="float" office:value="681326.1133341043">
            <text:p>681326.1133341043</text:p>
          </table:table-cell>
          <table:table-cell office:value-type="float" office:value="909348.4652981426">
            <text:p>909348.4652981426</text:p>
          </table:table-cell>
          <table:table-cell office:value-type="float" office:value="655.1482196105945">
            <text:p>655.1482196105945</text:p>
          </table:table-cell>
          <table:table-cell office:value-type="float" office:value="0.0">
            <text:p/>
          </table:table-cell>
          <table:table-cell office:value-type="float" office:value="504388.8735378097">
            <text:p>504388.8735378097</text:p>
          </table:table-cell>
          <table:table-cell office:value-type="float" office:value="523681.65152239753">
            <text:p>523681.65152239753</text:p>
          </table:table-cell>
          <table:table-cell office:value-type="float" office:value="341835.99088838266">
            <text:p>341835.99088838266</text:p>
          </table:table-cell>
          <table:table-cell office:value-type="float" office:value="73695.22613065326">
            <text:p>73695.22613065326</text:p>
          </table:table-cell>
          <table:table-cell office:value-type="float" office:value="0.0">
            <text:p/>
          </table:table-cell>
          <table:table-cell office:value-type="float" office:value="483711.43458756746">
            <text:p>483711.43458756746</text:p>
          </table:table-cell>
          <table:table-cell office:value-type="float" office:value="267926.990204643">
            <text:p>267926.990204643</text:p>
          </table:table-cell>
          <table:table-cell office:value-type="float" office:value="7878.932387523657">
            <text:p>7878.932387523657</text:p>
          </table:table-cell>
          <table:table-cell office:value-type="float" office:value="512170.5749089253">
            <text:p>512170.5749089253</text:p>
          </table:table-cell>
          <table:table-cell office:value-type="float" office:value="298473.8161057692">
            <text:p>298473.8161057692</text:p>
          </table:table-cell>
          <table:table-cell office:value-type="float" office:value="49475.1427221172">
            <text:p>49475.1427221172</text:p>
          </table:table-cell>
          <table:table-cell office:value-type="float" office:value="132837.1543264942">
            <text:p>132837.1543264942</text:p>
          </table:table-cell>
          <table:table-cell office:value-type="float" office:value="65000.0">
            <text:p>65000.0</text:p>
          </table:table-cell>
          <table:table-cell office:value-type="float" office:value="45795.58803986711">
            <text:p>45795.58803986711</text:p>
          </table:table-cell>
          <table:table-cell office:value-type="float" office:value="186104.0">
            <text:p>186104.0</text:p>
          </table:table-cell>
          <table:table-cell office:value-type="float" office:value="60483.51648351648">
            <text:p>60483.51648351648</text:p>
          </table:table-cell>
          <table:table-cell office:value-type="float" office:value="161175.39814200398">
            <text:p>161175.39814200398</text:p>
          </table:table-cell>
          <table:table-cell office:value-type="float" office:value="124866.74778761061">
            <text:p>124866.74778761061</text:p>
          </table:table-cell>
          <table:table-cell office:value-type="float" office:value="424264.821802935">
            <text:p>424264.821802935</text:p>
          </table:table-cell>
          <table:table-cell office:value-type="float" office:value="53547.13375796178">
            <text:p>53547.13375796178</text:p>
          </table:table-cell>
          <table:table-cell office:value-type="float" office:value="143728.24003911024">
            <text:p>143728.24003911024</text:p>
          </table:table-cell>
          <table:table-cell office:value-type="float" office:value="131180.35299669654">
            <text:p>131180.35299669654</text:p>
          </table:table-cell>
          <table:table-cell office:value-type="float" office:value="203965.8137829912">
            <text:p>203965.8137829912</text:p>
          </table:table-cell>
          <table:table-cell office:value-type="float" office:value="204216.34184239732">
            <text:p>204216.34184239732</text:p>
          </table:table-cell>
          <table:table-cell office:value-type="float" office:value="90719.12207602338">
            <text:p>90719.12207602338</text:p>
          </table:table-cell>
          <table:table-cell office:value-type="float" office:value="28380.006053268764">
            <text:p>28380.006053268764</text:p>
          </table:table-cell>
          <table:table-cell office:value-type="float" office:value="359951.4234363767">
            <text:p>359951.4234363767</text:p>
          </table:table-cell>
          <table:table-cell office:value-type="float" office:value="34470.4932735426">
            <text:p>34470.4932735426</text:p>
          </table:table-cell>
          <table:table-cell office:value-type="float" office:value="62248.71541501976">
            <text:p>62248.71541501976</text:p>
          </table:table-cell>
          <table:table-cell office:value-type="float" office:value="110017.05683947532">
            <text:p>110017.05683947532</text:p>
          </table:table-cell>
          <table:table-cell office:value-type="float" office:value="115622.50741464536">
            <text:p>115622.50741464536</text:p>
          </table:table-cell>
          <table:table-cell office:value-type="float" office:value="100502.44146767617">
            <text:p>100502.44146767617</text:p>
          </table:table-cell>
          <table:table-cell office:value-type="float" office:value="155502.87730061347">
            <text:p>155502.87730061347</text:p>
          </table:table-cell>
          <table:table-cell office:value-type="float" office:value="139445.8526591107">
            <text:p>139445.8526591107</text:p>
          </table:table-cell>
          <table:table-cell office:value-type="float" office:value="131976.26556016595">
            <text:p>131976.26556016595</text:p>
          </table:table-cell>
          <table:table-cell office:value-type="float" office:value="58765.7621707901">
            <text:p>58765.7621707901</text:p>
          </table:table-cell>
          <table:table-cell office:value-type="float" office:value="66653.13333333333">
            <text:p>66653.13333333333</text:p>
          </table:table-cell>
          <table:table-cell office:value-type="float" office:value="31250.394736842103">
            <text:p>31250.394736842103</text:p>
          </table:table-cell>
          <table:table-cell office:value-type="float" office:value="154459.0243295019">
            <text:p>154459.0243295019</text:p>
          </table:table-cell>
          <table:table-cell office:value-type="float" office:value="136859.40610328637">
            <text:p>136859.40610328637</text:p>
          </table:table-cell>
          <table:table-cell office:value-type="float" office:value="223847.99572649572">
            <text:p>223847.99572649572</text:p>
          </table:table-cell>
          <table:table-cell office:value-type="float" office:value="97628.68092820884">
            <text:p>97628.68092820884</text:p>
          </table:table-cell>
          <table:table-cell office:value-type="float" office:value="419070.29351535835">
            <text:p>419070.29351535835</text:p>
          </table:table-cell>
          <table:table-cell office:value-type="float" office:value="144080.1229050279">
            <text:p>144080.1229050279</text:p>
          </table:table-cell>
          <table:table-cell office:value-type="float" office:value="37395.89743589743">
            <text:p>37395.89743589743</text:p>
          </table:table-cell>
          <table:table-cell office:value-type="float" office:value="56481.76548089591">
            <text:p>56481.76548089591</text:p>
          </table:table-cell>
          <table:table-cell office:value-type="float" office:value="101296.74380165289">
            <text:p>101296.74380165289</text:p>
          </table:table-cell>
          <table:table-cell office:value-type="float" office:value="339794.8338741077">
            <text:p>339794.8338741077</text:p>
          </table:table-cell>
          <table:table-cell office:value-type="float" office:value="34952.661741835145">
            <text:p>34952.661741835145</text:p>
          </table:table-cell>
          <table:table-cell office:value-type="float" office:value="69778.24500322372">
            <text:p>69778.24500322372</text:p>
          </table:table-cell>
          <table:table-cell office:value-type="float" office:value="249290.07732949086">
            <text:p>249290.07732949086</text:p>
          </table:table-cell>
          <table:table-cell office:value-type="float" office:value="8664.355573974304">
            <text:p>8664.355573974304</text:p>
          </table:table-cell>
          <table:table-cell office:value-type="float" office:value="275074.93986316165">
            <text:p>275074.93986316165</text:p>
          </table:table-cell>
          <table:table-cell office:value-type="float" office:value="88085.2581967213">
            <text:p>88085.2581967213</text:p>
          </table:table-cell>
          <table:table-cell office:value-type="float" office:value="121507.9571893904">
            <text:p>121507.9571893904</text:p>
          </table:table-cell>
          <table:table-cell office:value-type="float" office:value="21064.0">
            <text:p>21064.0</text:p>
          </table:table-cell>
          <table:table-cell office:value-type="float" office:value="46203.012048192766">
            <text:p>46203.012048192766</text:p>
          </table:table-cell>
          <table:table-cell office:value-type="float" office:value="55537.62626262626">
            <text:p>55537.62626262626</text:p>
          </table:table-cell>
          <table:table-cell office:value-type="float" office:value="4634.80825958702">
            <text:p>4634.80825958702</text:p>
          </table:table-cell>
          <table:table-cell office:value-type="float" office:value="48511.10397196261">
            <text:p>48511.10397196261</text:p>
          </table:table-cell>
          <table:table-cell office:value-type="float" office:value="243855.4635584137">
            <text:p>243855.4635584137</text:p>
          </table:table-cell>
          <table:table-cell office:value-type="float" office:value="20772.680412371134">
            <text:p>20772.680412371134</text:p>
          </table:table-cell>
          <table:table-cell office:value-type="float" office:value="200000.0">
            <text:p>200000.0</text:p>
          </table:table-cell>
          <table:table-cell office:value-type="float" office:value="115488.99143045484">
            <text:p>115488.99143045484</text:p>
          </table:table-cell>
          <table:table-cell office:value-type="float" office:value="59779.724296381384">
            <text:p>59779.724296381384</text:p>
          </table:table-cell>
          <table:table-cell office:value-type="float" office:value="439307.3928090751">
            <text:p>439307.3928090751</text:p>
          </table:table-cell>
          <table:table-cell office:value-type="float" office:value="117083.9522546419">
            <text:p>117083.9522546419</text:p>
          </table:table-cell>
          <table:table-cell office:value-type="float" office:value="315380.6718851924">
            <text:p>315380.6718851924</text:p>
          </table:table-cell>
          <table:table-cell office:value-type="float" office:value="177367.54966887416">
            <text:p>177367.54966887416</text:p>
          </table:table-cell>
          <table:table-cell office:value-type="float" office:value="87369.20337394564">
            <text:p>87369.20337394564</text:p>
          </table:table-cell>
          <table:table-cell office:value-type="float" office:value="113215.10917030567">
            <text:p>113215.10917030567</text:p>
          </table:table-cell>
          <table:table-cell office:value-type="float" office:value="61504.29373246024">
            <text:p>61504.29373246024</text:p>
          </table:table-cell>
          <table:table-cell office:value-type="float" office:value="202425.8933423913">
            <text:p>202425.8933423913</text:p>
          </table:table-cell>
          <table:table-cell office:value-type="float" office:value="28471.27916251246">
            <text:p>28471.27916251246</text:p>
          </table:table-cell>
          <table:table-cell office:value-type="float" office:value="217300.0491983845">
            <text:p>217300.0491983845</text:p>
          </table:table-cell>
          <table:table-cell office:value-type="float" office:value="482494.64852607704">
            <text:p>482494.64852607704</text:p>
          </table:table-cell>
          <table:table-cell office:value-type="float" office:value="177978.25758818703">
            <text:p>177978.25758818703</text:p>
          </table:table-cell>
          <table:table-cell office:value-type="float" office:value="224777.34099752386">
            <text:p>224777.34099752386</text:p>
          </table:table-cell>
          <table:table-cell office:value-type="float" office:value="136439.91104868913">
            <text:p>136439.91104868913</text:p>
          </table:table-cell>
          <table:table-cell office:value-type="float" office:value="96191.12659698025">
            <text:p>96191.12659698025</text:p>
          </table:table-cell>
          <table:table-cell office:value-type="float" office:value="63169.795918367345">
            <text:p>63169.795918367345</text:p>
          </table:table-cell>
          <table:table-cell office:value-type="float" office:value="48154.58221024258">
            <text:p>48154.58221024258</text:p>
          </table:table-cell>
          <table:table-cell office:value-type="float" office:value="166086.71065032986">
            <text:p>166086.71065032986</text:p>
          </table:table-cell>
          <table:table-cell office:value-type="float" office:value="365953.3170955882">
            <text:p>365953.3170955882</text:p>
          </table:table-cell>
          <table:table-cell office:value-type="float" office:value="324626.4243920972">
            <text:p>324626.4243920972</text:p>
          </table:table-cell>
          <table:table-cell office:value-type="float" office:value="45256.1802252816">
            <text:p>45256.1802252816</text:p>
          </table:table-cell>
          <table:table-cell office:value-type="float" office:value="107694.30366492146">
            <text:p>107694.30366492146</text:p>
          </table:table-cell>
          <table:table-cell office:value-type="float" office:value="487716.29247572814">
            <text:p>487716.29247572814</text:p>
          </table:table-cell>
          <table:table-cell office:value-type="float" office:value="263979.2939244663">
            <text:p>263979.2939244663</text:p>
          </table:table-cell>
          <table:table-cell office:value-type="float" office:value="24857.40357681534">
            <text:p>24857.40357681534</text:p>
          </table:table-cell>
          <table:table-cell office:value-type="float" office:value="46962.466960352416">
            <text:p>46962.466960352416</text:p>
          </table:table-cell>
          <table:table-cell office:value-type="float" office:value="105178.2665619272">
            <text:p>105178.2665619272</text:p>
          </table:table-cell>
          <table:table-cell office:value-type="float" office:value="63469.721649484534">
            <text:p>63469.721649484534</text:p>
          </table:table-cell>
          <table:table-cell office:value-type="float" office:value="154419.11544011542">
            <text:p>154419.11544011542</text:p>
          </table:table-cell>
          <table:table-cell office:value-type="float" office:value="189252.3693803159">
            <text:p>189252.3693803159</text:p>
          </table:table-cell>
          <table:table-cell office:value-type="float" office:value="198992.13421828908">
            <text:p>198992.13421828908</text:p>
          </table:table-cell>
          <table:table-cell office:value-type="float" office:value="333988.87845303863">
            <text:p>333988.87845303863</text:p>
          </table:table-cell>
          <table:table-cell office:value-type="float" office:value="45709.47368421052">
            <text:p>45709.47368421052</text:p>
          </table:table-cell>
          <table:table-cell office:value-type="float" office:value="154157.91891035793">
            <text:p>154157.91891035793</text:p>
          </table:table-cell>
          <table:table-cell office:value-type="float" office:value="103904.5857223159">
            <text:p>103904.5857223159</text:p>
          </table:table-cell>
        </table:table-row>
        <table:table-row>
          <table:table-cell office:value-type="string" office:string-value="gini">
            <text:p>gini</text:p>
          </table:table-cell>
          <table:table-cell office:value-type="float" office:value="5.0">
            <text:p>5.0</text:p>
          </table:table-cell>
          <table:table-cell office:value-type="float" office:value="0.3492052718924203">
            <text:p>0.3492052718924203</text:p>
          </table:table-cell>
          <table:table-cell office:value-type="float" office:value="0.4535021221683561">
            <text:p>0.4535021221683561</text:p>
          </table:table-cell>
          <table:table-cell office:value-type="float" office:value="0.3682064750849492">
            <text:p>0.3682064750849492</text:p>
          </table:table-cell>
          <table:table-cell office:value-type="float" office:value="0.4119770767490786">
            <text:p>0.4119770767490786</text:p>
          </table:table-cell>
          <table:table-cell office:value-type="float" office:value="0.4368482263987144">
            <text:p>0.4368482263987144</text:p>
          </table:table-cell>
          <table:table-cell office:value-type="float" office:value="0.45932556377450334">
            <text:p>0.45932556377450334</text:p>
          </table:table-cell>
          <table:table-cell office:value-type="float" office:value="0.39414424917748464">
            <text:p>0.39414424917748464</text:p>
          </table:table-cell>
          <table:table-cell office:value-type="float" office:value="0.39745045253813893">
            <text:p>0.39745045253813893</text:p>
          </table:table-cell>
          <table:table-cell office:value-type="float" office:value="0.315275062777138">
            <text:p>0.315275062777138</text:p>
          </table:table-cell>
          <table:table-cell office:value-type="float" office:value="0.3652310441398176">
            <text:p>0.3652310441398176</text:p>
          </table:table-cell>
          <table:table-cell office:value-type="float" office:value="0.39306940489200437">
            <text:p>0.39306940489200437</text:p>
          </table:table-cell>
          <table:table-cell office:value-type="float" office:value="0.36833720295661637">
            <text:p>0.36833720295661637</text:p>
          </table:table-cell>
          <table:table-cell office:value-type="float" office:value="0.4523509469012288">
            <text:p>0.4523509469012288</text:p>
          </table:table-cell>
          <table:table-cell office:value-type="float" office:value="0.46278400359524613">
            <text:p>0.46278400359524613</text:p>
          </table:table-cell>
          <table:table-cell office:value-type="float" office:value="0.5452032144807193">
            <text:p>0.5452032144807193</text:p>
          </table:table-cell>
          <table:table-cell office:value-type="float" office:value="0.38746691739117856">
            <text:p>0.38746691739117856</text:p>
          </table:table-cell>
          <table:table-cell office:value-type="float" office:value="0.3829854438298144">
            <text:p>0.3829854438298144</text:p>
          </table:table-cell>
          <table:table-cell office:value-type="float" office:value="0.39973023438470984">
            <text:p>0.39973023438470984</text:p>
          </table:table-cell>
          <table:table-cell office:value-type="float" office:value="0.4028353477811989">
            <text:p>0.4028353477811989</text:p>
          </table:table-cell>
          <table:table-cell office:value-type="float" office:value="0.39841899712600926">
            <text:p>0.39841899712600926</text:p>
          </table:table-cell>
          <table:table-cell office:value-type="float" office:value="0.34945848576287347">
            <text:p>0.34945848576287347</text:p>
          </table:table-cell>
          <table:table-cell office:value-type="float" office:value="0.443283028509325">
            <text:p>0.443283028509325</text:p>
          </table:table-cell>
          <table:table-cell office:value-type="float" office:value="0.4132290492912413">
            <text:p>0.4132290492912413</text:p>
          </table:table-cell>
          <table:table-cell office:value-type="float" office:value="0.3205626517175113">
            <text:p>0.3205626517175113</text:p>
          </table:table-cell>
          <table:table-cell office:value-type="float" office:value="0.3294811788130369">
            <text:p>0.3294811788130369</text:p>
          </table:table-cell>
          <table:table-cell office:value-type="float" office:value="0.4054086502841316">
            <text:p>0.4054086502841316</text:p>
          </table:table-cell>
          <table:table-cell office:value-type="float" office:value="0.39297101417022906">
            <text:p>0.39297101417022906</text:p>
          </table:table-cell>
          <table:table-cell office:value-type="float" office:value="0.42628829061365164">
            <text:p>0.42628829061365164</text:p>
          </table:table-cell>
          <table:table-cell office:value-type="float" office:value="0.3573689546882527">
            <text:p>0.3573689546882527</text:p>
          </table:table-cell>
          <table:table-cell office:value-type="float" office:value="0.4102039902671407">
            <text:p>0.4102039902671407</text:p>
          </table:table-cell>
          <table:table-cell office:value-type="float" office:value="0.4272313155970209">
            <text:p>0.4272313155970209</text:p>
          </table:table-cell>
          <table:table-cell office:value-type="float" office:value="0.3676849355039023">
            <text:p>0.3676849355039023</text:p>
          </table:table-cell>
          <table:table-cell office:value-type="float" office:value="0.35071159396733065">
            <text:p>0.35071159396733065</text:p>
          </table:table-cell>
          <table:table-cell office:value-type="float" office:value="0.4449619490273923">
            <text:p>0.4449619490273923</text:p>
          </table:table-cell>
          <table:table-cell office:value-type="float" office:value="0.40401695453039055">
            <text:p>0.40401695453039055</text:p>
          </table:table-cell>
          <table:table-cell office:value-type="float" office:value="0.513660707563032">
            <text:p>0.513660707563032</text:p>
          </table:table-cell>
          <table:table-cell office:value-type="float" office:value="0.41283585071611323">
            <text:p>0.41283585071611323</text:p>
          </table:table-cell>
          <table:table-cell office:value-type="float" office:value="0.3666355799683486">
            <text:p>0.3666355799683486</text:p>
          </table:table-cell>
          <table:table-cell office:value-type="float" office:value="0.38126792359329953">
            <text:p>0.38126792359329953</text:p>
          </table:table-cell>
          <table:table-cell office:value-type="float" office:value="0.23529411764705882">
            <text:p>0.23529411764705882</text:p>
          </table:table-cell>
          <table:table-cell office:value-type="float" office:value="0.37006190059925204">
            <text:p>0.37006190059925204</text:p>
          </table:table-cell>
          <table:table-cell office:value-type="float" office:value="0.4098740244792541">
            <text:p>0.4098740244792541</text:p>
          </table:table-cell>
          <table:table-cell office:value-type="float" office:value="0.39962506800585557">
            <text:p>0.39962506800585557</text:p>
          </table:table-cell>
          <table:table-cell office:value-type="float" office:value="0.6646716290711338">
            <text:p>0.6646716290711338</text:p>
          </table:table-cell>
          <table:table-cell office:value-type="float" office:value="0.322917845725723">
            <text:p>0.322917845725723</text:p>
          </table:table-cell>
          <table:table-cell office:value-type="float" office:value="0.6006977961328391">
            <text:p>0.6006977961328391</text:p>
          </table:table-cell>
          <table:table-cell office:value-type="float" office:value="0.27123199398517006">
            <text:p>0.27123199398517006</text:p>
          </table:table-cell>
          <table:table-cell office:value-type="float" office:value="0.3026115677642454">
            <text:p>0.3026115677642454</text:p>
          </table:table-cell>
          <table:table-cell office:value-type="float" office:value="0.37374103255801994">
            <text:p>0.37374103255801994</text:p>
          </table:table-cell>
          <table:table-cell office:value-type="float" office:value="0">
            <text:p/>
          </table:table-cell>
          <table:table-cell office:value-type="float" office:value="0.5109681712246247">
            <text:p>0.5109681712246247</text:p>
          </table:table-cell>
          <table:table-cell office:value-type="float" office:value="0.48160468979837084">
            <text:p>0.48160468979837084</text:p>
          </table:table-cell>
          <table:table-cell office:value-type="float" office:value="0.3396293811741373">
            <text:p>0.3396293811741373</text:p>
          </table:table-cell>
          <table:table-cell office:value-type="float" office:value="0.1680224571986182">
            <text:p>0.1680224571986182</text:p>
          </table:table-cell>
          <table:table-cell office:value-type="float" office:value="0.5001864818644445">
            <text:p>0.5001864818644445</text:p>
          </table:table-cell>
          <table:table-cell office:value-type="float" office:value="0.385417470732298">
            <text:p>0.385417470732298</text:p>
          </table:table-cell>
          <table:table-cell office:value-type="float" office:value="0.29818876805716443">
            <text:p>0.29818876805716443</text:p>
          </table:table-cell>
          <table:table-cell office:value-type="float" office:value="0.4520021765101459">
            <text:p>0.4520021765101459</text:p>
          </table:table-cell>
          <table:table-cell office:value-type="float" office:value="0.4291005025564543">
            <text:p>0.4291005025564543</text:p>
          </table:table-cell>
          <table:table-cell office:value-type="float" office:value="0.4873146653907262">
            <text:p>0.4873146653907262</text:p>
          </table:table-cell>
          <table:table-cell office:value-type="float" office:value="0">
            <text:p/>
          </table:table-cell>
          <table:table-cell office:value-type="float" office:value="0.4893899823016939">
            <text:p>0.4893899823016939</text:p>
          </table:table-cell>
          <table:table-cell office:value-type="float" office:value="0.4336202727405428">
            <text:p>0.4336202727405428</text:p>
          </table:table-cell>
          <table:table-cell office:value-type="float" office:value="0.3952310542085576">
            <text:p>0.3952310542085576</text:p>
          </table:table-cell>
          <table:table-cell office:value-type="float" office:value="0.2832642076488963">
            <text:p>0.2832642076488963</text:p>
          </table:table-cell>
          <table:table-cell office:value-type="float" office:value="0.2166976169412841">
            <text:p>0.2166976169412841</text:p>
          </table:table-cell>
          <table:table-cell office:value-type="float" office:value="0.5740719096375253">
            <text:p>0.5740719096375253</text:p>
          </table:table-cell>
          <table:table-cell office:value-type="float" office:value="0.49402849500780044">
            <text:p>0.49402849500780044</text:p>
          </table:table-cell>
          <table:table-cell office:value-type="float" office:value="0.5048289670935266">
            <text:p>0.5048289670935266</text:p>
          </table:table-cell>
          <table:table-cell office:value-type="float" office:value="0.47953063615218594">
            <text:p>0.47953063615218594</text:p>
          </table:table-cell>
          <table:table-cell office:value-type="float" office:value="0.365832667080302">
            <text:p>0.365832667080302</text:p>
          </table:table-cell>
          <table:table-cell office:value-type="float" office:value="0.39785150327671154">
            <text:p>0.39785150327671154</text:p>
          </table:table-cell>
          <table:table-cell office:value-type="float" office:value="0.37764055295874915">
            <text:p>0.37764055295874915</text:p>
          </table:table-cell>
          <table:table-cell office:value-type="float" office:value="0.15858780210175505">
            <text:p>0.15858780210175505</text:p>
          </table:table-cell>
          <table:table-cell office:value-type="float" office:value="0.3695687926185102">
            <text:p>0.3695687926185102</text:p>
          </table:table-cell>
          <table:table-cell office:value-type="float" office:value="0.4127758024115049">
            <text:p>0.4127758024115049</text:p>
          </table:table-cell>
          <table:table-cell office:value-type="float" office:value="0.5443189671939163">
            <text:p>0.5443189671939163</text:p>
          </table:table-cell>
          <table:table-cell office:value-type="float" office:value="0.32983473809827407">
            <text:p>0.32983473809827407</text:p>
          </table:table-cell>
          <table:table-cell office:value-type="float" office:value="0.3203955639866612">
            <text:p>0.3203955639866612</text:p>
          </table:table-cell>
          <table:table-cell office:value-type="float" office:value="0.39274940294784494">
            <text:p>0.39274940294784494</text:p>
          </table:table-cell>
          <table:table-cell office:value-type="float" office:value="0.4431227691732072">
            <text:p>0.4431227691732072</text:p>
          </table:table-cell>
          <table:table-cell office:value-type="float" office:value="0.24799781399046103">
            <text:p>0.24799781399046103</text:p>
          </table:table-cell>
          <table:table-cell office:value-type="float" office:value="0.48430320330473076">
            <text:p>0.48430320330473076</text:p>
          </table:table-cell>
          <table:table-cell office:value-type="float" office:value="0.48119638715219243">
            <text:p>0.48119638715219243</text:p>
          </table:table-cell>
          <table:table-cell office:value-type="float" office:value="0.37187002819686305">
            <text:p>0.37187002819686305</text:p>
          </table:table-cell>
          <table:table-cell office:value-type="float" office:value="0.44794022049469623">
            <text:p>0.44794022049469623</text:p>
          </table:table-cell>
          <table:table-cell office:value-type="float" office:value="0.3952621489611231">
            <text:p>0.3952621489611231</text:p>
          </table:table-cell>
          <table:table-cell office:value-type="float" office:value="0.48383688982195094">
            <text:p>0.48383688982195094</text:p>
          </table:table-cell>
          <table:table-cell office:value-type="float" office:value="0.32020737383857706">
            <text:p>0.32020737383857706</text:p>
          </table:table-cell>
          <table:table-cell office:value-type="float" office:value="0.62122634119029">
            <text:p>0.62122634119029</text:p>
          </table:table-cell>
          <table:table-cell office:value-type="float" office:value="0.5018810056030355">
            <text:p>0.5018810056030355</text:p>
          </table:table-cell>
          <table:table-cell office:value-type="float" office:value="0.43559698322508794">
            <text:p>0.43559698322508794</text:p>
          </table:table-cell>
          <table:table-cell office:value-type="float" office:value="0.32177861725267176">
            <text:p>0.32177861725267176</text:p>
          </table:table-cell>
          <table:table-cell office:value-type="float" office:value="0.5160094806458326">
            <text:p>0.5160094806458326</text:p>
          </table:table-cell>
          <table:table-cell office:value-type="float" office:value="0.3993400987650076">
            <text:p>0.3993400987650076</text:p>
          </table:table-cell>
          <table:table-cell office:value-type="float" office:value="0.4713209149575671">
            <text:p>0.4713209149575671</text:p>
          </table:table-cell>
          <table:table-cell office:value-type="float" office:value="0.32982941735393967">
            <text:p>0.32982941735393967</text:p>
          </table:table-cell>
          <table:table-cell office:value-type="float" office:value="0.5232727867029118">
            <text:p>0.5232727867029118</text:p>
          </table:table-cell>
          <table:table-cell office:value-type="float" office:value="0.30295452596627">
            <text:p>0.30295452596627</text:p>
          </table:table-cell>
          <table:table-cell office:value-type="float" office:value="0.38378497299545944">
            <text:p>0.38378497299545944</text:p>
          </table:table-cell>
          <table:table-cell office:value-type="float" office:value="0.34181141594389214">
            <text:p>0.34181141594389214</text:p>
          </table:table-cell>
          <table:table-cell office:value-type="float" office:value="0.290916482662414">
            <text:p>0.290916482662414</text:p>
          </table:table-cell>
          <table:table-cell office:value-type="float" office:value="0.5401780934335847">
            <text:p>0.5401780934335847</text:p>
          </table:table-cell>
          <table:table-cell office:value-type="float" office:value="0.40190381239768475">
            <text:p>0.40190381239768475</text:p>
          </table:table-cell>
          <table:table-cell office:value-type="float" office:value="0.4890092290851384">
            <text:p>0.4890092290851384</text:p>
          </table:table-cell>
          <table:table-cell office:value-type="float" office:value="0.286934804195259">
            <text:p>0.286934804195259</text:p>
          </table:table-cell>
          <table:table-cell office:value-type="float" office:value="0.4612077083242769">
            <text:p>0.4612077083242769</text:p>
          </table:table-cell>
          <table:table-cell office:value-type="float" office:value="0.42426845017240544">
            <text:p>0.42426845017240544</text:p>
          </table:table-cell>
          <table:table-cell office:value-type="float" office:value="0.37437100025885145">
            <text:p>0.37437100025885145</text:p>
          </table:table-cell>
          <table:table-cell office:value-type="float" office:value="0.5090879952282553">
            <text:p>0.5090879952282553</text:p>
          </table:table-cell>
          <table:table-cell office:value-type="float" office:value="0.23473294458556318">
            <text:p>0.23473294458556318</text:p>
          </table:table-cell>
          <table:table-cell office:value-type="float" office:value="0.5470596782330304">
            <text:p>0.5470596782330304</text:p>
          </table:table-cell>
          <table:table-cell office:value-type="float" office:value="0.27405536535285935">
            <text:p>0.27405536535285935</text:p>
          </table:table-cell>
          <table:table-cell office:value-type="float" office:value="0.36403624909653615">
            <text:p>0.36403624909653615</text:p>
          </table:table-cell>
          <table:table-cell office:value-type="float" office:value="0.38278704903851063">
            <text:p>0.38278704903851063</text:p>
          </table:table-cell>
          <table:table-cell office:value-type="float" office:value="0.43723309176374286">
            <text:p>0.43723309176374286</text:p>
          </table:table-cell>
          <table:table-cell office:value-type="float" office:value="0.24028766153156703">
            <text:p>0.24028766153156703</text:p>
          </table:table-cell>
          <table:table-cell office:value-type="float" office:value="0.495632941935816">
            <text:p>0.495632941935816</text:p>
          </table:table-cell>
          <table:table-cell office:value-type="float" office:value="0.44455577096208115">
            <text:p>0.44455577096208115</text:p>
          </table:table-cell>
          <table:table-cell office:value-type="float" office:value="0.47075317560661406">
            <text:p>0.47075317560661406</text:p>
          </table:table-cell>
          <table:table-cell office:value-type="float" office:value="0.4283217284832661">
            <text:p>0.4283217284832661</text:p>
          </table:table-cell>
          <table:table-cell office:value-type="float" office:value="0.5592715701703324">
            <text:p>0.5592715701703324</text:p>
          </table:table-cell>
          <table:table-cell office:value-type="float" office:value="0.5687798149725285">
            <text:p>0.5687798149725285</text:p>
          </table:table-cell>
          <table:table-cell office:value-type="float" office:value="0.4324472970249433">
            <text:p>0.4324472970249433</text:p>
          </table:table-cell>
          <table:table-cell office:value-type="float" office:value="0.4665953446796109">
            <text:p>0.4665953446796109</text:p>
          </table:table-cell>
          <table:table-cell office:value-type="float" office:value="0.0909090909090909">
            <text:p>0.0909090909090909</text:p>
          </table:table-cell>
          <table:table-cell office:value-type="float" office:value="0.4742798683031744">
            <text:p>0.4742798683031744</text:p>
          </table:table-cell>
          <table:table-cell office:value-type="float" office:value="0.2726360972364595">
            <text:p>0.2726360972364595</text:p>
          </table:table-cell>
          <table:table-cell office:value-type="float" office:value="0.4200804383356999">
            <text:p>0.4200804383356999</text:p>
          </table:table-cell>
          <table:table-cell office:value-type="float" office:value="0.41238292795183273">
            <text:p>0.41238292795183273</text:p>
          </table:table-cell>
          <table:table-cell office:value-type="float" office:value="0.4916671324296617">
            <text:p>0.4916671324296617</text:p>
          </table:table-cell>
          <table:table-cell office:value-type="float" office:value="0.6426149456281929">
            <text:p>0.6426149456281929</text:p>
          </table:table-cell>
          <table:table-cell office:value-type="float" office:value="0.3118798623953862">
            <text:p>0.3118798623953862</text:p>
          </table:table-cell>
          <table:table-cell office:value-type="float" office:value="0.5995739966141762">
            <text:p>0.5995739966141762</text:p>
          </table:table-cell>
          <table:table-cell office:value-type="float" office:value="0.6946194666745037">
            <text:p>0.6946194666745037</text:p>
          </table:table-cell>
          <table:table-cell office:value-type="float" office:value="0.3268394043064641">
            <text:p>0.3268394043064641</text:p>
          </table:table-cell>
          <table:table-cell office:value-type="float" office:value="0.5526124974944018">
            <text:p>0.5526124974944018</text:p>
          </table:table-cell>
          <table:table-cell office:value-type="float" office:value="0.529246019400162">
            <text:p>0.529246019400162</text:p>
          </table:table-cell>
          <table:table-cell office:value-type="float" office:value="0.5049261762107564">
            <text:p>0.5049261762107564</text:p>
          </table:table-cell>
          <table:table-cell office:value-type="float" office:value="0.5918944065414441">
            <text:p>0.5918944065414441</text:p>
          </table:table-cell>
          <table:table-cell office:value-type="float" office:value="0.4725855796317955">
            <text:p>0.4725855796317955</text:p>
          </table:table-cell>
          <table:table-cell office:value-type="float" office:value="0.2590460242770178">
            <text:p>0.2590460242770178</text:p>
          </table:table-cell>
          <table:table-cell office:value-type="float" office:value="0.554581500276835">
            <text:p>0.554581500276835</text:p>
          </table:table-cell>
          <table:table-cell office:value-type="float" office:value="0.5196376371359094">
            <text:p>0.5196376371359094</text:p>
          </table:table-cell>
          <table:table-cell office:value-type="float" office:value="0.3947157959909983">
            <text:p>0.3947157959909983</text:p>
          </table:table-cell>
          <table:table-cell office:value-type="float" office:value="0.5722277772741079">
            <text:p>0.5722277772741079</text:p>
          </table:table-cell>
          <table:table-cell office:value-type="float" office:value="0.5225623407464504">
            <text:p>0.5225623407464504</text:p>
          </table:table-cell>
          <table:table-cell office:value-type="float" office:value="0.21700080729682064">
            <text:p>0.21700080729682064</text:p>
          </table:table-cell>
          <table:table-cell office:value-type="float" office:value="0.5978633567924182">
            <text:p>0.5978633567924182</text:p>
          </table:table-cell>
          <table:table-cell office:value-type="float" office:value="0.3805839044292236">
            <text:p>0.3805839044292236</text:p>
          </table:table-cell>
          <table:table-cell office:value-type="float" office:value="0.20229022519982648">
            <text:p>0.20229022519982648</text:p>
          </table:table-cell>
          <table:table-cell office:value-type="float" office:value="0.419032336824352">
            <text:p>0.419032336824352</text:p>
          </table:table-cell>
          <table:table-cell office:value-type="float" office:value="0.45941166924142574">
            <text:p>0.45941166924142574</text:p>
          </table:table-cell>
          <table:table-cell office:value-type="float" office:value="0.42351019080549834">
            <text:p>0.42351019080549834</text:p>
          </table:table-cell>
          <table:table-cell office:value-type="float" office:value="0.5132075471698113">
            <text:p>0.5132075471698113</text:p>
          </table:table-cell>
          <table:table-cell office:value-type="float" office:value="0.5384581233968797">
            <text:p>0.5384581233968797</text:p>
          </table:table-cell>
          <table:table-cell office:value-type="float" office:value="0.3357776657145687">
            <text:p>0.3357776657145687</text:p>
          </table:table-cell>
          <table:table-cell office:value-type="float" office:value="0.48057569244793436">
            <text:p>0.48057569244793436</text:p>
          </table:table-cell>
          <table:table-cell office:value-type="float" office:value="0.5349919138816046">
            <text:p>0.5349919138816046</text:p>
          </table:table-cell>
          <table:table-cell office:value-type="float" office:value="0.3263072428816112">
            <text:p>0.3263072428816112</text:p>
          </table:table-cell>
          <table:table-cell office:value-type="float" office:value="0.6167298252850018">
            <text:p>0.6167298252850018</text:p>
          </table:table-cell>
          <table:table-cell office:value-type="float" office:value="0.4437885298867238">
            <text:p>0.4437885298867238</text:p>
          </table:table-cell>
          <table:table-cell office:value-type="float" office:value="0.41998292553585986">
            <text:p>0.41998292553585986</text:p>
          </table:table-cell>
          <table:table-cell office:value-type="float" office:value="0.5900589283940914">
            <text:p>0.5900589283940914</text:p>
          </table:table-cell>
          <table:table-cell office:value-type="float" office:value="0.48562118842686663">
            <text:p>0.48562118842686663</text:p>
          </table:table-cell>
          <table:table-cell office:value-type="float" office:value="0.5558684361844077">
            <text:p>0.5558684361844077</text:p>
          </table:table-cell>
          <table:table-cell office:value-type="float" office:value="0.45669023744928144">
            <text:p>0.45669023744928144</text:p>
          </table:table-cell>
          <table:table-cell office:value-type="float" office:value="0.4424977180387445">
            <text:p>0.4424977180387445</text:p>
          </table:table-cell>
          <table:table-cell office:value-type="float" office:value="0.44048542800967566">
            <text:p>0.44048542800967566</text:p>
          </table:table-cell>
          <table:table-cell office:value-type="float" office:value="0.19169213941593083">
            <text:p>0.19169213941593083</text:p>
          </table:table-cell>
          <table:table-cell office:value-type="float" office:value="0.5741330684865532">
            <text:p>0.5741330684865532</text:p>
          </table:table-cell>
          <table:table-cell office:value-type="float" office:value="0.46682809053281055">
            <text:p>0.46682809053281055</text:p>
          </table:table-cell>
          <table:table-cell office:value-type="float" office:value="0.41190456405838966">
            <text:p>0.41190456405838966</text:p>
          </table:table-cell>
          <table:table-cell office:value-type="float" office:value="0.39702271336786293">
            <text:p>0.39702271336786293</text:p>
          </table:table-cell>
          <table:table-cell office:value-type="float" office:value="0.18977398625030598">
            <text:p>0.18977398625030598</text:p>
          </table:table-cell>
          <table:table-cell office:value-type="float" office:value="0.5016378752253746">
            <text:p>0.5016378752253746</text:p>
          </table:table-cell>
          <table:table-cell office:value-type="float" office:value="0.4020896485105936">
            <text:p>0.4020896485105936</text:p>
          </table:table-cell>
          <table:table-cell office:value-type="float" office:value="0.45281128433830986">
            <text:p>0.45281128433830986</text:p>
          </table:table-cell>
          <table:table-cell office:value-type="float" office:value="0.0">
            <text:p/>
          </table:table-cell>
          <table:table-cell office:value-type="float" office:value="0.7079304822972551">
            <text:p>0.7079304822972551</text:p>
          </table:table-cell>
          <table:table-cell office:value-type="float" office:value="0.6918072934558334">
            <text:p>0.6918072934558334</text:p>
          </table:table-cell>
          <table:table-cell office:value-type="float" office:value="0.61757104708432">
            <text:p>0.61757104708432</text:p>
          </table:table-cell>
          <table:table-cell office:value-type="float" office:value="0.14530704456767302">
            <text:p>0.14530704456767302</text:p>
          </table:table-cell>
          <table:table-cell office:value-type="float" office:value="0.49526052139431787">
            <text:p>0.49526052139431787</text:p>
          </table:table-cell>
          <table:table-cell office:value-type="float" office:value="0.257228589306468">
            <text:p>0.257228589306468</text:p>
          </table:table-cell>
          <table:table-cell office:value-type="float" office:value="0.47297478927334224">
            <text:p>0.47297478927334224</text:p>
          </table:table-cell>
          <table:table-cell office:value-type="float" office:value="0.5083983134149784">
            <text:p>0.5083983134149784</text:p>
          </table:table-cell>
          <table:table-cell office:value-type="float" office:value="0.3525258360613646">
            <text:p>0.3525258360613646</text:p>
          </table:table-cell>
          <table:table-cell office:value-type="float" office:value="0.4459903262465425">
            <text:p>0.4459903262465425</text:p>
          </table:table-cell>
          <table:table-cell office:value-type="float" office:value="0.4073338142230465">
            <text:p>0.4073338142230465</text:p>
          </table:table-cell>
          <table:table-cell office:value-type="float" office:value="0.4570963215854445">
            <text:p>0.4570963215854445</text:p>
          </table:table-cell>
          <table:table-cell office:value-type="float" office:value="0.4937267914008839">
            <text:p>0.4937267914008839</text:p>
          </table:table-cell>
          <table:table-cell office:value-type="float" office:value="0.4409575159724986">
            <text:p>0.4409575159724986</text:p>
          </table:table-cell>
          <table:table-cell office:value-type="float" office:value="0.6746089799671532">
            <text:p>0.6746089799671532</text:p>
          </table:table-cell>
          <table:table-cell office:value-type="float" office:value="0.40611508635085797">
            <text:p>0.40611508635085797</text:p>
          </table:table-cell>
          <table:table-cell office:value-type="float" office:value="0.5446841129460225">
            <text:p>0.5446841129460225</text:p>
          </table:table-cell>
          <table:table-cell office:value-type="float" office:value="0.5890158447614064">
            <text:p>0.5890158447614064</text:p>
          </table:table-cell>
          <table:table-cell office:value-type="float" office:value="0.0">
            <text:p/>
          </table:table-cell>
          <table:table-cell office:value-type="float" office:value="0.2988937910876699">
            <text:p>0.2988937910876699</text:p>
          </table:table-cell>
          <table:table-cell office:value-type="float" office:value="0.41537412257971495">
            <text:p>0.41537412257971495</text:p>
          </table:table-cell>
          <table:table-cell office:value-type="float" office:value="0.5314543944388179">
            <text:p>0.5314543944388179</text:p>
          </table:table-cell>
          <table:table-cell office:value-type="float" office:value="0.6200377151831582">
            <text:p>0.6200377151831582</text:p>
          </table:table-cell>
          <table:table-cell office:value-type="float" office:value="0.5897613515473579">
            <text:p>0.5897613515473579</text:p>
          </table:table-cell>
          <table:table-cell office:value-type="float" office:value="0.3545726693311339">
            <text:p>0.3545726693311339</text:p>
          </table:table-cell>
          <table:table-cell office:value-type="float" office:value="0.3637799277799604">
            <text:p>0.3637799277799604</text:p>
          </table:table-cell>
          <table:table-cell office:value-type="float" office:value="0.42117552517046375">
            <text:p>0.42117552517046375</text:p>
          </table:table-cell>
          <table:table-cell office:value-type="float" office:value="0.6514244466993452">
            <text:p>0.6514244466993452</text:p>
          </table:table-cell>
          <table:table-cell office:value-type="float" office:value="0.479122165873377">
            <text:p>0.479122165873377</text:p>
          </table:table-cell>
          <table:table-cell office:value-type="float" office:value="0.515718917516683">
            <text:p>0.515718917516683</text:p>
          </table:table-cell>
          <table:table-cell office:value-type="float" office:value="0.5314241309049963">
            <text:p>0.5314241309049963</text:p>
          </table:table-cell>
          <table:table-cell office:value-type="float" office:value="0.50735034803767">
            <text:p>0.50735034803767</text:p>
          </table:table-cell>
          <table:table-cell office:value-type="float" office:value="0.6941569644610563">
            <text:p>0.6941569644610563</text:p>
          </table:table-cell>
          <table:table-cell office:value-type="float" office:value="0.2895984383714445">
            <text:p>0.2895984383714445</text:p>
          </table:table-cell>
          <table:table-cell office:value-type="float" office:value="0.5744851012162939">
            <text:p>0.5744851012162939</text:p>
          </table:table-cell>
          <table:table-cell office:value-type="float" office:value="0.29034259673051677">
            <text:p>0.29034259673051677</text:p>
          </table:table-cell>
          <table:table-cell office:value-type="float" office:value="0.4388740058648168">
            <text:p>0.4388740058648168</text:p>
          </table:table-cell>
          <table:table-cell office:value-type="float" office:value="0.44557008942456217">
            <text:p>0.44557008942456217</text:p>
          </table:table-cell>
          <table:table-cell office:value-type="float" office:value="0.5577112908804316">
            <text:p>0.5577112908804316</text:p>
          </table:table-cell>
          <table:table-cell office:value-type="float" office:value="0.5164534182863088">
            <text:p>0.5164534182863088</text:p>
          </table:table-cell>
          <table:table-cell office:value-type="float" office:value="0.5334306585554186">
            <text:p>0.5334306585554186</text:p>
          </table:table-cell>
          <table:table-cell office:value-type="float" office:value="0.4086774153615046">
            <text:p>0.4086774153615046</text:p>
          </table:table-cell>
          <table:table-cell office:value-type="float" office:value="0.3477811553540995">
            <text:p>0.3477811553540995</text:p>
          </table:table-cell>
          <table:table-cell office:value-type="float" office:value="0.3925379201726943">
            <text:p>0.3925379201726943</text:p>
          </table:table-cell>
          <table:table-cell office:value-type="float" office:value="0.3702545326170185">
            <text:p>0.3702545326170185</text:p>
          </table:table-cell>
          <table:table-cell office:value-type="float" office:value="0.41793740949443664">
            <text:p>0.41793740949443664</text:p>
          </table:table-cell>
          <table:table-cell office:value-type="float" office:value="0.41527534215843187">
            <text:p>0.41527534215843187</text:p>
          </table:table-cell>
          <table:table-cell office:value-type="float" office:value="0.49703800782360447">
            <text:p>0.49703800782360447</text:p>
          </table:table-cell>
          <table:table-cell office:value-type="float" office:value="0.38652586013946083">
            <text:p>0.38652586013946083</text:p>
          </table:table-cell>
          <table:table-cell office:value-type="float" office:value="0.36282440211140665">
            <text:p>0.36282440211140665</text:p>
          </table:table-cell>
          <table:table-cell office:value-type="float" office:value="0.418247005965454">
            <text:p>0.418247005965454</text:p>
          </table:table-cell>
          <table:table-cell office:value-type="float" office:value="0.32897289627251386">
            <text:p>0.32897289627251386</text:p>
          </table:table-cell>
          <table:table-cell office:value-type="float" office:value="0.406631153342061">
            <text:p>0.406631153342061</text:p>
          </table:table-cell>
          <table:table-cell office:value-type="float" office:value="0.4338306637048688">
            <text:p>0.4338306637048688</text:p>
          </table:table-cell>
          <table:table-cell office:value-type="float" office:value="0.33586931618878885">
            <text:p>0.33586931618878885</text:p>
          </table:table-cell>
          <table:table-cell office:value-type="float" office:value="0.3557309645605877">
            <text:p>0.3557309645605877</text:p>
          </table:table-cell>
          <table:table-cell office:value-type="float" office:value="0.37693938695203894">
            <text:p>0.37693938695203894</text:p>
          </table:table-cell>
          <table:table-cell office:value-type="float" office:value="0.36126189224984023">
            <text:p>0.36126189224984023</text:p>
          </table:table-cell>
          <table:table-cell office:value-type="float" office:value="0.30704170655135166">
            <text:p>0.30704170655135166</text:p>
          </table:table-cell>
          <table:table-cell office:value-type="float" office:value="0.44368912219158774">
            <text:p>0.44368912219158774</text:p>
          </table:table-cell>
          <table:table-cell office:value-type="float" office:value="0.35594328492586075">
            <text:p>0.35594328492586075</text:p>
          </table:table-cell>
          <table:table-cell office:value-type="float" office:value="0.36578905440757514">
            <text:p>0.36578905440757514</text:p>
          </table:table-cell>
          <table:table-cell office:value-type="float" office:value="0.3814207758766014">
            <text:p>0.3814207758766014</text:p>
          </table:table-cell>
          <table:table-cell office:value-type="float" office:value="0.38987877439765817">
            <text:p>0.38987877439765817</text:p>
          </table:table-cell>
          <table:table-cell office:value-type="float" office:value="0.3874237640181779">
            <text:p>0.3874237640181779</text:p>
          </table:table-cell>
          <table:table-cell office:value-type="float" office:value="0.44989568563482635">
            <text:p>0.44989568563482635</text:p>
          </table:table-cell>
          <table:table-cell office:value-type="float" office:value="0.32461226557807144">
            <text:p>0.32461226557807144</text:p>
          </table:table-cell>
          <table:table-cell office:value-type="float" office:value="0.27199952090888463">
            <text:p>0.27199952090888463</text:p>
          </table:table-cell>
          <table:table-cell office:value-type="float" office:value="0.3377686611748249">
            <text:p>0.3377686611748249</text:p>
          </table:table-cell>
          <table:table-cell office:value-type="float" office:value="0.2991681328457421">
            <text:p>0.2991681328457421</text:p>
          </table:table-cell>
          <table:table-cell office:value-type="float" office:value="0.3891863175003152">
            <text:p>0.3891863175003152</text:p>
          </table:table-cell>
          <table:table-cell office:value-type="float" office:value="0.35291917066094686">
            <text:p>0.35291917066094686</text:p>
          </table:table-cell>
          <table:table-cell office:value-type="float" office:value="0.3861346627360844">
            <text:p>0.3861346627360844</text:p>
          </table:table-cell>
          <table:table-cell office:value-type="float" office:value="0.3295638557695866">
            <text:p>0.3295638557695866</text:p>
          </table:table-cell>
          <table:table-cell office:value-type="float" office:value="0.34565856899770164">
            <text:p>0.34565856899770164</text:p>
          </table:table-cell>
          <table:table-cell office:value-type="float" office:value="0.4333025960446165">
            <text:p>0.4333025960446165</text:p>
          </table:table-cell>
          <table:table-cell office:value-type="float" office:value="0.33533226892577117">
            <text:p>0.33533226892577117</text:p>
          </table:table-cell>
          <table:table-cell office:value-type="float" office:value="0.38714657524645785">
            <text:p>0.38714657524645785</text:p>
          </table:table-cell>
          <table:table-cell office:value-type="float" office:value="0.42594376982641696">
            <text:p>0.42594376982641696</text:p>
          </table:table-cell>
          <table:table-cell office:value-type="float" office:value="0.3840529428872555">
            <text:p>0.3840529428872555</text:p>
          </table:table-cell>
          <table:table-cell office:value-type="float" office:value="0.43826830237094594">
            <text:p>0.43826830237094594</text:p>
          </table:table-cell>
          <table:table-cell office:value-type="float" office:value="0.41232417658431325">
            <text:p>0.41232417658431325</text:p>
          </table:table-cell>
          <table:table-cell office:value-type="float" office:value="0.40951449306115967">
            <text:p>0.40951449306115967</text:p>
          </table:table-cell>
          <table:table-cell office:value-type="float" office:value="0.4413466135529426">
            <text:p>0.4413466135529426</text:p>
          </table:table-cell>
          <table:table-cell office:value-type="float" office:value="0.3885671553823195">
            <text:p>0.3885671553823195</text:p>
          </table:table-cell>
          <table:table-cell office:value-type="float" office:value="0.3471297563985781">
            <text:p>0.3471297563985781</text:p>
          </table:table-cell>
          <table:table-cell office:value-type="float" office:value="0.4757925287534864">
            <text:p>0.4757925287534864</text:p>
          </table:table-cell>
          <table:table-cell office:value-type="float" office:value="0.33234863667343684">
            <text:p>0.33234863667343684</text:p>
          </table:table-cell>
          <table:table-cell office:value-type="float" office:value="0.3776796041148727">
            <text:p>0.3776796041148727</text:p>
          </table:table-cell>
          <table:table-cell office:value-type="float" office:value="0.39142981076864986">
            <text:p>0.39142981076864986</text:p>
          </table:table-cell>
          <table:table-cell office:value-type="float" office:value="0.3701425376647244">
            <text:p>0.3701425376647244</text:p>
          </table:table-cell>
          <table:table-cell office:value-type="float" office:value="0.9563234520259603">
            <text:p>0.9563234520259603</text:p>
          </table:table-cell>
          <table:table-cell office:value-type="float" office:value="0.0">
            <text:p/>
          </table:table-cell>
          <table:table-cell office:value-type="float" office:value="0.3547631292684746">
            <text:p>0.3547631292684746</text:p>
          </table:table-cell>
          <table:table-cell office:value-type="float" office:value="0.3447697812326524">
            <text:p>0.3447697812326524</text:p>
          </table:table-cell>
          <table:table-cell office:value-type="float" office:value="0.5694760820045558">
            <text:p>0.5694760820045558</text:p>
          </table:table-cell>
          <table:table-cell office:value-type="float" office:value="0.7250713562659424">
            <text:p>0.7250713562659424</text:p>
          </table:table-cell>
          <table:table-cell office:value-type="float" office:value="0.0">
            <text:p/>
          </table:table-cell>
          <table:table-cell office:value-type="float" office:value="0.32687873071166695">
            <text:p>0.32687873071166695</text:p>
          </table:table-cell>
          <table:table-cell office:value-type="float" office:value="0.7320959374275552">
            <text:p>0.7320959374275552</text:p>
          </table:table-cell>
          <table:table-cell office:value-type="float" office:value="0.9212106761247634">
            <text:p>0.9212106761247634</text:p>
          </table:table-cell>
          <table:table-cell office:value-type="float" office:value="0.4458870246568422">
            <text:p>0.4458870246568422</text:p>
          </table:table-cell>
          <table:table-cell office:value-type="float" office:value="0.16612015262882543">
            <text:p>0.16612015262882543</text:p>
          </table:table-cell>
          <table:table-cell office:value-type="float" office:value="0.4349235897214265">
            <text:p>0.4349235897214265</text:p>
          </table:table-cell>
          <table:table-cell office:value-type="float" office:value="0.4787700113448105">
            <text:p>0.4787700113448105</text:p>
          </table:table-cell>
          <table:table-cell office:value-type="float" office:value="0">
            <text:p/>
          </table:table-cell>
          <table:table-cell office:value-type="float" office:value="0.25010464324112247">
            <text:p>0.25010464324112247</text:p>
          </table:table-cell>
          <table:table-cell office:value-type="float" office:value="0.3227973726976352">
            <text:p>0.3227973726976352</text:p>
          </table:table-cell>
          <table:table-cell office:value-type="float" office:value="0.054945054945054944">
            <text:p>0.054945054945054944</text:p>
          </table:table-cell>
          <table:table-cell office:value-type="float" office:value="0.450312207728861">
            <text:p>0.450312207728861</text:p>
          </table:table-cell>
          <table:table-cell office:value-type="float" office:value="0.4636755982747438">
            <text:p>0.4636755982747438</text:p>
          </table:table-cell>
          <table:table-cell office:value-type="float" office:value="0.36914627764154556">
            <text:p>0.36914627764154556</text:p>
          </table:table-cell>
          <table:table-cell office:value-type="float" office:value="0.2415737815608395">
            <text:p>0.2415737815608395</text:p>
          </table:table-cell>
          <table:table-cell office:value-type="float" office:value="0.3899122321885516">
            <text:p>0.3899122321885516</text:p>
          </table:table-cell>
          <table:table-cell office:value-type="float" office:value="0.5036961602780966">
            <text:p>0.5036961602780966</text:p>
          </table:table-cell>
          <table:table-cell office:value-type="float" office:value="0.3534151698650489">
            <text:p>0.3534151698650489</text:p>
          </table:table-cell>
          <table:table-cell office:value-type="float" office:value="0.4008534143328953">
            <text:p>0.4008534143328953</text:p>
          </table:table-cell>
          <table:table-cell office:value-type="float" office:value="0.5499434079048341">
            <text:p>0.5499434079048341</text:p>
          </table:table-cell>
          <table:table-cell office:value-type="float" office:value="0.5257860376543021">
            <text:p>0.5257860376543021</text:p>
          </table:table-cell>
          <table:table-cell office:value-type="float" office:value="0.47885550657007286">
            <text:p>0.47885550657007286</text:p>
          </table:table-cell>
          <table:table-cell office:value-type="float" office:value="0.45465733078371856">
            <text:p>0.45465733078371856</text:p>
          </table:table-cell>
          <table:table-cell office:value-type="float" office:value="0.19508029850409325">
            <text:p>0.19508029850409325</text:p>
          </table:table-cell>
          <table:table-cell office:value-type="float" office:value="0.527772517682267">
            <text:p>0.527772517682267</text:p>
          </table:table-cell>
          <table:table-cell office:value-type="float" office:value="0.4467325115470386">
            <text:p>0.4467325115470386</text:p>
          </table:table-cell>
          <table:table-cell office:value-type="float" office:value="0.4378198982475682">
            <text:p>0.4378198982475682</text:p>
          </table:table-cell>
          <table:table-cell office:value-type="float" office:value="0.4304744449948507">
            <text:p>0.4304744449948507</text:p>
          </table:table-cell>
          <table:table-cell office:value-type="float" office:value="0.45371942634390466">
            <text:p>0.45371942634390466</text:p>
          </table:table-cell>
          <table:table-cell office:value-type="float" office:value="0.3739988371617125">
            <text:p>0.3739988371617125</text:p>
          </table:table-cell>
          <table:table-cell office:value-type="float" office:value="0.4958587019745574">
            <text:p>0.4958587019745574</text:p>
          </table:table-cell>
          <table:table-cell office:value-type="float" office:value="0.3042427112703879">
            <text:p>0.3042427112703879</text:p>
          </table:table-cell>
          <table:table-cell office:value-type="float" office:value="0.7309964143544885">
            <text:p>0.7309964143544885</text:p>
          </table:table-cell>
          <table:table-cell office:value-type="float" office:value="0.4582407832971775">
            <text:p>0.4582407832971775</text:p>
          </table:table-cell>
          <table:table-cell office:value-type="float" office:value="0.3572094177057488">
            <text:p>0.3572094177057488</text:p>
          </table:table-cell>
          <table:table-cell office:value-type="float" office:value="0.3518022813506751">
            <text:p>0.3518022813506751</text:p>
          </table:table-cell>
          <table:table-cell office:value-type="float" office:value="0.6587862885679543">
            <text:p>0.6587862885679543</text:p>
          </table:table-cell>
          <table:table-cell office:value-type="float" office:value="0.345746381362284">
            <text:p>0.345746381362284</text:p>
          </table:table-cell>
          <table:table-cell office:value-type="float" office:value="0.3534851223889944">
            <text:p>0.3534851223889944</text:p>
          </table:table-cell>
          <table:table-cell office:value-type="float" office:value="0.3499796488633876">
            <text:p>0.3499796488633876</text:p>
          </table:table-cell>
          <table:table-cell office:value-type="float" office:value="0.5155505736766773">
            <text:p>0.5155505736766773</text:p>
          </table:table-cell>
          <table:table-cell office:value-type="float" office:value="0.4371948482494429">
            <text:p>0.4371948482494429</text:p>
          </table:table-cell>
          <table:table-cell office:value-type="float" office:value="0.36880417995083026">
            <text:p>0.36880417995083026</text:p>
          </table:table-cell>
          <table:table-cell office:value-type="float" office:value="0.6790898322735096">
            <text:p>0.6790898322735096</text:p>
          </table:table-cell>
          <table:table-cell office:value-type="float" office:value="0.5852037236419163">
            <text:p>0.5852037236419163</text:p>
          </table:table-cell>
          <table:table-cell office:value-type="float" office:value="0.39904111109386026">
            <text:p>0.39904111109386026</text:p>
          </table:table-cell>
          <table:table-cell office:value-type="float" office:value="0.7232332860481131">
            <text:p>0.7232332860481131</text:p>
          </table:table-cell>
          <table:table-cell office:value-type="float" office:value="0.40309698018950657">
            <text:p>0.40309698018950657</text:p>
          </table:table-cell>
          <table:table-cell office:value-type="float" office:value="0.4477112497424538">
            <text:p>0.4477112497424538</text:p>
          </table:table-cell>
          <table:table-cell office:value-type="float" office:value="0.48862676517892956">
            <text:p>0.48862676517892956</text:p>
          </table:table-cell>
          <table:table-cell office:value-type="float" office:value="0">
            <text:p/>
          </table:table-cell>
          <table:table-cell office:value-type="float" office:value="0.3753463336376131">
            <text:p>0.3753463336376131</text:p>
          </table:table-cell>
          <table:table-cell office:value-type="float" office:value="0.3280599544729104">
            <text:p>0.3280599544729104</text:p>
          </table:table-cell>
          <table:table-cell office:value-type="float" office:value="0.6073267937926932">
            <text:p>0.6073267937926932</text:p>
          </table:table-cell>
          <table:table-cell office:value-type="float" office:value="0.40235169896547995">
            <text:p>0.40235169896547995</text:p>
          </table:table-cell>
          <table:table-cell office:value-type="float" office:value="0.3624922828091852">
            <text:p>0.3624922828091852</text:p>
          </table:table-cell>
          <table:table-cell office:value-type="float" office:value="0.4909007488610267">
            <text:p>0.4909007488610267</text:p>
          </table:table-cell>
          <table:table-cell office:value-type="float" office:value="0">
            <text:p/>
          </table:table-cell>
          <table:table-cell office:value-type="float" office:value="0.42231652118200885">
            <text:p>0.42231652118200885</text:p>
          </table:table-cell>
          <table:table-cell office:value-type="float" office:value="0.562120500971465">
            <text:p>0.562120500971465</text:p>
          </table:table-cell>
          <table:table-cell office:value-type="float" office:value="0.44054820918002485">
            <text:p>0.44054820918002485</text:p>
          </table:table-cell>
          <table:table-cell office:value-type="float" office:value="0.40973249120852684">
            <text:p>0.40973249120852684</text:p>
          </table:table-cell>
          <table:table-cell office:value-type="float" office:value="0.38178178371274507">
            <text:p>0.38178178371274507</text:p>
          </table:table-cell>
          <table:table-cell office:value-type="float" office:value="0.3668605574832335">
            <text:p>0.3668605574832335</text:p>
          </table:table-cell>
          <table:table-cell office:value-type="float" office:value="0.4255667550012788">
            <text:p>0.4255667550012788</text:p>
          </table:table-cell>
          <table:table-cell office:value-type="float" office:value="0.2841137833452988">
            <text:p>0.2841137833452988</text:p>
          </table:table-cell>
          <table:table-cell office:value-type="float" office:value="0.5917000650517461">
            <text:p>0.5917000650517461</text:p>
          </table:table-cell>
          <table:table-cell office:value-type="float" office:value="0.38085896098856475">
            <text:p>0.38085896098856475</text:p>
          </table:table-cell>
          <table:table-cell office:value-type="float" office:value="0.7452342604598123">
            <text:p>0.7452342604598123</text:p>
          </table:table-cell>
          <table:table-cell office:value-type="float" office:value="0.517279351270998">
            <text:p>0.517279351270998</text:p>
          </table:table-cell>
          <table:table-cell office:value-type="float" office:value="0.2554393074082794">
            <text:p>0.2554393074082794</text:p>
          </table:table-cell>
          <table:table-cell office:value-type="float" office:value="0.4466736915304712">
            <text:p>0.4466736915304712</text:p>
          </table:table-cell>
          <table:table-cell office:value-type="float" office:value="0.43630271740482146">
            <text:p>0.43630271740482146</text:p>
          </table:table-cell>
          <table:table-cell office:value-type="float" office:value="0.4844818219264856">
            <text:p>0.4844818219264856</text:p>
          </table:table-cell>
          <table:table-cell office:value-type="float" office:value="0.4283269525346036">
            <text:p>0.4283269525346036</text:p>
          </table:table-cell>
          <table:table-cell office:value-type="float" office:value="0.4674757810804303">
            <text:p>0.4674757810804303</text:p>
          </table:table-cell>
          <table:table-cell office:value-type="float" office:value="0.5719704921731179">
            <text:p>0.5719704921731179</text:p>
          </table:table-cell>
          <table:table-cell office:value-type="float" office:value="0.3001122559946285">
            <text:p>0.3001122559946285</text:p>
          </table:table-cell>
          <table:table-cell office:value-type="float" office:value="0.33890551633377997">
            <text:p>0.33890551633377997</text:p>
          </table:table-cell>
          <table:table-cell office:value-type="float" office:value="0.37353783319709827">
            <text:p>0.37353783319709827</text:p>
          </table:table-cell>
          <table:table-cell office:value-type="float" office:value="0.6182328063653901">
            <text:p>0.6182328063653901</text:p>
          </table:table-cell>
          <table:table-cell office:value-type="float" office:value="0.4680029187935223">
            <text:p>0.4680029187935223</text:p>
          </table:table-cell>
          <table:table-cell office:value-type="float" office:value="0.3222349882611611">
            <text:p>0.3222349882611611</text:p>
          </table:table-cell>
          <table:table-cell office:value-type="float" office:value="0.36730976124211323">
            <text:p>0.36730976124211323</text:p>
          </table:table-cell>
          <table:table-cell office:value-type="float" office:value="0.5826023746261718">
            <text:p>0.5826023746261718</text:p>
          </table:table-cell>
          <table:table-cell office:value-type="float" office:value="0.367787412238746">
            <text:p>0.367787412238746</text:p>
          </table:table-cell>
          <table:table-cell office:value-type="float" office:value="0.47574967209570446">
            <text:p>0.47574967209570446</text:p>
          </table:table-cell>
          <table:table-cell office:value-type="float" office:value="0.43757642599770497">
            <text:p>0.43757642599770497</text:p>
          </table:table-cell>
          <table:table-cell office:value-type="float" office:value="0.37395288752211625">
            <text:p>0.37395288752211625</text:p>
          </table:table-cell>
          <table:table-cell office:value-type="float" office:value="0.3737819154693631">
            <text:p>0.3737819154693631</text:p>
          </table:table-cell>
          <table:table-cell office:value-type="float" office:value="0.4554218251906253">
            <text:p>0.4554218251906253</text:p>
          </table:table-cell>
          <table:table-cell office:value-type="float" office:value="0.3564634935216717">
            <text:p>0.3564634935216717</text:p>
          </table:table-cell>
          <table:table-cell office:value-type="float" office:value="0.22526315789473683">
            <text:p>0.22526315789473683</text:p>
          </table:table-cell>
          <table:table-cell office:value-type="float" office:value="0.4690431936072503">
            <text:p>0.4690431936072503</text:p>
          </table:table-cell>
          <table:table-cell office:value-type="float" office:value="0.4741908786508746">
            <text:p>0.4741908786508746</text:p>
          </table:table-cell>
        </table:table-row>
        <table:table-row>
          <table:table-cell office:value-type="string" office:string-value="CC">
            <text:p>CC</text:p>
          </table:table-cell>
          <table:table-cell office:value-type="float" office:value="6.0">
            <text:p>6.0</text:p>
          </table:table-cell>
          <table:table-cell office:value-type="float" office:value="0.9834008097165992">
            <text:p>0.9834008097165992</text:p>
          </table:table-cell>
          <table:table-cell office:value-type="float" office:value="0.8885768638463628">
            <text:p>0.8885768638463628</text:p>
          </table:table-cell>
          <table:table-cell office:value-type="float" office:value="0.9362499999999999">
            <text:p>0.9362499999999999</text:p>
          </table:table-cell>
          <table:table-cell office:value-type="float" office:value="0.954736211031175">
            <text:p>0.954736211031175</text:p>
          </table:table-cell>
          <table:table-cell office:value-type="float" office:value="0.8587874136607827">
            <text:p>0.8587874136607827</text:p>
          </table:table-cell>
          <table:table-cell office:value-type="float" office:value="0.9347266394063304">
            <text:p>0.9347266394063304</text:p>
          </table:table-cell>
          <table:table-cell office:value-type="float" office:value="0.9139072847682118">
            <text:p>0.9139072847682118</text:p>
          </table:table-cell>
          <table:table-cell office:value-type="float" office:value="0.9056043214044563">
            <text:p>0.9056043214044563</text:p>
          </table:table-cell>
          <table:table-cell office:value-type="float" office:value="0.9677484787018255">
            <text:p>0.9677484787018255</text:p>
          </table:table-cell>
          <table:table-cell office:value-type="float" office:value="0.9448757763975155">
            <text:p>0.9448757763975155</text:p>
          </table:table-cell>
          <table:table-cell office:value-type="float" office:value="0.9539691289966923">
            <text:p>0.9539691289966923</text:p>
          </table:table-cell>
          <table:table-cell office:value-type="float" office:value="0.9029818496110631">
            <text:p>0.9029818496110631</text:p>
          </table:table-cell>
          <table:table-cell office:value-type="float" office:value="0.9190486742004579">
            <text:p>0.9190486742004579</text:p>
          </table:table-cell>
          <table:table-cell office:value-type="float" office:value="0.8208762886597938">
            <text:p>0.8208762886597938</text:p>
          </table:table-cell>
          <table:table-cell office:value-type="float" office:value="0.8089197224975222">
            <text:p>0.8089197224975222</text:p>
          </table:table-cell>
          <table:table-cell office:value-type="float" office:value="0.8842105263157894">
            <text:p>0.8842105263157894</text:p>
          </table:table-cell>
          <table:table-cell office:value-type="float" office:value="0.896677471636953">
            <text:p>0.896677471636953</text:p>
          </table:table-cell>
          <table:table-cell office:value-type="float" office:value="0.884090909090909">
            <text:p>0.884090909090909</text:p>
          </table:table-cell>
          <table:table-cell office:value-type="float" office:value="0.8944146901300688">
            <text:p>0.8944146901300688</text:p>
          </table:table-cell>
          <table:table-cell office:value-type="float" office:value="0.9178773204196933">
            <text:p>0.9178773204196933</text:p>
          </table:table-cell>
          <table:table-cell office:value-type="float" office:value="0.9581911262798635">
            <text:p>0.9581911262798635</text:p>
          </table:table-cell>
          <table:table-cell office:value-type="float" office:value="0.9247693399574165">
            <text:p>0.9247693399574165</text:p>
          </table:table-cell>
          <table:table-cell office:value-type="float" office:value="0.9076637959228169">
            <text:p>0.9076637959228169</text:p>
          </table:table-cell>
          <table:table-cell office:value-type="float" office:value="0.9373873873873874">
            <text:p>0.9373873873873874</text:p>
          </table:table-cell>
          <table:table-cell office:value-type="float" office:value="0.9667953667953667">
            <text:p>0.9667953667953667</text:p>
          </table:table-cell>
          <table:table-cell office:value-type="float" office:value="0.9226331360946745">
            <text:p>0.9226331360946745</text:p>
          </table:table-cell>
          <table:table-cell office:value-type="float" office:value="0.862729449321628">
            <text:p>0.862729449321628</text:p>
          </table:table-cell>
          <table:table-cell office:value-type="float" office:value="0.9473283990672209">
            <text:p>0.9473283990672209</text:p>
          </table:table-cell>
          <table:table-cell office:value-type="float" office:value="0.9397794741306191">
            <text:p>0.9397794741306191</text:p>
          </table:table-cell>
          <table:table-cell office:value-type="float" office:value="0.925868554990042">
            <text:p>0.925868554990042</text:p>
          </table:table-cell>
          <table:table-cell office:value-type="float" office:value="0.9189643577673167">
            <text:p>0.9189643577673167</text:p>
          </table:table-cell>
          <table:table-cell office:value-type="float" office:value="0.9449618966977138">
            <text:p>0.9449618966977138</text:p>
          </table:table-cell>
          <table:table-cell office:value-type="float" office:value="0.9557507987220447">
            <text:p>0.9557507987220447</text:p>
          </table:table-cell>
          <table:table-cell office:value-type="float" office:value="0.8514957264957265">
            <text:p>0.8514957264957265</text:p>
          </table:table-cell>
          <table:table-cell office:value-type="float" office:value="0.9083183105845994">
            <text:p>0.9083183105845994</text:p>
          </table:table-cell>
          <table:table-cell office:value-type="float" office:value="0.8350029463759575">
            <text:p>0.8350029463759575</text:p>
          </table:table-cell>
          <table:table-cell office:value-type="float" office:value="0.9265383572783952">
            <text:p>0.9265383572783952</text:p>
          </table:table-cell>
          <table:table-cell office:value-type="float" office:value="0.9528688524590163">
            <text:p>0.9528688524590163</text:p>
          </table:table-cell>
          <table:table-cell office:value-type="float" office:value="0.9217210990150336">
            <text:p>0.9217210990150336</text:p>
          </table:table-cell>
          <table:table-cell office:value-type="float" office:value="0.7647058823529411">
            <text:p>0.7647058823529411</text:p>
          </table:table-cell>
          <table:table-cell office:value-type="float" office:value="0.8815533980582524">
            <text:p>0.8815533980582524</text:p>
          </table:table-cell>
          <table:table-cell office:value-type="float" office:value="0.9396069243784979">
            <text:p>0.9396069243784979</text:p>
          </table:table-cell>
          <table:table-cell office:value-type="float" office:value="0.9391534391534391">
            <text:p>0.9391534391534391</text:p>
          </table:table-cell>
          <table:table-cell office:value-type="float" office:value="0.5218127115456939">
            <text:p>0.5218127115456939</text:p>
          </table:table-cell>
          <table:table-cell office:value-type="float" office:value="0.9567567567567568">
            <text:p>0.9567567567567568</text:p>
          </table:table-cell>
          <table:table-cell office:value-type="float" office:value="0.6895850284784377">
            <text:p>0.6895850284784377</text:p>
          </table:table-cell>
          <table:table-cell office:value-type="float" office:value="1.0">
            <text:p>1.0</text:p>
          </table:table-cell>
          <table:table-cell office:value-type="float" office:value="0.9286846275752773">
            <text:p>0.9286846275752773</text:p>
          </table:table-cell>
          <table:table-cell office:value-type="float" office:value="0.9017264276228419">
            <text:p>0.9017264276228419</text:p>
          </table:table-cell>
          <table:table-cell office:value-type="float" office:value="1">
            <text:p>1</text:p>
          </table:table-cell>
          <table:table-cell office:value-type="float" office:value="0.8327464788732394">
            <text:p>0.8327464788732394</text:p>
          </table:table-cell>
          <table:table-cell office:value-type="float" office:value="0.6890881913303437">
            <text:p>0.6890881913303437</text:p>
          </table:table-cell>
          <table:table-cell office:value-type="float" office:value="0.8390557939914163">
            <text:p>0.8390557939914163</text:p>
          </table:table-cell>
          <table:table-cell office:value-type="float" office:value="1.0">
            <text:p>1.0</text:p>
          </table:table-cell>
          <table:table-cell office:value-type="float" office:value="0.7783572359843546">
            <text:p>0.7783572359843546</text:p>
          </table:table-cell>
          <table:table-cell office:value-type="float" office:value="0.8959276018099547">
            <text:p>0.8959276018099547</text:p>
          </table:table-cell>
          <table:table-cell office:value-type="float" office:value="0.9605734767025089">
            <text:p>0.9605734767025089</text:p>
          </table:table-cell>
          <table:table-cell office:value-type="float" office:value="0.7996672212978368">
            <text:p>0.7996672212978368</text:p>
          </table:table-cell>
          <table:table-cell office:value-type="float" office:value="0.889363722697056">
            <text:p>0.889363722697056</text:p>
          </table:table-cell>
          <table:table-cell office:value-type="float" office:value="0.6181474480151228">
            <text:p>0.6181474480151228</text:p>
          </table:table-cell>
          <table:table-cell office:value-type="float" office:value="0">
            <text:p/>
          </table:table-cell>
          <table:table-cell office:value-type="float" office:value="0.8744987971130713">
            <text:p>0.8744987971130713</text:p>
          </table:table-cell>
          <table:table-cell office:value-type="float" office:value="0.9495412844036697">
            <text:p>0.9495412844036697</text:p>
          </table:table-cell>
          <table:table-cell office:value-type="float" office:value="0.9412765957446808">
            <text:p>0.9412765957446808</text:p>
          </table:table-cell>
          <table:table-cell office:value-type="float" office:value="0.9818731117824773">
            <text:p>0.9818731117824773</text:p>
          </table:table-cell>
          <table:table-cell office:value-type="float" office:value="0.970404984423676">
            <text:p>0.970404984423676</text:p>
          </table:table-cell>
          <table:table-cell office:value-type="float" office:value="0.6914393226716838">
            <text:p>0.6914393226716838</text:p>
          </table:table-cell>
          <table:table-cell office:value-type="float" office:value="0.6101694915254237">
            <text:p>0.6101694915254237</text:p>
          </table:table-cell>
          <table:table-cell office:value-type="float" office:value="0.7417631344612644">
            <text:p>0.7417631344612644</text:p>
          </table:table-cell>
          <table:table-cell office:value-type="float" office:value="0.7814033366045142">
            <text:p>0.7814033366045142</text:p>
          </table:table-cell>
          <table:table-cell office:value-type="float" office:value="0.8151609553478711">
            <text:p>0.8151609553478711</text:p>
          </table:table-cell>
          <table:table-cell office:value-type="float" office:value="0.9115226337448559">
            <text:p>0.9115226337448559</text:p>
          </table:table-cell>
          <table:table-cell office:value-type="float" office:value="0.9358128374325134">
            <text:p>0.9358128374325134</text:p>
          </table:table-cell>
          <table:table-cell office:value-type="float" office:value="0.9772727272727272">
            <text:p>0.9772727272727272</text:p>
          </table:table-cell>
          <table:table-cell office:value-type="float" office:value="0.863036303630363">
            <text:p>0.863036303630363</text:p>
          </table:table-cell>
          <table:table-cell office:value-type="float" office:value="0.9740356083086052">
            <text:p>0.9740356083086052</text:p>
          </table:table-cell>
          <table:table-cell office:value-type="float" office:value="0.8415417558886509">
            <text:p>0.8415417558886509</text:p>
          </table:table-cell>
          <table:table-cell office:value-type="float" office:value="0.9376574307304786">
            <text:p>0.9376574307304786</text:p>
          </table:table-cell>
          <table:table-cell office:value-type="float" office:value="0.9801762114537445">
            <text:p>0.9801762114537445</text:p>
          </table:table-cell>
          <table:table-cell office:value-type="float" office:value="0.888220551378446">
            <text:p>0.888220551378446</text:p>
          </table:table-cell>
          <table:table-cell office:value-type="float" office:value="0.8264462809917354">
            <text:p>0.8264462809917354</text:p>
          </table:table-cell>
          <table:table-cell office:value-type="float" office:value="0.9783783783783784">
            <text:p>0.9783783783783784</text:p>
          </table:table-cell>
          <table:table-cell office:value-type="float" office:value="0.7469635627530364">
            <text:p>0.7469635627530364</text:p>
          </table:table-cell>
          <table:table-cell office:value-type="float" office:value="0.8047255038220986">
            <text:p>0.8047255038220986</text:p>
          </table:table-cell>
          <table:table-cell office:value-type="float" office:value="0.8655416439847577">
            <text:p>0.8655416439847577</text:p>
          </table:table-cell>
          <table:table-cell office:value-type="float" office:value="0.8748467928639521">
            <text:p>0.8748467928639521</text:p>
          </table:table-cell>
          <table:table-cell office:value-type="float" office:value="0.9233617178822657">
            <text:p>0.9233617178822657</text:p>
          </table:table-cell>
          <table:table-cell office:value-type="float" office:value="0.8001988071570576">
            <text:p>0.8001988071570576</text:p>
          </table:table-cell>
          <table:table-cell office:value-type="float" office:value="0.9784714747039828">
            <text:p>0.9784714747039828</text:p>
          </table:table-cell>
          <table:table-cell office:value-type="float" office:value="0.6406716417910447">
            <text:p>0.6406716417910447</text:p>
          </table:table-cell>
          <table:table-cell office:value-type="float" office:value="0.7562301767104667">
            <text:p>0.7562301767104667</text:p>
          </table:table-cell>
          <table:table-cell office:value-type="float" office:value="0.875">
            <text:p>0.875</text:p>
          </table:table-cell>
          <table:table-cell office:value-type="float" office:value="0.9896907216494845">
            <text:p>0.9896907216494845</text:p>
          </table:table-cell>
          <table:table-cell office:value-type="float" office:value="0.7819148936170213">
            <text:p>0.7819148936170213</text:p>
          </table:table-cell>
          <table:table-cell office:value-type="float" office:value="0.9367502726281351">
            <text:p>0.9367502726281351</text:p>
          </table:table-cell>
          <table:table-cell office:value-type="float" office:value="0.7525172231054583">
            <text:p>0.7525172231054583</text:p>
          </table:table-cell>
          <table:table-cell office:value-type="float" office:value="0.9636963696369636">
            <text:p>0.9636963696369636</text:p>
          </table:table-cell>
          <table:table-cell office:value-type="float" office:value="0.7623709976184175">
            <text:p>0.7623709976184175</text:p>
          </table:table-cell>
          <table:table-cell office:value-type="float" office:value="0.897560975609756">
            <text:p>0.897560975609756</text:p>
          </table:table-cell>
          <table:table-cell office:value-type="float" office:value="0.9149277688603531">
            <text:p>0.9149277688603531</text:p>
          </table:table-cell>
          <table:table-cell office:value-type="float" office:value="0.949671772428884">
            <text:p>0.949671772428884</text:p>
          </table:table-cell>
          <table:table-cell office:value-type="float" office:value="0.9619686800894854">
            <text:p>0.9619686800894854</text:p>
          </table:table-cell>
          <table:table-cell office:value-type="float" office:value="0.8765133171912832">
            <text:p>0.8765133171912832</text:p>
          </table:table-cell>
          <table:table-cell office:value-type="float" office:value="0.8441558441558441">
            <text:p>0.8441558441558441</text:p>
          </table:table-cell>
          <table:table-cell office:value-type="float" office:value="0.8542141230068336">
            <text:p>0.8542141230068336</text:p>
          </table:table-cell>
          <table:table-cell office:value-type="float" office:value="0.982532751091703">
            <text:p>0.982532751091703</text:p>
          </table:table-cell>
          <table:table-cell office:value-type="float" office:value="0.8577745025792188">
            <text:p>0.8577745025792188</text:p>
          </table:table-cell>
          <table:table-cell office:value-type="float" office:value="0.7700348432055748">
            <text:p>0.7700348432055748</text:p>
          </table:table-cell>
          <table:table-cell office:value-type="float" office:value="0.883008356545961">
            <text:p>0.883008356545961</text:p>
          </table:table-cell>
          <table:table-cell office:value-type="float" office:value="0.8348549070753178">
            <text:p>0.8348549070753178</text:p>
          </table:table-cell>
          <table:table-cell office:value-type="float" office:value="0.9615384615384615">
            <text:p>0.9615384615384615</text:p>
          </table:table-cell>
          <table:table-cell office:value-type="float" office:value="0.726869455006337">
            <text:p>0.726869455006337</text:p>
          </table:table-cell>
          <table:table-cell office:value-type="float" office:value="1.0">
            <text:p>1.0</text:p>
          </table:table-cell>
          <table:table-cell office:value-type="float" office:value="0.957070707070707">
            <text:p>0.957070707070707</text:p>
          </table:table-cell>
          <table:table-cell office:value-type="float" office:value="0.9023569023569022">
            <text:p>0.9023569023569022</text:p>
          </table:table-cell>
          <table:table-cell office:value-type="float" office:value="0.8677248677248677">
            <text:p>0.8677248677248677</text:p>
          </table:table-cell>
          <table:table-cell office:value-type="float" office:value="1.0">
            <text:p>1.0</text:p>
          </table:table-cell>
          <table:table-cell office:value-type="float" office:value="0.8121794871794871">
            <text:p>0.8121794871794871</text:p>
          </table:table-cell>
          <table:table-cell office:value-type="float" office:value="0.765886287625418">
            <text:p>0.765886287625418</text:p>
          </table:table-cell>
          <table:table-cell office:value-type="float" office:value="0.9279393173198482">
            <text:p>0.9279393173198482</text:p>
          </table:table-cell>
          <table:table-cell office:value-type="float" office:value="0.911042944785276">
            <text:p>0.911042944785276</text:p>
          </table:table-cell>
          <table:table-cell office:value-type="float" office:value="0.6578411405295315">
            <text:p>0.6578411405295315</text:p>
          </table:table-cell>
          <table:table-cell office:value-type="float" office:value="0.700143061516452">
            <text:p>0.700143061516452</text:p>
          </table:table-cell>
          <table:table-cell office:value-type="float" office:value="0.8076009501187648">
            <text:p>0.8076009501187648</text:p>
          </table:table-cell>
          <table:table-cell office:value-type="float" office:value="0.8399852180339985">
            <text:p>0.8399852180339985</text:p>
          </table:table-cell>
          <table:table-cell office:value-type="float" office:value="0.9090909090909091">
            <text:p>0.9090909090909091</text:p>
          </table:table-cell>
          <table:table-cell office:value-type="float" office:value="0.8482797518330513">
            <text:p>0.8482797518330513</text:p>
          </table:table-cell>
          <table:table-cell office:value-type="float" office:value="0.938964241676942">
            <text:p>0.938964241676942</text:p>
          </table:table-cell>
          <table:table-cell office:value-type="float" office:value="0.90357317670093">
            <text:p>0.90357317670093</text:p>
          </table:table-cell>
          <table:table-cell office:value-type="float" office:value="0.8678223185265438">
            <text:p>0.8678223185265438</text:p>
          </table:table-cell>
          <table:table-cell office:value-type="float" office:value="0.7735682819383259">
            <text:p>0.7735682819383259</text:p>
          </table:table-cell>
          <table:table-cell office:value-type="float" office:value="0.5176470588235293">
            <text:p>0.5176470588235293</text:p>
          </table:table-cell>
          <table:table-cell office:value-type="float" office:value="0.95565749235474">
            <text:p>0.95565749235474</text:p>
          </table:table-cell>
          <table:table-cell office:value-type="float" office:value="0.6376513593785698">
            <text:p>0.6376513593785698</text:p>
          </table:table-cell>
          <table:table-cell office:value-type="float" office:value="0.40047393364928907">
            <text:p>0.40047393364928907</text:p>
          </table:table-cell>
          <table:table-cell office:value-type="float" office:value="0.8721934369602763">
            <text:p>0.8721934369602763</text:p>
          </table:table-cell>
          <table:table-cell office:value-type="float" office:value="0.6915871639202081">
            <text:p>0.6915871639202081</text:p>
          </table:table-cell>
          <table:table-cell office:value-type="float" office:value="0.7251051893408134">
            <text:p>0.7251051893408134</text:p>
          </table:table-cell>
          <table:table-cell office:value-type="float" office:value="0.7647058823529411">
            <text:p>0.7647058823529411</text:p>
          </table:table-cell>
          <table:table-cell office:value-type="float" office:value="0.7158712541620421">
            <text:p>0.7158712541620421</text:p>
          </table:table-cell>
          <table:table-cell office:value-type="float" office:value="0.8343230403800475">
            <text:p>0.8343230403800475</text:p>
          </table:table-cell>
          <table:table-cell office:value-type="float" office:value="0.8933539412673879">
            <text:p>0.8933539412673879</text:p>
          </table:table-cell>
          <table:table-cell office:value-type="float" office:value="0.6828816920026437">
            <text:p>0.6828816920026437</text:p>
          </table:table-cell>
          <table:table-cell office:value-type="float" office:value="0.7429598562013181">
            <text:p>0.7429598562013181</text:p>
          </table:table-cell>
          <table:table-cell office:value-type="float" office:value="0.887846291331546">
            <text:p>0.887846291331546</text:p>
          </table:table-cell>
          <table:table-cell office:value-type="float" office:value="0.7613168724279835">
            <text:p>0.7613168724279835</text:p>
          </table:table-cell>
          <table:table-cell office:value-type="float" office:value="0.7565499652214236">
            <text:p>0.7565499652214236</text:p>
          </table:table-cell>
          <table:table-cell office:value-type="float" office:value="0.9722222222222222">
            <text:p>0.9722222222222222</text:p>
          </table:table-cell>
          <table:table-cell office:value-type="float" office:value="0.6681201550387597">
            <text:p>0.6681201550387597</text:p>
          </table:table-cell>
          <table:table-cell office:value-type="float" office:value="0.9118279569892472">
            <text:p>0.9118279569892472</text:p>
          </table:table-cell>
          <table:table-cell office:value-type="float" office:value="0.9628647214854111">
            <text:p>0.9628647214854111</text:p>
          </table:table-cell>
          <table:table-cell office:value-type="float" office:value="0.8829516539440203">
            <text:p>0.8829516539440203</text:p>
          </table:table-cell>
          <table:table-cell office:value-type="float" office:value="0.8481781376518218">
            <text:p>0.8481781376518218</text:p>
          </table:table-cell>
          <table:table-cell office:value-type="float" office:value="0.8742655699177437">
            <text:p>0.8742655699177437</text:p>
          </table:table-cell>
          <table:table-cell office:value-type="float" office:value="0.4867924528301886">
            <text:p>0.4867924528301886</text:p>
          </table:table-cell>
          <table:table-cell office:value-type="float" office:value="0.5603217158176943">
            <text:p>0.5603217158176943</text:p>
          </table:table-cell>
          <table:table-cell office:value-type="float" office:value="0.9540034071550255">
            <text:p>0.9540034071550255</text:p>
          </table:table-cell>
          <table:table-cell office:value-type="float" office:value="0.7985218508997429">
            <text:p>0.7985218508997429</text:p>
          </table:table-cell>
          <table:table-cell office:value-type="float" office:value="0.7223320158102766">
            <text:p>0.7223320158102766</text:p>
          </table:table-cell>
          <table:table-cell office:value-type="float" office:value="0.9015356820234869">
            <text:p>0.9015356820234869</text:p>
          </table:table-cell>
          <table:table-cell office:value-type="float" office:value="0.6663100173866523">
            <text:p>0.6663100173866523</text:p>
          </table:table-cell>
          <table:table-cell office:value-type="float" office:value="0.75">
            <text:p>0.75</text:p>
          </table:table-cell>
          <table:table-cell office:value-type="float" office:value="0.9245606515216459">
            <text:p>0.9245606515216459</text:p>
          </table:table-cell>
          <table:table-cell office:value-type="float" office:value="0.5750605326876512">
            <text:p>0.5750605326876512</text:p>
          </table:table-cell>
          <table:table-cell office:value-type="float" office:value="0.8588317107093184">
            <text:p>0.8588317107093184</text:p>
          </table:table-cell>
          <table:table-cell office:value-type="float" office:value="0.7491065046461758">
            <text:p>0.7491065046461758</text:p>
          </table:table-cell>
          <table:table-cell office:value-type="float" office:value="0.8634984833164813">
            <text:p>0.8634984833164813</text:p>
          </table:table-cell>
          <table:table-cell office:value-type="float" office:value="0.800790513833992">
            <text:p>0.800790513833992</text:p>
          </table:table-cell>
          <table:table-cell office:value-type="float" office:value="0.8363112391930835">
            <text:p>0.8363112391930835</text:p>
          </table:table-cell>
          <table:table-cell office:value-type="float" office:value="0.9851851851851852">
            <text:p>0.9851851851851852</text:p>
          </table:table-cell>
          <table:table-cell office:value-type="float" office:value="0.709741550695825">
            <text:p>0.709741550695825</text:p>
          </table:table-cell>
          <table:table-cell office:value-type="float" office:value="0.8189033189033188">
            <text:p>0.8189033189033188</text:p>
          </table:table-cell>
          <table:table-cell office:value-type="float" office:value="0.7327586206896551">
            <text:p>0.7327586206896551</text:p>
          </table:table-cell>
          <table:table-cell office:value-type="float" office:value="0.8793565683646112">
            <text:p>0.8793565683646112</text:p>
          </table:table-cell>
          <table:table-cell office:value-type="float" office:value="0.9651162790697674">
            <text:p>0.9651162790697674</text:p>
          </table:table-cell>
          <table:table-cell office:value-type="float" office:value="0.801360544217687">
            <text:p>0.801360544217687</text:p>
          </table:table-cell>
          <table:table-cell office:value-type="float" office:value="0.9223227752639517">
            <text:p>0.9223227752639517</text:p>
          </table:table-cell>
          <table:table-cell office:value-type="float" office:value="0.8094545454545454">
            <text:p>0.8094545454545454</text:p>
          </table:table-cell>
          <table:table-cell office:value-type="float" office:value="0.0">
            <text:p/>
          </table:table-cell>
          <table:table-cell office:value-type="float" office:value="0.38348623853211006">
            <text:p>0.38348623853211006</text:p>
          </table:table-cell>
          <table:table-cell office:value-type="float" office:value="0.5828910396503277">
            <text:p>0.5828910396503277</text:p>
          </table:table-cell>
          <table:table-cell office:value-type="float" office:value="0.6059285091543155">
            <text:p>0.6059285091543155</text:p>
          </table:table-cell>
          <table:table-cell office:value-type="float" office:value="0.975">
            <text:p>0.975</text:p>
          </table:table-cell>
          <table:table-cell office:value-type="float" office:value="0.7717055062899566">
            <text:p>0.7717055062899566</text:p>
          </table:table-cell>
          <table:table-cell office:value-type="float" office:value="0.8568181818181818">
            <text:p>0.8568181818181818</text:p>
          </table:table-cell>
          <table:table-cell office:value-type="float" office:value="0.7974137931034482">
            <text:p>0.7974137931034482</text:p>
          </table:table-cell>
          <table:table-cell office:value-type="float" office:value="0.8294408114239957">
            <text:p>0.8294408114239957</text:p>
          </table:table-cell>
          <table:table-cell office:value-type="float" office:value="0.8888888888888888">
            <text:p>0.8888888888888888</text:p>
          </table:table-cell>
          <table:table-cell office:value-type="float" office:value="0.9029126213592232">
            <text:p>0.9029126213592232</text:p>
          </table:table-cell>
          <table:table-cell office:value-type="float" office:value="0.831715210355987">
            <text:p>0.831715210355987</text:p>
          </table:table-cell>
          <table:table-cell office:value-type="float" office:value="0.7304785894206549">
            <text:p>0.7304785894206549</text:p>
          </table:table-cell>
          <table:table-cell office:value-type="float" office:value="0.857290589451913">
            <text:p>0.857290589451913</text:p>
          </table:table-cell>
          <table:table-cell office:value-type="float" office:value="0.8385876418663303">
            <text:p>0.8385876418663303</text:p>
          </table:table-cell>
          <table:table-cell office:value-type="float" office:value="0.45614035087719296">
            <text:p>0.45614035087719296</text:p>
          </table:table-cell>
          <table:table-cell office:value-type="float" office:value="0.8784313725490196">
            <text:p>0.8784313725490196</text:p>
          </table:table-cell>
          <table:table-cell office:value-type="float" office:value="0.7312236286919831">
            <text:p>0.7312236286919831</text:p>
          </table:table-cell>
          <table:table-cell office:value-type="float" office:value="0.6440422322775263">
            <text:p>0.6440422322775263</text:p>
          </table:table-cell>
          <table:table-cell office:value-type="float" office:value="0.0">
            <text:p/>
          </table:table-cell>
          <table:table-cell office:value-type="float" office:value="0.975736568457539">
            <text:p>0.975736568457539</text:p>
          </table:table-cell>
          <table:table-cell office:value-type="float" office:value="0.8561872909698997">
            <text:p>0.8561872909698997</text:p>
          </table:table-cell>
          <table:table-cell office:value-type="float" office:value="0.7235621521335807">
            <text:p>0.7235621521335807</text:p>
          </table:table-cell>
          <table:table-cell office:value-type="float" office:value="0.6107784431137724">
            <text:p>0.6107784431137724</text:p>
          </table:table-cell>
          <table:table-cell office:value-type="float" office:value="0.6656249999999999">
            <text:p>0.6656249999999999</text:p>
          </table:table-cell>
          <table:table-cell office:value-type="float" office:value="0.9432166973603437">
            <text:p>0.9432166973603437</text:p>
          </table:table-cell>
          <table:table-cell office:value-type="float" office:value="0.9806362378976486">
            <text:p>0.9806362378976486</text:p>
          </table:table-cell>
          <table:table-cell office:value-type="float" office:value="0.889636608344549">
            <text:p>0.889636608344549</text:p>
          </table:table-cell>
          <table:table-cell office:value-type="float" office:value="0.599228715514684">
            <text:p>0.599228715514684</text:p>
          </table:table-cell>
          <table:table-cell office:value-type="float" office:value="0.7835400225479142">
            <text:p>0.7835400225479142</text:p>
          </table:table-cell>
          <table:table-cell office:value-type="float" office:value="0.7700296735905044">
            <text:p>0.7700296735905044</text:p>
          </table:table-cell>
          <table:table-cell office:value-type="float" office:value="0.6816479400749064">
            <text:p>0.6816479400749064</text:p>
          </table:table-cell>
          <table:table-cell office:value-type="float" office:value="0.8268746854554604">
            <text:p>0.8268746854554604</text:p>
          </table:table-cell>
          <table:table-cell office:value-type="float" office:value="0.47404063205417607">
            <text:p>0.47404063205417607</text:p>
          </table:table-cell>
          <table:table-cell office:value-type="float" office:value="0.8011363636363635">
            <text:p>0.8011363636363635</text:p>
          </table:table-cell>
          <table:table-cell office:value-type="float" office:value="0.6576576576576576">
            <text:p>0.6576576576576576</text:p>
          </table:table-cell>
          <table:table-cell office:value-type="float" office:value="0.9601846508944027">
            <text:p>0.9601846508944027</text:p>
          </table:table-cell>
          <table:table-cell office:value-type="float" office:value="0.8734735413839891">
            <text:p>0.8734735413839891</text:p>
          </table:table-cell>
          <table:table-cell office:value-type="float" office:value="0.9053551506136109">
            <text:p>0.9053551506136109</text:p>
          </table:table-cell>
          <table:table-cell office:value-type="float" office:value="0.8662876008804108">
            <text:p>0.8662876008804108</text:p>
          </table:table-cell>
          <table:table-cell office:value-type="float" office:value="0.8227831106934281">
            <text:p>0.8227831106934281</text:p>
          </table:table-cell>
          <table:table-cell office:value-type="float" office:value="0.8510558540547294">
            <text:p>0.8510558540547294</text:p>
          </table:table-cell>
          <table:table-cell office:value-type="float" office:value="0.935548172757475">
            <text:p>0.935548172757475</text:p>
          </table:table-cell>
          <table:table-cell office:value-type="float" office:value="0.9929017603634298">
            <text:p>0.9929017603634298</text:p>
          </table:table-cell>
          <table:table-cell office:value-type="float" office:value="0.9363942712721145">
            <text:p>0.9363942712721145</text:p>
          </table:table-cell>
          <table:table-cell office:value-type="float" office:value="0.9238000989609104">
            <text:p>0.9238000989609104</text:p>
          </table:table-cell>
          <table:table-cell office:value-type="float" office:value="0.927663734115347">
            <text:p>0.927663734115347</text:p>
          </table:table-cell>
          <table:table-cell office:value-type="float" office:value="0.9640802112521765">
            <text:p>0.9640802112521765</text:p>
          </table:table-cell>
          <table:table-cell office:value-type="float" office:value="0.9049163963064636">
            <text:p>0.9049163963064636</text:p>
          </table:table-cell>
          <table:table-cell office:value-type="float" office:value="0.9455844631733235">
            <text:p>0.9455844631733235</text:p>
          </table:table-cell>
          <table:table-cell office:value-type="float" office:value="0.9294684579439252">
            <text:p>0.9294684579439252</text:p>
          </table:table-cell>
          <table:table-cell office:value-type="float" office:value="0.9343134188301532">
            <text:p>0.9343134188301532</text:p>
          </table:table-cell>
          <table:table-cell office:value-type="float" office:value="0.9801980198019802">
            <text:p>0.9801980198019802</text:p>
          </table:table-cell>
          <table:table-cell office:value-type="float" office:value="0.9146745126884883">
            <text:p>0.9146745126884883</text:p>
          </table:table-cell>
          <table:table-cell office:value-type="float" office:value="0.9278318167555695">
            <text:p>0.9278318167555695</text:p>
          </table:table-cell>
          <table:table-cell office:value-type="float" office:value="0.9584615384615384">
            <text:p>0.9584615384615384</text:p>
          </table:table-cell>
          <table:table-cell office:value-type="float" office:value="0.9557862360630526">
            <text:p>0.9557862360630526</text:p>
          </table:table-cell>
          <table:table-cell office:value-type="float" office:value="0.906854130052724">
            <text:p>0.906854130052724</text:p>
          </table:table-cell>
          <table:table-cell office:value-type="float" office:value="0.9314763821224317">
            <text:p>0.9314763821224317</text:p>
          </table:table-cell>
          <table:table-cell office:value-type="float" office:value="0.9907457811649428">
            <text:p>0.9907457811649428</text:p>
          </table:table-cell>
          <table:table-cell office:value-type="float" office:value="0.9045628067624067">
            <text:p>0.9045628067624067</text:p>
          </table:table-cell>
          <table:table-cell office:value-type="float" office:value="0.9606986899563318">
            <text:p>0.9606986899563318</text:p>
          </table:table-cell>
          <table:table-cell office:value-type="float" office:value="0.9665676077265972">
            <text:p>0.9665676077265972</text:p>
          </table:table-cell>
          <table:table-cell office:value-type="float" office:value="0.9525222551928783">
            <text:p>0.9525222551928783</text:p>
          </table:table-cell>
          <table:table-cell office:value-type="float" office:value="0.911529933481153">
            <text:p>0.911529933481153</text:p>
          </table:table-cell>
          <table:table-cell office:value-type="float" office:value="0.9165281405841842">
            <text:p>0.9165281405841842</text:p>
          </table:table-cell>
          <table:table-cell office:value-type="float" office:value="0.8533921445074564">
            <text:p>0.8533921445074564</text:p>
          </table:table-cell>
          <table:table-cell office:value-type="float" office:value="0.9672943508424182">
            <text:p>0.9672943508424182</text:p>
          </table:table-cell>
          <table:table-cell office:value-type="float" office:value="0.9880273660205244">
            <text:p>0.9880273660205244</text:p>
          </table:table-cell>
          <table:table-cell office:value-type="float" office:value="0.9534828807556079">
            <text:p>0.9534828807556079</text:p>
          </table:table-cell>
          <table:table-cell office:value-type="float" office:value="0.9541737649063032">
            <text:p>0.9541737649063032</text:p>
          </table:table-cell>
          <table:table-cell office:value-type="float" office:value="0.9609726928443292">
            <text:p>0.9609726928443292</text:p>
          </table:table-cell>
          <table:table-cell office:value-type="float" office:value="0.9281901989325569">
            <text:p>0.9281901989325569</text:p>
          </table:table-cell>
          <table:table-cell office:value-type="float" office:value="0.9402355422745649">
            <text:p>0.9402355422745649</text:p>
          </table:table-cell>
          <table:table-cell office:value-type="float" office:value="0.9546294740379767">
            <text:p>0.9546294740379767</text:p>
          </table:table-cell>
          <table:table-cell office:value-type="float" office:value="0.9491187229797139">
            <text:p>0.9491187229797139</text:p>
          </table:table-cell>
          <table:table-cell office:value-type="float" office:value="0.9097532314923619">
            <text:p>0.9097532314923619</text:p>
          </table:table-cell>
          <table:table-cell office:value-type="float" office:value="0.9718387631143014">
            <text:p>0.9718387631143014</text:p>
          </table:table-cell>
          <table:table-cell office:value-type="float" office:value="0.8980885692657078">
            <text:p>0.8980885692657078</text:p>
          </table:table-cell>
          <table:table-cell office:value-type="float" office:value="0.9105581708137188">
            <text:p>0.9105581708137188</text:p>
          </table:table-cell>
          <table:table-cell office:value-type="float" office:value="0.935878962536023">
            <text:p>0.935878962536023</text:p>
          </table:table-cell>
          <table:table-cell office:value-type="float" office:value="0.8805233805233804">
            <text:p>0.8805233805233804</text:p>
          </table:table-cell>
          <table:table-cell office:value-type="float" office:value="0.9343542514457056">
            <text:p>0.9343542514457056</text:p>
          </table:table-cell>
          <table:table-cell office:value-type="float" office:value="0.8673621460506706">
            <text:p>0.8673621460506706</text:p>
          </table:table-cell>
          <table:table-cell office:value-type="float" office:value="0.9209773447769272">
            <text:p>0.9209773447769272</text:p>
          </table:table-cell>
          <table:table-cell office:value-type="float" office:value="0.9218490189557698">
            <text:p>0.9218490189557698</text:p>
          </table:table-cell>
          <table:table-cell office:value-type="float" office:value="0.9263678200102267">
            <text:p>0.9263678200102267</text:p>
          </table:table-cell>
          <table:table-cell office:value-type="float" office:value="0.8265389134954352">
            <text:p>0.8265389134954352</text:p>
          </table:table-cell>
          <table:table-cell office:value-type="float" office:value="0.9434881455017863">
            <text:p>0.9434881455017863</text:p>
          </table:table-cell>
          <table:table-cell office:value-type="float" office:value="0.9463148316651501">
            <text:p>0.9463148316651501</text:p>
          </table:table-cell>
          <table:table-cell office:value-type="float" office:value="0.9124551867699779">
            <text:p>0.9124551867699779</text:p>
          </table:table-cell>
          <table:table-cell office:value-type="float" office:value="0.9657869012707722">
            <text:p>0.9657869012707722</text:p>
          </table:table-cell>
          <table:table-cell office:value-type="float" office:value="0.04367654797403964">
            <text:p>0.04367654797403964</text:p>
          </table:table-cell>
          <table:table-cell office:value-type="float" office:value="0.0">
            <text:p/>
          </table:table-cell>
          <table:table-cell office:value-type="float" office:value="0.6746799299990789">
            <text:p>0.6746799299990789</text:p>
          </table:table-cell>
          <table:table-cell office:value-type="float" office:value="0.81021839630161">
            <text:p>0.81021839630161</text:p>
          </table:table-cell>
          <table:table-cell office:value-type="float" office:value="0.43052391799544415">
            <text:p>0.43052391799544415</text:p>
          </table:table-cell>
          <table:table-cell office:value-type="float" office:value="0.32296901172529313">
            <text:p>0.32296901172529313</text:p>
          </table:table-cell>
          <table:table-cell office:value-type="float" office:value="0.0">
            <text:p/>
          </table:table-cell>
          <table:table-cell office:value-type="float" office:value="0.7138148860203241">
            <text:p>0.7138148860203241</text:p>
          </table:table-cell>
          <table:table-cell office:value-type="float" office:value="0.2734335793014999">
            <text:p>0.2734335793014999</text:p>
          </table:table-cell>
          <table:table-cell office:value-type="float" office:value="0.07878932387523657">
            <text:p>0.07878932387523657</text:p>
          </table:table-cell>
          <table:table-cell office:value-type="float" office:value="0.9298724954462659">
            <text:p>0.9298724954462659</text:p>
          </table:table-cell>
          <table:table-cell office:value-type="float" office:value="0.9669471153846153">
            <text:p>0.9669471153846153</text:p>
          </table:table-cell>
          <table:table-cell office:value-type="float" office:value="0.8081285444234404">
            <text:p>0.8081285444234404</text:p>
          </table:table-cell>
          <table:table-cell office:value-type="float" office:value="0.8425512934879571">
            <text:p>0.8425512934879571</text:p>
          </table:table-cell>
          <table:table-cell office:value-type="float" office:value="1">
            <text:p>1</text:p>
          </table:table-cell>
          <table:table-cell office:value-type="float" office:value="0.9202657807308969">
            <text:p>0.9202657807308969</text:p>
          </table:table-cell>
          <table:table-cell office:value-type="float" office:value="0.9756410256410256">
            <text:p>0.9756410256410256</text:p>
          </table:table-cell>
          <table:table-cell office:value-type="float" office:value="0.945054945054945">
            <text:p>0.945054945054945</text:p>
          </table:table-cell>
          <table:table-cell office:value-type="float" office:value="0.8520238885202388">
            <text:p>0.8520238885202388</text:p>
          </table:table-cell>
          <table:table-cell office:value-type="float" office:value="0.8234513274336283">
            <text:p>0.8234513274336283</text:p>
          </table:table-cell>
          <table:table-cell office:value-type="float" office:value="0.960167714884696">
            <text:p>0.960167714884696</text:p>
          </table:table-cell>
          <table:table-cell office:value-type="float" office:value="1.0">
            <text:p>1.0</text:p>
          </table:table-cell>
          <table:table-cell office:value-type="float" office:value="0.8601808848692251">
            <text:p>0.8601808848692251</text:p>
          </table:table-cell>
          <table:table-cell office:value-type="float" office:value="0.7881075979235488">
            <text:p>0.7881075979235488</text:p>
          </table:table-cell>
          <table:table-cell office:value-type="float" office:value="0.9274193548387096">
            <text:p>0.9274193548387096</text:p>
          </table:table-cell>
          <table:table-cell office:value-type="float" office:value="0.8546059933407325">
            <text:p>0.8546059933407325</text:p>
          </table:table-cell>
          <table:table-cell office:value-type="float" office:value="0.7324561403508771">
            <text:p>0.7324561403508771</text:p>
          </table:table-cell>
          <table:table-cell office:value-type="float" office:value="0.7251815980629539">
            <text:p>0.7251815980629539</text:p>
          </table:table-cell>
          <table:table-cell office:value-type="float" office:value="0.8720345075485262">
            <text:p>0.8720345075485262</text:p>
          </table:table-cell>
          <table:table-cell office:value-type="float" office:value="0.6659192825112107">
            <text:p>0.6659192825112107</text:p>
          </table:table-cell>
          <table:table-cell office:value-type="float" office:value="0.9209486166007904">
            <text:p>0.9209486166007904</text:p>
          </table:table-cell>
          <table:table-cell office:value-type="float" office:value="0.7401623985009369">
            <text:p>0.7401623985009369</text:p>
          </table:table-cell>
          <table:table-cell office:value-type="float" office:value="0.8506724910909299">
            <text:p>0.8506724910909299</text:p>
          </table:table-cell>
          <table:table-cell office:value-type="float" office:value="0.8357600465928945">
            <text:p>0.8357600465928945</text:p>
          </table:table-cell>
          <table:table-cell office:value-type="float" office:value="0.9662576687116564">
            <text:p>0.9662576687116564</text:p>
          </table:table-cell>
          <table:table-cell office:value-type="float" office:value="0.7925021795989537">
            <text:p>0.7925021795989537</text:p>
          </table:table-cell>
          <table:table-cell office:value-type="float" office:value="0.925311203319502">
            <text:p>0.925311203319502</text:p>
          </table:table-cell>
          <table:table-cell office:value-type="float" office:value="0.7374301675977654">
            <text:p>0.7374301675977654</text:p>
          </table:table-cell>
          <table:table-cell office:value-type="float" office:value="0.9099999999999999">
            <text:p>0.9099999999999999</text:p>
          </table:table-cell>
          <table:table-cell office:value-type="float" office:value="0.3773923444976076">
            <text:p>0.3773923444976076</text:p>
          </table:table-cell>
          <table:table-cell office:value-type="float" office:value="0.8415708812260536">
            <text:p>0.8415708812260536</text:p>
          </table:table-cell>
          <table:table-cell office:value-type="float" office:value="1.0">
            <text:p>1.0</text:p>
          </table:table-cell>
          <table:table-cell office:value-type="float" office:value="0.9294871794871794">
            <text:p>0.9294871794871794</text:p>
          </table:table-cell>
          <table:table-cell office:value-type="float" office:value="0.5438723712835387">
            <text:p>0.5438723712835387</text:p>
          </table:table-cell>
          <table:table-cell office:value-type="float" office:value="0.8703071672354948">
            <text:p>0.8703071672354948</text:p>
          </table:table-cell>
          <table:table-cell office:value-type="float" office:value="0.9804469273743016">
            <text:p>0.9804469273743016</text:p>
          </table:table-cell>
          <table:table-cell office:value-type="float" office:value="0.9025641025641025">
            <text:p>0.9025641025641025</text:p>
          </table:table-cell>
          <table:table-cell office:value-type="float" office:value="0.7654808959156785">
            <text:p>0.7654808959156785</text:p>
          </table:table-cell>
          <table:table-cell office:value-type="float" office:value="0.824793388429752">
            <text:p>0.824793388429752</text:p>
          </table:table-cell>
          <table:table-cell office:value-type="float" office:value="0.953926022063595">
            <text:p>0.953926022063595</text:p>
          </table:table-cell>
          <table:table-cell office:value-type="float" office:value="0.4860031104199067">
            <text:p>0.4860031104199067</text:p>
          </table:table-cell>
          <table:table-cell office:value-type="float" office:value="0.6640876853642811">
            <text:p>0.6640876853642811</text:p>
          </table:table-cell>
          <table:table-cell office:value-type="float" office:value="0.9068203650336215">
            <text:p>0.9068203650336215</text:p>
          </table:table-cell>
          <table:table-cell office:value-type="float" office:value="0.38126813095731454">
            <text:p>0.38126813095731454</text:p>
          </table:table-cell>
          <table:table-cell office:value-type="float" office:value="0.8804465250270075">
            <text:p>0.8804465250270075</text:p>
          </table:table-cell>
          <table:table-cell office:value-type="float" office:value="0.7571721311475409">
            <text:p>0.7571721311475409</text:p>
          </table:table-cell>
          <table:table-cell office:value-type="float" office:value="0.7677989762680316">
            <text:p>0.7677989762680316</text:p>
          </table:table-cell>
          <table:table-cell office:value-type="float" office:value="1">
            <text:p>1</text:p>
          </table:table-cell>
          <table:table-cell office:value-type="float" office:value="0.8293172690763052">
            <text:p>0.8293172690763052</text:p>
          </table:table-cell>
          <table:table-cell office:value-type="float" office:value="0.813131313131313">
            <text:p>0.813131313131313</text:p>
          </table:table-cell>
          <table:table-cell office:value-type="float" office:value="0.5398230088495575">
            <text:p>0.5398230088495575</text:p>
          </table:table-cell>
          <table:table-cell office:value-type="float" office:value="0.8282710280373832">
            <text:p>0.8282710280373832</text:p>
          </table:table-cell>
          <table:table-cell office:value-type="float" office:value="0.9946409431939978">
            <text:p>0.9946409431939978</text:p>
          </table:table-cell>
          <table:table-cell office:value-type="float" office:value="0.9510309278350515">
            <text:p>0.9510309278350515</text:p>
          </table:table-cell>
          <table:table-cell office:value-type="float" office:value="1">
            <text:p>1</text:p>
          </table:table-cell>
          <table:table-cell office:value-type="float" office:value="0.8912326961107448">
            <text:p>0.8912326961107448</text:p>
          </table:table-cell>
          <table:table-cell office:value-type="float" office:value="0.46151636990235495">
            <text:p>0.46151636990235495</text:p>
          </table:table-cell>
          <table:table-cell office:value-type="float" office:value="0.8927129398192655">
            <text:p>0.8927129398192655</text:p>
          </table:table-cell>
          <table:table-cell office:value-type="float" office:value="0.8417329796640141">
            <text:p>0.8417329796640141</text:p>
          </table:table-cell>
          <table:table-cell office:value-type="float" office:value="0.9106327462491846">
            <text:p>0.9106327462491846</text:p>
          </table:table-cell>
          <table:table-cell office:value-type="float" office:value="0.9602649006622516">
            <text:p>0.9602649006622516</text:p>
          </table:table-cell>
          <table:table-cell office:value-type="float" office:value="0.8819119025304591">
            <text:p>0.8819119025304591</text:p>
          </table:table-cell>
          <table:table-cell office:value-type="float" office:value="0.9126637554585152">
            <text:p>0.9126637554585152</text:p>
          </table:table-cell>
          <table:table-cell office:value-type="float" office:value="0.6847521047708138">
            <text:p>0.6847521047708138</text:p>
          </table:table-cell>
          <table:table-cell office:value-type="float" office:value="0.8824728260869564">
            <text:p>0.8824728260869564</text:p>
          </table:table-cell>
          <table:table-cell office:value-type="float" office:value="0.37786640079760714">
            <text:p>0.37786640079760714</text:p>
          </table:table-cell>
          <table:table-cell office:value-type="float" office:value="0.7712642271447803">
            <text:p>0.7712642271447803</text:p>
          </table:table-cell>
          <table:table-cell office:value-type="float" office:value="0.9444444444444444">
            <text:p>0.9444444444444444</text:p>
          </table:table-cell>
          <table:table-cell office:value-type="float" office:value="0.8556193601312551">
            <text:p>0.8556193601312551</text:p>
          </table:table-cell>
          <table:table-cell office:value-type="float" office:value="0.8298549699327908">
            <text:p>0.8298549699327908</text:p>
          </table:table-cell>
          <table:table-cell office:value-type="float" office:value="0.7860486891385767">
            <text:p>0.7860486891385767</text:p>
          </table:table-cell>
          <table:table-cell office:value-type="float" office:value="0.8792102206736353">
            <text:p>0.8792102206736353</text:p>
          </table:table-cell>
          <table:table-cell office:value-type="float" office:value="0.6914285714285714">
            <text:p>0.6914285714285714</text:p>
          </table:table-cell>
          <table:table-cell office:value-type="float" office:value="0.6913746630727762">
            <text:p>0.6913746630727762</text:p>
          </table:table-cell>
          <table:table-cell office:value-type="float" office:value="0.889726672950047">
            <text:p>0.889726672950047</text:p>
          </table:table-cell>
          <table:table-cell office:value-type="float" office:value="0.9802389705882353">
            <text:p>0.9802389705882353</text:p>
          </table:table-cell>
          <table:table-cell office:value-type="float" office:value="0.945288753799392">
            <text:p>0.945288753799392</text:p>
          </table:table-cell>
          <table:table-cell office:value-type="float" office:value="0.6423028785982478">
            <text:p>0.6423028785982478</text:p>
          </table:table-cell>
          <table:table-cell office:value-type="float" office:value="0.9015706806282722">
            <text:p>0.9015706806282722</text:p>
          </table:table-cell>
          <table:table-cell office:value-type="float" office:value="0.9745145631067961">
            <text:p>0.9745145631067961</text:p>
          </table:table-cell>
          <table:table-cell office:value-type="float" office:value="0.9638752052545155">
            <text:p>0.9638752052545155</text:p>
          </table:table-cell>
          <table:table-cell office:value-type="float" office:value="0.6976944624003447">
            <text:p>0.6976944624003447</text:p>
          </table:table-cell>
          <table:table-cell office:value-type="float" office:value="0.803964757709251">
            <text:p>0.803964757709251</text:p>
          </table:table-cell>
          <table:table-cell office:value-type="float" office:value="0.7873788949986907">
            <text:p>0.7873788949986907</text:p>
          </table:table-cell>
          <table:table-cell office:value-type="float" office:value="0.8218785796105383">
            <text:p>0.8218785796105383</text:p>
          </table:table-cell>
          <table:table-cell office:value-type="float" office:value="0.9929653679653679">
            <text:p>0.9929653679653679</text:p>
          </table:table-cell>
          <table:table-cell office:value-type="float" office:value="0.9185905224787363">
            <text:p>0.9185905224787363</text:p>
          </table:table-cell>
          <table:table-cell office:value-type="float" office:value="0.8635693215339233">
            <text:p>0.8635693215339233</text:p>
          </table:table-cell>
          <table:table-cell office:value-type="float" office:value="0.9654696132596684">
            <text:p>0.9654696132596684</text:p>
          </table:table-cell>
          <table:table-cell office:value-type="float" office:value="0.7747368421052631">
            <text:p>0.7747368421052631</text:p>
          </table:table-cell>
          <table:table-cell office:value-type="float" office:value="0.8713968957871396">
            <text:p>0.8713968957871396</text:p>
          </table:table-cell>
          <table:table-cell office:value-type="float" office:value="0.833052276559865">
            <text:p>0.833052276559865</text:p>
          </table:table-cell>
        </table:table-row>
        <table:table-row>
          <table:table-cell office:value-type="string" office:string-value="ratio_FS">
            <text:p>ratio_FS</text:p>
          </table:table-cell>
          <table:table-cell office:value-type="float" office:value="0.45">
            <text:p>0.45</text:p>
          </table:table-cell>
          <table:table-cell office:value-type="float" office:value="0.6639100074819458">
            <text:p>0.6639100074819458</text:p>
          </table:table-cell>
          <table:table-cell office:value-type="float" office:value="0.31228669330489767">
            <text:p>0.31228669330489767</text:p>
          </table:table-cell>
          <table:table-cell office:value-type="float" office:value="0.4275961126852539">
            <text:p>0.4275961126852539</text:p>
          </table:table-cell>
          <table:table-cell office:value-type="float" office:value="0.22408086512455483">
            <text:p>0.22408086512455483</text:p>
          </table:table-cell>
          <table:table-cell office:value-type="float" office:value="0.1692327631342037">
            <text:p>0.1692327631342037</text:p>
          </table:table-cell>
          <table:table-cell office:value-type="float" office:value="0.23850215527075624">
            <text:p>0.23850215527075624</text:p>
          </table:table-cell>
          <table:table-cell office:value-type="float" office:value="0.5189610960542256">
            <text:p>0.5189610960542256</text:p>
          </table:table-cell>
          <table:table-cell office:value-type="float" office:value="0.2273022929776643">
            <text:p>0.2273022929776643</text:p>
          </table:table-cell>
          <table:table-cell office:value-type="float" office:value="0.3767745813422526">
            <text:p>0.3767745813422526</text:p>
          </table:table-cell>
          <table:table-cell office:value-type="float" office:value="0.2926060208148028">
            <text:p>0.2926060208148028</text:p>
          </table:table-cell>
          <table:table-cell office:value-type="float" office:value="0.30552271808791676">
            <text:p>0.30552271808791676</text:p>
          </table:table-cell>
          <table:table-cell office:value-type="float" office:value="0.3124526952814402">
            <text:p>0.3124526952814402</text:p>
          </table:table-cell>
          <table:table-cell office:value-type="float" office:value="0.2244750449345488">
            <text:p>0.2244750449345488</text:p>
          </table:table-cell>
          <table:table-cell office:value-type="float" office:value="0.3115809380609875">
            <text:p>0.3115809380609875</text:p>
          </table:table-cell>
          <table:table-cell office:value-type="float" office:value="0.18724393098519831">
            <text:p>0.18724393098519831</text:p>
          </table:table-cell>
          <table:table-cell office:value-type="float" office:value="0.2562882778046305">
            <text:p>0.2562882778046305</text:p>
          </table:table-cell>
          <table:table-cell office:value-type="float" office:value="0.2850426087640675">
            <text:p>0.2850426087640675</text:p>
          </table:table-cell>
          <table:table-cell office:value-type="float" office:value="0.32279099337167794">
            <text:p>0.32279099337167794</text:p>
          </table:table-cell>
          <table:table-cell office:value-type="float" office:value="0.19357434880334165">
            <text:p>0.19357434880334165</text:p>
          </table:table-cell>
          <table:table-cell office:value-type="float" office:value="0.23166512300467504">
            <text:p>0.23166512300467504</text:p>
          </table:table-cell>
          <table:table-cell office:value-type="float" office:value="0.312286098470933">
            <text:p>0.312286098470933</text:p>
          </table:table-cell>
          <table:table-cell office:value-type="float" office:value="0.16013977647496974">
            <text:p>0.16013977647496974</text:p>
          </table:table-cell>
          <table:table-cell office:value-type="float" office:value="0.21267740163419915">
            <text:p>0.21267740163419915</text:p>
          </table:table-cell>
          <table:table-cell office:value-type="float" office:value="0.4927272502578135">
            <text:p>0.4927272502578135</text:p>
          </table:table-cell>
          <table:table-cell office:value-type="float" office:value="0.44572609417927694">
            <text:p>0.44572609417927694</text:p>
          </table:table-cell>
          <table:table-cell office:value-type="float" office:value="0.24614586554773457">
            <text:p>0.24614586554773457</text:p>
          </table:table-cell>
          <table:table-cell office:value-type="float" office:value="0.5831360893139307">
            <text:p>0.5831360893139307</text:p>
          </table:table-cell>
          <table:table-cell office:value-type="float" office:value="0.23642226789868426">
            <text:p>0.23642226789868426</text:p>
          </table:table-cell>
          <table:table-cell office:value-type="float" office:value="0.29841606082695815">
            <text:p>0.29841606082695815</text:p>
          </table:table-cell>
          <table:table-cell office:value-type="float" office:value="0.288937158516951">
            <text:p>0.288937158516951</text:p>
          </table:table-cell>
          <table:table-cell office:value-type="float" office:value="0.19855016311994203">
            <text:p>0.19855016311994203</text:p>
          </table:table-cell>
          <table:table-cell office:value-type="float" office:value="0.44854867324498743">
            <text:p>0.44854867324498743</text:p>
          </table:table-cell>
          <table:table-cell office:value-type="float" office:value="0.3200141193444477">
            <text:p>0.3200141193444477</text:p>
          </table:table-cell>
          <table:table-cell office:value-type="float" office:value="0.16645557175204231">
            <text:p>0.16645557175204231</text:p>
          </table:table-cell>
          <table:table-cell office:value-type="float" office:value="0.46145076904607024">
            <text:p>0.46145076904607024</text:p>
          </table:table-cell>
          <table:table-cell office:value-type="float" office:value="0.1764901422859579">
            <text:p>0.1764901422859579</text:p>
          </table:table-cell>
          <table:table-cell office:value-type="float" office:value="0.3723939935149869">
            <text:p>0.3723939935149869</text:p>
          </table:table-cell>
          <table:table-cell office:value-type="float" office:value="0.3152588209678822">
            <text:p>0.3152588209678822</text:p>
          </table:table-cell>
          <table:table-cell office:value-type="float" office:value="0.39544688431529473">
            <text:p>0.39544688431529473</text:p>
          </table:table-cell>
          <table:table-cell office:value-type="float" office:value="0.662523684826808">
            <text:p>0.662523684826808</text:p>
          </table:table-cell>
          <table:table-cell office:value-type="float" office:value="0.2288850443394523">
            <text:p>0.2288850443394523</text:p>
          </table:table-cell>
          <table:table-cell office:value-type="float" office:value="0.3817273077175548">
            <text:p>0.3817273077175548</text:p>
          </table:table-cell>
          <table:table-cell office:value-type="float" office:value="0.3739565010630801">
            <text:p>0.3739565010630801</text:p>
          </table:table-cell>
          <table:table-cell office:value-type="float" office:value="0.08794926900512964">
            <text:p>0.08794926900512964</text:p>
          </table:table-cell>
          <table:table-cell office:value-type="float" office:value="0.4324293739982248">
            <text:p>0.4324293739982248</text:p>
          </table:table-cell>
          <table:table-cell office:value-type="float" office:value="0.18656117122720858">
            <text:p>0.18656117122720858</text:p>
          </table:table-cell>
          <table:table-cell office:value-type="float" office:value="0.7689786700534575">
            <text:p>0.7689786700534575</text:p>
          </table:table-cell>
          <table:table-cell office:value-type="float" office:value="0.8372755546535174">
            <text:p>0.8372755546535174</text:p>
          </table:table-cell>
          <table:table-cell office:value-type="float" office:value="0.43478983477981825">
            <text:p>0.43478983477981825</text:p>
          </table:table-cell>
          <table:table-cell office:value-type="float" office:value="1">
            <text:p>1</text:p>
          </table:table-cell>
          <table:table-cell office:value-type="float" office:value="0.1420913975577041">
            <text:p>0.1420913975577041</text:p>
          </table:table-cell>
          <table:table-cell office:value-type="float" office:value="0.390944796024793">
            <text:p>0.390944796024793</text:p>
          </table:table-cell>
          <table:table-cell office:value-type="float" office:value="0.38537737110549813">
            <text:p>0.38537737110549813</text:p>
          </table:table-cell>
          <table:table-cell office:value-type="float" office:value="1.0">
            <text:p>1.0</text:p>
          </table:table-cell>
          <table:table-cell office:value-type="float" office:value="0.20200562012009965">
            <text:p>0.20200562012009965</text:p>
          </table:table-cell>
          <table:table-cell office:value-type="float" office:value="0.33048207409224056">
            <text:p>0.33048207409224056</text:p>
          </table:table-cell>
          <table:table-cell office:value-type="float" office:value="0.298046877235076">
            <text:p>0.298046877235076</text:p>
          </table:table-cell>
          <table:table-cell office:value-type="float" office:value="0.412059129934169">
            <text:p>0.412059129934169</text:p>
          </table:table-cell>
          <table:table-cell office:value-type="float" office:value="0.22450065217195475">
            <text:p>0.22450065217195475</text:p>
          </table:table-cell>
          <table:table-cell office:value-type="float" office:value="0.1705550475371241">
            <text:p>0.1705550475371241</text:p>
          </table:table-cell>
          <table:table-cell office:value-type="float" office:value="0">
            <text:p/>
          </table:table-cell>
          <table:table-cell office:value-type="float" office:value="0.20713098718958514">
            <text:p>0.20713098718958514</text:p>
          </table:table-cell>
          <table:table-cell office:value-type="float" office:value="0.7903238197077114">
            <text:p>0.7903238197077114</text:p>
          </table:table-cell>
          <table:table-cell office:value-type="float" office:value="0.687975999941546">
            <text:p>0.687975999941546</text:p>
          </table:table-cell>
          <table:table-cell office:value-type="float" office:value="0.7940062216570316">
            <text:p>0.7940062216570316</text:p>
          </table:table-cell>
          <table:table-cell office:value-type="float" office:value="0.8535177028003622">
            <text:p>0.8535177028003622</text:p>
          </table:table-cell>
          <table:table-cell office:value-type="float" office:value="0.18508599540833784">
            <text:p>0.18508599540833784</text:p>
          </table:table-cell>
          <table:table-cell office:value-type="float" office:value="0.21853450054895254">
            <text:p>0.21853450054895254</text:p>
          </table:table-cell>
          <table:table-cell office:value-type="float" office:value="0.23792739791339557">
            <text:p>0.23792739791339557</text:p>
          </table:table-cell>
          <table:table-cell office:value-type="float" office:value="0.2237940359117626">
            <text:p>0.2237940359117626</text:p>
          </table:table-cell>
          <table:table-cell office:value-type="float" office:value="0.3905374387594108">
            <text:p>0.3905374387594108</text:p>
          </table:table-cell>
          <table:table-cell office:value-type="float" office:value="0.291159795027755">
            <text:p>0.291159795027755</text:p>
          </table:table-cell>
          <table:table-cell office:value-type="float" office:value="0.4870795272100477">
            <text:p>0.4870795272100477</text:p>
          </table:table-cell>
          <table:table-cell office:value-type="float" office:value="0.7237198050295274">
            <text:p>0.7237198050295274</text:p>
          </table:table-cell>
          <table:table-cell office:value-type="float" office:value="0.5214605496128368">
            <text:p>0.5214605496128368</text:p>
          </table:table-cell>
          <table:table-cell office:value-type="float" office:value="0.8944506063698011">
            <text:p>0.8944506063698011</text:p>
          </table:table-cell>
          <table:table-cell office:value-type="float" office:value="0.29844260331278283">
            <text:p>0.29844260331278283</text:p>
          </table:table-cell>
          <table:table-cell office:value-type="float" office:value="0.39606953056281313">
            <text:p>0.39606953056281313</text:p>
          </table:table-cell>
          <table:table-cell office:value-type="float" office:value="0.6930324501788038">
            <text:p>0.6930324501788038</text:p>
          </table:table-cell>
          <table:table-cell office:value-type="float" office:value="0.32874875586029645">
            <text:p>0.32874875586029645</text:p>
          </table:table-cell>
          <table:table-cell office:value-type="float" office:value="0.40704706820243425">
            <text:p>0.40704706820243425</text:p>
          </table:table-cell>
          <table:table-cell office:value-type="float" office:value="0.6002975457845829">
            <text:p>0.6002975457845829</text:p>
          </table:table-cell>
          <table:table-cell office:value-type="float" office:value="0.31181320411610997">
            <text:p>0.31181320411610997</text:p>
          </table:table-cell>
          <table:table-cell office:value-type="float" office:value="0.395823319633005">
            <text:p>0.395823319633005</text:p>
          </table:table-cell>
          <table:table-cell office:value-type="float" office:value="0.396262402414507">
            <text:p>0.396262402414507</text:p>
          </table:table-cell>
          <table:table-cell office:value-type="float" office:value="0.29452203797341736">
            <text:p>0.29452203797341736</text:p>
          </table:table-cell>
          <table:table-cell office:value-type="float" office:value="0.4972149624721221">
            <text:p>0.4972149624721221</text:p>
          </table:table-cell>
          <table:table-cell office:value-type="float" office:value="0.2422966841782553">
            <text:p>0.2422966841782553</text:p>
          </table:table-cell>
          <table:table-cell office:value-type="float" office:value="0.8067780709722907">
            <text:p>0.8067780709722907</text:p>
          </table:table-cell>
          <table:table-cell office:value-type="float" office:value="0.14613052869564425">
            <text:p>0.14613052869564425</text:p>
          </table:table-cell>
          <table:table-cell office:value-type="float" office:value="0.19487735781012455">
            <text:p>0.19487735781012455</text:p>
          </table:table-cell>
          <table:table-cell office:value-type="float" office:value="0.36152889052221676">
            <text:p>0.36152889052221676</text:p>
          </table:table-cell>
          <table:table-cell office:value-type="float" office:value="0.5856906598490379">
            <text:p>0.5856906598490379</text:p>
          </table:table-cell>
          <table:table-cell office:value-type="float" office:value="0.38237213576783996">
            <text:p>0.38237213576783996</text:p>
          </table:table-cell>
          <table:table-cell office:value-type="float" office:value="0.5128501004394361">
            <text:p>0.5128501004394361</text:p>
          </table:table-cell>
          <table:table-cell office:value-type="float" office:value="0.23492928091559945">
            <text:p>0.23492928091559945</text:p>
          </table:table-cell>
          <table:table-cell office:value-type="float" office:value="0.7592354122733306">
            <text:p>0.7592354122733306</text:p>
          </table:table-cell>
          <table:table-cell office:value-type="float" office:value="0.20655512435791842">
            <text:p>0.20655512435791842</text:p>
          </table:table-cell>
          <table:table-cell office:value-type="float" office:value="0.4406043225488642">
            <text:p>0.4406043225488642</text:p>
          </table:table-cell>
          <table:table-cell office:value-type="float" office:value="0.40643894093032">
            <text:p>0.40643894093032</text:p>
          </table:table-cell>
          <table:table-cell office:value-type="float" office:value="0.5833006299564164">
            <text:p>0.5833006299564164</text:p>
          </table:table-cell>
          <table:table-cell office:value-type="float" office:value="0.6773516685503448">
            <text:p>0.6773516685503448</text:p>
          </table:table-cell>
          <table:table-cell office:value-type="float" office:value="0.6798568133230695">
            <text:p>0.6798568133230695</text:p>
          </table:table-cell>
          <table:table-cell office:value-type="float" office:value="0.17318031555959904">
            <text:p>0.17318031555959904</text:p>
          </table:table-cell>
          <table:table-cell office:value-type="float" office:value="0.13065539230834433">
            <text:p>0.13065539230834433</text:p>
          </table:table-cell>
          <table:table-cell office:value-type="float" office:value="0.7869996499482685">
            <text:p>0.7869996499482685</text:p>
          </table:table-cell>
          <table:table-cell office:value-type="float" office:value="0.4563254399714589">
            <text:p>0.4563254399714589</text:p>
          </table:table-cell>
          <table:table-cell office:value-type="float" office:value="0.3183062607716487">
            <text:p>0.3183062607716487</text:p>
          </table:table-cell>
          <table:table-cell office:value-type="float" office:value="0.4515398573772533">
            <text:p>0.4515398573772533</text:p>
          </table:table-cell>
          <table:table-cell office:value-type="float" office:value="0.2806096536917972">
            <text:p>0.2806096536917972</text:p>
          </table:table-cell>
          <table:table-cell office:value-type="float" office:value="0.5770700736856916">
            <text:p>0.5770700736856916</text:p>
          </table:table-cell>
          <table:table-cell office:value-type="float" office:value="0.25787533209765634">
            <text:p>0.25787533209765634</text:p>
          </table:table-cell>
          <table:table-cell office:value-type="float" office:value="0.7675468880518997">
            <text:p>0.7675468880518997</text:p>
          </table:table-cell>
          <table:table-cell office:value-type="float" office:value="0.8894606509292092">
            <text:p>0.8894606509292092</text:p>
          </table:table-cell>
          <table:table-cell office:value-type="float" office:value="0.5311183155036597">
            <text:p>0.5311183155036597</text:p>
          </table:table-cell>
          <table:table-cell office:value-type="float" office:value="0.29943023739529306">
            <text:p>0.29943023739529306</text:p>
          </table:table-cell>
          <table:table-cell office:value-type="float" office:value="0.8485227573929801">
            <text:p>0.8485227573929801</text:p>
          </table:table-cell>
          <table:table-cell office:value-type="float" office:value="0.35882724011223505">
            <text:p>0.35882724011223505</text:p>
          </table:table-cell>
          <table:table-cell office:value-type="float" office:value="0.540504529158512">
            <text:p>0.540504529158512</text:p>
          </table:table-cell>
          <table:table-cell office:value-type="float" office:value="0.5809594455877218">
            <text:p>0.5809594455877218</text:p>
          </table:table-cell>
          <table:table-cell office:value-type="float" office:value="0.3069360569833894">
            <text:p>0.3069360569833894</text:p>
          </table:table-cell>
          <table:table-cell office:value-type="float" office:value="0.215568596280181">
            <text:p>0.215568596280181</text:p>
          </table:table-cell>
          <table:table-cell office:value-type="float" office:value="0.15564248082757814">
            <text:p>0.15564248082757814</text:p>
          </table:table-cell>
          <table:table-cell office:value-type="float" office:value="0.23187274327762986">
            <text:p>0.23187274327762986</text:p>
          </table:table-cell>
          <table:table-cell office:value-type="float" office:value="0.3379441018226655">
            <text:p>0.3379441018226655</text:p>
          </table:table-cell>
          <table:table-cell office:value-type="float" office:value="0.33438735177865586">
            <text:p>0.33438735177865586</text:p>
          </table:table-cell>
          <table:table-cell office:value-type="float" office:value="0.27275686676579414">
            <text:p>0.27275686676579414</text:p>
          </table:table-cell>
          <table:table-cell office:value-type="float" office:value="0.3324529753310275">
            <text:p>0.3324529753310275</text:p>
          </table:table-cell>
          <table:table-cell office:value-type="float" office:value="0.23646464906079057">
            <text:p>0.23646464906079057</text:p>
          </table:table-cell>
          <table:table-cell office:value-type="float" office:value="0.2755499672639631">
            <text:p>0.2755499672639631</text:p>
          </table:table-cell>
          <table:table-cell office:value-type="float" office:value="0.2341105117552824">
            <text:p>0.2341105117552824</text:p>
          </table:table-cell>
          <table:table-cell office:value-type="float" office:value="0.1722238971931478">
            <text:p>0.1722238971931478</text:p>
          </table:table-cell>
          <table:table-cell office:value-type="float" office:value="0.41707617921241485">
            <text:p>0.41707617921241485</text:p>
          </table:table-cell>
          <table:table-cell office:value-type="float" office:value="0.10134138903961426">
            <text:p>0.10134138903961426</text:p>
          </table:table-cell>
          <table:table-cell office:value-type="float" office:value="0.044583825614720206">
            <text:p>0.044583825614720206</text:p>
          </table:table-cell>
          <table:table-cell office:value-type="float" office:value="0.45812642802963094">
            <text:p>0.45812642802963094</text:p>
          </table:table-cell>
          <table:table-cell office:value-type="float" office:value="0.1599360342258019">
            <text:p>0.1599360342258019</text:p>
          </table:table-cell>
          <table:table-cell office:value-type="float" office:value="0.13920444191592454">
            <text:p>0.13920444191592454</text:p>
          </table:table-cell>
          <table:table-cell office:value-type="float" office:value="0.17923761795621204">
            <text:p>0.17923761795621204</text:p>
          </table:table-cell>
          <table:table-cell office:value-type="float" office:value="0.16147670971811892">
            <text:p>0.16147670971811892</text:p>
          </table:table-cell>
          <table:table-cell office:value-type="float" office:value="0.43737010959270395">
            <text:p>0.43737010959270395</text:p>
          </table:table-cell>
          <table:table-cell office:value-type="float" office:value="0.8199339757762326">
            <text:p>0.8199339757762326</text:p>
          </table:table-cell>
          <table:table-cell office:value-type="float" office:value="0.10681908144208574">
            <text:p>0.10681908144208574</text:p>
          </table:table-cell>
          <table:table-cell office:value-type="float" office:value="0.1445755600600207">
            <text:p>0.1445755600600207</text:p>
          </table:table-cell>
          <table:table-cell office:value-type="float" office:value="0.3476450466973593">
            <text:p>0.3476450466973593</text:p>
          </table:table-cell>
          <table:table-cell office:value-type="float" office:value="0.3026204824989602">
            <text:p>0.3026204824989602</text:p>
          </table:table-cell>
          <table:table-cell office:value-type="float" office:value="0.29185645013038214">
            <text:p>0.29185645013038214</text:p>
          </table:table-cell>
          <table:table-cell office:value-type="float" office:value="0.7454140237635518">
            <text:p>0.7454140237635518</text:p>
          </table:table-cell>
          <table:table-cell office:value-type="float" office:value="0.10056713862712192">
            <text:p>0.10056713862712192</text:p>
          </table:table-cell>
          <table:table-cell office:value-type="float" office:value="0.26985962057002194">
            <text:p>0.26985962057002194</text:p>
          </table:table-cell>
          <table:table-cell office:value-type="float" office:value="0.4965873019142207">
            <text:p>0.4965873019142207</text:p>
          </table:table-cell>
          <table:table-cell office:value-type="float" office:value="0.34715017322069874">
            <text:p>0.34715017322069874</text:p>
          </table:table-cell>
          <table:table-cell office:value-type="float" office:value="0.34203803684675643">
            <text:p>0.34203803684675643</text:p>
          </table:table-cell>
          <table:table-cell office:value-type="float" office:value="0.32312013801252515">
            <text:p>0.32312013801252515</text:p>
          </table:table-cell>
          <table:table-cell office:value-type="float" office:value="0.4867924528301887">
            <text:p>0.4867924528301887</text:p>
          </table:table-cell>
          <table:table-cell office:value-type="float" office:value="0.1317280512800807">
            <text:p>0.1317280512800807</text:p>
          </table:table-cell>
          <table:table-cell office:value-type="float" office:value="0.5151517221356886">
            <text:p>0.5151517221356886</text:p>
          </table:table-cell>
          <table:table-cell office:value-type="float" office:value="0.15298904436684008">
            <text:p>0.15298904436684008</text:p>
          </table:table-cell>
          <table:table-cell office:value-type="float" office:value="0.22441343610431597">
            <text:p>0.22441343610431597</text:p>
          </table:table-cell>
          <table:table-cell office:value-type="float" office:value="0.48676927035718276">
            <text:p>0.48676927035718276</text:p>
          </table:table-cell>
          <table:table-cell office:value-type="float" office:value="0.14395122304514507">
            <text:p>0.14395122304514507</text:p>
          </table:table-cell>
          <table:table-cell office:value-type="float" office:value="0.42260215482164293">
            <text:p>0.42260215482164293</text:p>
          </table:table-cell>
          <table:table-cell office:value-type="float" office:value="0.3146280753811906">
            <text:p>0.3146280753811906</text:p>
          </table:table-cell>
          <table:table-cell office:value-type="float" office:value="0.2214504385132412">
            <text:p>0.2214504385132412</text:p>
          </table:table-cell>
          <table:table-cell office:value-type="float" office:value="0.27839111183964976">
            <text:p>0.27839111183964976</text:p>
          </table:table-cell>
          <table:table-cell office:value-type="float" office:value="0.18596577450581153">
            <text:p>0.18596577450581153</text:p>
          </table:table-cell>
          <table:table-cell office:value-type="float" office:value="0.26355081758194726">
            <text:p>0.26355081758194726</text:p>
          </table:table-cell>
          <table:table-cell office:value-type="float" office:value="0.1824529733140859">
            <text:p>0.1824529733140859</text:p>
          </table:table-cell>
          <table:table-cell office:value-type="float" office:value="0.47302621839941766">
            <text:p>0.47302621839941766</text:p>
          </table:table-cell>
          <table:table-cell office:value-type="float" office:value="0.7188337364423245">
            <text:p>0.7188337364423245</text:p>
          </table:table-cell>
          <table:table-cell office:value-type="float" office:value="0.3621005171334479">
            <text:p>0.3621005171334479</text:p>
          </table:table-cell>
          <table:table-cell office:value-type="float" office:value="0.2658485042963542">
            <text:p>0.2658485042963542</text:p>
          </table:table-cell>
          <table:table-cell office:value-type="float" office:value="0.4041743702271875">
            <text:p>0.4041743702271875</text:p>
          </table:table-cell>
          <table:table-cell office:value-type="float" office:value="0.31028747551903596">
            <text:p>0.31028747551903596</text:p>
          </table:table-cell>
          <table:table-cell office:value-type="float" office:value="0.8158139414153815">
            <text:p>0.8158139414153815</text:p>
          </table:table-cell>
          <table:table-cell office:value-type="float" office:value="0.2992658355635171">
            <text:p>0.2992658355635171</text:p>
          </table:table-cell>
          <table:table-cell office:value-type="float" office:value="0.312137593442618">
            <text:p>0.312137593442618</text:p>
          </table:table-cell>
          <table:table-cell office:value-type="float" office:value="0.5364257482933484">
            <text:p>0.5364257482933484</text:p>
          </table:table-cell>
          <table:table-cell office:value-type="float" office:value="0.0">
            <text:p/>
          </table:table-cell>
          <table:table-cell office:value-type="float" office:value="0.07824680615163371">
            <text:p>0.07824680615163371</text:p>
          </table:table-cell>
          <table:table-cell office:value-type="float" office:value="0.07485054917133187">
            <text:p>0.07485054917133187</text:p>
          </table:table-cell>
          <table:table-cell office:value-type="float" office:value="0.17210626251997047">
            <text:p>0.17210626251997047</text:p>
          </table:table-cell>
          <table:table-cell office:value-type="float" office:value="0.5035480771068148">
            <text:p>0.5035480771068148</text:p>
          </table:table-cell>
          <table:table-cell office:value-type="float" office:value="0.10814696040064277">
            <text:p>0.10814696040064277</text:p>
          </table:table-cell>
          <table:table-cell office:value-type="float" office:value="0.24687574966972012">
            <text:p>0.24687574966972012</text:p>
          </table:table-cell>
          <table:table-cell office:value-type="float" office:value="0.24336489812297374">
            <text:p>0.24336489812297374</text:p>
          </table:table-cell>
          <table:table-cell office:value-type="float" office:value="0.28891140716121677">
            <text:p>0.28891140716121677</text:p>
          </table:table-cell>
          <table:table-cell office:value-type="float" office:value="0.6946672686314749">
            <text:p>0.6946672686314749</text:p>
          </table:table-cell>
          <table:table-cell office:value-type="float" office:value="0.3774704620084261">
            <text:p>0.3774704620084261</text:p>
          </table:table-cell>
          <table:table-cell office:value-type="float" office:value="0.5557496621414811">
            <text:p>0.5557496621414811</text:p>
          </table:table-cell>
          <table:table-cell office:value-type="float" office:value="0.28561555091125235">
            <text:p>0.28561555091125235</text:p>
          </table:table-cell>
          <table:table-cell office:value-type="float" office:value="0.2671630196779656">
            <text:p>0.2671630196779656</text:p>
          </table:table-cell>
          <table:table-cell office:value-type="float" office:value="0.5637172886908138">
            <text:p>0.5637172886908138</text:p>
          </table:table-cell>
          <table:table-cell office:value-type="float" office:value="0.07136265811964124">
            <text:p>0.07136265811964124</text:p>
          </table:table-cell>
          <table:table-cell office:value-type="float" office:value="0.5755679429734168">
            <text:p>0.5755679429734168</text:p>
          </table:table-cell>
          <table:table-cell office:value-type="float" office:value="0.23662840480126857">
            <text:p>0.23662840480126857</text:p>
          </table:table-cell>
          <table:table-cell office:value-type="float" office:value="0.14867887868633564">
            <text:p>0.14867887868633564</text:p>
          </table:table-cell>
          <table:table-cell office:value-type="float" office:value="0.0">
            <text:p/>
          </table:table-cell>
          <table:table-cell office:value-type="float" office:value="0.741626723786665">
            <text:p>0.741626723786665</text:p>
          </table:table-cell>
          <table:table-cell office:value-type="float" office:value="0.362364644443951">
            <text:p>0.362364644443951</text:p>
          </table:table-cell>
          <table:table-cell office:value-type="float" office:value="0.12502559737631916">
            <text:p>0.12502559737631916</text:p>
          </table:table-cell>
          <table:table-cell office:value-type="float" office:value="0.046830596166638844">
            <text:p>0.046830596166638844</text:p>
          </table:table-cell>
          <table:table-cell office:value-type="float" office:value="0.14027949597397676">
            <text:p>0.14027949597397676</text:p>
          </table:table-cell>
          <table:table-cell office:value-type="float" office:value="0.46911034390958967">
            <text:p>0.46911034390958967</text:p>
          </table:table-cell>
          <table:table-cell office:value-type="float" office:value="0.7703735652262887">
            <text:p>0.7703735652262887</text:p>
          </table:table-cell>
          <table:table-cell office:value-type="float" office:value="0.4757456987413558">
            <text:p>0.4757456987413558</text:p>
          </table:table-cell>
          <table:table-cell office:value-type="float" office:value="0.15735416154963658">
            <text:p>0.15735416154963658</text:p>
          </table:table-cell>
          <table:table-cell office:value-type="float" office:value="0.16459275123151298">
            <text:p>0.16459275123151298</text:p>
          </table:table-cell>
          <table:table-cell office:value-type="float" office:value="0.3775334600050741">
            <text:p>0.3775334600050741</text:p>
          </table:table-cell>
          <table:table-cell office:value-type="float" office:value="0.18828244883099135">
            <text:p>0.18828244883099135</text:p>
          </table:table-cell>
          <table:table-cell office:value-type="float" office:value="0.2505932781269867">
            <text:p>0.2505932781269867</text:p>
          </table:table-cell>
          <table:table-cell office:value-type="float" office:value="0.1458341689793241">
            <text:p>0.1458341689793241</text:p>
          </table:table-cell>
          <table:table-cell office:value-type="float" office:value="0.2183427068638304">
            <text:p>0.2183427068638304</text:p>
          </table:table-cell>
          <table:table-cell office:value-type="float" office:value="0.2550643290174274">
            <text:p>0.2550643290174274</text:p>
          </table:table-cell>
          <table:table-cell office:value-type="float" office:value="0.5341809980954693">
            <text:p>0.5341809980954693</text:p>
          </table:table-cell>
          <table:table-cell office:value-type="float" office:value="0.16622717514656235">
            <text:p>0.16622717514656235</text:p>
          </table:table-cell>
          <table:table-cell office:value-type="float" office:value="0.25127682459039924">
            <text:p>0.25127682459039924</text:p>
          </table:table-cell>
          <table:table-cell office:value-type="float" office:value="0.23893985032376178">
            <text:p>0.23893985032376178</text:p>
          </table:table-cell>
          <table:table-cell office:value-type="float" office:value="0.2217690350827639">
            <text:p>0.2217690350827639</text:p>
          </table:table-cell>
          <table:table-cell office:value-type="float" office:value="0.32711505075232206">
            <text:p>0.32711505075232206</text:p>
          </table:table-cell>
          <table:table-cell office:value-type="float" office:value="0.5795890245505748">
            <text:p>0.5795890245505748</text:p>
          </table:table-cell>
          <table:table-cell office:value-type="float" office:value="0.8763612680204197">
            <text:p>0.8763612680204197</text:p>
          </table:table-cell>
          <table:table-cell office:value-type="float" office:value="0.36674673933994717">
            <text:p>0.36674673933994717</text:p>
          </table:table-cell>
          <table:table-cell office:value-type="float" office:value="0.22216824847051259">
            <text:p>0.22216824847051259</text:p>
          </table:table-cell>
          <table:table-cell office:value-type="float" office:value="0.45696366782482495">
            <text:p>0.45696366782482495</text:p>
          </table:table-cell>
          <table:table-cell office:value-type="float" office:value="0.41469712951308896">
            <text:p>0.41469712951308896</text:p>
          </table:table-cell>
          <table:table-cell office:value-type="float" office:value="0.29784974515785506">
            <text:p>0.29784974515785506</text:p>
          </table:table-cell>
          <table:table-cell office:value-type="float" office:value="0.5841403322009823">
            <text:p>0.5841403322009823</text:p>
          </table:table-cell>
          <table:table-cell office:value-type="float" office:value="0.419469425759219">
            <text:p>0.419469425759219</text:p>
          </table:table-cell>
          <table:table-cell office:value-type="float" office:value="0.52089437018546">
            <text:p>0.52089437018546</text:p>
          </table:table-cell>
          <table:table-cell office:value-type="float" office:value="0.46568256400764413">
            <text:p>0.46568256400764413</text:p>
          </table:table-cell>
          <table:table-cell office:value-type="float" office:value="0.3087369092003911">
            <text:p>0.3087369092003911</text:p>
          </table:table-cell>
          <table:table-cell office:value-type="float" office:value="0.6188389603589984">
            <text:p>0.6188389603589984</text:p>
          </table:table-cell>
          <table:table-cell office:value-type="float" office:value="0.3675715371259297">
            <text:p>0.3675715371259297</text:p>
          </table:table-cell>
          <table:table-cell office:value-type="float" office:value="0.31240200094749515">
            <text:p>0.31240200094749515</text:p>
          </table:table-cell>
          <table:table-cell office:value-type="float" office:value="0.2816085851800586">
            <text:p>0.2816085851800586</text:p>
          </table:table-cell>
          <table:table-cell office:value-type="float" office:value="0.35122830652821907">
            <text:p>0.35122830652821907</text:p>
          </table:table-cell>
          <table:table-cell office:value-type="float" office:value="0.6388650783248746">
            <text:p>0.6388650783248746</text:p>
          </table:table-cell>
          <table:table-cell office:value-type="float" office:value="0.17135600001764983">
            <text:p>0.17135600001764983</text:p>
          </table:table-cell>
          <table:table-cell office:value-type="float" office:value="0.39036211283384953">
            <text:p>0.39036211283384953</text:p>
          </table:table-cell>
          <table:table-cell office:value-type="float" office:value="0.29517182264108">
            <text:p>0.29517182264108</text:p>
          </table:table-cell>
          <table:table-cell office:value-type="float" office:value="0.460762309769931">
            <text:p>0.460762309769931</text:p>
          </table:table-cell>
          <table:table-cell office:value-type="float" office:value="0.25231514163487273">
            <text:p>0.25231514163487273</text:p>
          </table:table-cell>
          <table:table-cell office:value-type="float" office:value="0.29501726352168545">
            <text:p>0.29501726352168545</text:p>
          </table:table-cell>
          <table:table-cell office:value-type="float" office:value="0.16851198010965407">
            <text:p>0.16851198010965407</text:p>
          </table:table-cell>
          <table:table-cell office:value-type="float" office:value="0.46470293885804653">
            <text:p>0.46470293885804653</text:p>
          </table:table-cell>
          <table:table-cell office:value-type="float" office:value="0.4002632130627387">
            <text:p>0.4002632130627387</text:p>
          </table:table-cell>
          <table:table-cell office:value-type="float" office:value="0.2998731301231964">
            <text:p>0.2998731301231964</text:p>
          </table:table-cell>
          <table:table-cell office:value-type="float" office:value="0.3289502381013429">
            <text:p>0.3289502381013429</text:p>
          </table:table-cell>
          <table:table-cell office:value-type="float" office:value="0.25393588487695384">
            <text:p>0.25393588487695384</text:p>
          </table:table-cell>
          <table:table-cell office:value-type="float" office:value="0.2367826449716421">
            <text:p>0.2367826449716421</text:p>
          </table:table-cell>
          <table:table-cell office:value-type="float" office:value="0.27709366788737483">
            <text:p>0.27709366788737483</text:p>
          </table:table-cell>
          <table:table-cell office:value-type="float" office:value="0.42011926958430873">
            <text:p>0.42011926958430873</text:p>
          </table:table-cell>
          <table:table-cell office:value-type="float" office:value="0.5079217775767553">
            <text:p>0.5079217775767553</text:p>
          </table:table-cell>
          <table:table-cell office:value-type="float" office:value="0.40853652916196087">
            <text:p>0.40853652916196087</text:p>
          </table:table-cell>
          <table:table-cell office:value-type="float" office:value="0.1725823217269241">
            <text:p>0.1725823217269241</text:p>
          </table:table-cell>
          <table:table-cell office:value-type="float" office:value="0.186948074276572">
            <text:p>0.186948074276572</text:p>
          </table:table-cell>
          <table:table-cell office:value-type="float" office:value="0.3764424614937625">
            <text:p>0.3764424614937625</text:p>
          </table:table-cell>
          <table:table-cell office:value-type="float" office:value="0.26878373162854535">
            <text:p>0.26878373162854535</text:p>
          </table:table-cell>
          <table:table-cell office:value-type="float" office:value="0.23499379683650187">
            <text:p>0.23499379683650187</text:p>
          </table:table-cell>
          <table:table-cell office:value-type="float" office:value="0.20701455741093985">
            <text:p>0.20701455741093985</text:p>
          </table:table-cell>
          <table:table-cell office:value-type="float" office:value="0.2504272166802376">
            <text:p>0.2504272166802376</text:p>
          </table:table-cell>
          <table:table-cell office:value-type="float" office:value="0.3421736765497337">
            <text:p>0.3421736765497337</text:p>
          </table:table-cell>
          <table:table-cell office:value-type="float" office:value="0.2148535003353624">
            <text:p>0.2148535003353624</text:p>
          </table:table-cell>
          <table:table-cell office:value-type="float" office:value="0.48221242291776495">
            <text:p>0.48221242291776495</text:p>
          </table:table-cell>
          <table:table-cell office:value-type="float" office:value="0.13533379504070098">
            <text:p>0.13533379504070098</text:p>
          </table:table-cell>
          <table:table-cell office:value-type="float" office:value="0.3785931945565535">
            <text:p>0.3785931945565535</text:p>
          </table:table-cell>
          <table:table-cell office:value-type="float" office:value="0.29576468833334424">
            <text:p>0.29576468833334424</text:p>
          </table:table-cell>
          <table:table-cell office:value-type="float" office:value="0.2548445323485963">
            <text:p>0.2548445323485963</text:p>
          </table:table-cell>
          <table:table-cell office:value-type="float" office:value="0.6084237545134129">
            <text:p>0.6084237545134129</text:p>
          </table:table-cell>
          <table:table-cell office:value-type="float" office:value="0.018798888887409514">
            <text:p>0.018798888887409514</text:p>
          </table:table-cell>
          <table:table-cell office:value-type="float" office:value="0.0">
            <text:p/>
          </table:table-cell>
          <table:table-cell office:value-type="float" office:value="0.5584919023091728">
            <text:p>0.5584919023091728</text:p>
          </table:table-cell>
          <table:table-cell office:value-type="float" office:value="0.663441581684584">
            <text:p>0.663441581684584</text:p>
          </table:table-cell>
          <table:table-cell office:value-type="float" office:value="0.3637877399351505">
            <text:p>0.3637877399351505</text:p>
          </table:table-cell>
          <table:table-cell office:value-type="float" office:value="0.09243720357636268">
            <text:p>0.09243720357636268</text:p>
          </table:table-cell>
          <table:table-cell office:value-type="float" office:value="0.0">
            <text:p/>
          </table:table-cell>
          <table:table-cell office:value-type="float" office:value="0.6121954279118499">
            <text:p>0.6121954279118499</text:p>
          </table:table-cell>
          <table:table-cell office:value-type="float" office:value="0.07562174716928977">
            <text:p>0.07562174716928977</text:p>
          </table:table-cell>
          <table:table-cell office:value-type="float" office:value="0.012049581593632277">
            <text:p>0.012049581593632277</text:p>
          </table:table-cell>
          <table:table-cell office:value-type="float" office:value="0.3255498467450336">
            <text:p>0.3255498467450336</text:p>
          </table:table-cell>
          <table:table-cell office:value-type="float" office:value="0.6581730295278017">
            <text:p>0.6581730295278017</text:p>
          </table:table-cell>
          <table:table-cell office:value-type="float" office:value="0.2495739868867631">
            <text:p>0.2495739868867631</text:p>
          </table:table-cell>
          <table:table-cell office:value-type="float" office:value="0.2546164817378251">
            <text:p>0.2546164817378251</text:p>
          </table:table-cell>
          <table:table-cell office:value-type="float" office:value="1">
            <text:p>1</text:p>
          </table:table-cell>
          <table:table-cell office:value-type="float" office:value="0.4257049304168787">
            <text:p>0.4257049304168787</text:p>
          </table:table-cell>
          <table:table-cell office:value-type="float" office:value="0.5577804907557475">
            <text:p>0.5577804907557475</text:p>
          </table:table-cell>
          <table:table-cell office:value-type="float" office:value="1.0">
            <text:p>1.0</text:p>
          </table:table-cell>
          <table:table-cell office:value-type="float" office:value="0.24534107962263332">
            <text:p>0.24534107962263332</text:p>
          </table:table-cell>
          <table:table-cell office:value-type="float" office:value="0.3698380755058572">
            <text:p>0.3698380755058572</text:p>
          </table:table-cell>
          <table:table-cell office:value-type="float" office:value="0.6665947285237389">
            <text:p>0.6665947285237389</text:p>
          </table:table-cell>
          <table:table-cell office:value-type="float" office:value="1.0">
            <text:p>1.0</text:p>
          </table:table-cell>
          <table:table-cell office:value-type="float" office:value="0.29238576676424244">
            <text:p>0.29238576676424244</text:p>
          </table:table-cell>
          <table:table-cell office:value-type="float" office:value="0.23212411497341892">
            <text:p>0.23212411497341892</text:p>
          </table:table-cell>
          <table:table-cell office:value-type="float" office:value="0.37308175910673613">
            <text:p>0.37308175910673613</text:p>
          </table:table-cell>
          <table:table-cell office:value-type="float" office:value="0.2688916710426429">
            <text:p>0.2688916710426429</text:p>
          </table:table-cell>
          <table:table-cell office:value-type="float" office:value="0.20232046789830685">
            <text:p>0.20232046789830685</text:p>
          </table:table-cell>
          <table:table-cell office:value-type="float" office:value="0.2212497317909634">
            <text:p>0.2212497317909634</text:p>
          </table:table-cell>
          <table:table-cell office:value-type="float" office:value="0.37110344967647263">
            <text:p>0.37110344967647263</text:p>
          </table:table-cell>
          <table:table-cell office:value-type="float" office:value="0.4925439147684256">
            <text:p>0.4925439147684256</text:p>
          </table:table-cell>
          <table:table-cell office:value-type="float" office:value="0.7212548999832109">
            <text:p>0.7212548999832109</text:p>
          </table:table-cell>
          <table:table-cell office:value-type="float" office:value="0.1846810459868867">
            <text:p>0.1846810459868867</text:p>
          </table:table-cell>
          <table:table-cell office:value-type="float" office:value="0.18259211203000036">
            <text:p>0.18259211203000036</text:p>
          </table:table-cell>
          <table:table-cell office:value-type="float" office:value="0.1906060556419862">
            <text:p>0.1906060556419862</text:p>
          </table:table-cell>
          <table:table-cell office:value-type="float" office:value="0.8219401950580172">
            <text:p>0.8219401950580172</text:p>
          </table:table-cell>
          <table:table-cell office:value-type="float" office:value="0.3317703846400622">
            <text:p>0.3317703846400622</text:p>
          </table:table-cell>
          <table:table-cell office:value-type="float" office:value="0.43933092505613924">
            <text:p>0.43933092505613924</text:p>
          </table:table-cell>
          <table:table-cell office:value-type="float" office:value="0.23237692242145896">
            <text:p>0.23237692242145896</text:p>
          </table:table-cell>
          <table:table-cell office:value-type="float" office:value="0.26158741704870897">
            <text:p>0.26158741704870897</text:p>
          </table:table-cell>
          <table:table-cell office:value-type="float" office:value="0.10920622833959401">
            <text:p>0.10920622833959401</text:p>
          </table:table-cell>
          <table:table-cell office:value-type="float" office:value="0.17203191822108257">
            <text:p>0.17203191822108257</text:p>
          </table:table-cell>
          <table:table-cell office:value-type="float" office:value="1.0">
            <text:p>1.0</text:p>
          </table:table-cell>
          <table:table-cell office:value-type="float" office:value="0.7718194787811601">
            <text:p>0.7718194787811601</text:p>
          </table:table-cell>
          <table:table-cell office:value-type="float" office:value="0.18764627474273782">
            <text:p>0.18764627474273782</text:p>
          </table:table-cell>
          <table:table-cell office:value-type="float" office:value="0.4256581155651777">
            <text:p>0.4256581155651777</text:p>
          </table:table-cell>
          <table:table-cell office:value-type="float" office:value="0.9622796003139328">
            <text:p>0.9622796003139328</text:p>
          </table:table-cell>
          <table:table-cell office:value-type="float" office:value="0.35462017988648187">
            <text:p>0.35462017988648187</text:p>
          </table:table-cell>
          <table:table-cell office:value-type="float" office:value="0.1572874534557175">
            <text:p>0.1572874534557175</text:p>
          </table:table-cell>
          <table:table-cell office:value-type="float" office:value="0.28226337897116527">
            <text:p>0.28226337897116527</text:p>
          </table:table-cell>
          <table:table-cell office:value-type="float" office:value="0.611498216618644">
            <text:p>0.611498216618644</text:p>
          </table:table-cell>
          <table:table-cell office:value-type="float" office:value="0.11121750300981327">
            <text:p>0.11121750300981327</text:p>
          </table:table-cell>
          <table:table-cell office:value-type="float" office:value="0.28904919046043426">
            <text:p>0.28904919046043426</text:p>
          </table:table-cell>
          <table:table-cell office:value-type="float" office:value="0.3242684988409898">
            <text:p>0.3242684988409898</text:p>
          </table:table-cell>
          <table:table-cell office:value-type="float" office:value="0.037015592918249726">
            <text:p>0.037015592918249726</text:p>
          </table:table-cell>
          <table:table-cell office:value-type="float" office:value="0.23308788106692443">
            <text:p>0.23308788106692443</text:p>
          </table:table-cell>
          <table:table-cell office:value-type="float" office:value="0.3241454294085981">
            <text:p>0.3241454294085981</text:p>
          </table:table-cell>
          <table:table-cell office:value-type="float" office:value="0.20070997136570662">
            <text:p>0.20070997136570662</text:p>
          </table:table-cell>
          <table:table-cell office:value-type="float" office:value="1">
            <text:p>1</text:p>
          </table:table-cell>
          <table:table-cell office:value-type="float" office:value="0.45087163482741865">
            <text:p>0.45087163482741865</text:p>
          </table:table-cell>
          <table:table-cell office:value-type="float" office:value="0.5637990753646583">
            <text:p>0.5637990753646583</text:p>
          </table:table-cell>
          <table:table-cell office:value-type="float" office:value="0.3625697577846784">
            <text:p>0.3625697577846784</text:p>
          </table:table-cell>
          <table:table-cell office:value-type="float" office:value="0.2935269151813959">
            <text:p>0.2935269151813959</text:p>
          </table:table-cell>
          <table:table-cell office:value-type="float" office:value="1.0">
            <text:p>1.0</text:p>
          </table:table-cell>
          <table:table-cell office:value-type="float" office:value="0.6624255814112453">
            <text:p>0.6624255814112453</text:p>
          </table:table-cell>
          <table:table-cell office:value-type="float" office:value="1">
            <text:p>1</text:p>
          </table:table-cell>
          <table:table-cell office:value-type="float" office:value="0.24990529503966508">
            <text:p>0.24990529503966508</text:p>
          </table:table-cell>
          <table:table-cell office:value-type="float" office:value="0.3714573416703407">
            <text:p>0.3714573416703407</text:p>
          </table:table-cell>
          <table:table-cell office:value-type="float" office:value="0.2917124457835423">
            <text:p>0.2917124457835423</text:p>
          </table:table-cell>
          <table:table-cell office:value-type="float" office:value="0.3118261217434623">
            <text:p>0.3118261217434623</text:p>
          </table:table-cell>
          <table:table-cell office:value-type="float" office:value="0.6081470960430867">
            <text:p>0.6081470960430867</text:p>
          </table:table-cell>
          <table:table-cell office:value-type="float" office:value="1.0">
            <text:p>1.0</text:p>
          </table:table-cell>
          <table:table-cell office:value-type="float" office:value="0.2073011712731649">
            <text:p>0.2073011712731649</text:p>
          </table:table-cell>
          <table:table-cell office:value-type="float" office:value="0.2294676569502589">
            <text:p>0.2294676569502589</text:p>
          </table:table-cell>
          <table:table-cell office:value-type="float" office:value="0.1101005317761535">
            <text:p>0.1101005317761535</text:p>
          </table:table-cell>
          <table:table-cell office:value-type="float" office:value="0.4801088217448725">
            <text:p>0.4801088217448725</text:p>
          </table:table-cell>
          <table:table-cell office:value-type="float" office:value="0.06805026379206812">
            <text:p>0.06805026379206812</text:p>
          </table:table-cell>
          <table:table-cell office:value-type="float" office:value="0.2314978512748504">
            <text:p>0.2314978512748504</text:p>
          </table:table-cell>
          <table:table-cell office:value-type="float" office:value="0.6834702519854154">
            <text:p>0.6834702519854154</text:p>
          </table:table-cell>
          <table:table-cell office:value-type="float" office:value="0.27765329096481406">
            <text:p>0.27765329096481406</text:p>
          </table:table-cell>
          <table:table-cell office:value-type="float" office:value="0.2664230764154725">
            <text:p>0.2664230764154725</text:p>
          </table:table-cell>
          <table:table-cell office:value-type="float" office:value="0.25165250624958285">
            <text:p>0.25165250624958285</text:p>
          </table:table-cell>
          <table:table-cell office:value-type="float" office:value="0.26633279674520094">
            <text:p>0.26633279674520094</text:p>
          </table:table-cell>
          <table:table-cell office:value-type="float" office:value="0.2108015513632991">
            <text:p>0.2108015513632991</text:p>
          </table:table-cell>
          <table:table-cell office:value-type="float" office:value="0.22722642550324818">
            <text:p>0.22722642550324818</text:p>
          </table:table-cell>
          <table:table-cell office:value-type="float" office:value="0.5995288548101524">
            <text:p>0.5995288548101524</text:p>
          </table:table-cell>
          <table:table-cell office:value-type="float" office:value="0.7146550386691963">
            <text:p>0.7146550386691963</text:p>
          </table:table-cell>
          <table:table-cell office:value-type="float" office:value="0.3910209458576114">
            <text:p>0.3910209458576114</text:p>
          </table:table-cell>
          <table:table-cell office:value-type="float" office:value="0.11883543848309423">
            <text:p>0.11883543848309423</text:p>
          </table:table-cell>
          <table:table-cell office:value-type="float" office:value="0.3073647893277451">
            <text:p>0.3073647893277451</text:p>
          </table:table-cell>
          <table:table-cell office:value-type="float" office:value="1.0">
            <text:p>1.0</text:p>
          </table:table-cell>
          <table:table-cell office:value-type="float" office:value="0.6611958419844437">
            <text:p>0.6611958419844437</text:p>
          </table:table-cell>
          <table:table-cell office:value-type="float" office:value="0.19287337162387405">
            <text:p>0.19287337162387405</text:p>
          </table:table-cell>
          <table:table-cell office:value-type="float" office:value="0.49257900109137953">
            <text:p>0.49257900109137953</text:p>
          </table:table-cell>
          <table:table-cell office:value-type="float" office:value="0.15348297883445566">
            <text:p>0.15348297883445566</text:p>
          </table:table-cell>
          <table:table-cell office:value-type="float" office:value="0.33448857862927467">
            <text:p>0.33448857862927467</text:p>
          </table:table-cell>
          <table:table-cell office:value-type="float" office:value="0.9201899025597443">
            <text:p>0.9201899025597443</text:p>
          </table:table-cell>
          <table:table-cell office:value-type="float" office:value="0.5133866876200395">
            <text:p>0.5133866876200395</text:p>
          </table:table-cell>
          <table:table-cell office:value-type="float" office:value="0.3857246626200841">
            <text:p>0.3857246626200841</text:p>
          </table:table-cell>
          <table:table-cell office:value-type="float" office:value="0.6396387907249647">
            <text:p>0.6396387907249647</text:p>
          </table:table-cell>
          <table:table-cell office:value-type="float" office:value="0.3467286465824506">
            <text:p>0.3467286465824506</text:p>
          </table:table-cell>
          <table:table-cell office:value-type="float" office:value="0.24266673688388468">
            <text:p>0.24266673688388468</text:p>
          </table:table-cell>
          <table:table-cell office:value-type="float" office:value="0.30611251451887966">
            <text:p>0.30611251451887966</text:p>
          </table:table-cell>
        </table:table-row>
        <table:table-row>
          <table:table-cell office:value-type="string" office:string-value="diff_FS">
            <text:p>diff_FS</text:p>
          </table:table-cell>
          <table:table-cell office:value-type="float" office:value="1.0">
            <text:p>1.0</text:p>
          </table:table-cell>
          <table:table-cell office:value-type="float" office:value="651.7267206477733">
            <text:p>651.7267206477733</text:p>
          </table:table-cell>
          <table:table-cell office:value-type="float" office:value="2143.035691638735">
            <text:p>2143.035691638735</text:p>
          </table:table-cell>
          <table:table-cell office:value-type="float" office:value="801.3125">
            <text:p>801.3125</text:p>
          </table:table-cell>
          <table:table-cell office:value-type="float" office:value="3148.8172961630694">
            <text:p>3148.8172961630694</text:p>
          </table:table-cell>
          <table:table-cell office:value-type="float" office:value="2849.882770529547">
            <text:p>2849.882770529547</text:p>
          </table:table-cell>
          <table:table-cell office:value-type="float" office:value="3156.0278661214597">
            <text:p>3156.0278661214597</text:p>
          </table:table-cell>
          <table:table-cell office:value-type="float" office:value="602.0824135393672">
            <text:p>602.0824135393672</text:p>
          </table:table-cell>
          <table:table-cell office:value-type="float" office:value="1786.176502363268">
            <text:p>1786.176502363268</text:p>
          </table:table-cell>
          <table:table-cell office:value-type="float" office:value="1062.0647058823529">
            <text:p>1062.0647058823529</text:p>
          </table:table-cell>
          <table:table-cell office:value-type="float" office:value="2229.7748447204967">
            <text:p>2229.7748447204967</text:p>
          </table:table-cell>
          <table:table-cell office:value-type="float" office:value="1514.5818632855567">
            <text:p>1514.5818632855567</text:p>
          </table:table-cell>
          <table:table-cell office:value-type="float" office:value="2113.052938634399">
            <text:p>2113.052938634399</text:p>
          </table:table-cell>
          <table:table-cell office:value-type="float" office:value="1611.5757687667724">
            <text:p>1611.5757687667724</text:p>
          </table:table-cell>
          <table:table-cell office:value-type="float" office:value="1629.4561855670102">
            <text:p>1629.4561855670102</text:p>
          </table:table-cell>
          <table:table-cell office:value-type="float" office:value="2890.388701684836">
            <text:p>2890.388701684836</text:p>
          </table:table-cell>
          <table:table-cell office:value-type="float" office:value="3299.297773279352">
            <text:p>3299.297773279352</text:p>
          </table:table-cell>
          <table:table-cell office:value-type="float" office:value="1636.1977309562399">
            <text:p>1636.1977309562399</text:p>
          </table:table-cell>
          <table:table-cell office:value-type="float" office:value="1847.9696969696968">
            <text:p>1847.9696969696968</text:p>
          </table:table-cell>
          <table:table-cell office:value-type="float" office:value="4328.837031369548">
            <text:p>4328.837031369548</text:p>
          </table:table-cell>
          <table:table-cell office:value-type="float" office:value="3486.8650121065375">
            <text:p>3486.8650121065375</text:p>
          </table:table-cell>
          <table:table-cell office:value-type="float" office:value="2221.6774744027302">
            <text:p>2221.6774744027302</text:p>
          </table:table-cell>
          <table:table-cell office:value-type="float" office:value="5089.302342086586">
            <text:p>5089.302342086586</text:p>
          </table:table-cell>
          <table:table-cell office:value-type="float" office:value="1679.4878447618007">
            <text:p>1679.4878447618007</text:p>
          </table:table-cell>
          <table:table-cell office:value-type="float" office:value="779.4144144144144">
            <text:p>779.4144144144144</text:p>
          </table:table-cell>
          <table:table-cell office:value-type="float" office:value="1625.9125482625482">
            <text:p>1625.9125482625482</text:p>
          </table:table-cell>
          <table:table-cell office:value-type="float" office:value="2537.4961538461534">
            <text:p>2537.4961538461534</text:p>
          </table:table-cell>
          <table:table-cell office:value-type="float" office:value="856.0654429369513">
            <text:p>856.0654429369513</text:p>
          </table:table-cell>
          <table:table-cell office:value-type="float" office:value="1913.3348752914933">
            <text:p>1913.3348752914933</text:p>
          </table:table-cell>
          <table:table-cell office:value-type="float" office:value="1394.2748091603053">
            <text:p>1394.2748091603053</text:p>
          </table:table-cell>
          <table:table-cell office:value-type="float" office:value="1428.3100243416684">
            <text:p>1428.3100243416684</text:p>
          </table:table-cell>
          <table:table-cell office:value-type="float" office:value="3710.3106926698047">
            <text:p>3710.3106926698047</text:p>
          </table:table-cell>
          <table:table-cell office:value-type="float" office:value="1080.9110922946654">
            <text:p>1080.9110922946654</text:p>
          </table:table-cell>
          <table:table-cell office:value-type="float" office:value="2135.495527156549">
            <text:p>2135.495527156549</text:p>
          </table:table-cell>
          <table:table-cell office:value-type="float" office:value="6006.845512820512">
            <text:p>6006.845512820512</text:p>
          </table:table-cell>
          <table:table-cell office:value-type="float" office:value="1706.355910378573">
            <text:p>1706.355910378573</text:p>
          </table:table-cell>
          <table:table-cell office:value-type="float" office:value="2292.291298369672">
            <text:p>2292.291298369672</text:p>
          </table:table-cell>
          <table:table-cell office:value-type="float" office:value="1673.3402005963674">
            <text:p>1673.3402005963674</text:p>
          </table:table-cell>
          <table:table-cell office:value-type="float" office:value="1712.3861566484516">
            <text:p>1712.3861566484516</text:p>
          </table:table-cell>
          <table:table-cell office:value-type="float" office:value="760.6314152410575">
            <text:p>760.6314152410575</text:p>
          </table:table-cell>
          <table:table-cell office:value-type="float" office:value="83.52941176470587">
            <text:p>83.52941176470587</text:p>
          </table:table-cell>
          <table:table-cell office:value-type="float" office:value="586.8009708737864">
            <text:p>586.8009708737864</text:p>
          </table:table-cell>
          <table:table-cell office:value-type="float" office:value="423.1582715085253">
            <text:p>423.1582715085253</text:p>
          </table:table-cell>
          <table:table-cell office:value-type="float" office:value="1139.021164021164">
            <text:p>1139.021164021164</text:p>
          </table:table-cell>
          <table:table-cell office:value-type="float" office:value="776.9691613388492">
            <text:p>776.9691613388492</text:p>
          </table:table-cell>
          <table:table-cell office:value-type="float" office:value="985.8783783783783">
            <text:p>985.8783783783783</text:p>
          </table:table-cell>
          <table:table-cell office:value-type="float" office:value="1379.159886086249">
            <text:p>1379.159886086249</text:p>
          </table:table-cell>
          <table:table-cell office:value-type="float" office:value="369.7674418604651">
            <text:p>369.7674418604651</text:p>
          </table:table-cell>
          <table:table-cell office:value-type="float" office:value="158.47860538827257">
            <text:p>158.47860538827257</text:p>
          </table:table-cell>
          <table:table-cell office:value-type="float" office:value="1348.109561752988">
            <text:p>1348.109561752988</text:p>
          </table:table-cell>
          <table:table-cell office:value-type="float" office:value="0">
            <text:p/>
          </table:table-cell>
          <table:table-cell office:value-type="float" office:value="1463.1360663983903">
            <text:p>1463.1360663983903</text:p>
          </table:table-cell>
          <table:table-cell office:value-type="float" office:value="492.52615844544096">
            <text:p>492.52615844544096</text:p>
          </table:table-cell>
          <table:table-cell office:value-type="float" office:value="674.3347639484978">
            <text:p>674.3347639484978</text:p>
          </table:table-cell>
          <table:table-cell office:value-type="float" office:value="0.0">
            <text:p/>
          </table:table-cell>
          <table:table-cell office:value-type="float" office:value="1420.9687092568447">
            <text:p>1420.9687092568447</text:p>
          </table:table-cell>
          <table:table-cell office:value-type="float" office:value="1032.2398190045249">
            <text:p>1032.2398190045249</text:p>
          </table:table-cell>
          <table:table-cell office:value-type="float" office:value="2494.713261648745">
            <text:p>2494.713261648745</text:p>
          </table:table-cell>
          <table:table-cell office:value-type="float" office:value="933.0309484193011">
            <text:p>933.0309484193011</text:p>
          </table:table-cell>
          <table:table-cell office:value-type="float" office:value="1205.1756885090217">
            <text:p>1205.1756885090217</text:p>
          </table:table-cell>
          <table:table-cell office:value-type="float" office:value="526.4366729678638">
            <text:p>526.4366729678638</text:p>
          </table:table-cell>
          <table:table-cell office:value-type="float" office:value="1219.3430656934306">
            <text:p>1219.3430656934306</text:p>
          </table:table-cell>
          <table:table-cell office:value-type="float" office:value="1842.0064153969527">
            <text:p>1842.0064153969527</text:p>
          </table:table-cell>
          <table:table-cell office:value-type="float" office:value="214.02905198776756">
            <text:p>214.02905198776756</text:p>
          </table:table-cell>
          <table:table-cell office:value-type="float" office:value="666.779574468085">
            <text:p>666.779574468085</text:p>
          </table:table-cell>
          <table:table-cell office:value-type="float" office:value="146.82779456193353">
            <text:p>146.82779456193353</text:p>
          </table:table-cell>
          <table:table-cell office:value-type="float" office:value="99.29906542056074">
            <text:p>99.29906542056074</text:p>
          </table:table-cell>
          <table:table-cell office:value-type="float" office:value="1079.6462841015991">
            <text:p>1079.6462841015991</text:p>
          </table:table-cell>
          <table:table-cell office:value-type="float" office:value="742.3728813559321">
            <text:p>742.3728813559321</text:p>
          </table:table-cell>
          <table:table-cell office:value-type="float" office:value="1684.5725734639357">
            <text:p>1684.5725734639357</text:p>
          </table:table-cell>
          <table:table-cell office:value-type="float" office:value="226.63788027477918">
            <text:p>226.63788027477918</text:p>
          </table:table-cell>
          <table:table-cell office:value-type="float" office:value="784.2481827622014">
            <text:p>784.2481827622014</text:p>
          </table:table-cell>
          <table:table-cell office:value-type="float" office:value="908.9609053497942">
            <text:p>908.9609053497942</text:p>
          </table:table-cell>
          <table:table-cell office:value-type="float" office:value="978.7714457108577">
            <text:p>978.7714457108577</text:p>
          </table:table-cell>
          <table:table-cell office:value-type="float" office:value="131.72994652406416">
            <text:p>131.72994652406416</text:p>
          </table:table-cell>
          <table:table-cell office:value-type="float" office:value="1268.6963696369635">
            <text:p>1268.6963696369635</text:p>
          </table:table-cell>
          <table:table-cell office:value-type="float" office:value="74.55489614243322">
            <text:p>74.55489614243322</text:p>
          </table:table-cell>
          <table:table-cell office:value-type="float" office:value="2947.644539614561">
            <text:p>2947.644539614561</text:p>
          </table:table-cell>
          <table:table-cell office:value-type="float" office:value="765.646725440806">
            <text:p>765.646725440806</text:p>
          </table:table-cell>
          <table:table-cell office:value-type="float" office:value="525.5506607929515">
            <text:p>525.5506607929515</text:p>
          </table:table-cell>
          <table:table-cell office:value-type="float" office:value="893.7644110275688">
            <text:p>893.7644110275688</text:p>
          </table:table-cell>
          <table:table-cell office:value-type="float" office:value="1797.685950413223">
            <text:p>1797.685950413223</text:p>
          </table:table-cell>
          <table:table-cell office:value-type="float" office:value="250.0">
            <text:p>250.0</text:p>
          </table:table-cell>
          <table:table-cell office:value-type="float" office:value="1039.2712550607287">
            <text:p>1039.2712550607287</text:p>
          </table:table-cell>
          <table:table-cell office:value-type="float" office:value="1222.5851285615008">
            <text:p>1222.5851285615008</text:p>
          </table:table-cell>
          <table:table-cell office:value-type="float" office:value="1079.052803483941">
            <text:p>1079.052803483941</text:p>
          </table:table-cell>
          <table:table-cell office:value-type="float" office:value="336.02069998638154">
            <text:p>336.02069998638154</text:p>
          </table:table-cell>
          <table:table-cell office:value-type="float" office:value="428.88855979266935">
            <text:p>428.88855979266935</text:p>
          </table:table-cell>
          <table:table-cell office:value-type="float" office:value="1937.3459244532803">
            <text:p>1937.3459244532803</text:p>
          </table:table-cell>
          <table:table-cell office:value-type="float" office:value="258.47685683530676">
            <text:p>258.47685683530676</text:p>
          </table:table-cell>
          <table:table-cell office:value-type="float" office:value="2898.528358208955">
            <text:p>2898.528358208955</text:p>
          </table:table-cell>
          <table:table-cell office:value-type="float" office:value="1106.430448572723">
            <text:p>1106.430448572723</text:p>
          </table:table-cell>
          <table:table-cell office:value-type="float" office:value="2353.623046875">
            <text:p>2353.623046875</text:p>
          </table:table-cell>
          <table:table-cell office:value-type="float" office:value="339.56185567010306">
            <text:p>339.56185567010306</text:p>
          </table:table-cell>
          <table:table-cell office:value-type="float" office:value="1069.6808510638298">
            <text:p>1069.6808510638298</text:p>
          </table:table-cell>
          <table:table-cell office:value-type="float" office:value="167.14285714285714">
            <text:p>167.14285714285714</text:p>
          </table:table-cell>
          <table:table-cell office:value-type="float" office:value="880.2331743508214">
            <text:p>880.2331743508214</text:p>
          </table:table-cell>
          <table:table-cell office:value-type="float" office:value="412.1287128712871">
            <text:p>412.1287128712871</text:p>
          </table:table-cell>
          <table:table-cell office:value-type="float" office:value="1669.354061921143">
            <text:p>1669.354061921143</text:p>
          </table:table-cell>
          <table:table-cell office:value-type="float" office:value="652.8048780487804">
            <text:p>652.8048780487804</text:p>
          </table:table-cell>
          <table:table-cell office:value-type="float" office:value="1075.3932584269662">
            <text:p>1075.3932584269662</text:p>
          </table:table-cell>
          <table:table-cell office:value-type="float" office:value="305.17505470459514">
            <text:p>305.17505470459514</text:p>
          </table:table-cell>
          <table:table-cell office:value-type="float" office:value="321.1319910514541">
            <text:p>321.1319910514541</text:p>
          </table:table-cell>
          <table:table-cell office:value-type="float" office:value="1555.2058111380145">
            <text:p>1555.2058111380145</text:p>
          </table:table-cell>
          <table:table-cell office:value-type="float" office:value="1489.6103896103896">
            <text:p>1489.6103896103896</text:p>
          </table:table-cell>
          <table:table-cell office:value-type="float" office:value="825.8428246013667">
            <text:p>825.8428246013667</text:p>
          </table:table-cell>
          <table:table-cell office:value-type="float" office:value="260.1746724890829">
            <text:p>260.1746724890829</text:p>
          </table:table-cell>
          <table:table-cell office:value-type="float" office:value="756.0759027266027">
            <text:p>756.0759027266027</text:p>
          </table:table-cell>
          <table:table-cell office:value-type="float" office:value="823.6689895470382">
            <text:p>823.6689895470382</text:p>
          </table:table-cell>
          <table:table-cell office:value-type="float" office:value="603.0640668523677">
            <text:p>603.0640668523677</text:p>
          </table:table-cell>
          <table:table-cell office:value-type="float" office:value="567.0927616563416">
            <text:p>567.0927616563416</text:p>
          </table:table-cell>
          <table:table-cell office:value-type="float" office:value="607.0054945054944">
            <text:p>607.0054945054944</text:p>
          </table:table-cell>
          <table:table-cell office:value-type="float" office:value="1104.5627376425855">
            <text:p>1104.5627376425855</text:p>
          </table:table-cell>
          <table:table-cell office:value-type="float" office:value="226.77165354330708">
            <text:p>226.77165354330708</text:p>
          </table:table-cell>
          <table:table-cell office:value-type="float" office:value="892.1717171717171">
            <text:p>892.1717171717171</text:p>
          </table:table-cell>
          <table:table-cell office:value-type="float" office:value="2125.292929292929">
            <text:p>2125.292929292929</text:p>
          </table:table-cell>
          <table:table-cell office:value-type="float" office:value="1296.9488536155202">
            <text:p>1296.9488536155202</text:p>
          </table:table-cell>
          <table:table-cell office:value-type="float" office:value="433.8842975206611">
            <text:p>433.8842975206611</text:p>
          </table:table-cell>
          <table:table-cell office:value-type="float" office:value="2420.437179487179">
            <text:p>2420.437179487179</text:p>
          </table:table-cell>
          <table:table-cell office:value-type="float" office:value="615.7190635451504">
            <text:p>615.7190635451504</text:p>
          </table:table-cell>
          <table:table-cell office:value-type="float" office:value="1016.0695322376738">
            <text:p>1016.0695322376738</text:p>
          </table:table-cell>
          <table:table-cell office:value-type="float" office:value="394.7852760736196">
            <text:p>394.7852760736196</text:p>
          </table:table-cell>
          <table:table-cell office:value-type="float" office:value="1017.1079429735233">
            <text:p>1017.1079429735233</text:p>
          </table:table-cell>
          <table:table-cell office:value-type="float" office:value="570.20886981402">
            <text:p>570.20886981402</text:p>
          </table:table-cell>
          <table:table-cell office:value-type="float" office:value="742.0190023752969">
            <text:p>742.0190023752969</text:p>
          </table:table-cell>
          <table:table-cell office:value-type="float" office:value="507.74205469327416">
            <text:p>507.74205469327416</text:p>
          </table:table-cell>
          <table:table-cell office:value-type="float" office:value="350.0">
            <text:p>350.0</text:p>
          </table:table-cell>
          <table:table-cell office:value-type="float" office:value="1714.8398195149464">
            <text:p>1714.8398195149464</text:p>
          </table:table-cell>
          <table:table-cell office:value-type="float" office:value="699.9260172626387">
            <text:p>699.9260172626387</text:p>
          </table:table-cell>
          <table:table-cell office:value-type="float" office:value="1698.873225648556">
            <text:p>1698.873225648556</text:p>
          </table:table-cell>
          <table:table-cell office:value-type="float" office:value="1161.2946912242685">
            <text:p>1161.2946912242685</text:p>
          </table:table-cell>
          <table:table-cell office:value-type="float" office:value="1758.770925110132">
            <text:p>1758.770925110132</text:p>
          </table:table-cell>
          <table:table-cell office:value-type="float" office:value="578.5313725490196">
            <text:p>578.5313725490196</text:p>
          </table:table-cell>
          <table:table-cell office:value-type="float" office:value="1248.7003058103974">
            <text:p>1248.7003058103974</text:p>
          </table:table-cell>
          <table:table-cell office:value-type="float" office:value="2255.0964130683114">
            <text:p>2255.0964130683114</text:p>
          </table:table-cell>
          <table:table-cell office:value-type="float" office:value="587.7180094786729">
            <text:p>587.7180094786729</text:p>
          </table:table-cell>
          <table:table-cell office:value-type="float" office:value="1350.373920552677">
            <text:p>1350.373920552677</text:p>
          </table:table-cell>
          <table:table-cell office:value-type="float" office:value="2758.14501300954">
            <text:p>2758.14501300954</text:p>
          </table:table-cell>
          <table:table-cell office:value-type="float" office:value="951.0518934081346">
            <text:p>951.0518934081346</text:p>
          </table:table-cell>
          <table:table-cell office:value-type="float" office:value="1957.4343891402714">
            <text:p>1957.4343891402714</text:p>
          </table:table-cell>
          <table:table-cell office:value-type="float" office:value="622.8399001109877">
            <text:p>622.8399001109877</text:p>
          </table:table-cell>
          <table:table-cell office:value-type="float" office:value="667.5415676959619">
            <text:p>667.5415676959619</text:p>
          </table:table-cell>
          <table:table-cell office:value-type="float" office:value="418.4698608964451">
            <text:p>418.4698608964451</text:p>
          </table:table-cell>
          <table:table-cell office:value-type="float" office:value="502.8962326503635">
            <text:p>502.8962326503635</text:p>
          </table:table-cell>
          <table:table-cell office:value-type="float" office:value="1400.4739364889153">
            <text:p>1400.4739364889153</text:p>
          </table:table-cell>
          <table:table-cell office:value-type="float" office:value="595.6210902591599">
            <text:p>595.6210902591599</text:p>
          </table:table-cell>
          <table:table-cell office:value-type="float" office:value="814.599451303155">
            <text:p>814.599451303155</text:p>
          </table:table-cell>
          <table:table-cell office:value-type="float" office:value="765.8798979828425">
            <text:p>765.8798979828425</text:p>
          </table:table-cell>
          <table:table-cell office:value-type="float" office:value="266.66666666666663">
            <text:p>266.66666666666663</text:p>
          </table:table-cell>
          <table:table-cell office:value-type="float" office:value="2036.8047480620153">
            <text:p>2036.8047480620153</text:p>
          </table:table-cell>
          <table:table-cell office:value-type="float" office:value="532.974193548387">
            <text:p>532.974193548387</text:p>
          </table:table-cell>
          <table:table-cell office:value-type="float" office:value="554.8090185676392">
            <text:p>554.8090185676392</text:p>
          </table:table-cell>
          <table:table-cell office:value-type="float" office:value="1534.155216284987">
            <text:p>1534.155216284987</text:p>
          </table:table-cell>
          <table:table-cell office:value-type="float" office:value="562.8947368421052">
            <text:p>562.8947368421052</text:p>
          </table:table-cell>
          <table:table-cell office:value-type="float" office:value="674.054054054054">
            <text:p>674.054054054054</text:p>
          </table:table-cell>
          <table:table-cell office:value-type="float" office:value="433.9622641509434">
            <text:p>433.9622641509434</text:p>
          </table:table-cell>
          <table:table-cell office:value-type="float" office:value="554.3243967828417">
            <text:p>554.3243967828417</text:p>
          </table:table-cell>
          <table:table-cell office:value-type="float" office:value="502.59795570698464">
            <text:p>502.59795570698464</text:p>
          </table:table-cell>
          <table:table-cell office:value-type="float" office:value="572.9495501285346">
            <text:p>572.9495501285346</text:p>
          </table:table-cell>
          <table:table-cell office:value-type="float" office:value="1762.8458498023715">
            <text:p>1762.8458498023715</text:p>
          </table:table-cell>
          <table:table-cell office:value-type="float" office:value="1102.06684733514">
            <text:p>1102.06684733514</text:p>
          </table:table-cell>
          <table:table-cell office:value-type="float" office:value="1212.4334626186971">
            <text:p>1212.4334626186971</text:p>
          </table:table-cell>
          <table:table-cell office:value-type="float" office:value="501.3432835820895">
            <text:p>501.3432835820895</text:p>
          </table:table-cell>
          <table:table-cell office:value-type="float" office:value="1050.6956708101156">
            <text:p>1050.6956708101156</text:p>
          </table:table-cell>
          <table:table-cell office:value-type="float" office:value="2049.3341404358353">
            <text:p>2049.3341404358353</text:p>
          </table:table-cell>
          <table:table-cell office:value-type="float" office:value="2265.780945757997">
            <text:p>2265.780945757997</text:p>
          </table:table-cell>
          <table:table-cell office:value-type="float" office:value="555.4324517512508">
            <text:p>555.4324517512508</text:p>
          </table:table-cell>
          <table:table-cell office:value-type="float" office:value="1753.6405460060666">
            <text:p>1753.6405460060666</text:p>
          </table:table-cell>
          <table:table-cell office:value-type="float" office:value="2154.1462450592885">
            <text:p>2154.1462450592885</text:p>
          </table:table-cell>
          <table:table-cell office:value-type="float" office:value="1132.985590778098">
            <text:p>1132.985590778098</text:p>
          </table:table-cell>
          <table:table-cell office:value-type="float" office:value="160.74074074074073">
            <text:p>160.74074074074073</text:p>
          </table:table-cell>
          <table:table-cell office:value-type="float" office:value="1385.0119284294233">
            <text:p>1385.0119284294233</text:p>
          </table:table-cell>
          <table:table-cell office:value-type="float" office:value="2150.2316017316016">
            <text:p>2150.2316017316016</text:p>
          </table:table-cell>
          <table:table-cell office:value-type="float" office:value="876.6913793103448">
            <text:p>876.6913793103448</text:p>
          </table:table-cell>
          <table:table-cell office:value-type="float" office:value="925.3994638069704">
            <text:p>925.3994638069704</text:p>
          </table:table-cell>
          <table:table-cell office:value-type="float" office:value="147.28682170542635">
            <text:p>147.28682170542635</text:p>
          </table:table-cell>
          <table:table-cell office:value-type="float" office:value="1392.4965986394557">
            <text:p>1392.4965986394557</text:p>
          </table:table-cell>
          <table:table-cell office:value-type="float" office:value="1665.9577677224736">
            <text:p>1665.9577677224736</text:p>
          </table:table-cell>
          <table:table-cell office:value-type="float" office:value="849.0545454545454">
            <text:p>849.0545454545454</text:p>
          </table:table-cell>
          <table:table-cell office:value-type="float" office:value="502.58715596330273">
            <text:p>502.58715596330273</text:p>
          </table:table-cell>
          <table:table-cell office:value-type="float" office:value="526.3412844036696">
            <text:p>526.3412844036696</text:p>
          </table:table-cell>
          <table:table-cell office:value-type="float" office:value="1776.975647830159">
            <text:p>1776.975647830159</text:p>
          </table:table-cell>
          <table:table-cell office:value-type="float" office:value="1357.3522231909328">
            <text:p>1357.3522231909328</text:p>
          </table:table-cell>
          <table:table-cell office:value-type="float" office:value="458.3333333333333">
            <text:p>458.3333333333333</text:p>
          </table:table-cell>
          <table:table-cell office:value-type="float" office:value="1688.9086409568981">
            <text:p>1688.9086409568981</text:p>
          </table:table-cell>
          <table:table-cell office:value-type="float" office:value="935.340909090909">
            <text:p>935.340909090909</text:p>
          </table:table-cell>
          <table:table-cell office:value-type="float" office:value="1259.8279454022988">
            <text:p>1259.8279454022988</text:p>
          </table:table-cell>
          <table:table-cell office:value-type="float" office:value="711.368343787535">
            <text:p>711.368343787535</text:p>
          </table:table-cell>
          <table:table-cell office:value-type="float" office:value="740.7407407407406">
            <text:p>740.7407407407406</text:p>
          </table:table-cell>
          <table:table-cell office:value-type="float" office:value="1416.1450599657337">
            <text:p>1416.1450599657337</text:p>
          </table:table-cell>
          <table:table-cell office:value-type="float" office:value="384.0312837108953">
            <text:p>384.0312837108953</text:p>
          </table:table-cell>
          <table:table-cell office:value-type="float" office:value="535.9445843828714">
            <text:p>535.9445843828714</text:p>
          </table:table-cell>
          <table:table-cell office:value-type="float" office:value="2732.0579110651497">
            <text:p>2732.0579110651497</text:p>
          </table:table-cell>
          <table:table-cell office:value-type="float" office:value="1343.4552332912988">
            <text:p>1343.4552332912988</text:p>
          </table:table-cell>
          <table:table-cell office:value-type="float" office:value="1685.2943859649122">
            <text:p>1685.2943859649122</text:p>
          </table:table-cell>
          <table:table-cell office:value-type="float" office:value="707.3202614379085">
            <text:p>707.3202614379085</text:p>
          </table:table-cell>
          <table:table-cell office:value-type="float" office:value="1644.3459915611813">
            <text:p>1644.3459915611813</text:p>
          </table:table-cell>
          <table:table-cell office:value-type="float" office:value="2693.254901960784">
            <text:p>2693.254901960784</text:p>
          </table:table-cell>
          <table:table-cell office:value-type="float" office:value="1034.6447368421052">
            <text:p>1034.6447368421052</text:p>
          </table:table-cell>
          <table:table-cell office:value-type="float" office:value="866.5511265164644">
            <text:p>866.5511265164644</text:p>
          </table:table-cell>
          <table:table-cell office:value-type="float" office:value="693.4128045867176">
            <text:p>693.4128045867176</text:p>
          </table:table-cell>
          <table:table-cell office:value-type="float" office:value="1038.6178107606677">
            <text:p>1038.6178107606677</text:p>
          </table:table-cell>
          <table:table-cell office:value-type="float" office:value="1425.445109780439">
            <text:p>1425.445109780439</text:p>
          </table:table-cell>
          <table:table-cell office:value-type="float" office:value="1277.8383928571427">
            <text:p>1277.8383928571427</text:p>
          </table:table-cell>
          <table:table-cell office:value-type="float" office:value="631.0263965623082">
            <text:p>631.0263965623082</text:p>
          </table:table-cell>
          <table:table-cell office:value-type="float" office:value="566.4591977869985">
            <text:p>566.4591977869985</text:p>
          </table:table-cell>
          <table:table-cell office:value-type="float" office:value="1576.043068640646">
            <text:p>1576.043068640646</text:p>
          </table:table-cell>
          <table:table-cell office:value-type="float" office:value="1664.338178582023">
            <text:p>1664.338178582023</text:p>
          </table:table-cell>
          <table:table-cell office:value-type="float" office:value="1967.6059751972941">
            <text:p>1967.6059751972941</text:p>
          </table:table-cell>
          <table:table-cell office:value-type="float" office:value="1812.7596439169138">
            <text:p>1812.7596439169138</text:p>
          </table:table-cell>
          <table:table-cell office:value-type="float" office:value="2232.7378277153557">
            <text:p>2232.7378277153557</text:p>
          </table:table-cell>
          <table:table-cell office:value-type="float" office:value="1237.623049823855">
            <text:p>1237.623049823855</text:p>
          </table:table-cell>
          <table:table-cell office:value-type="float" office:value="1311.953047404063">
            <text:p>1311.953047404063</text:p>
          </table:table-cell>
          <table:table-cell office:value-type="float" office:value="1042.6136363636363">
            <text:p>1042.6136363636363</text:p>
          </table:table-cell>
          <table:table-cell office:value-type="float" office:value="2599.9678249678245">
            <text:p>2599.9678249678245</text:p>
          </table:table-cell>
          <table:table-cell office:value-type="float" office:value="87.70917484131563">
            <text:p>87.70917484131563</text:p>
          </table:table-cell>
          <table:table-cell office:value-type="float" office:value="3484.5291723202167">
            <text:p>3484.5291723202167</text:p>
          </table:table-cell>
          <table:table-cell office:value-type="float" office:value="1531.7995537374488">
            <text:p>1531.7995537374488</text:p>
          </table:table-cell>
          <table:table-cell office:value-type="float" office:value="1544.046038151137">
            <text:p>1544.046038151137</text:p>
          </table:table-cell>
          <table:table-cell office:value-type="float" office:value="1843.8914546552996">
            <text:p>1843.8914546552996</text:p>
          </table:table-cell>
          <table:table-cell office:value-type="float" office:value="1303.3028864175933">
            <text:p>1303.3028864175933</text:p>
          </table:table-cell>
          <table:table-cell office:value-type="float" office:value="512.0664451827242">
            <text:p>512.0664451827242</text:p>
          </table:table-cell>
          <table:table-cell office:value-type="float" office:value="158.4327086882453">
            <text:p>158.4327086882453</text:p>
          </table:table-cell>
          <table:table-cell office:value-type="float" office:value="1055.628896377422">
            <text:p>1055.628896377422</text:p>
          </table:table-cell>
          <table:table-cell office:value-type="float" office:value="2116.1048985650664">
            <text:p>2116.1048985650664</text:p>
          </table:table-cell>
          <table:table-cell office:value-type="float" office:value="813.6754643206256">
            <text:p>813.6754643206256</text:p>
          </table:table-cell>
          <table:table-cell office:value-type="float" office:value="573.1965383240506">
            <text:p>573.1965383240506</text:p>
          </table:table-cell>
          <table:table-cell office:value-type="float" office:value="1954.8954329922635">
            <text:p>1954.8954329922635</text:p>
          </table:table-cell>
          <table:table-cell office:value-type="float" office:value="518.3821912788567">
            <text:p>518.3821912788567</text:p>
          </table:table-cell>
          <table:table-cell office:value-type="float" office:value="1345.633761682243">
            <text:p>1345.633761682243</text:p>
          </table:table-cell>
          <table:table-cell office:value-type="float" office:value="1254.5048482952768">
            <text:p>1254.5048482952768</text:p>
          </table:table-cell>
          <table:table-cell office:value-type="float" office:value="850.5683168316831">
            <text:p>850.5683168316831</text:p>
          </table:table-cell>
          <table:table-cell office:value-type="float" office:value="1653.7535858771605">
            <text:p>1653.7535858771605</text:p>
          </table:table-cell>
          <table:table-cell office:value-type="float" office:value="462.44650141198616">
            <text:p>462.44650141198616</text:p>
          </table:table-cell>
          <table:table-cell office:value-type="float" office:value="945.4192307692307">
            <text:p>945.4192307692307</text:p>
          </table:table-cell>
          <table:table-cell office:value-type="float" office:value="2275.7412533640904">
            <text:p>2275.7412533640904</text:p>
          </table:table-cell>
          <table:table-cell office:value-type="float" office:value="1401.4650263620385">
            <text:p>1401.4650263620385</text:p>
          </table:table-cell>
          <table:table-cell office:value-type="float" office:value="1948.0181105697943">
            <text:p>1948.0181105697943</text:p>
          </table:table-cell>
          <table:table-cell office:value-type="float" office:value="476.32008709853017">
            <text:p>476.32008709853017</text:p>
          </table:table-cell>
          <table:table-cell office:value-type="float" office:value="4958.217596800581">
            <text:p>4958.217596800581</text:p>
          </table:table-cell>
          <table:table-cell office:value-type="float" office:value="1361.1026200873362">
            <text:p>1361.1026200873362</text:p>
          </table:table-cell>
          <table:table-cell office:value-type="float" office:value="2303.207033184745">
            <text:p>2303.207033184745</text:p>
          </table:table-cell>
          <table:table-cell office:value-type="float" office:value="1919.3615232443124">
            <text:p>1919.3615232443124</text:p>
          </table:table-cell>
          <table:table-cell office:value-type="float" office:value="4237.387583148558">
            <text:p>4237.387583148558</text:p>
          </table:table-cell>
          <table:table-cell office:value-type="float" office:value="1400.8761576822606">
            <text:p>1400.8761576822606</text:p>
          </table:table-cell>
          <table:table-cell office:value-type="float" office:value="3190.569418189456">
            <text:p>3190.569418189456</text:p>
          </table:table-cell>
          <table:table-cell office:value-type="float" office:value="1553.9425173439047">
            <text:p>1553.9425173439047</text:p>
          </table:table-cell>
          <table:table-cell office:value-type="float" office:value="1457.7137970353476">
            <text:p>1457.7137970353476</text:p>
          </table:table-cell>
          <table:table-cell office:value-type="float" office:value="1368.8396694214875">
            <text:p>1368.8396694214875</text:p>
          </table:table-cell>
          <table:table-cell office:value-type="float" office:value="2104.8599659284496">
            <text:p>2104.8599659284496</text:p>
          </table:table-cell>
          <table:table-cell office:value-type="float" office:value="1790.6148827320442">
            <text:p>1790.6148827320442</text:p>
          </table:table-cell>
          <table:table-cell office:value-type="float" office:value="3021.6784327996115">
            <text:p>3021.6784327996115</text:p>
          </table:table-cell>
          <table:table-cell office:value-type="float" office:value="2446.7992617331693">
            <text:p>2446.7992617331693</text:p>
          </table:table-cell>
          <table:table-cell office:value-type="float" office:value="1373.072256763569">
            <text:p>1373.072256763569</text:p>
          </table:table-cell>
          <table:table-cell office:value-type="float" office:value="371.36747588959093">
            <text:p>371.36747588959093</text:p>
          </table:table-cell>
          <table:table-cell office:value-type="float" office:value="718.2098707403055">
            <text:p>718.2098707403055</text:p>
          </table:table-cell>
          <table:table-cell office:value-type="float" office:value="1174.7890668139148">
            <text:p>1174.7890668139148</text:p>
          </table:table-cell>
          <table:table-cell office:value-type="float" office:value="2480.712623012869">
            <text:p>2480.712623012869</text:p>
          </table:table-cell>
          <table:table-cell office:value-type="float" office:value="903.0416946872898">
            <text:p>903.0416946872898</text:p>
          </table:table-cell>
          <table:table-cell office:value-type="float" office:value="1651.127341498559">
            <text:p>1651.127341498559</text:p>
          </table:table-cell>
          <table:table-cell office:value-type="float" office:value="1509.9761904761904">
            <text:p>1509.9761904761904</text:p>
          </table:table-cell>
          <table:table-cell office:value-type="float" office:value="2194.0485114585563">
            <text:p>2194.0485114585563</text:p>
          </table:table-cell>
          <table:table-cell office:value-type="float" office:value="1116.2763466042154">
            <text:p>1116.2763466042154</text:p>
          </table:table-cell>
          <table:table-cell office:value-type="float" office:value="1351.75767416686">
            <text:p>1351.75767416686</text:p>
          </table:table-cell>
          <table:table-cell office:value-type="float" office:value="2928.4057199866975">
            <text:p>2928.4057199866975</text:p>
          </table:table-cell>
          <table:table-cell office:value-type="float" office:value="720.3124254303732">
            <text:p>720.3124254303732</text:p>
          </table:table-cell>
          <table:table-cell office:value-type="float" office:value="2235.756033625599">
            <text:p>2235.756033625599</text:p>
          </table:table-cell>
          <table:table-cell office:value-type="float" office:value="1129.3858395582981">
            <text:p>1129.3858395582981</text:p>
          </table:table-cell>
          <table:table-cell office:value-type="float" office:value="1869.911373976342">
            <text:p>1869.911373976342</text:p>
          </table:table-cell>
          <table:table-cell office:value-type="float" office:value="1917.2874985544117">
            <text:p>1917.2874985544117</text:p>
          </table:table-cell>
          <table:table-cell office:value-type="float" office:value="713.4489247311827">
            <text:p>713.4489247311827</text:p>
          </table:table-cell>
          <table:table-cell office:value-type="float" office:value="575.1236625153481">
            <text:p>575.1236625153481</text:p>
          </table:table-cell>
          <table:table-cell office:value-type="float" office:value="220.54317910370253">
            <text:p>220.54317910370253</text:p>
          </table:table-cell>
          <table:table-cell office:value-type="float" office:value="177.85760338951826">
            <text:p>177.85760338951826</text:p>
          </table:table-cell>
          <table:table-cell office:value-type="float" office:value="187.42228598756574">
            <text:p>187.42228598756574</text:p>
          </table:table-cell>
          <table:table-cell office:value-type="float" office:value="231.6074616757988">
            <text:p>231.6074616757988</text:p>
          </table:table-cell>
          <table:table-cell office:value-type="float" office:value="575.9389656616415">
            <text:p>575.9389656616415</text:p>
          </table:table-cell>
          <table:table-cell office:value-type="float" office:value="746.3637849321784">
            <text:p>746.3637849321784</text:p>
          </table:table-cell>
          <table:table-cell office:value-type="float" office:value="349.26302297903504">
            <text:p>349.26302297903504</text:p>
          </table:table-cell>
          <table:table-cell office:value-type="float" office:value="534.9342949015817">
            <text:p>534.9342949015817</text:p>
          </table:table-cell>
          <table:table-cell office:value-type="float" office:value="463.6901479814613">
            <text:p>463.6901479814613</text:p>
          </table:table-cell>
          <table:table-cell office:value-type="float" office:value="910.971766848816">
            <text:p>910.971766848816</text:p>
          </table:table-cell>
          <table:table-cell office:value-type="float" office:value="256.31009615384613">
            <text:p>256.31009615384613</text:p>
          </table:table-cell>
          <table:table-cell office:value-type="float" office:value="751.9886578449905">
            <text:p>751.9886578449905</text:p>
          </table:table-cell>
          <table:table-cell office:value-type="float" office:value="941.535682426405">
            <text:p>941.535682426405</text:p>
          </table:table-cell>
          <table:table-cell office:value-type="float" office:value="0">
            <text:p/>
          </table:table-cell>
          <table:table-cell office:value-type="float" office:value="577.9933554817275">
            <text:p>577.9933554817275</text:p>
          </table:table-cell>
          <table:table-cell office:value-type="float" office:value="575.801282051282">
            <text:p>575.801282051282</text:p>
          </table:table-cell>
          <table:table-cell office:value-type="float" office:value="534.065934065934">
            <text:p>534.065934065934</text:p>
          </table:table-cell>
          <table:table-cell office:value-type="float" office:value="2137.315195753152">
            <text:p>2137.315195753152</text:p>
          </table:table-cell>
          <table:table-cell office:value-type="float" office:value="672.6141592920353">
            <text:p>672.6141592920353</text:p>
          </table:table-cell>
          <table:table-cell office:value-type="float" office:value="715.0104821802935">
            <text:p>715.0104821802935</text:p>
          </table:table-cell>
          <table:table-cell office:value-type="float" office:value="0.0">
            <text:p/>
          </table:table-cell>
          <table:table-cell office:value-type="float" office:value="284.66878513810803">
            <text:p>284.66878513810803</text:p>
          </table:table-cell>
          <table:table-cell office:value-type="float" office:value="1386.3142991977347">
            <text:p>1386.3142991977347</text:p>
          </table:table-cell>
          <table:table-cell office:value-type="float" office:value="1073.440615835777">
            <text:p>1073.440615835777</text:p>
          </table:table-cell>
          <table:table-cell office:value-type="float" office:value="964.6836847946726">
            <text:p>964.6836847946726</text:p>
          </table:table-cell>
          <table:table-cell office:value-type="float" office:value="1144.6918859649122">
            <text:p>1144.6918859649122</text:p>
          </table:table-cell>
          <table:table-cell office:value-type="float" office:value="908.6973365617433">
            <text:p>908.6973365617433</text:p>
          </table:table-cell>
          <table:table-cell office:value-type="float" office:value="2935.4996405463694">
            <text:p>2935.4996405463694</text:p>
          </table:table-cell>
          <table:table-cell office:value-type="float" office:value="474.21524663677127">
            <text:p>474.21524663677127</text:p>
          </table:table-cell>
          <table:table-cell office:value-type="float" office:value="224.4565217391304">
            <text:p>224.4565217391304</text:p>
          </table:table-cell>
          <table:table-cell office:value-type="float" office:value="1610.3397876327294">
            <text:p>1610.3397876327294</text:p>
          </table:table-cell>
          <table:table-cell office:value-type="float" office:value="331.8649270031038">
            <text:p>331.8649270031038</text:p>
          </table:table-cell>
          <table:table-cell office:value-type="float" office:value="1423.58124635993">
            <text:p>1423.58124635993</text:p>
          </table:table-cell>
          <table:table-cell office:value-type="float" office:value="230.8282208588957">
            <text:p>230.8282208588957</text:p>
          </table:table-cell>
          <table:table-cell office:value-type="float" office:value="979.9755884917174">
            <text:p>979.9755884917174</text:p>
          </table:table-cell>
          <table:table-cell office:value-type="float" office:value="1249.0979253112032">
            <text:p>1249.0979253112032</text:p>
          </table:table-cell>
          <table:table-cell office:value-type="float" office:value="679.291300877893">
            <text:p>679.291300877893</text:p>
          </table:table-cell>
          <table:table-cell office:value-type="float" office:value="368.1333333333333">
            <text:p>368.1333333333333</text:p>
          </table:table-cell>
          <table:table-cell office:value-type="float" office:value="1595.9120813397128">
            <text:p>1595.9120813397128</text:p>
          </table:table-cell>
          <table:table-cell office:value-type="float" office:value="782.5116858237548">
            <text:p>782.5116858237548</text:p>
          </table:table-cell>
          <table:table-cell office:value-type="float" office:value="0.0">
            <text:p/>
          </table:table-cell>
          <table:table-cell office:value-type="float" office:value="400.05341880341877">
            <text:p>400.05341880341877</text:p>
          </table:table-cell>
          <table:table-cell office:value-type="float" office:value="538.6291999033115">
            <text:p>538.6291999033115</text:p>
          </table:table-cell>
          <table:table-cell office:value-type="float" office:value="972.6962457337884">
            <text:p>972.6962457337884</text:p>
          </table:table-cell>
          <table:table-cell office:value-type="float" office:value="258.3798882681564">
            <text:p>258.3798882681564</text:p>
          </table:table-cell>
          <table:table-cell office:value-type="float" office:value="323.67692307692306">
            <text:p>323.67692307692306</text:p>
          </table:table-cell>
          <table:table-cell office:value-type="float" office:value="1419.4321475625823">
            <text:p>1419.4321475625823</text:p>
          </table:table-cell>
          <table:table-cell office:value-type="float" office:value="1995.5371900826444">
            <text:p>1995.5371900826444</text:p>
          </table:table-cell>
          <table:table-cell office:value-type="float" office:value="483.01168072680076">
            <text:p>483.01168072680076</text:p>
          </table:table-cell>
          <table:table-cell office:value-type="float" office:value="2468.7013996889577">
            <text:p>2468.7013996889577</text:p>
          </table:table-cell>
          <table:table-cell office:value-type="float" office:value="1246.337201805287">
            <text:p>1246.337201805287</text:p>
          </table:table-cell>
          <table:table-cell office:value-type="float" office:value="1025.985110470701">
            <text:p>1025.985110470701</text:p>
          </table:table-cell>
          <table:table-cell office:value-type="float" office:value="657.8259428097803">
            <text:p>657.8259428097803</text:p>
          </table:table-cell>
          <table:table-cell office:value-type="float" office:value="1308.9413035649982">
            <text:p>1308.9413035649982</text:p>
          </table:table-cell>
          <table:table-cell office:value-type="float" office:value="630.2868852459015">
            <text:p>630.2868852459015</text:p>
          </table:table-cell>
          <table:table-cell office:value-type="float" office:value="1761.5742205677059">
            <text:p>1761.5742205677059</text:p>
          </table:table-cell>
          <table:table-cell office:value-type="float" office:value="0">
            <text:p/>
          </table:table-cell>
          <table:table-cell office:value-type="float" office:value="430.9036144578313">
            <text:p>430.9036144578313</text:p>
          </table:table-cell>
          <table:table-cell office:value-type="float" office:value="277.95454545454544">
            <text:p>277.95454545454544</text:p>
          </table:table-cell>
          <table:table-cell office:value-type="float" office:value="363.89675516224185">
            <text:p>363.89675516224185</text:p>
          </table:table-cell>
          <table:table-cell office:value-type="float" office:value="662.1028037383177">
            <text:p>662.1028037383177</text:p>
          </table:table-cell>
          <table:table-cell office:value-type="float" office:value="79.31404072883171">
            <text:p>79.31404072883171</text:p>
          </table:table-cell>
          <table:table-cell office:value-type="float" office:value="184.6984536082474">
            <text:p>184.6984536082474</text:p>
          </table:table-cell>
          <table:table-cell office:value-type="float" office:value="0">
            <text:p/>
          </table:table-cell>
          <table:table-cell office:value-type="float" office:value="1372.2478576137112">
            <text:p>1372.2478576137112</text:p>
          </table:table-cell>
          <table:table-cell office:value-type="float" office:value="177.7340608845491">
            <text:p>177.7340608845491</text:p>
          </table:table-cell>
          <table:table-cell office:value-type="float" office:value="1386.8927129398191">
            <text:p>1386.8927129398191</text:p>
          </table:table-cell>
          <table:table-cell office:value-type="float" office:value="1125.9867374005305">
            <text:p>1125.9867374005305</text:p>
          </table:table-cell>
          <table:table-cell office:value-type="float" office:value="834.4814090019569">
            <text:p>834.4814090019569</text:p>
          </table:table-cell>
          <table:table-cell office:value-type="float" office:value="612.5827814569536">
            <text:p>612.5827814569536</text:p>
          </table:table-cell>
          <table:table-cell office:value-type="float" office:value="1218.3739456419867">
            <text:p>1218.3739456419867</text:p>
          </table:table-cell>
          <table:table-cell office:value-type="float" office:value="2682.314410480349">
            <text:p>2682.314410480349</text:p>
          </table:table-cell>
          <table:table-cell office:value-type="float" office:value="1726.3414405986903">
            <text:p>1726.3414405986903</text:p>
          </table:table-cell>
          <table:table-cell office:value-type="float" office:value="605.3532608695651">
            <text:p>605.3532608695651</text:p>
          </table:table-cell>
          <table:table-cell office:value-type="float" office:value="559.0782652043868">
            <text:p>559.0782652043868</text:p>
          </table:table-cell>
          <table:table-cell office:value-type="float" office:value="677.9156773956676">
            <text:p>677.9156773956676</text:p>
          </table:table-cell>
          <table:table-cell office:value-type="float" office:value="381.14512471655325">
            <text:p>381.14512471655325</text:p>
          </table:table-cell>
          <table:table-cell office:value-type="float" office:value="800.1722723543888">
            <text:p>800.1722723543888</text:p>
          </table:table-cell>
          <table:table-cell office:value-type="float" office:value="771.9172267421294">
            <text:p>771.9172267421294</text:p>
          </table:table-cell>
          <table:table-cell office:value-type="float" office:value="1772.5945692883895">
            <text:p>1772.5945692883895</text:p>
          </table:table-cell>
          <table:table-cell office:value-type="float" office:value="2838.0150987224156">
            <text:p>2838.0150987224156</text:p>
          </table:table-cell>
          <table:table-cell office:value-type="float" office:value="860.3526530612245">
            <text:p>860.3526530612245</text:p>
          </table:table-cell>
          <table:table-cell office:value-type="float" office:value="1065.0774932614554">
            <text:p>1065.0774932614554</text:p>
          </table:table-cell>
          <table:table-cell office:value-type="float" office:value="341.9575871819038">
            <text:p>341.9575871819038</text:p>
          </table:table-cell>
          <table:table-cell office:value-type="float" office:value="215.7973345588235">
            <text:p>215.7973345588235</text:p>
          </table:table-cell>
          <table:table-cell office:value-type="float" office:value="417.0482522796352">
            <text:p>417.0482522796352</text:p>
          </table:table-cell>
          <table:table-cell office:value-type="float" office:value="1849.4380475594492">
            <text:p>1849.4380475594492</text:p>
          </table:table-cell>
          <table:table-cell office:value-type="float" office:value="1089.026178010471">
            <text:p>1089.026178010471</text:p>
          </table:table-cell>
          <table:table-cell office:value-type="float" office:value="66.74757281553397">
            <text:p>66.74757281553397</text:p>
          </table:table-cell>
          <table:table-cell office:value-type="float" office:value="486.04269293924466">
            <text:p>486.04269293924466</text:p>
          </table:table-cell>
          <table:table-cell office:value-type="float" office:value="584.6399482870071">
            <text:p>584.6399482870071</text:p>
          </table:table-cell>
          <table:table-cell office:value-type="float" office:value="268.89647577092506">
            <text:p>268.89647577092506</text:p>
          </table:table-cell>
          <table:table-cell office:value-type="float" office:value="1023.2215239591516">
            <text:p>1023.2215239591516</text:p>
          </table:table-cell>
          <table:table-cell office:value-type="float" office:value="733.7227949599084">
            <text:p>733.7227949599084</text:p>
          </table:table-cell>
          <table:table-cell office:value-type="float" office:value="14.658369408369408">
            <text:p>14.658369408369408</text:p>
          </table:table-cell>
          <table:table-cell office:value-type="float" office:value="1413.037667071689">
            <text:p>1413.037667071689</text:p>
          </table:table-cell>
          <table:table-cell office:value-type="float" office:value="1633.8134218289085">
            <text:p>1633.8134218289085</text:p>
          </table:table-cell>
          <table:table-cell office:value-type="float" office:value="443.8446132596685">
            <text:p>443.8446132596685</text:p>
          </table:table-cell>
          <table:table-cell office:value-type="float" office:value="433.3894736842105">
            <text:p>433.3894736842105</text:p>
          </table:table-cell>
          <table:table-cell office:value-type="float" office:value="916.3351282863478">
            <text:p>916.3351282863478</text:p>
          </table:table-cell>
          <table:table-cell office:value-type="float" office:value="467.80438448566605">
            <text:p>467.804384485666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